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variable"/>
    <style:font-face style:name="Andale Mono1" svg:font-family="'Andale Mono'" style:font-pitch="fixed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 Narrow2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pitch="variable"/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pitch="variable"/>
    <style:font-face style:name="Courier New" svg:font-family="'Courier New'"/>
    <style:font-face style:name="Courier New1" svg:font-family="'Courier New'" style:font-pitch="variable"/>
    <style:font-face style:name="Courier New2" svg:font-family="'Courier New'" style:font-family-generic="modern" style:font-pitch="variable"/>
    <style:font-face style:name="Courier New3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enlo-Regular" svg:font-family="Menlo-Regular" style:font-pitch="variable"/>
    <style:font-face style:name="Menlo-Regular1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5.162cm" fo:min-width="21.087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4.615cm" fo:min-width="20.827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1.017cm" fo:min-width="8.387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071cm" svg:stroke-color="#000000" draw:stroke-linejoin="round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dash" draw:stroke-dash="Dashed_20__28_var_29__20_4" svg:stroke-width="0.071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000000" draw:stroke-linejoin="miter" draw:fill="solid" draw:fill-color="#e6e6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dash" draw:stroke-dash="Dashed_20__28_var_29__20_5" svg:stroke-width="0.071cm" svg:stroke-color="#000000" draw:marker-start="msArrowEnd_20_5" draw:marker-start-width="0.213cm" draw:marker-start-center="false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8.788cm" fo:min-width="22.143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solid" svg:stroke-width="0.071cm" svg:stroke-color="#000000" draw:stroke-linejoin="miter" draw:fill="solid" draw:fill-color="#cc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solid" svg:stroke-width="0.071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>
      <style:graphic-properties draw:stroke="dash" draw:stroke-dash="Dashed_20__28_var_29__20_5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solid" svg:stroke-width="0.071cm" svg:stroke-color="#ff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.071cm" draw:fill="solid" draw:fill-color="#fcfbf9" draw:textarea-vertical-align="middle" draw:auto-grow-height="false" draw:fit-to-size="false" style:shrink-to-fit="false" fo:min-height="6.519cm" fo:min-width="21.839cm" fo:padding-top="0cm" fo:padding-bottom="0cm" fo:padding-left="0.25cm" fo:padding-right="0.25cm" fo:wrap-option="no-wrap"/>
      <style:paragraph-properties style:writing-mode="lr-tb"/>
    </style:style>
    <style:style style:name="gr28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7.436cm" fo:min-width="10.713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>
      <style:graphic-properties draw:stroke="none" svg:stroke-width="0.071cm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035cm" svg:stroke-color="#000000" draw:stroke-linejoin="miter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>
      <style:graphic-properties draw:stroke="dash" draw:stroke-dash="Dashed_20__28_var_29__20_6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stroke="solid" svg:stroke-width="0.035cm" svg:stroke-color="#000000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solid" svg:stroke-width="0.035cm" svg:stroke-color="#000000" draw:stroke-linejoin="miter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1" style:family="graphic" style:parent-style-name="Default_20_Drawing_20_Style_5f_1" style:list-style-name="L8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42" style:family="graphic" style:parent-style-name="Default_20_Drawing_20_Style_5f_1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Default_20_Drawing_20_Style_5f_1" style:list-style-name="L10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Default_20_Drawing_20_Style_5f_1">
      <style:graphic-properties draw:stroke="solid" svg:stroke-width="0.035cm" svg:stroke-color="#000000" draw:marker-end="msArrowOpenEnd_20_5_20_35" draw:marker-end-width="0.245cm" draw:marker-end-center="false" draw:stroke-linejoin="miter" draw:fill="none" draw:textarea-vertical-align="top" draw:auto-grow-height="false" fo:min-height="0.827cm" fo:min-width="7.119cm" fo:padding-top="0.125cm" fo:padding-bottom="0.125cm" fo:padding-left="0.25cm" fo:padding-right="0.25cm" fo:wrap-option="wrap"/>
    </style:style>
    <style:style style:name="gr45" style:family="graphic" style:parent-style-name="Default_20_Drawing_20_Style_5f_1" style:list-style-name="L10">
      <style:graphic-properties draw:stroke="solid" svg:stroke-width="0.071cm" svg:stroke-color="#000000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Default_20_Drawing_20_Style_5f_1" style:list-style-name="L10">
      <style:graphic-properties draw:stroke="solid" svg:stroke-width="0.071cm" svg:stroke-color="#000000" draw:stroke-linejoin="miter" draw:fill="solid" draw:fill-color="#e6e6e6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Default_20_Drawing_20_Style_5f_1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48" style:family="graphic" style:parent-style-name="Default_20_Drawing_20_Style_5f_1">
      <style:graphic-properties draw:stroke="dash" draw:stroke-dash="Dot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49" style:family="graphic" style:parent-style-name="Default_20_Drawing_20_Style_5f_1" style:list-style-name="L10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Default_20_Drawing_20_Style_5f_1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Default_20_Drawing_20_Style_5f_1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Default_20_Drawing_20_Style_5f_1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Default_20_Drawing_20_Style_5f_1">
      <style:graphic-properties draw:stroke="solid" svg:stroke-width="0.212cm" svg:stroke-color="#ff000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/>
    </style:style>
    <style:style style:name="gr54" style:family="graphic" style:parent-style-name="Default_20_Drawing_20_Style_5f_1" style:list-style-name="L11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Default_20_Drawing_20_Style_5f_1" style:list-style-name="L14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Default_20_Drawing_20_Style_5f_1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Default_20_Drawing_20_Style_5f_1" style:list-style-name="L14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Default_20_Drawing_20_Style_5f_1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Default_20_Drawing_20_Style_5f_1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Default_20_Drawing_20_Style_5f_1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Default_20_Drawing_20_Style_5f_1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63" style:family="graphic" style:parent-style-name="Default_20_Drawing_20_Style_5f_1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Default_20_Drawing_20_Style_5f_1" style:list-style-name="L8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65" style:family="graphic" style:parent-style-name="Default_20_Drawing_20_Style_5f_1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standard">
      <style:graphic-properties draw:stroke="solid" svg:stroke-width="0.071cm" svg:stroke-color="#808080" draw:stroke-linejoin="round" draw:fill="solid" draw:fill-color="#808080" draw:textarea-vertical-align="top" draw:auto-grow-heigh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>
      <style:graphic-properties draw:stroke="solid" svg:stroke-width="0.071cm" svg:stroke-color="#c00000" draw:stroke-linejoin="round" draw:fill="solid" draw:fill-color="#c00000" draw:textarea-vertical-align="top" draw:auto-grow-heigh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>
      <style:graphic-properties draw:stroke="solid" svg:stroke-width="0.106cm" svg:stroke-color="#c00000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>
      <style:graphic-properties draw:stroke="none" svg:stroke-width="0.071cm" draw:fill="solid" draw:fill-color="#f1c7c7" draw:textarea-vertical-align="top" draw:auto-grow-height="false" fo:min-height="5.477cm" fo:min-width="5.421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gr72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>
      <style:graphic-properties draw:stroke="none" svg:stroke-width="0.071cm" draw:stroke-linejoin="round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5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6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7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8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9" style:family="graphic" style:parent-style-name="standard">
      <style:graphic-properties draw:stroke="solid" svg:stroke-width="0.071cm" svg:stroke-color="#808080" draw:stroke-linejoin="round" draw:fill="solid" draw:fill-color="#808080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0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5.219cm" fo:min-width="0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standard" style:list-style-name="L1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2" style:family="graphic" style:parent-style-name="standard" style:list-style-name="L1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4" style:family="graphic" style:parent-style-name="standard" style:list-style-name="L1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gr95" style:family="graphic" style:parent-style-name="standard">
      <style:graphic-properties draw:stroke="solid" svg:stroke-width="0.106cm" svg:stroke-color="#c00000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  <style:paragraph-properties style:writing-mode="lr-tb"/>
    </style:style>
    <style:style style:name="gr96" style:family="graphic" style:parent-style-name="standard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7" style:family="graphic" style:parent-style-name="standard">
      <style:graphic-properties draw:stroke="solid" svg:stroke-width="0.106cm" svg:stroke-color="#32946a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  <style:paragraph-properties style:writing-mode="lr-tb"/>
    </style:style>
    <style:style style:name="gr98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9" style:family="graphic" style:parent-style-name="standard">
      <style:graphic-properties draw:stroke="none" svg:stroke-width="0.026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>
      <style:graphic-properties draw:stroke="solid" svg:stroke-width="0cm" svg:stroke-color="#000000" draw:fill="solid" draw:fill-color="#f6f5bd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1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7.436cm" fo:min-width="10.931cm" fo:padding-top="0.125cm" fo:padding-bottom="0.125cm" fo:padding-left="0.25cm" fo:padding-right="0.25cm" fo:wrap-option="no-wrap"/>
      <style:paragraph-properties style:writing-mode="lr-tb"/>
    </style:style>
    <style:style style:name="gr102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gr103" style:family="graphic" style:parent-style-name="standard">
      <style:graphic-properties draw:stroke="none" svg:stroke-width="0.071cm" draw:fill="solid" draw:fill-color="#e49494" draw:textarea-vertical-align="top" draw:auto-grow-heigh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>
      <style:graphic-properties draw:stroke="none" svg:stroke-width="0.071cm" draw:fill="solid" draw:fill-color="#f1c7c7" draw:textarea-vertical-align="top" draw:auto-grow-heigh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gr106" style:family="graphic" style:parent-style-name="standard">
      <style:graphic-properties draw:stroke="solid" svg:stroke-width="0.071cm" svg:stroke-color="#000000" draw:stroke-linejoin="round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Default_20_Drawing_20_Style_5f_2" style:list-style-name="L14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09" style:family="graphic" style:parent-style-name="Default_20_Drawing_20_Style_5f_2" style:list-style-name="L14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10" style:family="graphic" style:parent-style-name="Default_20_Drawing_20_Style_5f_2" style:list-style-name="L10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Default_20_Drawing_20_Style_5f_2" style:list-style-name="L10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Default_20_Drawing_20_Style_5f_2">
      <style:graphic-properties draw:stroke="none" svg:stroke-width="0.071cm" draw:stroke-linejoin="round" draw:fill="solid" draw:fill-color="#cccccc" draw:opacity="32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3" style:family="graphic" style:parent-style-name="Default_20_Drawing_20_Style_5f_2" style:list-style-name="L10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gr114" style:family="graphic" style:parent-style-name="Default_20_Drawing_20_Style_5f_2">
      <style:graphic-properties draw:stroke="solid" svg:stroke-width="0.035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6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7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8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9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0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Default_20_Drawing_20_Style_5f_2">
      <style:graphic-properties draw:stroke="solid" svg:stroke-width="0.071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no-wrap"/>
      <style:paragraph-properties style:writing-mode="lr-tb"/>
    </style:style>
    <style:style style:name="gr122" style:family="graphic" style:parent-style-name="Default_20_Drawing_20_Style_5f_2">
      <style:graphic-properties draw:stroke="solid" svg:stroke-width="0.071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4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5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6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7" style:family="graphic" style:parent-style-name="Default_20_Drawing_20_Style_5f_2">
      <style:graphic-properties draw:stroke="none" svg:stroke-width="0.071cm" draw:stroke-linejoin="round" draw:fill="solid" draw:fill-color="#ebafaf" draw:opacity="50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8" style:family="graphic" style:parent-style-name="Default_20_Drawing_20_Style_5f_2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9" style:family="graphic" style:parent-style-name="Default_20_Drawing_20_Style_5f_2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0" style:family="graphic" style:parent-style-name="Default_20_Drawing_20_Style_5f_2">
      <style:graphic-properties draw:stroke="none" svg:stroke-width="0.071cm" draw:stroke-linejoin="round" draw:fill="solid" draw:fill-color="#000000" draw:textarea-vertical-align="middle" draw:auto-grow-height="false" draw:fit-to-size="false" style:shrink-to-fit="false" fo:min-height="0.359cm" fo:min-width="0cm" fo:padding-top="0cm" fo:padding-bottom="0cm" fo:padding-left="0.25cm" fo:padding-right="0.25cm" fo:wrap-option="no-wrap"/>
      <style:paragraph-properties style:writing-mode="lr-tb"/>
    </style:style>
    <style:style style:name="gr131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32" style:family="graphic" style:parent-style-name="Default_20_Drawing_20_Style_5f_2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cm" fo:padding-bottom="0cm" fo:padding-left="0.25cm" fo:padding-right="0.25cm" fo:wrap-option="no-wrap"/>
      <style:paragraph-properties style:writing-mode="lr-tb"/>
    </style:style>
    <style:style style:name="gr133" style:family="graphic" style:parent-style-name="Default_20_Drawing_20_Style_5f_2" style:list-style-name="L9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34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35" style:family="graphic" style:parent-style-name="Default_20_Drawing_20_Style_5f_2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.767cm" fo:min-width="0.698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 style:list-style-name="L10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37" style:family="graphic" style:parent-style-name="standard" style:list-style-name="L10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38" style:family="graphic" style:parent-style-name="standard" style:list-style-name="L10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 style:list-style-name="L10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1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2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3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4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6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7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no-wrap"/>
      <style:paragraph-properties style:writing-mode="lr-tb"/>
    </style:style>
    <style:style style:name="gr148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0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1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2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3" style:family="graphic" style:parent-style-name="standard">
      <style:graphic-properties draw:stroke="none" svg:stroke-width="0.071cm" draw:stroke-linejoin="round" draw:fill="solid" draw:fill-color="#ebafaf" draw:opacity="50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>
      <style:graphic-properties draw:stroke="none" svg:stroke-width="0.071cm" draw:stroke-linejoin="round" draw:fill="solid" draw:fill-color="#ebafaf" draw:opacity="50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5" style:family="graphic" style:parent-style-name="standard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6" style:family="graphic" style:parent-style-name="standard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7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58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.767cm" fo:min-width="0.698cm" fo:padding-top="0.125cm" fo:padding-bottom="0.125cm" fo:padding-left="0.25cm" fo:padding-right="0.25cm" fo:wrap-option="wrap"/>
      <style:paragraph-properties style:writing-mode="lr-tb"/>
    </style:style>
    <style:style style:name="gr159" style:family="graphic" style:parent-style-name="standard" style:list-style-name="L10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pr1" style:family="presentation" style:parent-style-name="Blank_20_Slide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le_20_and_20_Content-notes" style:list-style-name="L20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itle_20_and_20_Content-notes" style:list-style-name="L20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Title_20_and_20_Content-notes" style:list-style-name="L20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Title_20_and_20_Content-notes">
      <style:graphic-properties draw:fill-color="#ffffff" fo:min-height="11.982cm"/>
      <style:paragraph-properties style:writing-mode="lr-tb"/>
    </style:style>
    <style:style style:name="pr10" style:family="presentation" style:parent-style-name="Title_20_and_20_Content-outline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Title_20_and_20_Content-notes" style:list-style-name="L20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Blank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Blank_20_Slide-notes" style:list-style-name="L20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notes" style:list-style-name="L20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Title_20_and_20_Content-notes" style:list-style-name="L20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Title_20_and_20_Content-notes" style:list-style-name="L20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Title_20_and_20_Content-notes" style:list-style-name="L20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 style:writing-mode="lr-tb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5" style:family="paragraph">
      <loext:graphic-properties draw:fill="none"/>
      <style:paragraph-properties fo:margin-top="0.141cm" fo:margin-bottom="0cm" fo:line-height="100%" fo:text-align="start" style:writing-mode="lr-tb" style:font-independent-line-spacing="true"/>
      <style:text-properties fo:font-size="18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top="0cm" fo:margin-bottom="0cm" fo:line-height="100%" fo:text-align="end" style:writing-mode="lr-tb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9" style:family="paragraph">
      <style:paragraph-properties fo:margin-left="0.331cm" fo:margin-right="0cm" fo:margin-top="0cm" fo:margin-bottom="0cm" fo:line-height="100%" fo:text-align="start" fo:text-indent="-0.327cm" style:writing-mode="lr-tb">
        <style:tab-stops>
          <style:tab-stop style:position="0cm"/>
        </style:tab-stops>
      </style:paragraph-properties>
      <style:text-properties fo:font-size="18pt"/>
    </style:style>
    <style:style style:name="P10" style:family="paragraph">
      <loext:graphic-properties draw:fill="none"/>
      <style:paragraph-properties fo:margin-left="0.331cm" fo:margin-right="0cm" fo:margin-top="0cm" fo:margin-bottom="0cm" fo:line-height="100%" fo:text-align="start" fo:text-indent="-0.327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1" style:family="paragraph">
      <style:paragraph-properties fo:margin-left="0cm" fo:margin-right="0cm" fo:margin-top="0.183cm" fo:margin-bottom="0cm" fo:line-height="100%" fo:text-align="start" fo:text-indent="0cm" style:writing-mode="lr-tb"/>
      <style:text-properties fo:font-size="18pt"/>
    </style:style>
    <style:style style:name="P12" style:family="paragraph">
      <loext:graphic-properties draw:fill="none"/>
      <style:paragraph-properties fo:margin-left="0cm" fo:margin-right="0cm" fo:margin-top="0.183cm" fo:margin-bottom="0cm" fo:line-height="100%" fo:text-align="start" fo:text-indent="0cm" style:writing-mode="lr-tb" style:font-independent-line-spacing="true"/>
      <style:text-properties fo:font-size="18pt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.155cm" fo:margin-bottom="0cm" fo:line-height="100%" fo:text-align="start" fo:text-indent="0cm" style:writing-mode="lr-tb"/>
      <style:text-properties fo:font-size="18pt"/>
    </style:style>
    <style:style style:name="P16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18pt"/>
    </style:style>
    <style:style style:name="P17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/>
    </style:style>
    <style:style style:name="P18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9" style:family="paragraph">
      <loext:graphic-properties draw:fill="solid" draw:fill-color="#f1c7c7"/>
      <style:paragraph-properties fo:text-align="start" style:writing-mode="lr-tb" style:font-independent-line-spacing="true"/>
      <style:text-properties fo:font-size="18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loext:graphic-properties draw:fill="solid" draw:fill-color="#e6e6e6"/>
      <style:paragraph-properties fo:text-align="start" style:writing-mode="lr-tb" style:font-independent-line-spacing="true"/>
      <style:text-properties fo:font-size="18pt"/>
    </style:style>
    <style:style style:name="P22" style:family="paragraph">
      <style:paragraph-properties fo:margin-top="0cm" fo:margin-bottom="0cm" fo:line-height="100%" fo:text-align="start" style:writing-mode="lr-tb"/>
      <style:text-properties style:font-name="Andale Mono1" fo:font-size="18pt"/>
    </style:style>
    <style:style style:name="P23" style:family="paragraph">
      <loext:graphic-properties draw:fill="solid" draw:fill-color="#f6f5bd"/>
      <style:paragraph-properties fo:text-align="start" style:writing-mode="lr-tb" style:font-independent-line-spacing="true"/>
      <style:text-properties style:font-name="Andale Mono1" fo:font-size="18pt"/>
    </style:style>
    <style:style style:name="P24" style:family="paragraph">
      <loext:graphic-properties draw:fill="solid" draw:fill-color="#f6f5bd"/>
      <style:paragraph-properties fo:margin-top="0cm" fo:margin-bottom="0cm" fo:line-height="100%" fo:text-align="start" style:writing-mode="lr-tb" style:font-independent-line-spacing="true"/>
      <style:text-properties style:font-name="Andale Mono1" fo:font-size="18pt"/>
    </style:style>
    <style:style style:name="P25" style:family="paragraph">
      <loext:graphic-properties draw:fill="solid" draw:fill-color="#ccffff"/>
      <style:paragraph-properties fo:text-align="start" style:writing-mode="lr-tb" style:font-independent-line-spacing="true"/>
      <style:text-properties fo:font-size="18pt"/>
    </style:style>
    <style:style style:name="P26" style:family="paragraph">
      <style:paragraph-properties fo:margin-left="0cm" fo:margin-right="0cm" fo:margin-top="0.099cm" fo:margin-bottom="0cm" fo:line-height="100%" fo:text-align="start" fo:text-indent="0cm" style:writing-mode="lr-tb"/>
      <style:text-properties fo:font-size="18pt"/>
    </style:style>
    <style:style style:name="P27" style:family="paragraph">
      <style:paragraph-properties fo:margin-left="0cm" fo:margin-right="0cm" fo:margin-top="0.113cm" fo:margin-bottom="0cm" fo:line-height="100%" fo:text-align="start" fo:text-indent="0cm" style:writing-mode="lr-tb"/>
      <style:text-properties fo:font-size="18pt"/>
    </style:style>
    <style:style style:name="P28" style:family="paragraph">
      <style:paragraph-properties fo:margin-left="0.953cm" fo:margin-right="0cm" fo:margin-top="0.169cm" fo:margin-bottom="0cm" fo:line-height="100%" fo:text-align="start" fo:text-indent="-0.949cm" style:writing-mode="lr-tb">
        <style:tab-stops>
          <style:tab-stop style:position="0cm"/>
        </style:tab-stops>
      </style:paragraph-properties>
      <style:text-properties fo:font-size="18pt"/>
    </style:style>
    <style:style style:name="P29" style:family="paragraph">
      <style:paragraph-properties fo:margin-top="0cm" fo:margin-bottom="0cm" fo:line-height="100%" fo:text-align="start" style:writing-mode="lr-tb"/>
      <style:text-properties style:font-name="Andale Mono1" fo:font-size="14pt" style:font-size-asian="14pt" style:font-size-complex="14pt"/>
    </style:style>
    <style:style style:name="P30" style:family="paragraph">
      <loext:graphic-properties draw:fill="solid" draw:fill-color="#f6f5bd"/>
      <style:paragraph-properties fo:text-align="start" style:writing-mode="lr-tb" style:font-independent-line-spacing="true"/>
      <style:text-properties style:font-name="Andale Mono1" fo:font-size="14pt" style:font-size-asian="14pt" style:font-size-complex="14pt"/>
    </style:style>
    <style:style style:name="P31" style:family="paragraph">
      <style:paragraph-properties fo:margin-left="0.953cm" fo:margin-right="0cm" fo:margin-top="0.169cm" fo:margin-bottom="0cm" fo:line-height="95%" fo:text-align="start" fo:text-indent="-0.949cm" style:writing-mode="lr-tb">
        <style:tab-stops>
          <style:tab-stop style:position="0cm"/>
        </style:tab-stops>
      </style:paragraph-properties>
      <style:text-properties fo:font-size="18pt"/>
    </style:style>
    <style:style style:name="P32" style:family="paragraph">
      <style:paragraph-properties fo:margin-left="0cm" fo:margin-right="0cm" fo:margin-top="0.169cm" fo:margin-bottom="0cm" fo:line-height="95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33" style:family="paragraph">
      <style:paragraph-properties fo:margin-left="0cm" fo:margin-right="0cm" fo:margin-top="0.176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34" style:family="paragraph">
      <style:paragraph-properties fo:margin-top="0.423cm" fo:margin-bottom="0cm" fo:line-height="100%" fo:text-align="start" style:writing-mode="lr-tb"/>
      <style:text-properties fo:font-size="18pt"/>
    </style:style>
    <style:style style:name="P35" style:family="paragraph">
      <loext:graphic-properties draw:fill="solid" draw:fill-color="#fcfbf9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6" style:family="paragraph">
      <loext:graphic-properties draw:fill="solid" draw:fill-color="#d9d9d9"/>
      <style:paragraph-properties fo:text-align="start" style:writing-mode="lr-tb" style:font-independent-line-spacing="true"/>
      <style:text-properties fo:font-size="18pt"/>
    </style:style>
    <style:style style:name="P37" style:family="paragraph">
      <loext:graphic-properties draw:fill="solid" draw:fill-color="#f6f5bd"/>
      <style:paragraph-properties fo:text-align="start" style:writing-mode="lr-tb" style:font-independent-line-spacing="true"/>
      <style:text-properties fo:font-size="18pt"/>
    </style:style>
    <style:style style:name="P38" style:family="paragraph">
      <style:paragraph-properties fo:margin-left="0cm" fo:margin-right="0cm" fo:margin-top="0.169cm" fo:margin-bottom="0cm" fo:line-height="85%" fo:text-align="start" fo:text-indent="0cm" style:writing-mode="lr-tb"/>
      <style:text-properties fo:font-size="18pt"/>
    </style:style>
    <style:style style:name="P39" style:family="paragraph">
      <style:paragraph-properties fo:margin-left="0cm" fo:margin-right="0cm" fo:margin-top="0.141cm" fo:margin-bottom="0cm" fo:line-height="90%" fo:text-align="start" fo:text-indent="0cm" style:writing-mode="lr-tb"/>
      <style:text-properties fo:font-size="18pt"/>
    </style:style>
    <style:style style:name="P40" style:family="paragraph">
      <loext:graphic-properties draw:fill="solid" draw:fill-color="#ffffff"/>
      <style:paragraph-properties fo:text-align="start" style:writing-mode="lr-tb" style:font-independent-line-spacing="true"/>
      <style:text-properties fo:font-size="15pt" style:font-size-asian="15pt" style:font-size-complex="15pt"/>
    </style:style>
    <style:style style:name="P41" style:family="paragraph">
      <loext:graphic-properties draw:fill="solid" draw:fill-color="#d5f1cf"/>
      <style:paragraph-properties fo:text-align="start" style:writing-mode="lr-tb" style:font-independent-line-spacing="true"/>
      <style:text-properties fo:font-size="15pt" style:font-size-asian="15pt" style:font-size-complex="15pt"/>
    </style:style>
    <style:style style:name="P42" style:family="paragraph">
      <loext:graphic-properties draw:fill="solid" draw:fill-color="#f2dcdb"/>
      <style:paragraph-properties fo:text-align="start" style:writing-mode="lr-tb" style:font-independent-line-spacing="true"/>
      <style:text-properties fo:font-size="15pt" style:font-size-asian="15pt" style:font-size-complex="15pt"/>
    </style:style>
    <style:style style:name="P43" style:family="paragraph">
      <loext:graphic-properties draw:fill="none"/>
      <style:paragraph-properties fo:text-align="start" style:writing-mode="lr-tb" style:font-independent-line-spacing="true"/>
      <style:text-properties fo:font-size="15pt" style:font-size-asian="15pt" style:font-size-complex="15pt"/>
    </style:style>
    <style:style style:name="P44" style:family="paragraph">
      <loext:graphic-properties draw:fill="solid" draw:fill-color="#d5f1cf"/>
      <style:paragraph-properties fo:text-align="start"/>
      <style:text-properties fo:font-size="18pt"/>
    </style:style>
    <style:style style:name="P45" style:family="paragraph">
      <loext:graphic-properties draw:fill="none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46" style:family="paragraph">
      <loext:graphic-properties draw:fill="solid" draw:fill-color="#f2dcdb"/>
      <style:paragraph-properties fo:text-align="start"/>
      <style:text-properties fo:font-size="18pt"/>
    </style:style>
    <style:style style:name="P47" style:family="paragraph">
      <style:paragraph-properties fo:margin-left="0.331cm" fo:margin-right="0cm" fo:margin-top="0cm" fo:margin-bottom="0cm" fo:line-height="100%" fo:text-align="start" fo:text-indent="-0.331cm" style:punctuation-wrap="hanging" style:writing-mode="lr-tb">
        <style:tab-stops>
          <style:tab-stop style:position="0cm"/>
        </style:tab-stops>
      </style:paragraph-properties>
    </style:style>
    <style:style style:name="P48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4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5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51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52" style:family="paragraph">
      <loext:graphic-properties draw:fill="solid" draw:fill-color="#f6f5bd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3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4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55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57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8" style:family="paragraph">
      <loext:graphic-properties draw:fill="solid" draw:fill-color="#e6e6e6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61" style:family="paragraph">
      <style:paragraph-properties fo:margin-left="0cm" fo:margin-right="0cm" fo:text-indent="0cm"/>
    </style:style>
    <style:style style:name="P62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</style:style>
    <style:style style:name="P63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P6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1pt" style:font-size-asian="15pt" style:font-size-complex="15pt"/>
    </style:style>
    <style:style style:name="P65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66" style:family="paragraph">
      <style:paragraph-properties fo:text-align="start"/>
      <style:text-properties fo:font-size="18pt"/>
    </style:style>
    <style:style style:name="P67" style:family="paragraph">
      <loext:graphic-properties draw:fill="solid" draw:fill-color="#808080"/>
      <style:paragraph-properties fo:text-align="start"/>
      <style:text-properties fo:font-size="15pt" style:font-size-asian="15pt" style:font-size-complex="15pt"/>
    </style:style>
    <style:style style:name="P68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69" style:family="paragraph">
      <style:paragraph-properties fo:margin-top="0.353cm" fo:margin-bottom="0cm" fo:line-height="100%" fo:text-align="center" style:writing-mode="lr-tb"/>
      <style:text-properties fo:font-size="18pt"/>
    </style:style>
    <style:style style:name="P70" style:family="paragraph">
      <loext:graphic-properties draw:fill="solid" draw:fill-color="#c00000"/>
      <style:paragraph-properties fo:text-align="start"/>
      <style:text-properties fo:font-size="15pt" style:font-size-asian="15pt" style:font-size-complex="15pt"/>
    </style:style>
    <style:style style:name="P71" style:family="paragraph">
      <style:paragraph-properties fo:margin-left="0cm" fo:margin-right="0cm" fo:margin-top="0cm" fo:margin-bottom="0cm" fo:line-height="85%" fo:text-align="start" fo:text-indent="0cm" style:writing-mode="lr-tb"/>
      <style:text-properties fo:font-size="18pt"/>
    </style:style>
    <style:style style:name="P72" style:family="paragraph">
      <style:paragraph-properties fo:margin-left="0cm" fo:margin-right="0cm" fo:margin-top="0.169cm" fo:margin-bottom="0cm" fo:line-height="90%" fo:text-align="start" fo:text-indent="0cm" style:writing-mode="lr-tb"/>
      <style:text-properties fo:font-size="18pt"/>
    </style:style>
    <style:style style:name="P73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18pt"/>
    </style:style>
    <style:style style:name="P74" style:family="paragraph">
      <loext:graphic-properties draw:fill="solid" draw:fill-color="#f1c7c7"/>
      <style:paragraph-properties fo:text-align="start"/>
      <style:text-properties fo:font-size="18pt" style:font-size-asian="15pt" style:font-size-complex="15pt"/>
    </style:style>
    <style:style style:name="P7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5pt" style:font-size-asian="15pt" style:font-size-complex="15pt"/>
    </style:style>
    <style:style style:name="P76" style:family="paragraph">
      <loext:graphic-properties draw:fill="none"/>
      <style:paragraph-properties fo:margin-top="0.353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7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7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79" style:family="paragraph">
      <loext:graphic-properties draw:fill-color="#ffffff"/>
      <style:paragraph-properties style:writing-mode="lr-tb"/>
      <style:text-properties fo:font-size="20pt"/>
    </style:style>
    <style:style style:name="P80" style:family="paragraph">
      <style:paragraph-properties fo:text-align="start"/>
      <style:text-properties fo:font-size="24pt"/>
    </style:style>
    <style:style style:name="P81" style:family="paragraph">
      <loext:graphic-properties draw:fill="solid" draw:fill-color="#f1c7c7"/>
      <style:paragraph-properties fo:text-align="start" style:font-independent-line-spacing="true"/>
      <style:text-properties fo:font-size="21pt" style:font-size-asian="15pt" style:font-size-complex="15pt"/>
    </style:style>
    <style:style style:name="P82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83" style:family="paragraph">
      <loext:graphic-properties draw:fill="none"/>
      <style:paragraph-properties fo:text-align="start" style:font-independent-line-spacing="true"/>
      <style:text-properties fo:font-size="21pt" style:font-size-asian="15pt" style:font-size-complex="15pt"/>
    </style:style>
    <style:style style:name="P84" style:family="paragraph">
      <style:paragraph-properties fo:margin-top="0.353cm" fo:margin-bottom="0cm" fo:line-height="100%" fo:text-align="center" style:punctuation-wrap="simple" style:writing-mode="lr-tb"/>
      <style:text-properties fo:font-size="24pt"/>
    </style:style>
    <style:style style:name="P85" style:family="paragraph">
      <loext:graphic-properties draw:fill="none"/>
      <style:paragraph-properties fo:margin-top="0.353cm" fo:margin-bottom="0cm" fo:line-height="100%" fo:text-align="center" style:punctuation-wrap="simple" style:writing-mode="lr-tb" style:font-independent-line-spacing="true"/>
      <style:text-properties fo:font-size="21pt" style:font-size-asian="15pt" style:font-size-complex="15pt"/>
    </style:style>
    <style:style style:name="P86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1pt" style:font-size-asian="15pt" style:font-size-complex="15pt"/>
    </style:style>
    <style:style style:name="P87" style:family="paragraph">
      <loext:graphic-properties draw:fill="solid" draw:fill-color="#808080"/>
      <style:paragraph-properties fo:text-align="start" style:font-independent-line-spacing="true"/>
      <style:text-properties fo:font-size="24pt"/>
    </style:style>
    <style:style style:name="P88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0pt" style:font-size-asian="14pt" style:font-size-complex="14pt"/>
    </style:style>
    <style:style style:name="P89" style:family="paragraph">
      <style:paragraph-properties fo:margin-left="0cm" fo:margin-right="0cm" fo:margin-top="0.141cm" fo:margin-bottom="0cm" fo:line-height="97%" fo:text-align="start" fo:text-indent="0cm" style:writing-mode="lr-tb"/>
      <style:text-properties fo:font-size="18pt"/>
    </style:style>
    <style:style style:name="P90" style:family="paragraph">
      <style:paragraph-properties fo:margin-left="0cm" fo:margin-right="0cm" fo:margin-top="0.169cm" fo:margin-bottom="0cm" fo:line-height="97%" fo:text-align="start" fo:text-indent="0cm" style:writing-mode="lr-tb"/>
      <style:text-properties fo:font-size="18pt"/>
    </style:style>
    <style:style style:name="P91" style:family="paragraph">
      <style:paragraph-properties fo:margin-left="0cm" fo:margin-right="0cm" fo:margin-top="0cm" fo:margin-bottom="0cm" fo:line-height="97%" fo:text-align="start" fo:text-indent="0cm" style:writing-mode="lr-tb"/>
      <style:text-properties fo:font-size="18pt"/>
    </style:style>
    <style:style style:name="P92" style:family="paragraph">
      <loext:graphic-properties draw:fill="solid" draw:fill-color="#e49494"/>
      <style:paragraph-properties fo:text-align="start"/>
      <style:text-properties fo:font-size="15pt" style:font-size-asian="15pt" style:font-size-complex="15pt"/>
    </style:style>
    <style:style style:name="P93" style:family="paragraph">
      <loext:graphic-properties draw:fill="solid" draw:fill-color="#f1c7c7"/>
      <style:paragraph-properties fo:text-align="start"/>
      <style:text-properties fo:font-size="15pt" style:font-size-asian="15pt" style:font-size-complex="15pt"/>
    </style:style>
    <style:style style:name="P94" style:family="paragraph">
      <style:paragraph-properties fo:margin-top="0.318cm" fo:margin-bottom="0cm" fo:line-height="100%" fo:text-align="start" style:writing-mode="lr-tb"/>
      <style:text-properties fo:font-size="18pt"/>
    </style:style>
    <style:style style:name="P95" style:family="paragraph">
      <loext:graphic-properties draw:fill="solid" draw:fill-color="#000000"/>
      <style:paragraph-properties fo:text-align="start"/>
      <style:text-properties fo:font-size="15pt" style:font-size-asian="15pt" style:font-size-complex="15pt"/>
    </style:style>
    <style:style style:name="P96" style:family="paragraph">
      <loext:graphic-properties draw:fill="solid" draw:fill-color="#e6e6e6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97" style:family="paragraph">
      <style:paragraph-properties fo:text-align="center"/>
      <style:text-properties fo:font-size="24pt"/>
    </style:style>
    <style:style style:name="P98" style:family="paragraph">
      <loext:graphic-properties draw:fill="solid" draw:fill-color="#cccccc" draw:opacity="32%"/>
      <style:paragraph-properties fo:text-align="center" style:font-independent-line-spacing="true"/>
      <style:text-properties fo:font-size="21pt" style:font-size-asian="15pt" style:font-size-complex="15pt"/>
    </style:style>
    <style:style style:name="P99" style:family="paragraph">
      <style:paragraph-properties fo:margin-top="0.318cm" fo:margin-bottom="0cm" fo:line-height="100%" fo:text-align="start" style:punctuation-wrap="simple" style:writing-mode="lr-tb"/>
      <style:text-properties fo:font-size="24pt"/>
    </style:style>
    <style:style style:name="P100" style:family="paragraph">
      <loext:graphic-properties draw:fill="none"/>
      <style:paragraph-properties fo:margin-top="0.318cm" fo:margin-bottom="0cm" fo:line-height="100%" fo:text-align="start" style:punctuation-wrap="simple" style:writing-mode="lr-tb" style:font-independent-line-spacing="true"/>
      <style:text-properties fo:font-size="21pt" style:font-size-asian="15pt" style:font-size-complex="15pt"/>
    </style:style>
    <style:style style:name="P101" style:family="paragraph">
      <loext:graphic-properties draw:fill="solid" draw:fill-color="#ebafaf" draw:opacity="50%"/>
      <style:paragraph-properties fo:text-align="center" style:font-independent-line-spacing="true"/>
      <style:text-properties fo:font-size="21pt" style:font-size-asian="15pt" style:font-size-complex="15pt"/>
    </style:style>
    <style:style style:name="P102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3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21pt" style:font-size-asian="15pt" style:font-size-complex="15pt"/>
    </style:style>
    <style:style style:name="P104" style:family="paragraph">
      <loext:graphic-properties draw:fill="solid" draw:fill-color="#000000"/>
      <style:paragraph-properties fo:text-align="start" style:font-independent-line-spacing="true"/>
      <style:text-properties fo:font-size="21pt" style:font-size-asian="15pt" style:font-size-complex="15pt"/>
    </style:style>
    <style:style style:name="P10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0pt" style:font-size-asian="14pt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italic" style:text-underline-style="none" fo:font-weight="normal" style:font-name-asian="DejaVu Sans1" style:font-size-asian="16pt" style:font-style-asian="italic" style:font-weight-asian="normal" style:font-name-complex="DejaVu Sans1" style:font-size-complex="16pt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0" style:family="text">
      <style:text-properties fo:font-variant="normal" fo:text-transform="none" fo:color="#2d961e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2" style:family="text">
      <style:text-properties fo:font-variant="normal" fo:text-transform="none" fo:color="#4a00ff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3" style:family="text">
      <style:text-properties fo:font-variant="normal" fo:text-transform="none" fo:color="#c1651c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4" style:family="text">
      <style:text-properties fo:font-variant="normal" fo:text-transform="none" fo:color="#cb2418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5" style:family="text">
      <style:text-properties fo:font-variant="normal" fo:text-transform="none" fo:color="#9d206f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6" style:family="text">
      <style:text-properties fo:font-variant="normal" fo:text-transform="none" fo:color="#c200ff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7" style:family="text">
      <style:text-properties fo:font-variant="normal" fo:text-transform="none" fo:color="#2c9290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8" style:family="text">
      <style:text-properties fo:font-variant="normal" fo:text-transform="none" fo:color="#926492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ndale Mono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31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3" style:family="text">
      <style:text-properties fo:font-variant="normal" fo:text-transform="none" fo:color="#ff0000" loext:opacity="100%" style:text-line-through-style="none" style:text-line-through-type="none" style:text-position="0% 100%" style:font-name="Arial Narrow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Arial Black1" fo:font-size="22pt" fo:letter-spacing="normal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italic" style:text-underline-style="none" fo:font-weight="normal" style:font-name-asian="DejaVu Sans1" style:font-size-asian="18pt" style:font-style-asian="italic" style:font-weight-asian="normal" style:font-name-complex="DejaVu Sans1" style:font-size-complex="18pt" style:font-style-complex="italic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font-style="italic" style:text-underline-style="none" fo:font-weight="bold" style:font-name-asian="DejaVu Sans1" style:font-size-asian="22pt" style:font-style-asian="italic" style:font-weight-asian="bold" style:font-name-complex="DejaVu Sans1" style:font-size-complex="22pt" style:font-style-complex="italic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2pt" fo:letter-spacing="normal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pt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45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2pt" fo:letter-spacing="normal" fo:font-style="italic" style:text-underline-style="none" fo:font-weight="bold" style:font-name-asian="DejaVu Sans1" style:font-size-asian="22pt" style:font-style-asian="italic" style:font-weight-asian="bold" style:font-name-complex="DejaVu Sans1" style:font-size-complex="22pt" style:font-style-complex="italic" style:font-weight-complex="bold"/>
    </style:style>
    <style:style style:name="T46" style:family="text">
      <style:text-properties fo:font-variant="normal" fo:text-transform="none" fo:color="#2d961e" loext:opacity="100%" style:text-line-through-style="none" style:text-line-through-type="none" style:text-position="0% 100%" style:font-name="Andale Mono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Andale Mono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8" style:family="text">
      <style:text-properties fo:font-variant="normal" fo:text-transform="none" fo:color="#4a00ff" loext:opacity="100%" style:text-line-through-style="none" style:text-line-through-type="none" style:text-position="0% 100%" style:font-name="Andale Mono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9" style:family="text">
      <style:text-properties fo:font-variant="normal" fo:text-transform="none" fo:color="#c1651c" loext:opacity="100%" style:text-line-through-style="none" style:text-line-through-type="none" style:text-position="0% 100%" style:font-name="Andale Mono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0" style:family="text">
      <style:text-properties fo:font-variant="normal" fo:text-transform="none" fo:color="#c200ff" loext:opacity="100%" style:text-line-through-style="none" style:text-line-through-type="none" style:text-position="0% 100%" style:font-name="Andale Mono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Andale Mono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2" style:family="text">
      <style:text-properties fo:font-variant="normal" fo:text-transform="none" fo:color="#9d206f" loext:opacity="100%" style:text-line-through-style="none" style:text-line-through-type="none" style:text-position="0% 100%" style:font-name="Andale Mono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3" style:family="text">
      <style:text-properties fo:font-variant="normal" fo:text-transform="none" fo:color="#2c9290" loext:opacity="100%" style:text-line-through-style="none" style:text-line-through-type="none" style:text-position="0% 100%" style:font-name="Andale Mono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55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56" style:family="text">
      <style:text-properties fo:font-variant="normal" fo:text-transform="none" fo:color="#990000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59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60" style:family="text">
      <style:text-properties fo:font-variant="normal" fo:text-transform="none" fo:color="#595959" loext:opacity="100%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32pt" fo:letter-spacing="normal" fo:font-style="normal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64" style:family="text">
      <style:text-properties fo:font-variant="normal" fo:text-transform="none" fo:color="#cb2418" loext:opacity="100%" style:text-line-through-style="none" style:text-line-through-type="none" style:text-position="0% 100%" style:font-name="Andale Mono1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65" style:family="text">
      <style:text-properties fo:font-variant="normal" fo:text-transform="none" fo:color="#c200ff" loext:opacity="100%" style:text-line-through-style="none" style:text-line-through-type="none" style:text-position="0% 100%" style:font-name="Andale Mono1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Andale Mono1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67" style:family="text">
      <style:text-properties fo:font-variant="normal" fo:text-transform="none" fo:color="#2d961e" loext:opacity="100%" style:text-line-through-style="none" style:text-line-through-type="none" style:text-position="0% 100%" style:font-name="Andale Mono1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68" style:family="text">
      <style:text-properties fo:font-variant="normal" fo:text-transform="none" fo:color="#c1651c" loext:opacity="100%" style:text-line-through-style="none" style:text-line-through-type="none" style:text-position="0% 100%" style:font-name="Andale Mono1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Andale Mono1" fo:font-size="15pt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70" style:family="text">
      <style:text-properties fo:font-variant="normal" fo:text-transform="none" fo:color="#4a00ff" loext:opacity="100%" style:text-line-through-style="none" style:text-line-through-type="none" style:text-position="0% 100%" style:font-name="Andale Mono1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71" style:family="text">
      <style:text-properties fo:font-variant="normal" fo:text-transform="none" fo:color="#2c9290" loext:opacity="100%" style:text-line-through-style="none" style:text-line-through-type="none" style:text-position="0% 100%" style:font-name="Andale Mono1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72" style:family="text">
      <style:text-properties fo:font-variant="normal" fo:text-transform="none" fo:color="#9d206f" loext:opacity="100%" style:text-line-through-style="none" style:text-line-through-type="none" style:text-position="0% 100%" style:font-name="Andale Mono1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73" style:family="text">
      <style:text-properties fo:font-variant="normal" fo:text-transform="none" fo:color="#9d0003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4" style:family="text">
      <style:text-properties fo:font-variant="normal" fo:text-transform="none" fo:color="#107702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5" style:family="text">
      <style:text-properties fo:font-variant="normal" fo:text-transform="none" fo:color="#0000ff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6" style:family="text">
      <style:text-properties fo:font-variant="normal" fo:text-transform="none" fo:color="#9e4c04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7" style:family="text">
      <style:text-properties fo:font-variant="normal" fo:text-transform="none" fo:color="#9d00ff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8" style:family="text">
      <style:text-properties fo:font-variant="normal" fo:text-transform="none" fo:color="#0f7574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9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80" style:family="text">
      <style:text-properties fo:font-variant="normal" fo:text-transform="none" fo:color="#9d3e40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ＭＳ Ｐゴシック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-25% 58%" style:font-name="Arial Narrow1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84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85" style:family="text">
      <style:text-properties fo:font-variant="normal" fo:text-transform="none" fo:color="#000000" loext:opacity="100%" style:text-line-through-style="none" style:text-line-through-type="none" style:text-position="-25% 58%" style:font-name="Arial Narrow1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86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87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88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1pt" fo:letter-spacing="normal" fo:font-style="italic" style:text-underline-style="none" fo:font-weight="bold" style:font-name-asian="DejaVu Sans1" style:font-size-asian="21pt" style:font-style-asian="italic" style:font-weight-asian="bold" style:font-name-complex="DejaVu Sans1" style:font-size-complex="21pt" style:font-style-complex="italic" style:font-weight-complex="bold"/>
    </style:style>
    <style:style style:name="T8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1pt" fo:letter-spacing="normal" fo:font-style="normal" style:text-underline-style="none" fo:font-weight="bold" style:font-name-asian="DejaVu Sans1" style:font-size-asian="21pt" style:font-style-asian="normal" style:font-weight-asian="bold" style:font-name-complex="DejaVu Sans1" style:font-size-complex="21pt" style:font-style-complex="normal" style:font-weight-complex="bold"/>
    </style:style>
    <style:style style:name="T90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9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92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93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9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9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9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97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8pt" fo:letter-spacing="normal" fo:language="en" fo:country="US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98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8pt" fo:letter-spacing="normal" fo:language="en" fo:country="US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99" style:family="text">
      <style:text-properties fo:font-variant="normal" fo:text-transform="none" fo:color="#cb2418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0" style:family="text">
      <style:text-properties fo:font-variant="normal" fo:text-transform="none" fo:color="#2d961e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1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2" style:family="text">
      <style:text-properties fo:font-variant="normal" fo:text-transform="none" fo:color="#4a00ff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3" style:family="text">
      <style:text-properties fo:font-variant="normal" fo:text-transform="none" fo:color="#ba8c1c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4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5" style:family="text">
      <style:text-properties fo:font-variant="normal" fo:text-transform="none" fo:color="#2d961e" loext:opacity="100%" style:text-line-through-style="none" style:text-line-through-type="none" style:text-position="0% 100%" style:font-name="Menlo-Regular1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6" style:family="text">
      <style:text-properties fo:font-variant="normal" fo:text-transform="none" fo:color="#ba8c1c" loext:opacity="100%" style:text-line-through-style="none" style:text-line-through-type="none" style:text-position="0% 100%" style:font-name="Menlo-Regular1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7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8" style:family="text">
      <style:text-properties fo:font-variant="normal" fo:text-transform="none" fo:color="#c200ff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9" style:family="text">
      <style:text-properties fo:font-variant="normal" fo:text-transform="none" fo:color="#61b6b4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0" style:family="text">
      <style:text-properties fo:font-variant="normal" fo:text-transform="none" fo:color="#61b6b4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1" style:family="text">
      <style:text-properties fo:font-variant="normal" fo:text-transform="none" fo:color="#cb2418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2" style:family="text">
      <style:text-properties fo:font-variant="normal" fo:text-transform="none" fo:color="#2d961e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3" style:family="text">
      <style:text-properties fo:font-variant="normal" fo:text-transform="none" fo:color="#4a00ff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4" style:family="text">
      <style:text-properties fo:font-variant="normal" fo:text-transform="none" fo:color="#ba8c1c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5" style:family="text">
      <style:text-properties fo:font-variant="normal" fo:text-transform="none" fo:color="#b7898a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6" style:family="text">
      <style:text-properties fo:font-variant="normal" fo:text-transform="none" fo:color="#c200ff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7" style:family="text">
      <style:text-properties fo:font-variant="normal" fo:text-transform="none" fo:color="#80808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1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19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20" style:family="text">
      <style:text-properties fo:font-variant="normal" fo:text-transform="none" fo:color="#ff0000" loext:opacity="100%" style:text-line-through-style="none" style:text-line-through-type="none" style:text-position="0% 100%" style:font-name="Arial Narrow2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2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2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2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24" style:family="text">
      <style:text-properties fo:font-variant="normal" fo:text-transform="none" fo:color="#c1651c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25" style:family="text">
      <style:text-properties fo:font-variant="normal" fo:text-transform="none" fo:color="#2c9290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26" style:family="text">
      <style:text-properties fo:font-variant="normal" fo:text-transform="none" fo:color="#ff0000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27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2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12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3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31" style:family="text">
      <style:text-properties fo:font-variant="normal" fo:text-transform="none" fo:color="#c1651c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32" style:family="text">
      <style:text-properties fo:font-variant="normal" fo:text-transform="none" fo:color="#7f7f7f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3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134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6pt" fo:letter-spacing="normal" fo:language="nl" fo:country="NL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35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6pt" fo:letter-spacing="normal" fo:language="hu" fo:country="H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36" style:family="text">
      <style:text-properties fo:font-variant="normal" fo:text-transform="none" fo:color="#2d961e" loext:opacity="100%" style:text-line-through-style="none" style:text-line-through-type="none" style:text-position="0% 100%" style:font-name="Menlo-Regular1" fo:font-size="16pt" fo:letter-spacing="normal" fo:language="hu" fo:country="H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37" style:family="text">
      <style:text-properties fo:font-variant="normal" fo:text-transform="none" fo:color="#ba8c1c" loext:opacity="100%" style:text-line-through-style="none" style:text-line-through-type="none" style:text-position="0% 100%" style:font-name="Menlo-Regular1" fo:font-size="16pt" fo:letter-spacing="normal" fo:language="hu" fo:country="H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38" style:family="text">
      <style:text-properties fo:font-size="15pt" style:font-size-asian="15pt" style:font-size-complex="15pt"/>
    </style:style>
    <style:style style:name="T139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5pt" fo:letter-spacing="normal" fo:font-style="italic" style:text-underline-style="none" fo:font-weight="bold" style:font-name-asian="DejaVu Sans1" style:font-size-asian="15pt" style:font-style-asian="italic" style:font-weight-asian="bold" style:font-name-complex="DejaVu Sans1" style:font-size-complex="15pt" style:font-style-complex="italic" style:font-weight-complex="bold"/>
    </style:style>
    <style:style style:name="T140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41" style:family="text">
      <style:text-properties fo:font-variant="normal" fo:text-transform="none" fo:color="#c00000" loext:opacity="100%" style:text-line-through-style="none" style:text-line-through-type="none" style:text-position="-25% 58%" style:font-name="Calibri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4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43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44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1pt" fo:letter-spacing="normal" fo:font-style="normal" style:text-underline-style="none" fo:font-weight="bold" style:font-name-asian="DejaVu Sans1" style:font-size-asian="21pt" style:font-style-asian="normal" style:font-weight-asian="bold" style:font-name-complex="DejaVu Sans1" style:font-size-complex="21pt" style:font-style-complex="normal" style:font-weight-complex="bold"/>
    </style:style>
    <style:style style:name="T145" style:family="text">
      <style:text-properties fo:font-variant="normal" fo:text-transform="none" fo:color="#c00000" loext:opacity="100%" style:text-line-through-style="none" style:text-line-through-type="none" style:text-position="-25% 58%" style:font-name="Calibri" fo:font-size="21pt" fo:letter-spacing="normal" fo:font-style="normal" style:text-underline-style="none" fo:font-weight="bold" style:font-name-asian="DejaVu Sans1" style:font-size-asian="21pt" style:font-style-asian="normal" style:font-weight-asian="bold" style:font-name-complex="DejaVu Sans1" style:font-size-complex="21pt" style:font-style-complex="normal" style:font-weight-complex="bold"/>
    </style:style>
    <style:style style:name="T146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2pt" fo:letter-spacing="normal" fo:font-style="italic" style:text-underline-style="none" fo:font-weight="bold" style:font-name-asian="DejaVu Sans1" style:font-size-asian="22pt" style:font-style-asian="italic" style:font-weight-asian="bold" style:font-name-complex="DejaVu Sans1" style:font-size-complex="22pt" style:font-style-complex="italic" style:font-weight-complex="bold"/>
    </style:style>
    <style:style style:name="T147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148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49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50" style:family="text">
      <style:text-properties fo:font-variant="normal" fo:text-transform="none" fo:color="#990000" loext:opacity="100%" style:text-line-through-style="none" style:text-line-through-type="none" style:text-position="0% 100%" style:font-name="Calibri" fo:font-size="15pt" fo:letter-spacing="normal" fo:font-style="italic" style:text-underline-style="none" fo:font-weight="bold" style:font-name-asian="DejaVu Sans1" style:font-size-asian="15pt" style:font-style-asian="italic" style:font-weight-asian="bold" style:font-name-complex="DejaVu Sans1" style:font-size-complex="15pt" style:font-style-complex="italic" style:font-weight-complex="bold"/>
    </style:style>
    <style:style style:name="T151" style:family="text">
      <style:text-properties fo:font-size="21pt" style:font-size-asian="15pt" style:font-size-complex="15pt"/>
    </style:style>
    <style:style style:name="T15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54" style:family="text">
      <style:text-properties fo:font-variant="normal" fo:text-transform="none" fo:color="#000000" loext:opacity="100%" style:text-line-through-style="none" style:text-line-through-type="none" style:text-position="-25% 58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5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56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57" style:family="text">
      <style:text-properties fo:font-variant="normal" fo:text-transform="none" fo:color="#990000" loext:opacity="100%" style:text-line-through-style="none" style:text-line-through-type="none" style:text-position="0% 100%" style:font-name="Calibri1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158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15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16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6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2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63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64" style:family="text">
      <style:text-properties fo:font-variant="normal" fo:text-transform="none" fo:color="#32946a" loext:opacity="100%" style:text-line-through-style="none" style:text-line-through-type="none" style:text-position="0% 100%" style:font-name="Calibri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65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166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8pt" fo:letter-spacing="normal" fo:font-style="italic" style:text-underline-style="none" fo:font-weight="normal" style:font-name-asian="DejaVu Sans1" style:font-size-asian="18pt" style:font-style-asian="italic" style:font-weight-asian="normal" style:font-name-complex="DejaVu Sans1" style:font-size-complex="18pt" style:font-style-complex="italic" style:font-weight-complex="normal"/>
    </style:style>
    <style:style style:name="T167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68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69" style:family="text">
      <style:text-properties fo:font-variant="normal" fo:text-transform="none" fo:color="#000000" loext:opacity="100%" style:text-line-through-style="none" style:text-line-through-type="none" style:text-position="0% 100%" style:font-name="Andale Mono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70" style:family="text">
      <style:text-properties fo:font-variant="normal" fo:text-transform="none" fo:color="#c200ff" loext:opacity="100%" style:text-line-through-style="none" style:text-line-through-type="none" style:text-position="0% 100%" style:font-name="Andale Mono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71" style:family="text">
      <style:text-properties fo:font-variant="normal" fo:text-transform="none" fo:color="#2d961e" loext:opacity="100%" style:text-line-through-style="none" style:text-line-through-type="none" style:text-position="0% 100%" style:font-name="Andale Mono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72" style:family="text">
      <style:text-properties fo:font-variant="normal" fo:text-transform="none" fo:color="#c1651c" loext:opacity="100%" style:text-line-through-style="none" style:text-line-through-type="none" style:text-position="0% 100%" style:font-name="Andale Mono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73" style:family="text">
      <style:text-properties fo:font-variant="normal" fo:text-transform="none" fo:color="#cb2418" loext:opacity="100%" style:text-line-through-style="none" style:text-line-through-type="none" style:text-position="0% 100%" style:font-name="Andale Mono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74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1pt" fo:letter-spacing="normal" fo:font-style="normal" style:text-underline-style="none" fo:font-weight="bold" style:font-name-asian="DejaVu Sans1" style:font-size-asian="21pt" style:font-style-asian="normal" style:font-weight-asian="bold" style:font-name-complex="DejaVu Sans1" style:font-size-complex="21pt" style:font-style-complex="normal" style:font-weight-complex="bold"/>
    </style:style>
    <style:style style:name="T175" style:family="text">
      <style:text-properties fo:font-variant="normal" fo:text-transform="none" fo:color="#db6f6f" loext:opacity="100%" style:text-line-through-style="none" style:text-line-through-type="none" style:text-position="0% 100%" style:font-name="Calibri" fo:font-size="15pt" fo:letter-spacing="normal" fo:font-style="italic" style:text-underline-style="none" fo:font-weight="bold" style:font-name-asian="DejaVu Sans1" style:font-size-asian="15pt" style:font-style-asian="italic" style:font-weight-asian="bold" style:font-name-complex="DejaVu Sans1" style:font-size-complex="15pt" style:font-style-complex="italic" style:font-weight-complex="bold"/>
    </style:style>
    <style:style style:name="T17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pt" fo:letter-spacing="normal" fo:font-style="italic" style:text-underline-style="none" fo:font-weight="bold" style:font-name-asian="DejaVu Sans1" style:font-size-asian="15pt" style:font-style-asian="italic" style:font-weight-asian="bold" style:font-name-complex="DejaVu Sans1" style:font-size-complex="15pt" style:font-style-complex="italic" style:font-weight-complex="bold"/>
    </style:style>
    <style:style style:name="T177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5pt" fo:letter-spacing="normal" fo:font-style="italic" style:text-underline-style="none" fo:font-weight="bold" style:font-name-asian="DejaVu Sans1" style:font-size-asian="15pt" style:font-style-asian="italic" style:font-weight-asian="bold" style:font-name-complex="DejaVu Sans1" style:font-size-complex="15pt" style:font-style-complex="italic" style:font-weight-complex="bold"/>
    </style:style>
    <style:style style:name="T178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0.5pt" fo:letter-spacing="normal" fo:font-style="normal" style:text-underline-style="none" fo:font-weight="bold" style:font-name-asian="DejaVu Sans1" style:font-size-asian="10.5pt" style:font-style-asian="normal" style:font-weight-asian="bold" style:font-name-complex="DejaVu Sans1" style:font-size-complex="10.5pt" style:font-style-complex="normal" style:font-weight-complex="bold"/>
    </style:style>
    <style:style style:name="T17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180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81" style:family="text">
      <style:text-properties fo:font-variant="normal" fo:text-transform="none" fo:color="#cb2418" loext:opacity="100%" style:text-line-through-style="none" style:text-line-through-type="none" style:text-position="0% 100%" style:font-name="Menlo-Regular1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82" style:family="text">
      <style:text-properties fo:font-variant="normal" fo:text-transform="none" fo:color="#2c9290" loext:opacity="100%" style:text-line-through-style="none" style:text-line-through-type="none" style:text-position="0% 100%" style:font-name="Menlo-Regular1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83" style:family="text">
      <style:text-properties fo:font-variant="normal" fo:text-transform="none" fo:color="#2d961e" loext:opacity="100%" style:text-line-through-style="none" style:text-line-through-type="none" style:text-position="0% 100%" style:font-name="Menlo-Regular1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84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6pt" fo:letter-spacing="normal" fo:language="ro" fo:country="RO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85" style:family="text">
      <style:text-properties fo:font-variant="normal" fo:text-transform="none" fo:color="#9d206f" loext:opacity="100%" style:text-line-through-style="none" style:text-line-through-type="none" style:text-position="0% 100%" style:font-name="Menlo-Regular1" fo:font-size="16pt" fo:letter-spacing="normal" fo:language="ro" fo:country="RO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86" style:family="text">
      <style:text-properties fo:font-variant="normal" fo:text-transform="none" fo:color="#c1651c" loext:opacity="100%" style:text-line-through-style="none" style:text-line-through-type="none" style:text-position="0% 100%" style:font-name="Menlo-Regular1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87" style:family="text">
      <style:text-properties fo:font-variant="normal" fo:text-transform="none" fo:color="#c200ff" loext:opacity="100%" style:text-line-through-style="none" style:text-line-through-type="none" style:text-position="0% 100%" style:font-name="Menlo-Regular1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8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89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9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91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5pt" fo:letter-spacing="normal" fo:language="en" fo:country="US" fo:font-style="italic" style:text-underline-style="none" fo:font-weight="bold" fo:background-color="transparent" style:font-size-asian="15pt" style:font-style-asian="italic" style:font-weight-asian="bold" style:font-size-complex="15pt" style:font-style-complex="italic" style:font-weight-complex="bold"/>
    </style:style>
    <style:style style:name="T192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9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bold" fo:background-color="transparent" style:font-size-asian="21pt" style:font-style-asian="normal" style:font-weight-asian="bold" style:font-size-complex="21pt" style:font-style-complex="normal" style:font-weight-complex="bold"/>
    </style:style>
    <style:style style:name="T194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21pt" fo:letter-spacing="normal" fo:language="en" fo:country="US" fo:font-style="normal" style:text-underline-style="none" fo:font-weight="bold" fo:background-color="transparent" style:font-size-asian="21pt" style:font-style-asian="normal" style:font-weight-asian="bold" style:font-size-complex="21pt" style:font-style-complex="normal" style:font-weight-complex="bold"/>
    </style:style>
    <style:style style:name="T195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96" style:family="text">
      <style:text-properties fo:font-variant="normal" fo:text-transform="none" fo:color="#990000" loext:opacity="100%" style:text-line-through-style="none" style:text-line-through-type="none" style:text-position="0% 100%" style:font-name="Calibri1" fo:font-size="15pt" fo:letter-spacing="normal" fo:language="en" fo:country="US" fo:font-style="italic" style:text-underline-style="none" fo:font-weight="bold" fo:background-color="transparent" style:font-size-asian="15pt" style:font-style-asian="italic" style:font-weight-asian="bold" style:font-size-complex="15pt" style:font-style-complex="italic" style:font-weight-complex="bold"/>
    </style:style>
    <style:style style:name="T197" style:family="text">
      <style:text-properties fo:font-variant="normal" fo:text-transform="none" fo:color="#990000" loext:opacity="100%" style:text-line-through-style="none" style:text-line-through-type="none" style:text-position="-25% 58%" style:font-name="Calibri1" fo:font-size="15pt" fo:letter-spacing="normal" fo:language="en" fo:country="US" fo:font-style="italic" style:text-underline-style="none" fo:font-weight="bold" fo:background-color="transparent" style:font-size-asian="15pt" style:font-style-asian="italic" style:font-weight-asian="bold" style:font-size-complex="15pt" style:font-style-complex="italic" style:font-weight-complex="bold"/>
    </style:style>
    <style:style style:name="T198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9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200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20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0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203" style:family="text">
      <style:text-properties fo:font-variant="normal" fo:text-transform="none" fo:color="#990000" loext:opacity="100%" style:text-line-through-style="none" style:text-line-through-type="none" style:text-position="0% 100%" style:font-name="Courier New3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20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000000" fo:font-size="80%"/>
      </text:list-level-style-bullet>
      <text:list-level-style-bullet text:level="4" text:bullet-char="">
        <style:list-level-properties text:space-before="3.814cm" text:min-label-width="0.631cm"/>
        <style:text-properties fo:font-family="Symbol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">
        <style:list-level-properties text:space-before="1.388cm" text:min-label-width="0.68cm"/>
        <style:text-properties fo:font-family="Wingdings" style:font-charset="x-symbol" fo:color="#c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cb241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2d96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7f7f7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3294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ff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_5f_" presentation:presentation-page-layout-name="AL1T0">
        <office:forms form:automatic-focus="false" form:apply-design-mode="false"/>
        <draw:custom-shape draw:name="CustomShape 254" draw:style-name="gr1" draw:text-style-name="P2" draw:layer="layout" svg:width="21.586cm" svg:height="5.411cm" svg:x="1.905cm" svg:y="4.445cm">
          <text:p text:style-name="P1"><text:span text:style-name="T1">Conc</text:span><text:span text:style-name="T1">urre</text:span><text:span text:style-name="T1">nt </text:span><text:span text:style-name="T1">Prog</text:span><text:span text:style-name="T1">ram</text:span><text:span text:style-name="T1">min</text:span><text:span text:style-name="T1">g II</text:span></text:p>
          <text:p text:style-name="P1"><text:span text:style-name="T2"><text:line-break/></text:span><text:span text:style-name="T2"><text:line-break/></text:span><text:span text:style-name="T3">HPPS</text:span><text:span text:style-name="T2"><text:line-break/></text:span><text:span text:style-name="T2"><text:line-break/></text:span><text:span text:style-name="T2"><text:line-break/></text:span><text:span text:style-name="T2">David </text:span><text:span text:style-name="T2">March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5" draw:style-name="gr2" draw:text-style-name="P5" draw:layer="layout" svg:width="21.326cm" svg:height="4.864cm" svg:x="1.905cm" svg:y="10.795cm">
          <text:p text:style-name="P3"><text:span text:style-name="T2"/></text:p>
          <text:p text:style-name="P3"><text:span text:style-name="T3">Based </text:span><text:span text:style-name="T3">on </text:span><text:span text:style-name="T3">slides </text:span><text:span text:style-name="T3">by:</text:span><text:span text:style-name="T4"> </text:span></text:p>
          <text:p text:style-name="P4"><text:span text:style-name="T5">Troels </text:span><text:span text:style-name="T5">Henriksen, </text:span><text:span text:style-name="T5">Randal E. </text:span><text:span text:style-name="T5">Bryant and </text:span><text:span text:style-name="T5">David R. </text:span><text:span text:style-name="T5">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2" presentation:style-name="pr1" draw:text-style-name="P6" draw:layer="layout" svg:width="14.813cm" svg:height="11.849cm" svg:x="2.752cm" svg:y="12.7cm" presentation:class="notes" presentation:placeholder="true" presentation:user-transformed="true">
            <draw:text-box/>
          </draw:frame>
          <draw:custom-shape draw:name="CustomShape 256" draw:style-name="gr3" draw:text-style-name="P8" draw:layer="layout" svg:width="8.886cm" svg:height="1.266cm" svg:x="11.43cm" svg:y="25.4cm">
            <text:p text:style-name="P7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55" draw:style-name="gr4" draw:text-style-name="P10" draw:layer="layout" svg:width="21.085cm" svg:height="2.113cm" svg:x="0.992cm" svg:y="1.21cm">
          <text:p text:style-name="P9"><text:span text:style-name="T7">Concurrent Programming is Har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" draw:style-name="gr5" draw:text-style-name="P12" draw:layer="layout" svg:width="21.93cm" svg:height="13.807cm" svg:x="1.102cm" svg:y="3.784cm">
          <text:list text:style-name="L2">
            <text:list-item>
              <text:p text:style-name="P11"><text:span text:style-name="T8">T</text:span><text:span text:style-name="T8">h</text:span><text:span text:style-name="T8">e</text:span><text:span text:style-name="T8"> </text:span><text:span text:style-name="T8">h</text:span><text:span text:style-name="T8">u</text:span><text:span text:style-name="T8">m</text:span><text:span text:style-name="T8">a</text:span><text:span text:style-name="T8">n</text:span><text:span text:style-name="T8"> </text:span><text:span text:style-name="T8">m</text:span><text:span text:style-name="T8">i</text:span><text:span text:style-name="T8">n</text:span><text:span text:style-name="T8">d</text:span><text:span text:style-name="T8"> </text:span><text:span text:style-name="T8">t</text:span><text:span text:style-name="T8">e</text:span><text:span text:style-name="T8">n</text:span><text:span text:style-name="T8">d</text:span><text:span text:style-name="T8">s</text:span><text:span text:style-name="T8"> </text:span><text:span text:style-name="T8">t</text:span><text:span text:style-name="T8">o</text:span><text:span text:style-name="T8"> </text:span><text:span text:style-name="T8">b</text:span><text:span text:style-name="T8">e</text:span><text:span text:style-name="T8"> </text:span><text:span text:style-name="T8">s</text:span><text:span text:style-name="T8">e</text:span><text:span text:style-name="T8">q</text:span><text:span text:style-name="T8">u</text:span><text:span text:style-name="T8">e</text:span><text:span text:style-name="T8">n</text:span><text:span text:style-name="T8">t</text:span><text:span text:style-name="T8">i</text:span><text:span text:style-name="T8">a</text:span><text:span text:style-name="T8">l</text:span></text:p>
            </text:list-item>
          </text:list>
          <text:p text:style-name="P11"><text:span text:style-name="T9"/></text:p>
          <text:list text:continue-numbering="true" text:style-name="L2">
            <text:list-item>
              <text:p text:style-name="P11"><text:span text:style-name="T8">T</text:span><text:span text:style-name="T8">h</text:span><text:span text:style-name="T8">e</text:span><text:span text:style-name="T8"> </text:span><text:span text:style-name="T8">n</text:span><text:span text:style-name="T8">o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f</text:span><text:span text:style-name="T8"> </text:span><text:span text:style-name="T8">t</text:span><text:span text:style-name="T8">i</text:span><text:span text:style-name="T8">m</text:span><text:span text:style-name="T8">e</text:span><text:span text:style-name="T8"> </text:span><text:span text:style-name="T8">i</text:span><text:span text:style-name="T8">s</text:span><text:span text:style-name="T8"> </text:span><text:span text:style-name="T8">o</text:span><text:span text:style-name="T8">f</text:span><text:span text:style-name="T8">t</text:span><text:span text:style-name="T8">e</text:span><text:span text:style-name="T8">n</text:span><text:span text:style-name="T8"> </text:span><text:span text:style-name="T8">m</text:span><text:span text:style-name="T8">i</text:span><text:span text:style-name="T8">s</text:span><text:span text:style-name="T8">l</text:span><text:span text:style-name="T8">e</text:span><text:span text:style-name="T8">a</text:span><text:span text:style-name="T8">d</text:span><text:span text:style-name="T8">i</text:span><text:span text:style-name="T8">n</text:span><text:span text:style-name="T8">g</text:span></text:p>
            </text:list-item>
          </text:list>
          <text:p text:style-name="P11"><text:span text:style-name="T9"/></text:p>
          <text:list text:continue-numbering="true" text:style-name="L2">
            <text:list-item>
              <text:p text:style-name="P11"><text:span text:style-name="T8">T</text:span><text:span text:style-name="T8">h</text:span><text:span text:style-name="T8">i</text:span><text:span text:style-name="T8">n</text:span><text:span text:style-name="T8">k</text:span><text:span text:style-name="T8">i</text:span><text:span text:style-name="T8">n</text:span><text:span text:style-name="T8">g</text:span><text:span text:style-name="T8"> </text:span><text:span text:style-name="T8">a</text:span><text:span text:style-name="T8">b</text:span><text:span text:style-name="T8">o</text:span><text:span text:style-name="T8">u</text:span><text:span text:style-name="T8">t</text:span><text:span text:style-name="T8"> </text:span><text:span text:style-name="T8">a</text:span><text:span text:style-name="T8">l</text:span><text:span text:style-name="T8">l</text:span><text:span text:style-name="T8"> </text:span><text:span text:style-name="T8">p</text:span><text:span text:style-name="T8">o</text:span><text:span text:style-name="T8">s</text:span><text:span text:style-name="T8">s</text:span><text:span text:style-name="T8">i</text:span><text:span text:style-name="T8">b</text:span><text:span text:style-name="T8">l</text:span><text:span text:style-name="T8">e</text:span><text:span text:style-name="T8"> </text:span><text:span text:style-name="T8">s</text:span><text:span text:style-name="T8">e</text:span><text:span text:style-name="T8">q</text:span><text:span text:style-name="T8">u</text:span><text:span text:style-name="T8">e</text:span><text:span text:style-name="T8">n</text:span><text:span text:style-name="T8">c</text:span><text:span text:style-name="T8">e</text:span><text:span text:style-name="T8">s</text:span><text:span text:style-name="T8"> </text:span><text:span text:style-name="T8">o</text:span><text:span text:style-name="T8">f</text:span><text:span text:style-name="T8"> </text:span><text:span text:style-name="T8">e</text:span><text:span text:style-name="T8">v</text:span><text:span text:style-name="T8">e</text:span><text:span text:style-name="T8">n</text:span><text:span text:style-name="T8">t</text:span><text:span text:style-name="T8">s</text:span><text:span text:style-name="T8"> </text:span><text:span text:style-name="T8">i</text:span><text:span text:style-name="T8">n</text:span><text:span text:style-name="T8"> </text:span><text:span text:style-name="T8">a</text:span><text:span text:style-name="T8"> </text:span><text:span text:style-name="T8">c</text:span><text:span text:style-name="T8">o</text:span><text:span text:style-name="T8">m</text:span><text:span text:style-name="T8">p</text:span><text:span text:style-name="T8">u</text:span><text:span text:style-name="T8">t</text:span><text:span text:style-name="T8">e</text:span><text:span text:style-name="T8">r</text:span><text:span text:style-name="T8"> 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8"> </text:span><text:span text:style-name="T8">i</text:span><text:span text:style-name="T8">s</text:span><text:span text:style-name="T8"> </text:span><text:span text:style-name="T8">a</text:span><text:span text:style-name="T8">t</text:span><text:span text:style-name="T8"> </text:span><text:span text:style-name="T8">l</text:span><text:span text:style-name="T8">e</text:span><text:span text:style-name="T8">a</text:span><text:span text:style-name="T8">s</text:span><text:span text:style-name="T8">t</text:span><text:span text:style-name="T8"> </text:span><text:span text:style-name="T8">e</text:span><text:span text:style-name="T8">r</text:span><text:span text:style-name="T8">r</text:span><text:span text:style-name="T8">o</text:span><text:span text:style-name="T8">r</text:span><text:span text:style-name="T8"> </text:span><text:span text:style-name="T8">p</text:span><text:span text:style-name="T8">r</text:span><text:span text:style-name="T8">o</text:span><text:span text:style-name="T8">n</text:span><text:span text:style-name="T8">e</text:span><text:span text:style-name="T8"> </text:span><text:span text:style-name="T8">a</text:span><text:span text:style-name="T8">n</text:span><text:span text:style-name="T8">d</text:span><text:span text:style-name="T8"> </text:span><text:span text:style-name="T8">f</text:span><text:span text:style-name="T8">r</text:span><text:span text:style-name="T8">e</text:span><text:span text:style-name="T8">q</text:span><text:span text:style-name="T8">u</text:span><text:span text:style-name="T8">e</text:span><text:span text:style-name="T8">n</text:span><text:span text:style-name="T8">t</text:span><text:span text:style-name="T8">l</text:span><text:span text:style-name="T8">y</text:span><text:span text:style-name="T8"> </text:span><text:span text:style-name="T8">i</text:span><text:span text:style-name="T8">m</text:span><text:span text:style-name="T8">p</text:span><text:span text:style-name="T8">o</text:span><text:span text:style-name="T8">s</text:span><text:span text:style-name="T8">s</text:span><text:span text:style-name="T8">i</text:span><text:span text:style-name="T8">b</text:span><text:span text:style-name="T8">l</text:span><text:span text:style-name="T8">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7">Concurr</text:span><text:span text:style-name="T7">ent </text:span><text:span text:style-name="T7">Progra</text:span><text:span text:style-name="T7">mming </text:span><text:span text:style-name="T7">is Har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3.703cm" svg:height="14.204cm" svg:x="0.635cm" svg:y="3.784cm">
          <text:list text:style-name="L2">
            <text:list-item>
              <text:p text:style-name="P11"><text:span text:style-name="T10">Classica</text:span><text:span text:style-name="T10">l </text:span><text:span text:style-name="T10">problem </text:span><text:span text:style-name="T10">classes </text:span><text:span text:style-name="T10">of </text:span><text:span text:style-name="T10">concurr</text:span><text:span text:style-name="T10">ent </text:span><text:span text:style-name="T10">progra</text:span><text:span text:style-name="T10">ms:</text:span></text:p>
            </text:list-item>
          </text:list>
          <text:list text:style-name="L3">
            <text:list-item>
              <text:list>
                <text:list-item>
                  <text:p text:style-name="P15"><text:span text:style-name="T11">Races</text:span><text:span text:style-name="T11">:</text:span><text:span text:style-name="T4"> </text:span><text:span text:style-name="T4">outco</text:span><text:span text:style-name="T4">me </text:span><text:span text:style-name="T4">depen</text:span><text:span text:style-name="T4">ds on </text:span><text:span text:style-name="T4">arbitra</text:span><text:span text:style-name="T4">ry </text:span><text:span text:style-name="T4">sched</text:span><text:span text:style-name="T4">uling </text:span><text:span text:style-name="T4">decisi</text:span><text:span text:style-name="T4">ons </text:span><text:span text:style-name="T4">elsewh</text:span><text:span text:style-name="T4">ere in </text:span><text:span text:style-name="T4">the </text:span><text:span text:style-name="T4">syste</text:span><text:span text:style-name="T4">m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6"><text:span text:style-name="T12">Exa</text:span><text:span text:style-name="T12">mple</text:span><text:span text:style-name="T12">: </text:span><text:span text:style-name="T12">who </text:span><text:span text:style-name="T12">gets </text:span><text:span text:style-name="T12">the </text:span><text:span text:style-name="T12">last </text:span><text:span text:style-name="T12">seat </text:span><text:span text:style-name="T12">on </text:span><text:span text:style-name="T12">the </text:span><text:span text:style-name="T12">airpl</text:span><text:span text:style-name="T12">ane?</text:span></text:p>
                    </text:list-item>
                  </text:list>
                </text:list-item>
                <text:list-item>
                  <text:p text:style-name="P15"><text:span text:style-name="T11">Deadl</text:span><text:span text:style-name="T11">ock:</text:span><text:span text:style-name="T4"> </text:span><text:span text:style-name="T4">impro</text:span><text:span text:style-name="T4">per </text:span><text:span text:style-name="T4">resour</text:span><text:span text:style-name="T4">ce </text:span><text:span text:style-name="T4">allocat</text:span><text:span text:style-name="T4">ion </text:span><text:span text:style-name="T4">preven</text:span><text:span text:style-name="T4">ts </text:span><text:span text:style-name="T4">forwar</text:span><text:span text:style-name="T4">d </text:span><text:span text:style-name="T4">progre</text:span><text:span text:style-name="T4">ss</text:span></text:p>
                  <text:list>
                    <text:list-item>
                      <text:p text:style-name="P16"><text:span text:style-name="T12">Exa</text:span><text:span text:style-name="T12">mple</text:span><text:span text:style-name="T12">: </text:span><text:span text:style-name="T12">traffi</text:span><text:span text:style-name="T12">c </text:span><text:span text:style-name="T12">gridl</text:span><text:span text:style-name="T12">ock</text:span></text:p>
                    </text:list-item>
                  </text:list>
                </text:list-item>
                <text:list-item>
                  <text:p text:style-name="P15"><text:span text:style-name="T11">Livelo</text:span><text:span text:style-name="T11">ck / </text:span><text:span text:style-name="T11">Starv</text:span><text:span text:style-name="T11">ation </text:span><text:span text:style-name="T11">/ </text:span><text:span text:style-name="T11">Fairne</text:span><text:span text:style-name="T11">ss</text:span><text:span text:style-name="T4">: </text:span><text:span text:style-name="T4">extern</text:span><text:span text:style-name="T4">al </text:span><text:span text:style-name="T4">events </text:span><text:span text:style-name="T4">and/or </text:span><text:span text:style-name="T4">syste</text:span><text:span text:style-name="T4">m </text:span><text:span text:style-name="T4">sched</text:span><text:span text:style-name="T4">uling </text:span><text:span text:style-name="T4">decisi</text:span><text:span text:style-name="T4">ons </text:span><text:span text:style-name="T4">can </text:span><text:span text:style-name="T4">preven</text:span><text:span text:style-name="T4">t sub-</text:span><text:span text:style-name="T4">task </text:span><text:span text:style-name="T4">progre</text:span><text:span text:style-name="T4">ss</text:span></text:p>
                  <text:list>
                    <text:list-item>
                      <text:p text:style-name="P16"><text:span text:style-name="T12">Exa</text:span><text:span text:style-name="T12">mple</text:span><text:span text:style-name="T12">: </text:span><text:span text:style-name="T12">peop</text:span><text:span text:style-name="T12">le </text:span><text:span text:style-name="T12">alwa</text:span><text:span text:style-name="T12">ys </text:span><text:span text:style-name="T12">jump </text:span><text:span text:style-name="T12">in </text:span><text:span text:style-name="T12">front </text:span><text:span text:style-name="T12">of </text:span><text:span text:style-name="T12">you </text:span><text:span text:style-name="T12">in </text:span><text:span text:style-name="T12">line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10">Many </text:span><text:span text:style-name="T10">aspects </text:span><text:span text:style-name="T10">of </text:span><text:span text:style-name="T10">concurr</text:span><text:span text:style-name="T10">ent </text:span><text:span text:style-name="T10">progra</text:span><text:span text:style-name="T10">mming </text:span><text:span text:style-name="T10">are </text:span><text:span text:style-name="T10">beyond </text:span><text:span text:style-name="T10">the </text:span><text:span text:style-name="T10">scope </text:span><text:span text:style-name="T10">of our </text:span><text:span text:style-name="T10">course..</text:span><text:span text:style-name="T10">.</text:span></text:p>
              <text:list>
                <text:list-item>
                  <text:p text:style-name="P15"><text:span text:style-name="T4">But </text:span><text:span text:style-name="T4">not </text:span><text:span text:style-name="T4">all.</text:span></text:p>
                </text:list-item>
                <text:list-item>
                  <text:p text:style-name="P15"><text:span text:style-name="T4">We’ll </text:span><text:span text:style-name="T4">cover </text:span><text:span text:style-name="T4">some </text:span><text:span text:style-name="T4">of </text:span><text:span text:style-name="T4">these </text:span><text:span text:style-name="T4">aspect</text:span><text:span text:style-name="T4">s in </text:span><text:span text:style-name="T4">the </text:span><text:span text:style-name="T4">next </text:span><text:span text:style-name="T4">few </text:span><text:span text:style-name="T4">lectur</text:span><text:span text:style-name="T4">es. </text:span></text:p>
                </text:list-item>
              </text:list>
            </text:list-item>
          </text:list>
          <text:p text:style-name="P17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1">L</text:span><text:span text:style-name="T1">o</text:span><text:span text:style-name="T1">g</text:span><text:span text:style-name="T1">i</text:span><text:span text:style-name="T1">c</text:span><text:span text:style-name="T1">a</text:span><text:span text:style-name="T1">l</text:span><text:span text:style-name="T1"> </text:span><text:span text:style-name="T1">V</text:span><text:span text:style-name="T1">i</text:span><text:span text:style-name="T1">e</text:span><text:span text:style-name="T1">w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r</text:span><text:span text:style-name="T1">e</text:span><text:span text:style-name="T1">a</text:span><text:span text:style-name="T1">d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1.93cm" svg:height="13.807cm" svg:x="1.102cm" svg:y="3.784cm">
          <text:list text:style-name="L2">
            <text:list-item>
              <text:p text:style-name="P11"><text:span text:style-name="T8">T</text:span><text:span text:style-name="T8">h</text:span><text:span text:style-name="T8">r</text:span><text:span text:style-name="T8">e</text:span><text:span text:style-name="T8">a</text:span><text:span text:style-name="T8">d</text:span><text:span text:style-name="T8">s</text:span><text:span text:style-name="T8"> </text:span><text:span text:style-name="T8">a</text:span><text:span text:style-name="T8">s</text:span><text:span text:style-name="T8">s</text:span><text:span text:style-name="T8">o</text:span><text:span text:style-name="T8">c</text:span><text:span text:style-name="T8">i</text:span><text:span text:style-name="T8">a</text:span><text:span text:style-name="T8">t</text:span><text:span text:style-name="T8">e</text:span><text:span text:style-name="T8">d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p</text:span><text:span text:style-name="T8">r</text:span><text:span text:style-name="T8">o</text:span><text:span text:style-name="T8">c</text:span><text:span text:style-name="T8">e</text:span><text:span text:style-name="T8">s</text:span><text:span text:style-name="T8">s</text:span><text:span text:style-name="T8"> </text:span><text:span text:style-name="T8">f</text:span><text:span text:style-name="T8">o</text:span><text:span text:style-name="T8">r</text:span><text:span text:style-name="T8">m</text:span><text:span text:style-name="T8"> </text:span><text:span text:style-name="T8">a</text:span><text:span text:style-name="T8"> </text:span><text:span text:style-name="T8">p</text:span><text:span text:style-name="T8">o</text:span><text:span text:style-name="T8">o</text:span><text:span text:style-name="T8">l</text:span><text:span text:style-name="T8"> </text:span><text:span text:style-name="T8">o</text:span><text:span text:style-name="T8">f</text:span><text:span text:style-name="T8"> </text:span><text:span text:style-name="T8">p</text:span><text:span text:style-name="T8">e</text:span><text:span text:style-name="T8">e</text:span><text:span text:style-name="T8">r</text:span><text:span text:style-name="T8">s</text:span></text:p>
            </text:list-item>
          </text:list>
          <text:list text:style-name="L3">
            <text:list-item>
              <text:list>
                <text:list-item>
                  <text:p text:style-name="P15"><text:span text:style-name="T14">U</text:span><text:span text:style-name="T14">n</text:span><text:span text:style-name="T14">l</text:span><text:span text:style-name="T14">i</text:span><text:span text:style-name="T14">k</text:span><text:span text:style-name="T14">e</text:span><text:span text:style-name="T14"> </text:span><text:span text:style-name="T14">p</text:span><text:span text:style-name="T14">r</text:span><text:span text:style-name="T14">o</text:span><text:span text:style-name="T14">c</text:span><text:span text:style-name="T14">e</text:span><text:span text:style-name="T14">s</text:span><text:span text:style-name="T14">s</text:span><text:span text:style-name="T14">e</text:span><text:span text:style-name="T14">s</text:span><text:span text:style-name="T14"> </text:span><text:span text:style-name="T14">w</text:span><text:span text:style-name="T14">h</text:span><text:span text:style-name="T14">i</text:span><text:span text:style-name="T14">c</text:span><text:span text:style-name="T14">h</text:span><text:span text:style-name="T14"> </text:span><text:span text:style-name="T14">f</text:span><text:span text:style-name="T14">o</text:span><text:span text:style-name="T14">r</text:span><text:span text:style-name="T14">m</text:span><text:span text:style-name="T14"> </text:span><text:span text:style-name="T14">a</text:span><text:span text:style-name="T14"> </text:span><text:span text:style-name="T14">t</text:span><text:span text:style-name="T14">r</text:span><text:span text:style-name="T14">e</text:span><text:span text:style-name="T14">e</text:span><text:span text:style-name="T14"> </text:span><text:span text:style-name="T14">h</text:span><text:span text:style-name="T14">i</text:span><text:span text:style-name="T14">e</text:span><text:span text:style-name="T14">r</text:span><text:span text:style-name="T14">a</text:span><text:span text:style-name="T14">r</text:span><text:span text:style-name="T14">c</text:span><text:span text:style-name="T14">h</text:span><text:span text:style-name="T14">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9" draw:layer="layout" svg:width="1.266cm" svg:height="1.266cm" svg:x="17.78cm" svg:y="8.427cm">
          <text:p text:style-name="P18"><text:span text:style-name="T15">P</text:span><text:span text:style-name="T15">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9" draw:text-style-name="P19" draw:layer="layout" svg:width="1.266cm" svg:height="1.266cm" svg:x="17.78cm" svg:y="10.755cm">
          <text:p text:style-name="P18"><text:span text:style-name="T15">P</text:span><text:span text:style-name="T1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9" draw:text-style-name="P19" draw:layer="layout" svg:width="1.266cm" svg:height="1.266cm" svg:x="15.875cm" svg:y="12.872cm">
          <text:p text:style-name="P18"><text:span text:style-name="T15">s</text:span><text:span text:style-name="T15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" draw:style-name="gr10" draw:text-style-name="P20" draw:layer="layout" svg:x1="18.415cm" svg:y1="9.696cm" svg:x2="18.416cm" svg:y2="10.755cm">
          <text:p/>
        </draw:line>
        <draw:line draw:name="Line 7" draw:style-name="gr10" draw:text-style-name="P20" draw:layer="layout" svg:x1="17.991cm" svg:y1="11.813cm" svg:x2="16.933cm" svg:y2="12.871cm">
          <text:p/>
        </draw:line>
        <draw:custom-shape draw:name="CustomShape 8" draw:style-name="gr9" draw:text-style-name="P19" draw:layer="layout" svg:width="1.266cm" svg:height="1.266cm" svg:x="17.78cm" svg:y="12.872cm">
          <text:p text:style-name="P18"><text:span text:style-name="T15">s</text:span><text:span text:style-name="T15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9" draw:text-style-name="P19" draw:layer="layout" svg:width="1.266cm" svg:height="1.266cm" svg:x="19.685cm" svg:y="12.872cm">
          <text:p text:style-name="P18"><text:span text:style-name="T15">s</text:span><text:span text:style-name="T15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0" draw:style-name="gr10" draw:text-style-name="P20" draw:layer="layout" svg:x1="18.415cm" svg:y1="12.025cm" svg:x2="18.416cm" svg:y2="12.871cm">
          <text:p/>
        </draw:line>
        <draw:line draw:name="Line 11" draw:style-name="gr10" draw:text-style-name="P20" draw:layer="layout" svg:x1="18.838cm" svg:y1="11.813cm" svg:x2="19.896cm" svg:y2="12.871cm">
          <text:p/>
        </draw:line>
        <draw:custom-shape draw:name="CustomShape 12" draw:style-name="gr9" draw:text-style-name="P19" draw:layer="layout" svg:width="1.266cm" svg:height="1.266cm" svg:x="17.78cm" svg:y="14.989cm">
          <text:p text:style-name="P18"><text:span text:style-name="T15">f</text:span><text:span text:style-name="T15">o</text:span><text:span text:style-name="T15">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3" draw:style-name="gr10" draw:text-style-name="P20" draw:layer="layout" svg:x1="18.415cm" svg:y1="14.141cm" svg:x2="18.416cm" svg:y2="14.988cm">
          <text:p/>
        </draw:line>
        <draw:custom-shape draw:name="CustomShape 14" draw:style-name="gr9" draw:text-style-name="P19" draw:layer="layout" svg:width="1.266cm" svg:height="1.266cm" svg:x="17.78cm" svg:y="17.105cm">
          <text:p text:style-name="P18"><text:span text:style-name="T15">b</text:span><text:span text:style-name="T15">a</text:span><text:span text:style-name="T15">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5" draw:style-name="gr10" draw:text-style-name="P20" draw:layer="layout" svg:x1="18.415cm" svg:y1="16.258cm" svg:x2="18.416cm" svg:y2="17.105cm">
          <text:p/>
        </draw:line>
        <draw:custom-shape draw:name="CustomShape 16" draw:style-name="gr9" draw:text-style-name="P19" draw:layer="layout" svg:width="1.266cm" svg:height="1.266cm" svg:x="2.963cm" svg:y="10.12cm">
          <text:p text:style-name="P18"><text:span text:style-name="T15">T</text:span><text:span text:style-name="T15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11" draw:text-style-name="P14" draw:layer="layout" svg:width="4.983cm" svg:height="1.011cm" svg:x="15.904cm" svg:y="7.243cm">
          <text:p text:style-name="P18"><text:span text:style-name="T15">P</text:span><text:span text:style-name="T15">r</text:span><text:span text:style-name="T15">o</text:span><text:span text:style-name="T15">c</text:span><text:span text:style-name="T15">e</text:span><text:span text:style-name="T15">s</text:span><text:span text:style-name="T15">s</text:span><text:span text:style-name="T15"> </text:span><text:span text:style-name="T15">h</text:span><text:span text:style-name="T15">i</text:span><text:span text:style-name="T15">e</text:span><text:span text:style-name="T15">r</text:span><text:span text:style-name="T15">a</text:span><text:span text:style-name="T15">r</text:span><text:span text:style-name="T15">c</text:span><text:span text:style-name="T15">h</text:span><text:span text:style-name="T15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" draw:text-style-name="P20" draw:layer="layout" svg:width="10.579cm" svg:height="7.828cm" svg:x="2.54cm" svg:y="8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1" draw:text-style-name="P14" draw:layer="layout" svg:width="9.606cm" svg:height="1.011cm" svg:x="2.949cm" svg:y="7.119cm">
          <text:p text:style-name="P18"><text:span text:style-name="T15">T</text:span><text:span text:style-name="T15">h</text:span><text:span text:style-name="T15">r</text:span><text:span text:style-name="T15">e</text:span><text:span text:style-name="T15">a</text:span><text:span text:style-name="T15">d</text:span><text:span text:style-name="T15">s</text:span><text:span text:style-name="T15"> </text:span><text:span text:style-name="T15">a</text:span><text:span text:style-name="T15">s</text:span><text:span text:style-name="T15">s</text:span><text:span text:style-name="T15">o</text:span><text:span text:style-name="T15">c</text:span><text:span text:style-name="T15">i</text:span><text:span text:style-name="T15">a</text:span><text:span text:style-name="T15">t</text:span><text:span text:style-name="T15">e</text:span><text:span text:style-name="T15">d</text:span><text:span text:style-name="T15"> </text:span><text:span text:style-name="T15">w</text:span><text:span text:style-name="T15">i</text:span><text:span text:style-name="T15">t</text:span><text:span text:style-name="T15">h</text:span><text:span text:style-name="T15"> </text:span><text:span text:style-name="T15">p</text:span><text:span text:style-name="T15">r</text:span><text:span text:style-name="T15">o</text:span><text:span text:style-name="T15">c</text:span><text:span text:style-name="T15">e</text:span><text:span text:style-name="T15">s</text:span><text:span text:style-name="T15">s</text:span><text:span text:style-name="T15"> </text:span><text:span text:style-name="T15">f</text:span><text:span text:style-name="T15">o</text:span><text:span text:style-name="T15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" draw:text-style-name="P19" draw:layer="layout" svg:width="1.266cm" svg:height="1.266cm" svg:x="6.138cm" svg:y="8.639cm">
          <text:p text:style-name="P18"><text:span text:style-name="T15">T</text:span><text:span text:style-name="T15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9" draw:text-style-name="P19" draw:layer="layout" svg:width="1.266cm" svg:height="1.266cm" svg:x="11.218cm" svg:y="9.274cm">
          <text:p text:style-name="P18"><text:span text:style-name="T15">T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9" draw:text-style-name="P19" draw:layer="layout" svg:width="1.266cm" svg:height="1.266cm" svg:x="4.445cm" svg:y="14.565cm">
          <text:p text:style-name="P18"><text:span text:style-name="T15">T</text:span><text:span text:style-name="T15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9" draw:text-style-name="P19" draw:layer="layout" svg:width="1.266cm" svg:height="1.266cm" svg:x="9.525cm" svg:y="14.354cm">
          <text:p text:style-name="P18"><text:span text:style-name="T15">T</text:span><text:span text:style-name="T15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13" draw:text-style-name="P21" draw:layer="layout" svg:width="5.288cm" svg:height="1.689cm" svg:x="5.503cm" svg:y="11.39cm">
          <text:p text:style-name="P18"><text:span text:style-name="T15">s</text:span><text:span text:style-name="T15">h</text:span><text:span text:style-name="T15">a</text:span><text:span text:style-name="T15">r</text:span><text:span text:style-name="T15">e</text:span><text:span text:style-name="T15">d</text:span><text:span text:style-name="T15"> </text:span><text:span text:style-name="T15">c</text:span><text:span text:style-name="T15">o</text:span><text:span text:style-name="T15">d</text:span><text:span text:style-name="T15">e</text:span><text:span text:style-name="T15">, </text:span><text:span text:style-name="T15">d</text:span><text:span text:style-name="T15">a</text:span><text:span text:style-name="T15">t</text:span><text:span text:style-name="T15">a</text:span></text:p>
          <text:p text:style-name="P18"><text:span text:style-name="T15">a</text:span><text:span text:style-name="T15">n</text:span><text:span text:style-name="T15">d</text:span><text:span text:style-name="T15"> </text:span><text:span text:style-name="T15">k</text:span><text:span text:style-name="T15">e</text:span><text:span text:style-name="T15">r</text:span><text:span text:style-name="T15">n</text:span><text:span text:style-name="T15">e</text:span><text:span text:style-name="T15">l </text:span><text:span text:style-name="T15">c</text:span><text:span text:style-name="T15">o</text:span><text:span text:style-name="T15">n</text:span><text:span text:style-name="T15">t</text:span><text:span text:style-name="T15">e</text:span><text:span text:style-name="T15">x</text:span><text:span text:style-name="T15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14" draw:text-style-name="P20" draw:layer="layout" svg:x1="5.291cm" svg:y1="14.565cm" svg:x2="6.138cm" svg:y2="13.083cm">
          <text:p/>
        </draw:line>
        <draw:line draw:name="Line 26" draw:style-name="gr14" draw:text-style-name="P20" draw:layer="layout" svg:x1="9.948cm" svg:y1="14.353cm" svg:x2="9.313cm" svg:y2="13.083cm">
          <text:p/>
        </draw:line>
        <draw:line draw:name="Line 27" draw:style-name="gr14" draw:text-style-name="P20" draw:layer="layout" svg:x1="5.291cm" svg:y1="12.025cm" svg:x2="4.233cm" svg:y2="11.178cm">
          <text:p/>
        </draw:line>
        <draw:line draw:name="Line 28" draw:style-name="gr14" draw:text-style-name="P20" draw:layer="layout" svg:x1="6.773cm" svg:y1="11.39cm" svg:x2="6.774cm" svg:y2="9.908cm">
          <text:p/>
        </draw:line>
        <draw:line draw:name="Line 29" draw:style-name="gr14" draw:text-style-name="P20" draw:layer="layout" svg:x1="10.16cm" svg:y1="11.39cm" svg:x2="11.43cm" svg:y2="10.331cm">
          <text:p/>
        </draw:line>
        <presentation:notes draw:style-name="dp3">
          <draw:page-thumbnail draw:style-name="gr6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1">T</text:span><text:span text:style-name="T1">h</text:span><text:span text:style-name="T1">r</text:span><text:span text:style-name="T1">e</text:span><text:span text:style-name="T1">a</text:span><text:span text:style-name="T1">d</text:span><text:span text:style-name="T1">s</text:span><text:span text:style-name="T1"> </text:span><text:span text:style-name="T1">v</text:span><text:span text:style-name="T1">s</text:span><text:span text:style-name="T1">.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e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3.954cm" svg:height="14.861cm" svg:x="0.807cm" svg:y="3.391cm">
          <text:list text:style-name="L2">
            <text:list-item>
              <text:p text:style-name="P11"><text:span text:style-name="T10">H</text:span><text:span text:style-name="T10">o</text:span><text:span text:style-name="T10">w</text:span><text:span text:style-name="T10"> </text:span><text:span text:style-name="T10">t</text:span><text:span text:style-name="T10">h</text:span><text:span text:style-name="T10">r</text:span><text:span text:style-name="T10">e</text:span><text:span text:style-name="T10">a</text:span><text:span text:style-name="T10">d</text:span><text:span text:style-name="T10">s</text:span><text:span text:style-name="T10"> </text:span><text:span text:style-name="T10">a</text:span><text:span text:style-name="T10">n</text:span><text:span text:style-name="T10">d</text:span><text:span text:style-name="T10"> </text:span><text:span text:style-name="T10">p</text:span><text:span text:style-name="T10">r</text:span><text:span text:style-name="T10">o</text:span><text:span text:style-name="T10">c</text:span><text:span text:style-name="T10">e</text:span><text:span text:style-name="T10">s</text:span><text:span text:style-name="T10">s</text:span><text:span text:style-name="T10">e</text:span><text:span text:style-name="T10">s</text:span><text:span text:style-name="T10"> </text:span><text:span text:style-name="T10">a</text:span><text:span text:style-name="T10">r</text:span><text:span text:style-name="T10">e</text:span><text:span text:style-name="T10"> </text:span><text:span text:style-name="T10">s</text:span><text:span text:style-name="T10">i</text:span><text:span text:style-name="T10">m</text:span><text:span text:style-name="T10">i</text:span><text:span text:style-name="T10">l</text:span><text:span text:style-name="T10">a</text:span><text:span text:style-name="T10">r</text:span></text:p>
            </text:list-item>
          </text:list>
          <text:list text:style-name="L3">
            <text:list-item>
              <text:list>
                <text:list-item>
                  <text:p text:style-name="P15"><text:span text:style-name="T4">E</text:span><text:span text:style-name="T4">a</text:span><text:span text:style-name="T4">c</text:span><text:span text:style-name="T4">h</text:span><text:span text:style-name="T4"> </text:span><text:span text:style-name="T4">h</text:span><text:span text:style-name="T4">a</text:span><text:span text:style-name="T4">s</text:span><text:span text:style-name="T4"> </text:span><text:span text:style-name="T4">i</text:span><text:span text:style-name="T4">t</text:span><text:span text:style-name="T4">s</text:span><text:span text:style-name="T4"> </text:span><text:span text:style-name="T4">o</text:span><text:span text:style-name="T4">w</text:span><text:span text:style-name="T4">n</text:span><text:span text:style-name="T4"> </text:span><text:span text:style-name="T4">l</text:span><text:span text:style-name="T4">o</text:span><text:span text:style-name="T4">g</text:span><text:span text:style-name="T4">i</text:span><text:span text:style-name="T4">c</text:span><text:span text:style-name="T4">a</text:span><text:span text:style-name="T4">l</text:span><text:span text:style-name="T4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 </text:span><text:span text:style-name="T4">f</text:span><text:span text:style-name="T4">l</text:span><text:span text:style-name="T4">o</text:span><text:span text:style-name="T4">w</text:span></text:p>
                </text:list-item>
                <text:list-item>
                  <text:p text:style-name="P15"><text:span text:style-name="T4">E</text:span><text:span text:style-name="T4">a</text:span><text:span text:style-name="T4">c</text:span><text:span text:style-name="T4">h</text:span><text:span text:style-name="T4"> </text:span><text:span text:style-name="T4">c</text:span><text:span text:style-name="T4">a</text:span><text:span text:style-name="T4">n</text:span><text:span text:style-name="T4"> </text:span><text:span text:style-name="T4">r</text:span><text:span text:style-name="T4">u</text:span><text:span text:style-name="T4">n</text:span><text:span text:style-name="T4"> </text:span><text:span text:style-name="T4">c</text:span><text:span text:style-name="T4">o</text:span><text:span text:style-name="T4">n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</text:span><text:span text:style-name="T4">l</text:span><text:span text:style-name="T4">y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o</text:span><text:span text:style-name="T4">t</text:span><text:span text:style-name="T4">h</text:span><text:span text:style-name="T4">e</text:span><text:span text:style-name="T4">r</text:span><text:span text:style-name="T4">s</text:span><text:span text:style-name="T4"> </text:span><text:span text:style-name="T4">(</text:span><text:span text:style-name="T4">p</text:span><text:span text:style-name="T4">o</text:span><text:span text:style-name="T4">s</text:span><text:span text:style-name="T4">s</text:span><text:span text:style-name="T4">i</text:span><text:span text:style-name="T4">b</text:span><text:span text:style-name="T4">l</text:span><text:span text:style-name="T4">y</text:span><text:span text:style-name="T4"> </text:span><text:span text:style-name="T4">o</text:span><text:span text:style-name="T4">n</text:span><text:span text:style-name="T4"> </text:span><text:span text:style-name="T4">d</text:span><text:span text:style-name="T4">i</text:span><text:span text:style-name="T4">f</text:span><text:span text:style-name="T4">f</text:span><text:span text:style-name="T4">e</text:span><text:span text:style-name="T4">r</text:span><text:span text:style-name="T4">e</text:span><text:span text:style-name="T4">n</text:span><text:span text:style-name="T4">t</text:span><text:span text:style-name="T4"> </text:span><text:span text:style-name="T4">c</text:span><text:span text:style-name="T4">o</text:span><text:span text:style-name="T4">r</text:span><text:span text:style-name="T4">e</text:span><text:span text:style-name="T4">s</text:span><text:span text:style-name="T4">)</text:span></text:p>
                </text:list-item>
                <text:list-item>
                  <text:p text:style-name="P15"><text:span text:style-name="T4">E</text:span><text:span text:style-name="T4">a</text:span><text:span text:style-name="T4">c</text:span><text:span text:style-name="T4">h</text:span><text:span text:style-name="T4"> </text:span><text:span text:style-name="T4">i</text:span><text:span text:style-name="T4">s</text:span><text:span text:style-name="T4"> </text:span><text:span text:style-name="T4">c</text:span><text:span text:style-name="T4">o</text:span><text:span text:style-name="T4">n</text:span><text:span text:style-name="T4">t</text:span><text:span text:style-name="T4">e</text:span><text:span text:style-name="T4">x</text:span><text:span text:style-name="T4">t</text:span><text:span text:style-name="T4"> </text:span><text:span text:style-name="T4">s</text:span><text:span text:style-name="T4">w</text:span><text:span text:style-name="T4">i</text:span><text:span text:style-name="T4">t</text:span><text:span text:style-name="T4">c</text:span><text:span text:style-name="T4">h</text:span><text:span text:style-name="T4">e</text:span><text:span text:style-name="T4">d</text:span></text:p>
                </text:list-item>
              </text:list>
            </text:list-item>
            <text:list-item>
              <text:p text:style-name="P11"><text:span text:style-name="T10">H</text:span><text:span text:style-name="T10">o</text:span><text:span text:style-name="T10">w</text:span><text:span text:style-name="T10"> </text:span><text:span text:style-name="T10">t</text:span><text:span text:style-name="T10">h</text:span><text:span text:style-name="T10">r</text:span><text:span text:style-name="T10">e</text:span><text:span text:style-name="T10">a</text:span><text:span text:style-name="T10">d</text:span><text:span text:style-name="T10">s</text:span><text:span text:style-name="T10"> </text:span><text:span text:style-name="T10">a</text:span><text:span text:style-name="T10">n</text:span><text:span text:style-name="T10">d</text:span><text:span text:style-name="T10"> </text:span><text:span text:style-name="T10">p</text:span><text:span text:style-name="T10">r</text:span><text:span text:style-name="T10">o</text:span><text:span text:style-name="T10">c</text:span><text:span text:style-name="T10">e</text:span><text:span text:style-name="T10">s</text:span><text:span text:style-name="T10">s</text:span><text:span text:style-name="T10">e</text:span><text:span text:style-name="T10">s</text:span><text:span text:style-name="T10"> </text:span><text:span text:style-name="T10">a</text:span><text:span text:style-name="T10">r</text:span><text:span text:style-name="T10">e</text:span><text:span text:style-name="T10"> </text:span><text:span text:style-name="T10">d</text:span><text:span text:style-name="T10">i</text:span><text:span text:style-name="T10">f</text:span><text:span text:style-name="T10">f</text:span><text:span text:style-name="T10">e</text:span><text:span text:style-name="T10">r</text:span><text:span text:style-name="T10">e</text:span><text:span text:style-name="T10">n</text:span><text:span text:style-name="T10">t</text:span></text:p>
              <text:list>
                <text:list-item>
                  <text:p text:style-name="P15"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s</text:span><text:span text:style-name="T4"> </text:span><text:span text:style-name="T4">s</text:span><text:span text:style-name="T4">h</text:span><text:span text:style-name="T4">a</text:span><text:span text:style-name="T4">r</text:span><text:span text:style-name="T4">e</text:span><text:span text:style-name="T4"> </text:span><text:span text:style-name="T4">a</text:span><text:span text:style-name="T4">l</text:span><text:span text:style-name="T4">l</text:span><text:span text:style-name="T4"> </text:span><text:span text:style-name="T4">c</text:span><text:span text:style-name="T4">o</text:span><text:span text:style-name="T4">d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text:span text:style-name="T4">(</text:span><text:span text:style-name="T4">e</text:span><text:span text:style-name="T4">x</text:span><text:span text:style-name="T4">c</text:span><text:span text:style-name="T4">e</text:span><text:span text:style-name="T4">p</text:span><text:span text:style-name="T4">t</text:span><text:span text:style-name="T4"> </text:span><text:span text:style-name="T4">l</text:span><text:span text:style-name="T4">o</text:span><text:span text:style-name="T4">c</text:span><text:span text:style-name="T4">a</text:span><text:span text:style-name="T4">l</text:span><text:span text:style-name="T4"> </text:span><text:span text:style-name="T4">s</text:span><text:span text:style-name="T4">t</text:span><text:span text:style-name="T4">a</text:span><text:span text:style-name="T4">c</text:span><text:span text:style-name="T4">k</text:span><text:span text:style-name="T4">s</text:span><text:span text:style-name="T4">)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6"><text:span text:style-name="T12">P</text:span><text:span text:style-name="T12">r</text:span><text:span text:style-name="T12">o</text:span><text:span text:style-name="T12">c</text:span><text:span text:style-name="T12">e</text:span><text:span text:style-name="T12">s</text:span><text:span text:style-name="T12">s</text:span><text:span text:style-name="T12">e</text:span><text:span text:style-name="T12">s</text:span><text:span text:style-name="T12"> </text:span><text:span text:style-name="T12">(</text:span><text:span text:style-name="T12">t</text:span><text:span text:style-name="T12">y</text:span><text:span text:style-name="T12">p</text:span><text:span text:style-name="T12">i</text:span><text:span text:style-name="T12">c</text:span><text:span text:style-name="T12">a</text:span><text:span text:style-name="T12">l</text:span><text:span text:style-name="T12">l</text:span><text:span text:style-name="T12">y</text:span><text:span text:style-name="T12">)</text:span><text:span text:style-name="T12"> </text:span><text:span text:style-name="T12">d</text:span><text:span text:style-name="T12">o</text:span><text:span text:style-name="T12"> </text:span><text:span text:style-name="T12">n</text:span><text:span text:style-name="T12">o</text:span><text:span text:style-name="T12">t</text:span></text:p>
                    </text:list-item>
                  </text:list>
                </text:list-item>
                <text:list-item>
                  <text:p text:style-name="P15"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text:span text:style-name="T4">s</text:span><text:span text:style-name="T4">o</text:span><text:span text:style-name="T4">m</text:span><text:span text:style-name="T4">e</text:span><text:span text:style-name="T4">w</text:span><text:span text:style-name="T4">h</text:span><text:span text:style-name="T4">a</text:span><text:span text:style-name="T4">t</text:span><text:span text:style-name="T4"> </text:span><text:span text:style-name="T4">l</text:span><text:span text:style-name="T4">e</text:span><text:span text:style-name="T4">s</text:span><text:span text:style-name="T4">s</text:span><text:span text:style-name="T4"> </text:span><text:span text:style-name="T4">e</text:span><text:span text:style-name="T4">x</text:span><text:span text:style-name="T4">p</text:span><text:span text:style-name="T4">e</text:span><text:span text:style-name="T4">n</text:span><text:span text:style-name="T4">s</text:span><text:span text:style-name="T4">i</text:span><text:span text:style-name="T4">v</text:span><text:span text:style-name="T4">e</text:span><text:span text:style-name="T4"> </text:span><text:span text:style-name="T4">t</text:span><text:span text:style-name="T4">h</text:span><text:span text:style-name="T4">a</text:span><text:span text:style-name="T4">n</text:span><text:span text:style-name="T4"> 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e</text:span><text:span text:style-name="T4">s</text:span></text:p>
                  <text:list>
                    <text:list-item>
                      <text:p text:style-name="P16"><text:span text:style-name="T12">P</text:span><text:span text:style-name="T12">r</text:span><text:span text:style-name="T12">o</text:span><text:span text:style-name="T12">c</text:span><text:span text:style-name="T12">e</text:span><text:span text:style-name="T12">s</text:span><text:span text:style-name="T12">s</text:span><text:span text:style-name="T12"> </text:span><text:span text:style-name="T12">c</text:span><text:span text:style-name="T12">o</text:span><text:span text:style-name="T12">n</text:span><text:span text:style-name="T12">t</text:span><text:span text:style-name="T12">r</text:span><text:span text:style-name="T12">o</text:span><text:span text:style-name="T12">l</text:span><text:span text:style-name="T12"> </text:span><text:span text:style-name="T12">(</text:span><text:span text:style-name="T12">c</text:span><text:span text:style-name="T12">r</text:span><text:span text:style-name="T12">e</text:span><text:span text:style-name="T12">a</text:span><text:span text:style-name="T12">t</text:span><text:span text:style-name="T12">i</text:span><text:span text:style-name="T12">n</text:span><text:span text:style-name="T12">g</text:span><text:span text:style-name="T12"> </text:span><text:span text:style-name="T12">a</text:span><text:span text:style-name="T12">n</text:span><text:span text:style-name="T12">d</text:span><text:span text:style-name="T12"> </text:span><text:span text:style-name="T12">r</text:span><text:span text:style-name="T12">e</text:span><text:span text:style-name="T12">a</text:span><text:span text:style-name="T12">p</text:span><text:span text:style-name="T12">i</text:span><text:span text:style-name="T12">n</text:span><text:span text:style-name="T12">g</text:span><text:span text:style-name="T12">)</text:span><text:span text:style-name="T12"> </text:span><text:span text:style-name="T12">t</text:span><text:span text:style-name="T12">w</text:span><text:span text:style-name="T12">i</text:span><text:span text:style-name="T12">c</text:span><text:span text:style-name="T12">e</text:span><text:span text:style-name="T12"> </text:span><text:span text:style-name="T12">a</text:span><text:span text:style-name="T12">s</text:span><text:span text:style-name="T12"> </text:span><text:span text:style-name="T12">e</text:span><text:span text:style-name="T12">x</text:span><text:span text:style-name="T12">p</text:span><text:span text:style-name="T12">e</text:span><text:span text:style-name="T12">n</text:span><text:span text:style-name="T12">s</text:span><text:span text:style-name="T12">i</text:span><text:span text:style-name="T12">v</text:span><text:span text:style-name="T12">e</text:span><text:span text:style-name="T12"> </text:span><text:span text:style-name="T12">a</text:span><text:span text:style-name="T12">s</text:span><text:span text:style-name="T12"> </text:span><text:span text:style-name="T12">t</text:span><text:span text:style-name="T12">h</text:span><text:span text:style-name="T12">r</text:span><text:span text:style-name="T12">e</text:span><text:span text:style-name="T12">a</text:span><text:span text:style-name="T12">d</text:span><text:span text:style-name="T12"> </text:span><text:span text:style-name="T12">c</text:span><text:span text:style-name="T12">o</text:span><text:span text:style-name="T12">n</text:span><text:span text:style-name="T12">t</text:span><text:span text:style-name="T12">r</text:span><text:span text:style-name="T12">o</text:span><text:span text:style-name="T12">l</text:span></text:p>
                    </text:list-item>
                    <text:list-item>
                      <text:p text:style-name="P16"><text:span text:style-name="T12">L</text:span><text:span text:style-name="T12">i</text:span><text:span text:style-name="T12">n</text:span><text:span text:style-name="T12">u</text:span><text:span text:style-name="T12">x</text:span><text:span text:style-name="T12"> </text:span><text:span text:style-name="T12">n</text:span><text:span text:style-name="T12">u</text:span><text:span text:style-name="T12">m</text:span><text:span text:style-name="T12">b</text:span><text:span text:style-name="T12">e</text:span><text:span text:style-name="T12">r</text:span><text:span text:style-name="T12">s</text:span><text:span text:style-name="T12">: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6"><text:span text:style-name="T12">~</text:span><text:span text:style-name="T12">2</text:span><text:span text:style-name="T12">0</text:span><text:span text:style-name="T12">K</text:span><text:span text:style-name="T12"> </text:span><text:span text:style-name="T12">c</text:span><text:span text:style-name="T12">y</text:span><text:span text:style-name="T12">c</text:span><text:span text:style-name="T12">l</text:span><text:span text:style-name="T12">e</text:span><text:span text:style-name="T12">s</text:span><text:span text:style-name="T12"> </text:span><text:span text:style-name="T12">t</text:span><text:span text:style-name="T12">o</text:span><text:span text:style-name="T12"> </text:span><text:span text:style-name="T12">c</text:span><text:span text:style-name="T12">r</text:span><text:span text:style-name="T12">e</text:span><text:span text:style-name="T12">a</text:span><text:span text:style-name="T12">t</text:span><text:span text:style-name="T12">e</text:span><text:span text:style-name="T12"> </text:span><text:span text:style-name="T12">a</text:span><text:span text:style-name="T12">n</text:span><text:span text:style-name="T12">d</text:span><text:span text:style-name="T12"> </text:span><text:span text:style-name="T12">r</text:span><text:span text:style-name="T12">e</text:span><text:span text:style-name="T12">a</text:span><text:span text:style-name="T12">p</text:span><text:span text:style-name="T12"> </text:span><text:span text:style-name="T12">a</text:span><text:span text:style-name="T12"> </text:span><text:span text:style-name="T12">p</text:span><text:span text:style-name="T12">r</text:span><text:span text:style-name="T12">o</text:span><text:span text:style-name="T12">c</text:span><text:span text:style-name="T12">e</text:span><text:span text:style-name="T12">s</text:span><text:span text:style-name="T12">s</text:span></text:p>
                        </text:list-item>
                        <text:list-item>
                          <text:p text:style-name="P16"><text:span text:style-name="T12">~</text:span><text:span text:style-name="T12">1</text:span><text:span text:style-name="T12">0</text:span><text:span text:style-name="T12">K</text:span><text:span text:style-name="T12"> </text:span><text:span text:style-name="T12">c</text:span><text:span text:style-name="T12">y</text:span><text:span text:style-name="T12">c</text:span><text:span text:style-name="T12">l</text:span><text:span text:style-name="T12">e</text:span><text:span text:style-name="T12">s</text:span><text:span text:style-name="T12"> </text:span><text:span text:style-name="T12">(</text:span><text:span text:style-name="T12">o</text:span><text:span text:style-name="T12">r</text:span><text:span text:style-name="T12"> </text:span><text:span text:style-name="T12">l</text:span><text:span text:style-name="T12">e</text:span><text:span text:style-name="T12">s</text:span><text:span text:style-name="T12">s</text:span><text:span text:style-name="T12">)</text:span><text:span text:style-name="T12"> </text:span><text:span text:style-name="T12">t</text:span><text:span text:style-name="T12">o</text:span><text:span text:style-name="T12"> </text:span><text:span text:style-name="T12">c</text:span><text:span text:style-name="T12">r</text:span><text:span text:style-name="T12">e</text:span><text:span text:style-name="T12">a</text:span><text:span text:style-name="T12">t</text:span><text:span text:style-name="T12">e</text:span><text:span text:style-name="T12"> </text:span><text:span text:style-name="T12">a</text:span><text:span text:style-name="T12">n</text:span><text:span text:style-name="T12">d</text:span><text:span text:style-name="T12"> </text:span><text:span text:style-name="T12">r</text:span><text:span text:style-name="T12">e</text:span><text:span text:style-name="T12">a</text:span><text:span text:style-name="T12">p</text:span><text:span text:style-name="T12"> </text:span><text:span text:style-name="T12">a</text:span><text:span text:style-name="T12"> </text:span><text:span text:style-name="T12">t</text:span><text:span text:style-name="T12">h</text:span><text:span text:style-name="T12">r</text:span><text:span text:style-name="T12">e</text:span><text:span text:style-name="T12">a</text:span><text:span text:style-name="T12">d</text:span></text:p>
                        </text:list-item>
                        <text:list-item>
                          <text:p text:style-name="P16"><text:span text:style-name="T16">M</text:span><text:span text:style-name="T16">u</text:span><text:span text:style-name="T16">c</text:span><text:span text:style-name="T16">h</text:span><text:span text:style-name="T12"> </text:span><text:span text:style-name="T12">l</text:span><text:span text:style-name="T12">a</text:span><text:span text:style-name="T12">r</text:span><text:span text:style-name="T12">g</text:span><text:span text:style-name="T12">e</text:span><text:span text:style-name="T12">r</text:span><text:span text:style-name="T12"> </text:span><text:span text:style-name="T12">d</text:span><text:span text:style-name="T12">i</text:span><text:span text:style-name="T12">f</text:span><text:span text:style-name="T12">f</text:span><text:span text:style-name="T12">e</text:span><text:span text:style-name="T12">r</text:span><text:span text:style-name="T12">e</text:span><text:span text:style-name="T12">n</text:span><text:span text:style-name="T12">c</text:span><text:span text:style-name="T12">e</text:span><text:span text:style-name="T12"> </text:span><text:span text:style-name="T12">o</text:span><text:span text:style-name="T12">n</text:span><text:span text:style-name="T12"> </text:span><text:span text:style-name="T12">n</text:span><text:span text:style-name="T12">o</text:span><text:span text:style-name="T12">n</text:span><text:span text:style-name="T12">-</text:span><text:span text:style-name="T12">U</text:span><text:span text:style-name="T12">n</text:span><text:span text:style-name="T12">i</text:span><text:span text:style-name="T12">c</text:span><text:span text:style-name="T12">e</text:span><text:span text:style-name="T12">s</text:span><text:span text:style-name="T12">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2.115cm" svg:height="1.588cm" svg:x="1.058cm" svg:y="0.926cm">
          <text:p text:style-name="P9"><text:span text:style-name="T7">P</text:span><text:span text:style-name="T7">o</text:span><text:span text:style-name="T7">s</text:span><text:span text:style-name="T7">i</text:span><text:span text:style-name="T7">x</text:span><text:span text:style-name="T7"> </text:span><text:span text:style-name="T7">T</text:span><text:span text:style-name="T7">h</text:span><text:span text:style-name="T7">r</text:span><text:span text:style-name="T7">e</text:span><text:span text:style-name="T7">a</text:span><text:span text:style-name="T7">d</text:span><text:span text:style-name="T7">s</text:span><text:span text:style-name="T7"> </text:span><text:span text:style-name="T7">(</text:span><text:span text:style-name="T7">P</text:span><text:span text:style-name="T7">t</text:span><text:span text:style-name="T7">h</text:span><text:span text:style-name="T7">r</text:span><text:span text:style-name="T7">e</text:span><text:span text:style-name="T7">a</text:span><text:span text:style-name="T7">d</text:span><text:span text:style-name="T7">s</text:span><text:span text:style-name="T7">)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3.315cm" svg:height="15.448cm" svg:x="1.235cm" svg:y="2.54cm">
          <text:list text:style-name="L2">
            <text:list-item>
              <text:p text:style-name="P17"><text:span text:style-name="T17">P</text:span><text:span text:style-name="T17">t</text:span><text:span text:style-name="T17">h</text:span><text:span text:style-name="T17">r</text:span><text:span text:style-name="T17">e</text:span><text:span text:style-name="T17">a</text:span><text:span text:style-name="T17">d</text:span><text:span text:style-name="T17">s</text:span><text:span text:style-name="T17">:</text:span><text:span text:style-name="T18"> </text:span><text:span text:style-name="T18">S</text:span><text:span text:style-name="T18">t</text:span><text:span text:style-name="T18">a</text:span><text:span text:style-name="T18">n</text:span><text:span text:style-name="T18">d</text:span><text:span text:style-name="T18">a</text:span><text:span text:style-name="T18">r</text:span><text:span text:style-name="T18">d</text:span><text:span text:style-name="T18"> </text:span><text:span text:style-name="T18">i</text:span><text:span text:style-name="T18">n</text:span><text:span text:style-name="T18">t</text:span><text:span text:style-name="T18">e</text:span><text:span text:style-name="T18">r</text:span><text:span text:style-name="T18">f</text:span><text:span text:style-name="T18">a</text:span><text:span text:style-name="T18">c</text:span><text:span text:style-name="T18">e</text:span><text:span text:style-name="T18"> </text:span><text:span text:style-name="T18">f</text:span><text:span text:style-name="T18">o</text:span><text:span text:style-name="T18">r</text:span><text:span text:style-name="T18"> </text:span><text:span text:style-name="T18">~</text:span><text:span text:style-name="T18">6</text:span><text:span text:style-name="T18">0</text:span><text:span text:style-name="T18"> </text:span><text:span text:style-name="T18">f</text:span><text:span text:style-name="T18">u</text:span><text:span text:style-name="T18">n</text:span><text:span text:style-name="T18">c</text:span><text:span text:style-name="T18">t</text:span><text:span text:style-name="T18">i</text:span><text:span text:style-name="T18">o</text:span><text:span text:style-name="T18">n</text:span><text:span text:style-name="T18">s</text:span><text:span text:style-name="T18"> </text:span><text:span text:style-name="T18">t</text:span><text:span text:style-name="T18">h</text:span><text:span text:style-name="T18">a</text:span><text:span text:style-name="T18">t</text:span><text:span text:style-name="T18"> </text:span><text:span text:style-name="T18">m</text:span><text:span text:style-name="T18">a</text:span><text:span text:style-name="T18">n</text:span><text:span text:style-name="T18">i</text:span><text:span text:style-name="T18">p</text:span><text:span text:style-name="T18">u</text:span><text:span text:style-name="T18">l</text:span><text:span text:style-name="T18">a</text:span><text:span text:style-name="T18">t</text:span><text:span text:style-name="T18">e</text:span><text:span text:style-name="T18"> </text:span><text:span text:style-name="T18">t</text:span><text:span text:style-name="T18">h</text:span><text:span text:style-name="T18">r</text:span><text:span text:style-name="T18">e</text:span><text:span text:style-name="T18">a</text:span><text:span text:style-name="T18">d</text:span><text:span text:style-name="T18">s</text:span><text:span text:style-name="T18"> </text:span><text:span text:style-name="T18">f</text:span><text:span text:style-name="T18">r</text:span><text:span text:style-name="T18">o</text:span><text:span text:style-name="T18">m</text:span><text:span text:style-name="T18"> </text:span><text:span text:style-name="T18">C</text:span><text:span text:style-name="T18"> </text:span><text:span text:style-name="T18">p</text:span><text:span text:style-name="T18">r</text:span><text:span text:style-name="T18">o</text:span><text:span text:style-name="T18">g</text:span><text:span text:style-name="T18">r</text:span><text:span text:style-name="T18">a</text:span><text:span text:style-name="T18">m</text:span><text:span text:style-name="T18">s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4">C</text:span><text:span text:style-name="T4">r</text:span><text:span text:style-name="T4">e</text:span><text:span text:style-name="T4">a</text:span><text:span text:style-name="T4">t</text:span><text:span text:style-name="T4">i</text:span><text:span text:style-name="T4">n</text:span><text:span text:style-name="T4">g</text:span><text:span text:style-name="T4"> </text:span><text:span text:style-name="T4">a</text:span><text:span text:style-name="T4">n</text:span><text:span text:style-name="T4">d</text:span><text:span text:style-name="T4"> </text:span><text:span text:style-name="T4">r</text:span><text:span text:style-name="T4">e</text:span><text:span text:style-name="T4">a</text:span><text:span text:style-name="T4">p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6"><text:span text:style-name="T19">p</text:span><text:span text:style-name="T19">t</text:span><text:span text:style-name="T19">h</text:span><text:span text:style-name="T19">r</text:span><text:span text:style-name="T19">e</text:span><text:span text:style-name="T19">a</text:span><text:span text:style-name="T19">d</text:span><text:span text:style-name="T19">_</text:span><text:span text:style-name="T19">c</text:span><text:span text:style-name="T19">r</text:span><text:span text:style-name="T19">e</text:span><text:span text:style-name="T19">a</text:span><text:span text:style-name="T19">t</text:span><text:span text:style-name="T19">e</text:span><text:span text:style-name="T19">(</text:span><text:span text:style-name="T19">)</text:span></text:p>
                    </text:list-item>
                    <text:list-item>
                      <text:p text:style-name="P16"><text:span text:style-name="T19">p</text:span><text:span text:style-name="T19">t</text:span><text:span text:style-name="T19">h</text:span><text:span text:style-name="T19">r</text:span><text:span text:style-name="T19">e</text:span><text:span text:style-name="T19">a</text:span><text:span text:style-name="T19">d</text:span><text:span text:style-name="T19">_</text:span><text:span text:style-name="T19">j</text:span><text:span text:style-name="T19">o</text:span><text:span text:style-name="T19">i</text:span><text:span text:style-name="T19">n</text:span><text:span text:style-name="T19">(</text:span><text:span text:style-name="T19">)</text:span></text:p>
                    </text:list-item>
                  </text:list>
                </text:list-item>
                <text:list-item>
                  <text:p text:style-name="P16"><text:span text:style-name="T4">D</text:span><text:span text:style-name="T4">e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y</text:span><text:span text:style-name="T4">o</text:span><text:span text:style-name="T4">u</text:span><text:span text:style-name="T4">r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 </text:span><text:span text:style-name="T4">I</text:span><text:span text:style-name="T4">D</text:span></text:p>
                  <text:list>
                    <text:list-item>
                      <text:p text:style-name="P16"><text:span text:style-name="T19">p</text:span><text:span text:style-name="T19">t</text:span><text:span text:style-name="T19">h</text:span><text:span text:style-name="T19">r</text:span><text:span text:style-name="T19">e</text:span><text:span text:style-name="T19">a</text:span><text:span text:style-name="T19">d</text:span><text:span text:style-name="T19">_</text:span><text:span text:style-name="T19">s</text:span><text:span text:style-name="T19">e</text:span><text:span text:style-name="T19">l</text:span><text:span text:style-name="T19">f</text:span><text:span text:style-name="T19">(</text:span><text:span text:style-name="T19">)</text:span></text:p>
                    </text:list-item>
                  </text:list>
                </text:list-item>
                <text:list-item>
                  <text:p text:style-name="P16"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a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s</text:span></text:p>
                  <text:list>
                    <text:list-item>
                      <text:p text:style-name="P16"><text:span text:style-name="T19">p</text:span><text:span text:style-name="T19">t</text:span><text:span text:style-name="T19">h</text:span><text:span text:style-name="T19">r</text:span><text:span text:style-name="T19">e</text:span><text:span text:style-name="T19">a</text:span><text:span text:style-name="T19">d</text:span><text:span text:style-name="T19">_</text:span><text:span text:style-name="T19">c</text:span><text:span text:style-name="T19">a</text:span><text:span text:style-name="T19">n</text:span><text:span text:style-name="T19">c</text:span><text:span text:style-name="T19">e</text:span><text:span text:style-name="T19">l</text:span><text:span text:style-name="T19">(</text:span><text:span text:style-name="T19">)</text:span></text:p>
                    </text:list-item>
                    <text:list-item>
                      <text:p text:style-name="P16"><text:span text:style-name="T19">p</text:span><text:span text:style-name="T19">t</text:span><text:span text:style-name="T19">h</text:span><text:span text:style-name="T19">r</text:span><text:span text:style-name="T19">e</text:span><text:span text:style-name="T19">a</text:span><text:span text:style-name="T19">d</text:span><text:span text:style-name="T19">_</text:span><text:span text:style-name="T19">e</text:span><text:span text:style-name="T19">x</text:span><text:span text:style-name="T19">i</text:span><text:span text:style-name="T19">t</text:span><text:span text:style-name="T19">(</text:span><text:span text:style-name="T19">)</text:span><text:span text:style-name="T19"> </text:span><text:span text:style-name="T19"><text:tab/></text:span><text:span text:style-name="T4">[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a</text:span><text:span text:style-name="T4">t</text:span><text:span text:style-name="T4">e</text:span><text:span text:style-name="T4">s</text:span><text:span text:style-name="T4"> 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]</text:span></text:p>
                    </text:list-item>
                    <text:list-item>
                      <text:p text:style-name="P16"><text:span text:style-name="T19">e</text:span><text:span text:style-name="T19">x</text:span><text:span text:style-name="T19">i</text:span><text:span text:style-name="T19">t</text:span><text:span text:style-name="T19">(</text:span><text:span text:style-name="T19">)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[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a</text:span><text:span text:style-name="T4">t</text:span><text:span text:style-name="T4">e</text:span><text:span text:style-name="T4">s</text:span><text:span text:style-name="T4"> </text:span><text:span text:style-name="T4">a</text:span><text:span text:style-name="T4">l</text:span><text:span text:style-name="T4">l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s</text:span><text:span text:style-name="T4">]</text:span></text:p>
                    </text:list-item>
                  </text:list>
                </text:list-item>
                <text:list-item>
                  <text:p text:style-name="P16"><text:span text:style-name="T4">S</text:span><text:span text:style-name="T4">y</text:span><text:span text:style-name="T4">n</text:span><text:span text:style-name="T4">c</text:span><text:span text:style-name="T4">h</text:span><text:span text:style-name="T4">r</text:span><text:span text:style-name="T4">o</text:span><text:span text:style-name="T4">n</text:span><text:span text:style-name="T4">i</text:span><text:span text:style-name="T4">z</text:span><text:span text:style-name="T4">i</text:span><text:span text:style-name="T4">n</text:span><text:span text:style-name="T4">g</text:span><text:span text:style-name="T4"> </text:span><text:span text:style-name="T4">a</text:span><text:span text:style-name="T4">c</text:span><text:span text:style-name="T4">c</text:span><text:span text:style-name="T4">e</text:span><text:span text:style-name="T4">s</text:span><text:span text:style-name="T4">s</text:span><text:span text:style-name="T4"> </text:span><text:span text:style-name="T4">t</text:span><text:span text:style-name="T4">o</text:span><text:span text:style-name="T4"> </text:span><text:span text:style-name="T4">s</text:span><text:span text:style-name="T4">h</text:span><text:span text:style-name="T4">a</text:span><text:span text:style-name="T4">r</text:span><text:span text:style-name="T4">e</text:span><text:span text:style-name="T4">d</text:span><text:span text:style-name="T4"> </text:span><text:span text:style-name="T4">v</text:span><text:span text:style-name="T4">a</text:span><text:span text:style-name="T4">r</text:span><text:span text:style-name="T4">i</text:span><text:span text:style-name="T4">a</text:span><text:span text:style-name="T4">b</text:span><text:span text:style-name="T4">l</text:span><text:span text:style-name="T4">e</text:span><text:span text:style-name="T4">s</text:span></text:p>
                  <text:list>
                    <text:list-item>
                      <text:p text:style-name="P16"><text:span text:style-name="T19">p</text:span><text:span text:style-name="T19">t</text:span><text:span text:style-name="T19">h</text:span><text:span text:style-name="T19">r</text:span><text:span text:style-name="T19">e</text:span><text:span text:style-name="T19">a</text:span><text:span text:style-name="T19">d</text:span><text:span text:style-name="T19">_</text:span><text:span text:style-name="T19">m</text:span><text:span text:style-name="T19">u</text:span><text:span text:style-name="T19">t</text:span><text:span text:style-name="T19">e</text:span><text:span text:style-name="T19">x</text:span><text:span text:style-name="T19">_</text:span><text:span text:style-name="T19">i</text:span><text:span text:style-name="T19">n</text:span><text:span text:style-name="T19">i</text:span><text:span text:style-name="T19">t</text:span></text:p>
                    </text:list-item>
                    <text:list-item>
                      <text:p text:style-name="P16"><text:span text:style-name="T19">p</text:span><text:span text:style-name="T19">t</text:span><text:span text:style-name="T19">h</text:span><text:span text:style-name="T19">r</text:span><text:span text:style-name="T19">e</text:span><text:span text:style-name="T19">a</text:span><text:span text:style-name="T19">d</text:span><text:span text:style-name="T19">_</text:span><text:span text:style-name="T19">m</text:span><text:span text:style-name="T19">u</text:span><text:span text:style-name="T19">t</text:span><text:span text:style-name="T19">e</text:span><text:span text:style-name="T19">x</text:span><text:span text:style-name="T19">_</text:span><text:span text:style-name="T19">[</text:span><text:span text:style-name="T19">u</text:span><text:span text:style-name="T19">n</text:span><text:span text:style-name="T19">]</text:span><text:span text:style-name="T19">l</text:span><text:span text:style-name="T19">o</text:span><text:span text:style-name="T19">c</text:span><text:span text:style-name="T19">k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15" draw:text-style-name="P23" draw:layer="layout" svg:width="17.741cm" svg:height="4.1cm" svg:x="2.117cm" svg:y="14.523cm">
          <text:p text:style-name="P22"><text:span text:style-name="T20">v</text:span><text:span text:style-name="T20">o</text:span><text:span text:style-name="T20">i</text:span><text:span text:style-name="T20">d</text:span><text:span text:style-name="T21"> </text:span><text:span text:style-name="T21">*</text:span><text:span text:style-name="T22">t</text:span><text:span text:style-name="T22">h</text:span><text:span text:style-name="T22">r</text:span><text:span text:style-name="T22">e</text:span><text:span text:style-name="T22">a</text:span><text:span text:style-name="T22">d</text:span><text:span text:style-name="T21">(</text:span><text:span text:style-name="T20">v</text:span><text:span text:style-name="T20">o</text:span><text:span text:style-name="T20">i</text:span><text:span text:style-name="T20">d</text:span><text:span text:style-name="T21"> </text:span><text:span text:style-name="T21">*</text:span><text:span text:style-name="T23">v</text:span><text:span text:style-name="T23">a</text:span><text:span text:style-name="T23">r</text:span><text:span text:style-name="T23">g</text:span><text:span text:style-name="T23">p</text:span><text:span text:style-name="T21">)</text:span><text:span text:style-name="T21"> </text:span><text:span text:style-name="T24">/</text:span><text:span text:style-name="T24">*</text:span><text:span text:style-name="T24"> </text:span><text:span text:style-name="T24">t</text:span><text:span text:style-name="T24">h</text:span><text:span text:style-name="T24">r</text:span><text:span text:style-name="T24">e</text:span><text:span text:style-name="T24">a</text:span><text:span text:style-name="T24">d</text:span><text:span text:style-name="T24"> </text:span><text:span text:style-name="T24">r</text:span><text:span text:style-name="T24">o</text:span><text:span text:style-name="T24">u</text:span><text:span text:style-name="T24">t</text:span><text:span text:style-name="T24">i</text:span><text:span text:style-name="T24">n</text:span><text:span text:style-name="T24">e</text:span><text:span text:style-name="T24"> </text:span><text:span text:style-name="T24">*</text:span><text:span text:style-name="T24">/</text:span></text:p>
          <text:p text:style-name="P22"><text:span text:style-name="T21">{</text:span></text:p>
          <text:p text:style-name="P22"><text:span text:style-name="T21"><text:s/></text:span><text:span text:style-name="T21"><text:s/></text:span><text:span text:style-name="T21"><text:s/></text:span><text:span text:style-name="T21"><text:s/></text:span><text:span text:style-name="T21">p</text:span><text:span text:style-name="T21">r</text:span><text:span text:style-name="T21">i</text:span><text:span text:style-name="T21">n</text:span><text:span text:style-name="T21">t</text:span><text:span text:style-name="T21">f</text:span><text:span text:style-name="T21">(</text:span><text:span text:style-name="T25">"</text:span><text:span text:style-name="T25">H</text:span><text:span text:style-name="T25">e</text:span><text:span text:style-name="T25">l</text:span><text:span text:style-name="T25">l</text:span><text:span text:style-name="T25">o</text:span><text:span text:style-name="T25">,</text:span><text:span text:style-name="T25"> </text:span><text:span text:style-name="T25">w</text:span><text:span text:style-name="T25">o</text:span><text:span text:style-name="T25">r</text:span><text:span text:style-name="T25">l</text:span><text:span text:style-name="T25">d</text:span><text:span text:style-name="T25">!</text:span><text:span text:style-name="T25">\</text:span><text:span text:style-name="T25">n</text:span><text:span text:style-name="T25">"</text:span><text:span text:style-name="T21">)</text:span><text:span text:style-name="T21">;</text:span></text:p>
          <text:p text:style-name="P22"><text:span text:style-name="T21"><text:s/></text:span><text:span text:style-name="T21"><text:s/></text:span><text:span text:style-name="T21"><text:s/></text:span><text:span text:style-name="T21"><text:s/></text:span><text:span text:style-name="T26">r</text:span><text:span text:style-name="T26">e</text:span><text:span text:style-name="T26">t</text:span><text:span text:style-name="T26">u</text:span><text:span text:style-name="T26">r</text:span><text:span text:style-name="T26">n</text:span><text:span text:style-name="T21"> </text:span><text:span text:style-name="T27">N</text:span><text:span text:style-name="T27">U</text:span><text:span text:style-name="T27">L</text:span><text:span text:style-name="T27">L</text:span><text:span text:style-name="T21">;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/text:p>
          <text:p text:style-name="P22"><text:span text:style-name="T21">}</text:span><text:span text:style-name="T2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4" draw:layer="layout" svg:width="21.085cm" svg:height="2.113cm" svg:x="0.992cm" svg:y="1.21cm">
          <text:p text:style-name="P9"><text:span text:style-name="T7">T</text:span><text:span text:style-name="T7">h</text:span><text:span text:style-name="T7">e</text:span><text:span text:style-name="T7"> </text:span><text:span text:style-name="T7">P</text:span><text:span text:style-name="T7">t</text:span><text:span text:style-name="T7">h</text:span><text:span text:style-name="T7">r</text:span><text:span text:style-name="T7">e</text:span><text:span text:style-name="T7">a</text:span><text:span text:style-name="T7">d</text:span><text:span text:style-name="T7">s</text:span><text:span text:style-name="T7"> </text:span><text:span text:style-name="T7">"</text:span><text:span text:style-name="T7">h</text:span><text:span text:style-name="T7">e</text:span><text:span text:style-name="T7">l</text:span><text:span text:style-name="T7">l</text:span><text:span text:style-name="T7">o</text:span><text:span text:style-name="T7">,</text:span><text:span text:style-name="T7"> </text:span><text:span text:style-name="T7">w</text:span><text:span text:style-name="T7">o</text:span><text:span text:style-name="T7">r</text:span><text:span text:style-name="T7">l</text:span><text:span text:style-name="T7">d</text:span><text:span text:style-name="T7">"</text:span><text:span text:style-name="T7">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24" draw:layer="layout" svg:width="22.642cm" svg:height="9.037cm" svg:x="2.101cm" svg:y="3.935cm">
          <text:p text:style-name="P22"><text:span text:style-name="T24">/</text:span><text:span text:style-name="T24">*</text:span><text:span text:style-name="T24"> 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/text:p>
          <text:p text:style-name="P22"><text:span text:style-name="T24"><text:s/></text:span><text:span text:style-name="T24">*</text:span><text:span text:style-name="T24"> </text:span><text:span text:style-name="T24">h</text:span><text:span text:style-name="T24">e</text:span><text:span text:style-name="T24">l</text:span><text:span text:style-name="T24">l</text:span><text:span text:style-name="T24">o</text:span><text:span text:style-name="T24">.</text:span><text:span text:style-name="T24">c</text:span><text:span text:style-name="T24"> </text:span><text:span text:style-name="T24">-</text:span><text:span text:style-name="T24"> </text:span><text:span text:style-name="T24">P</text:span><text:span text:style-name="T24">t</text:span><text:span text:style-name="T24">h</text:span><text:span text:style-name="T24">r</text:span><text:span text:style-name="T24">e</text:span><text:span text:style-name="T24">a</text:span><text:span text:style-name="T24">d</text:span><text:span text:style-name="T24">s</text:span><text:span text:style-name="T24"> </text:span><text:span text:style-name="T24">"</text:span><text:span text:style-name="T24">h</text:span><text:span text:style-name="T24">e</text:span><text:span text:style-name="T24">l</text:span><text:span text:style-name="T24">l</text:span><text:span text:style-name="T24">o</text:span><text:span text:style-name="T24">,</text:span><text:span text:style-name="T24"> </text:span><text:span text:style-name="T24">w</text:span><text:span text:style-name="T24">o</text:span><text:span text:style-name="T24">r</text:span><text:span text:style-name="T24">l</text:span><text:span text:style-name="T24">d</text:span><text:span text:style-name="T24">"</text:span><text:span text:style-name="T24"> </text:span><text:span text:style-name="T24">p</text:span><text:span text:style-name="T24">r</text:span><text:span text:style-name="T24">o</text:span><text:span text:style-name="T24">g</text:span><text:span text:style-name="T24">r</text:span><text:span text:style-name="T24">a</text:span><text:span text:style-name="T24">m</text:span><text:span text:style-name="T24"> 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/text:p>
          <text:p text:style-name="P22"><text:span text:style-name="T24"><text:s/></text:span><text:span text:style-name="T24">*</text:span><text:span text:style-name="T24">/</text:span></text:p>
          <text:p text:style-name="P22"><text:span text:style-name="T28">#</text:span><text:span text:style-name="T28">i</text:span><text:span text:style-name="T28">n</text:span><text:span text:style-name="T28">c</text:span><text:span text:style-name="T28">l</text:span><text:span text:style-name="T28">u</text:span><text:span text:style-name="T28">d</text:span><text:span text:style-name="T28">e</text:span><text:span text:style-name="T21"> </text:span><text:span text:style-name="T25">"</text:span><text:span text:style-name="T25">c</text:span><text:span text:style-name="T25">s</text:span><text:span text:style-name="T25">a</text:span><text:span text:style-name="T25">p</text:span><text:span text:style-name="T25">p</text:span><text:span text:style-name="T25">.</text:span><text:span text:style-name="T25">h</text:span><text:span text:style-name="T25">"</text:span></text:p>
          <text:p text:style-name="P22"><text:span text:style-name="T20">v</text:span><text:span text:style-name="T20">o</text:span><text:span text:style-name="T20">i</text:span><text:span text:style-name="T20">d</text:span><text:span text:style-name="T21"> </text:span><text:span text:style-name="T21">*</text:span><text:span text:style-name="T22">t</text:span><text:span text:style-name="T22">h</text:span><text:span text:style-name="T22">r</text:span><text:span text:style-name="T22">e</text:span><text:span text:style-name="T22">a</text:span><text:span text:style-name="T22">d</text:span><text:span text:style-name="T21">(</text:span><text:span text:style-name="T20">v</text:span><text:span text:style-name="T20">o</text:span><text:span text:style-name="T20">i</text:span><text:span text:style-name="T20">d</text:span><text:span text:style-name="T21"> </text:span><text:span text:style-name="T21">*</text:span><text:span text:style-name="T23">v</text:span><text:span text:style-name="T23">a</text:span><text:span text:style-name="T23">r</text:span><text:span text:style-name="T23">g</text:span><text:span text:style-name="T23">p</text:span><text:span text:style-name="T21">)</text:span><text:span text:style-name="T21">;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/text:p>
          <text:p text:style-name="P22"><text:span text:style-name="T29"/></text:p>
          <text:p text:style-name="P22"><text:span text:style-name="T20">i</text:span><text:span text:style-name="T20">n</text:span><text:span text:style-name="T20">t</text:span><text:span text:style-name="T21"> </text:span><text:span text:style-name="T22">m</text:span><text:span text:style-name="T22">a</text:span><text:span text:style-name="T22">i</text:span><text:span text:style-name="T22">n</text:span><text:span text:style-name="T21">(</text:span><text:span text:style-name="T21">)</text:span></text:p>
          <text:p text:style-name="P22"><text:span text:style-name="T21">{</text:span></text:p>
          <text:p text:style-name="P22"><text:span text:style-name="T21"><text:s/></text:span><text:span text:style-name="T21"><text:s/></text:span><text:span text:style-name="T21"><text:s/></text:span><text:span text:style-name="T21"><text:s/></text:span><text:span text:style-name="T20">p</text:span><text:span text:style-name="T20">t</text:span><text:span text:style-name="T20">h</text:span><text:span text:style-name="T20">r</text:span><text:span text:style-name="T20">e</text:span><text:span text:style-name="T20">a</text:span><text:span text:style-name="T20">d</text:span><text:span text:style-name="T20">_</text:span><text:span text:style-name="T20">t</text:span><text:span text:style-name="T21"> </text:span><text:span text:style-name="T23">t</text:span><text:span text:style-name="T23">i</text:span><text:span text:style-name="T23">d</text:span><text:span text:style-name="T21">;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/text:p>
          <text:p text:style-name="P22"><text:span text:style-name="T21"><text:s/></text:span><text:span text:style-name="T21"><text:s/></text:span><text:span text:style-name="T21"><text:s/></text:span><text:span text:style-name="T21"><text:s/></text:span><text:span text:style-name="T21">P</text:span><text:span text:style-name="T21">t</text:span><text:span text:style-name="T21">h</text:span><text:span text:style-name="T21">r</text:span><text:span text:style-name="T21">e</text:span><text:span text:style-name="T21">a</text:span><text:span text:style-name="T21">d</text:span><text:span text:style-name="T21">_</text:span><text:span text:style-name="T21">c</text:span><text:span text:style-name="T21">r</text:span><text:span text:style-name="T21">e</text:span><text:span text:style-name="T21">a</text:span><text:span text:style-name="T21">t</text:span><text:span text:style-name="T21">e</text:span><text:span text:style-name="T21">(</text:span><text:span text:style-name="T21">&amp;</text:span><text:span text:style-name="T21">t</text:span><text:span text:style-name="T21">i</text:span><text:span text:style-name="T21">d</text:span><text:span text:style-name="T21">,</text:span><text:span text:style-name="T21"> </text:span><text:span text:style-name="T27">N</text:span><text:span text:style-name="T27">U</text:span><text:span text:style-name="T27">L</text:span><text:span text:style-name="T27">L</text:span><text:span text:style-name="T21">,</text:span><text:span text:style-name="T21"> </text:span><text:span text:style-name="T21">t</text:span><text:span text:style-name="T21">h</text:span><text:span text:style-name="T21">r</text:span><text:span text:style-name="T21">e</text:span><text:span text:style-name="T21">a</text:span><text:span text:style-name="T21">d</text:span><text:span text:style-name="T21">,</text:span><text:span text:style-name="T21"> </text:span><text:span text:style-name="T27">N</text:span><text:span text:style-name="T27">U</text:span><text:span text:style-name="T27">L</text:span><text:span text:style-name="T27">L</text:span><text:span text:style-name="T21">)</text:span><text:span text:style-name="T21">;</text:span><text:span text:style-name="T21"> </text:span></text:p>
          <text:p text:style-name="P22"><text:span text:style-name="T21"><text:s/></text:span><text:span text:style-name="T21"><text:s/></text:span><text:span text:style-name="T21"><text:s/></text:span><text:span text:style-name="T21"><text:s/></text:span><text:span text:style-name="T21">P</text:span><text:span text:style-name="T21">t</text:span><text:span text:style-name="T21">h</text:span><text:span text:style-name="T21">r</text:span><text:span text:style-name="T21">e</text:span><text:span text:style-name="T21">a</text:span><text:span text:style-name="T21">d</text:span><text:span text:style-name="T21">_</text:span><text:span text:style-name="T21">j</text:span><text:span text:style-name="T21">o</text:span><text:span text:style-name="T21">i</text:span><text:span text:style-name="T21">n</text:span><text:span text:style-name="T21">(</text:span><text:span text:style-name="T21">t</text:span><text:span text:style-name="T21">i</text:span><text:span text:style-name="T21">d</text:span><text:span text:style-name="T21">,</text:span><text:span text:style-name="T21"> </text:span><text:span text:style-name="T27">N</text:span><text:span text:style-name="T27">U</text:span><text:span text:style-name="T27">L</text:span><text:span text:style-name="T27">L</text:span><text:span text:style-name="T21">)</text:span><text:span text:style-name="T21">;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/text:p>
          <text:p text:style-name="P22"><text:span text:style-name="T21"><text:s/></text:span><text:span text:style-name="T21"><text:s/></text:span><text:span text:style-name="T21"><text:s/></text:span><text:span text:style-name="T21"><text:s/></text:span><text:span text:style-name="T21">e</text:span><text:span text:style-name="T21">x</text:span><text:span text:style-name="T21">i</text:span><text:span text:style-name="T21">t</text:span><text:span text:style-name="T21">(</text:span><text:span text:style-name="T21">0</text:span><text:span text:style-name="T21">)</text:span><text:span text:style-name="T21">;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/text:p>
          <text:p text:style-name="P22"><text:span text:style-name="T2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25" draw:layer="layout" svg:width="5.394cm" svg:height="1.943cm" svg:x="19.768cm" svg:y="5.301cm">
          <text:p text:style-name="P18"><text:span text:style-name="T30">T</text:span><text:span text:style-name="T30">h</text:span><text:span text:style-name="T30">r</text:span><text:span text:style-name="T30">e</text:span><text:span text:style-name="T30">a</text:span><text:span text:style-name="T30">d</text:span><text:span text:style-name="T30"> </text:span><text:span text:style-name="T30">a</text:span><text:span text:style-name="T30">t</text:span><text:span text:style-name="T30">t</text:span><text:span text:style-name="T30">r</text:span><text:span text:style-name="T30">i</text:span><text:span text:style-name="T30">b</text:span><text:span text:style-name="T30">u</text:span><text:span text:style-name="T30">t</text:span><text:span text:style-name="T30">e</text:span><text:span text:style-name="T30">s</text:span><text:span text:style-name="T30"> </text:span></text:p>
          <text:p text:style-name="P18"><text:span text:style-name="T30">(</text:span><text:span text:style-name="T30">u</text:span><text:span text:style-name="T30">s</text:span><text:span text:style-name="T30">u</text:span><text:span text:style-name="T30">a</text:span><text:span text:style-name="T30">l</text:span><text:span text:style-name="T30">l</text:span><text:span text:style-name="T30">y</text:span><text:span text:style-name="T30"> </text:span><text:span text:style-name="T30">N</text:span><text:span text:style-name="T30">U</text:span><text:span text:style-name="T30">L</text:span><text:span text:style-name="T30">L</text:span><text:span text:style-name="T3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0" draw:text-style-name="P20" draw:layer="layout" svg:x1="19.746cm" svg:y1="6.35cm" svg:x2="11.429cm" svg:y2="10.16cm">
          <text:p/>
        </draw:line>
        <draw:custom-shape draw:name="CustomShape 6" draw:style-name="gr17" draw:text-style-name="P25" draw:layer="layout" svg:width="5.555cm" svg:height="1.943cm" svg:x="19.394cm" svg:y="10.761cm">
          <text:p text:style-name="P18"><text:span text:style-name="T30">T</text:span><text:span text:style-name="T30">h</text:span><text:span text:style-name="T30">r</text:span><text:span text:style-name="T30">e</text:span><text:span text:style-name="T30">a</text:span><text:span text:style-name="T30">d</text:span><text:span text:style-name="T30"> </text:span><text:span text:style-name="T30">a</text:span><text:span text:style-name="T30">r</text:span><text:span text:style-name="T30">g</text:span><text:span text:style-name="T30">u</text:span><text:span text:style-name="T30">m</text:span><text:span text:style-name="T30">e</text:span><text:span text:style-name="T30">n</text:span><text:span text:style-name="T30">t</text:span><text:span text:style-name="T30">s</text:span></text:p>
          <text:p text:style-name="P18"><text:span text:style-name="T30">(</text:span><text:span text:style-name="T30">v</text:span><text:span text:style-name="T30">o</text:span><text:span text:style-name="T30">i</text:span><text:span text:style-name="T30">d</text:span><text:span text:style-name="T30"> </text:span><text:span text:style-name="T30">*</text:span><text:span text:style-name="T30">p</text:span><text:span text:style-name="T30">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0" draw:text-style-name="P20" draw:layer="layout" svg:x1="19.369cm" svg:y1="11.598cm" svg:x2="16.721cm" svg:y2="10.751cm">
          <text:p/>
        </draw:line>
        <draw:custom-shape draw:name="CustomShape 8" draw:style-name="gr17" draw:text-style-name="P25" draw:layer="layout" svg:width="3.988cm" svg:height="1.943cm" svg:x="19.377cm" svg:y="13.786cm">
          <text:p text:style-name="P18"><text:span text:style-name="T30">R</text:span><text:span text:style-name="T30">e</text:span><text:span text:style-name="T30">t</text:span><text:span text:style-name="T30">u</text:span><text:span text:style-name="T30">r</text:span><text:span text:style-name="T30">n</text:span><text:span text:style-name="T30"> </text:span><text:span text:style-name="T30">v</text:span><text:span text:style-name="T30">a</text:span><text:span text:style-name="T30">l</text:span><text:span text:style-name="T30">u</text:span><text:span text:style-name="T30">e</text:span></text:p>
          <text:p text:style-name="P18"><text:span text:style-name="T30">(</text:span><text:span text:style-name="T30">v</text:span><text:span text:style-name="T30">o</text:span><text:span text:style-name="T30">i</text:span><text:span text:style-name="T30">d</text:span><text:span text:style-name="T30"> </text:span><text:span text:style-name="T30">*</text:span><text:span text:style-name="T30">*</text:span><text:span text:style-name="T30">p</text:span><text:span text:style-name="T3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0" draw:text-style-name="P20" draw:layer="layout" svg:x1="19.342cm" svg:y1="14.658cm" svg:x2="10.556cm" svg:y2="11.43cm">
          <text:p/>
        </draw:line>
        <draw:custom-shape draw:name="CustomShape 10" draw:style-name="gr18" draw:text-style-name="P14" draw:layer="layout" svg:width="2.253cm" svg:height="1.01cm" svg:x="17.791cm" svg:y="17.601cm">
          <text:p text:style-name="P1"><text:span text:style-name="T31">h</text:span><text:span text:style-name="T31">e</text:span><text:span text:style-name="T31">l</text:span><text:span text:style-name="T31">l</text:span><text:span text:style-name="T31">o</text:span><text:span text:style-name="T31">.</text:span><text:span text:style-name="T31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7" draw:text-style-name="P25" draw:layer="layout" svg:width="3.171cm" svg:height="1.096cm" svg:x="14.262cm" svg:y="5.724cm">
          <text:p text:style-name="P18"><text:span text:style-name="T30">T</text:span><text:span text:style-name="T30">h</text:span><text:span text:style-name="T30">r</text:span><text:span text:style-name="T30">e</text:span><text:span text:style-name="T30">a</text:span><text:span text:style-name="T30">d</text:span><text:span text:style-name="T30"> </text:span><text:span text:style-name="T30">I</text:span><text:span text:style-name="T30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0" draw:text-style-name="P20" draw:layer="layout" svg:x1="14.175cm" svg:y1="6.35cm" svg:x2="9.736cm" svg:y2="10.16cm">
          <text:p/>
        </draw:line>
        <draw:custom-shape draw:name="CustomShape 13" draw:style-name="gr17" draw:text-style-name="P25" draw:layer="layout" svg:width="4.556cm" svg:height="1.096cm" svg:x="20.187cm" svg:y="8.582cm">
          <text:p text:style-name="P18"><text:span text:style-name="T30">T</text:span><text:span text:style-name="T30">h</text:span><text:span text:style-name="T30">r</text:span><text:span text:style-name="T30">e</text:span><text:span text:style-name="T30">a</text:span><text:span text:style-name="T30">d</text:span><text:span text:style-name="T30"> </text:span><text:span text:style-name="T30">r</text:span><text:span text:style-name="T30">o</text:span><text:span text:style-name="T30">u</text:span><text:span text:style-name="T30">t</text:span><text:span text:style-name="T30">i</text:span><text:span text:style-name="T30">n</text:span><text:span text:style-name="T3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0" draw:text-style-name="P20" draw:layer="layout" svg:x1="20.059cm" svg:y1="9.207cm" svg:x2="13.758cm" svg:y2="10.16cm">
          <text:p/>
        </draw:line>
        <draw:custom-shape draw:name="CustomShape 15" draw:style-name="gr18" draw:text-style-name="P14" draw:layer="layout" svg:width="2.253cm" svg:height="1.01cm" svg:x="15.749cm" svg:y="12.004cm">
          <text:p text:style-name="P1"><text:span text:style-name="T31">h</text:span><text:span text:style-name="T31">e</text:span><text:span text:style-name="T31">l</text:span><text:span text:style-name="T31">l</text:span><text:span text:style-name="T31">o</text:span><text:span text:style-name="T31">.</text:span><text:span text:style-name="T31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8">E</text:span><text:span text:style-name="T8">x</text:span><text:span text:style-name="T8">e</text:span><text:span text:style-name="T8">c</text:span><text:span text:style-name="T8">u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f</text:span><text:span text:style-name="T8"> </text:span><text:span text:style-name="T8">T</text:span><text:span text:style-name="T8">h</text:span><text:span text:style-name="T8">r</text:span><text:span text:style-name="T8">e</text:span><text:span text:style-name="T8">a</text:span><text:span text:style-name="T8">d</text:span><text:span text:style-name="T8">e</text:span><text:span text:style-name="T8">d</text:span><text:span text:style-name="T8"> </text:span><text:span text:style-name="T8">“</text:span><text:span text:style-name="T8">h</text:span><text:span text:style-name="T8">e</text:span><text:span text:style-name="T8">l</text:span><text:span text:style-name="T8">l</text:span><text:span text:style-name="T8">o</text:span><text:span text:style-name="T8">,</text:span><text:span text:style-name="T8"> </text:span><text:span text:style-name="T8">w</text:span><text:span text:style-name="T8">o</text:span><text:span text:style-name="T8">r</text:span><text:span text:style-name="T8">l</text:span><text:span text:style-name="T8">d</text:span><text:span text:style-name="T8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9" draw:layer="layout" svg:width="3.417cm" svg:height="1.011cm" svg:x="6.385cm" svg:y="3.811cm">
          <text:p text:style-name="P18"><text:span text:style-name="T15">M</text:span><text:span text:style-name="T15">a</text:span><text:span text:style-name="T15">i</text:span><text:span text:style-name="T15">n</text:span><text:span text:style-name="T15"> </text:span><text:span text:style-name="T15">t</text:span><text:span text:style-name="T15">h</text:span><text:span text:style-name="T15">r</text:span><text:span text:style-name="T15">e</text:span><text:span text:style-name="T15">a</text:span><text:span text:style-name="T15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19" xml:id="id3" draw:id="id3" draw:layer="layout" svg:width="3.358cm" svg:height="1.011cm" svg:x="17.484cm" svg:y="7.233cm">
          <text:p text:style-name="P18"><text:span text:style-name="T15">Peer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0" draw:text-style-name="P20" draw:layer="layout" svg:x1="8.043cm" svg:y1="5.715cm" svg:x2="8.096cm" svg:y2="15.195cm">
          <text:p/>
        </draw:line>
        <draw:polyline draw:name="Line 5" draw:style-name="gr10" draw:text-style-name="P20" xml:id="id4" draw:id="id4" draw:layer="layout" svg:width="0cm" svg:height="1.692cm" svg:x="18.679cm" svg:y="9.057cm" svg:viewBox="0 0 1 1693" draw:points="0,0 1,1693">
          <text:p/>
        </draw:polyline>
        <draw:custom-shape draw:name="CustomShape 6" draw:style-name="gr11" draw:text-style-name="P14" xml:id="id8" draw:id="id8" draw:layer="layout" svg:width="5.068cm" svg:height="1.011cm" svg:x="18.886cm" svg:y="9.867cm">
          <text:p text:style-name="P1"><text:span text:style-name="T32">return NULL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7" draw:style-name="gr20" draw:text-style-name="P20" xml:id="id2" draw:id="id2" draw:layer="layout" svg:width="10.635cm" svg:height="2.283cm" svg:x="8.043cm" svg:y="6.773cm" svg:viewBox="0 0 10636 2284" draw:points="0,0 10636,2284">
          <text:p/>
        </draw:polyline>
        <draw:custom-shape draw:name="CustomShape 8" draw:style-name="gr11" draw:text-style-name="P14" xml:id="id7" draw:id="id7" draw:layer="layout" svg:width="6.579cm" svg:height="1.773cm" svg:x="1.324cm" svg:y="9.739cm">
          <text:p text:style-name="P7"><text:span text:style-name="T33">Main thread waits for </text:span></text:p>
          <text:p text:style-name="P7"><text:span text:style-name="T33">peer <text:s/>thread to termin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9" draw:style-name="gr20" draw:text-style-name="P20" xml:id="id11" draw:id="id11" draw:layer="layout" svg:width="10.582cm" svg:height="2.116cm" svg:x="8.096cm" svg:y="10.75cm" svg:viewBox="0 0 10583 2117" draw:points="10583,0 0,2117">
          <text:p/>
        </draw:polyline>
        <draw:custom-shape draw:name="CustomShape 10" draw:style-name="gr11" draw:text-style-name="P14" draw:layer="layout" svg:width="4.657cm" svg:height="3.297cm" svg:x="1.24cm" svg:y="13.973cm">
          <text:p xml:id="id13" text:id="id13" text:style-name="P7"><text:span text:style-name="T34">exit()</text:span><text:span text:style-name="T35"> </text:span></text:p>
          <text:p text:style-name="P7"><text:span text:style-name="T33">Terminates </text:span></text:p>
          <text:p text:style-name="P7"><text:span text:style-name="T33">main thread and </text:span></text:p>
          <text:p text:style-name="P7"><text:span text:style-name="T33">any peer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1" draw:text-style-name="P14" draw:layer="layout" svg:width="5.296cm" svg:height="1.01cm" svg:x="1.98cm" svg:y="6.138cm">
          <text:p xml:id="id1" text:id="id1" text:style-name="P7"><text:span text:style-name="T35">call Pthread_creat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1" draw:text-style-name="P14" draw:layer="layout" svg:width="4.67cm" svg:height="1.01cm" svg:x="2.681cm" svg:y="8.255cm">
          <text:p xml:id="id6" text:id="id6" text:style-name="P7"><text:span text:style-name="T35">call Pthread_joi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2" draw:text-style-name="P14" xml:id="id12" draw:id="id12" draw:layer="layout" svg:width="6.981cm" svg:height="1.01cm" svg:x="0.847cm" svg:y="12.277cm">
          <text:p text:style-name="P7"><text:span text:style-name="T35">Pthread_join() retu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" draw:text-style-name="P14" xml:id="id9" draw:id="id9" draw:layer="layout" svg:width="3.544cm" svg:height="1.011cm" svg:x="18.837cm" svg:y="8.892cm">
          <text:p text:style-name="P1"><text:span text:style-name="T32">printf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1" draw:text-style-name="P14" xml:id="id10" draw:id="id10" draw:layer="layout" svg:width="3.358cm" svg:height="1.772cm" svg:x="18.913cm" svg:y="10.583cm">
          <text:p text:style-name="P1"><text:span text:style-name="T33">Peer thread</text:span></text:p>
          <text:p text:style-name="P1"><text:span text:style-name="T33">termin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1" draw:text-style-name="P14" draw:layer="layout" svg:width="6.122cm" svg:height="1.01cm" svg:x="1.056cm" svg:y="6.985cm">
          <text:p xml:id="id5" text:id="id5" text:style-name="P7"><text:span text:style-name="T35">Pthread_create() retu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864cm" svg:height="2.113cm" svg:x="0.992cm" svg:y="1.21cm">
          <text:p text:style-name="P9"><text:span text:style-name="T8">P</text:span><text:span text:style-name="T8">r</text:span><text:span text:style-name="T8">o</text:span><text:span text:style-name="T8">s</text:span><text:span text:style-name="T8"> </text:span><text:span text:style-name="T8">a</text:span><text:span text:style-name="T8">n</text:span><text:span text:style-name="T8">d</text:span><text:span text:style-name="T8"> </text:span><text:span text:style-name="T8">C</text:span><text:span text:style-name="T8">o</text:span><text:span text:style-name="T8">n</text:span><text:span text:style-name="T8">s</text:span><text:span text:style-name="T8"> </text:span><text:span text:style-name="T8">o</text:span><text:span text:style-name="T8">f</text:span><text:span text:style-name="T8"> </text:span><text:span text:style-name="T8">T</text:span><text:span text:style-name="T8">h</text:span><text:span text:style-name="T8">r</text:span><text:span text:style-name="T8">e</text:span><text:span text:style-name="T8">a</text:span><text:span text:style-name="T8">d</text:span><text:span text:style-name="T8">-</text:span><text:span text:style-name="T8">B</text:span><text:span text:style-name="T8">a</text:span><text:span text:style-name="T8">s</text:span><text:span text:style-name="T8">e</text:span><text:span text:style-name="T8">d</text:span><text:span text:style-name="T8"> </text:span><text:span text:style-name="T8">D</text:span><text:span text:style-name="T8">e</text:span><text:span text:style-name="T8">s</text:span><text:span text:style-name="T8">i</text:span><text:span text:style-name="T8">g</text:span><text:span text:style-name="T8">n</text:span><text:span text:style-name="T8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3.072cm" svg:height="14.508cm" svg:x="0.807cm" svg:y="3.81cm">
          <text:list text:style-name="L2">
            <text:list-item>
              <text:p text:style-name="P11"><text:span text:style-name="T10">+</text:span><text:span text:style-name="T10"> </text:span><text:span text:style-name="T10">E</text:span><text:span text:style-name="T10">a</text:span><text:span text:style-name="T10">s</text:span><text:span text:style-name="T10">y</text:span><text:span text:style-name="T10"> </text:span><text:span text:style-name="T10">t</text:span><text:span text:style-name="T10">o</text:span><text:span text:style-name="T10"> </text:span><text:span text:style-name="T10">s</text:span><text:span text:style-name="T10">h</text:span><text:span text:style-name="T10">a</text:span><text:span text:style-name="T10">r</text:span><text:span text:style-name="T10">e</text:span><text:span text:style-name="T10"> </text:span><text:span text:style-name="T10">d</text:span><text:span text:style-name="T10">a</text:span><text:span text:style-name="T10">t</text:span><text:span text:style-name="T10">a</text:span><text:span text:style-name="T10"> </text:span><text:span text:style-name="T10">s</text:span><text:span text:style-name="T10">t</text:span><text:span text:style-name="T10">r</text:span><text:span text:style-name="T10">u</text:span><text:span text:style-name="T10">c</text:span><text:span text:style-name="T10">t</text:span><text:span text:style-name="T10">u</text:span><text:span text:style-name="T10">r</text:span><text:span text:style-name="T10">e</text:span><text:span text:style-name="T10">s</text:span><text:span text:style-name="T10"> </text:span><text:span text:style-name="T10">b</text:span><text:span text:style-name="T10">e</text:span><text:span text:style-name="T10">t</text:span><text:span text:style-name="T10">w</text:span><text:span text:style-name="T10">e</text:span><text:span text:style-name="T10">e</text:span><text:span text:style-name="T10">n</text:span><text:span text:style-name="T10"> </text:span><text:span text:style-name="T10">t</text:span><text:span text:style-name="T10">h</text:span><text:span text:style-name="T10">r</text:span><text:span text:style-name="T10">e</text:span><text:span text:style-name="T10">a</text:span><text:span text:style-name="T10">d</text:span><text:span text:style-name="T10">s</text:span></text:p>
            </text:list-item>
          </text:list>
          <text:list text:style-name="L3">
            <text:list-item>
              <text:list>
                <text:list-item>
                  <text:p text:style-name="P15"><text:span text:style-name="T4">e</text:span><text:span text:style-name="T4">.</text:span><text:span text:style-name="T4">g</text:span><text:span text:style-name="T4">.</text:span><text:span text:style-name="T4">,</text:span><text:span text:style-name="T4"> </text:span><text:span text:style-name="T4">l</text:span><text:span text:style-name="T4">o</text:span><text:span text:style-name="T4">g</text:span><text:span text:style-name="T4">g</text:span><text:span text:style-name="T4">i</text:span><text:span text:style-name="T4">n</text:span><text:span text:style-name="T4">g</text:span><text:span text:style-name="T4"> </text:span><text:span text:style-name="T4">i</text:span><text:span text:style-name="T4">n</text:span><text:span text:style-name="T4">f</text:span><text:span text:style-name="T4">o</text:span><text:span text:style-name="T4">r</text:span><text:span text:style-name="T4">m</text:span><text:span text:style-name="T4">a</text:span><text:span text:style-name="T4">t</text:span><text:span text:style-name="T4">i</text:span><text:span text:style-name="T4">o</text:span><text:span text:style-name="T4">n</text:span><text:span text:style-name="T4">,</text:span><text:span text:style-name="T4"> </text:span><text:span text:style-name="T4">f</text:span><text:span text:style-name="T4">i</text:span><text:span text:style-name="T4">l</text:span><text:span text:style-name="T4">e</text:span><text:span text:style-name="T4"> </text:span><text:span text:style-name="T4">c</text:span><text:span text:style-name="T4">a</text:span><text:span text:style-name="T4">c</text:span><text:span text:style-name="T4">h</text:span><text:span text:style-name="T4">e</text:span></text:p>
                </text:list-item>
              </text:list>
            </text:list-item>
            <text:list-item>
              <text:p text:style-name="P11"><text:span text:style-name="T10">+</text:span><text:span text:style-name="T10"> </text:span><text:span text:style-name="T10">T</text:span><text:span text:style-name="T10">h</text:span><text:span text:style-name="T10">r</text:span><text:span text:style-name="T10">e</text:span><text:span text:style-name="T10">a</text:span><text:span text:style-name="T10">d</text:span><text:span text:style-name="T10">s</text:span><text:span text:style-name="T10"> </text:span><text:span text:style-name="T10">a</text:span><text:span text:style-name="T10">r</text:span><text:span text:style-name="T10">e</text:span><text:span text:style-name="T10"> </text:span><text:span text:style-name="T10">m</text:span><text:span text:style-name="T10">o</text:span><text:span text:style-name="T10">r</text:span><text:span text:style-name="T10">e</text:span><text:span text:style-name="T10"> </text:span><text:span text:style-name="T10">e</text:span><text:span text:style-name="T10">f</text:span><text:span text:style-name="T10">f</text:span><text:span text:style-name="T10">i</text:span><text:span text:style-name="T10">c</text:span><text:span text:style-name="T10">i</text:span><text:span text:style-name="T10">e</text:span><text:span text:style-name="T10">n</text:span><text:span text:style-name="T10">t</text:span><text:span text:style-name="T10"> </text:span><text:span text:style-name="T10">t</text:span><text:span text:style-name="T10">h</text:span><text:span text:style-name="T10">a</text:span><text:span text:style-name="T10">n</text:span><text:span text:style-name="T10"> </text:span><text:span text:style-name="T10">p</text:span><text:span text:style-name="T10">r</text:span><text:span text:style-name="T10">o</text:span><text:span text:style-name="T10">c</text:span><text:span text:style-name="T10">e</text:span><text:span text:style-name="T10">s</text:span><text:span text:style-name="T10">s</text:span><text:span text:style-name="T10">e</text:span><text:span text:style-name="T10">s</text:span></text:p>
              <text:list>
                <text:list-item>
                  <text:p text:style-name="P11"><text:span text:style-name="T14">.</text:span><text:span text:style-name="T14">.</text:span><text:span text:style-name="T14">.</text:span><text:span text:style-name="T14">t</text:span><text:span text:style-name="T14">a</text:span><text:span text:style-name="T14">k</text:span><text:span text:style-name="T14">e</text:span><text:span text:style-name="T10"> </text:span><text:span text:style-name="T14">w</text:span><text:span text:style-name="T14">i</text:span><text:span text:style-name="T14">t</text:span><text:span text:style-name="T14">h</text:span><text:span text:style-name="T14"> </text:span><text:span text:style-name="T14">a</text:span><text:span text:style-name="T14"> </text:span><text:span text:style-name="T14">g</text:span><text:span text:style-name="T14">r</text:span><text:span text:style-name="T14">a</text:span><text:span text:style-name="T14">i</text:span><text:span text:style-name="T14">n</text:span><text:span text:style-name="T14"> </text:span><text:span text:style-name="T14">o</text:span><text:span text:style-name="T14">f</text:span><text:span text:style-name="T14"> </text:span><text:span text:style-name="T14">s</text:span><text:span text:style-name="T14">a</text:span><text:span text:style-name="T14">l</text:span><text:span text:style-name="T14">t</text:span><text:span text:style-name="T14">.</text:span></text:p>
                </text:list-item>
              </text:list>
            </text:list-item>
          </text:list>
          <text:p text:style-name="P26"><text:span text:style-name="T9"/></text:p>
          <text:list text:continue-numbering="true" text:style-name="L3">
            <text:list-item>
              <text:p text:style-name="P11"><text:span text:style-name="T36">–</text:span><text:span text:style-name="T10"> </text:span><text:span text:style-name="T10">U</text:span><text:span text:style-name="T10">n</text:span><text:span text:style-name="T10">i</text:span><text:span text:style-name="T10">n</text:span><text:span text:style-name="T10">t</text:span><text:span text:style-name="T10">e</text:span><text:span text:style-name="T10">n</text:span><text:span text:style-name="T10">t</text:span><text:span text:style-name="T10">i</text:span><text:span text:style-name="T10">o</text:span><text:span text:style-name="T10">n</text:span><text:span text:style-name="T10">a</text:span><text:span text:style-name="T10">l</text:span><text:span text:style-name="T10"> </text:span><text:span text:style-name="T10">s</text:span><text:span text:style-name="T10">h</text:span><text:span text:style-name="T10">a</text:span><text:span text:style-name="T10">r</text:span><text:span text:style-name="T10">i</text:span><text:span text:style-name="T10">n</text:span><text:span text:style-name="T10">g</text:span><text:span text:style-name="T10"> </text:span><text:span text:style-name="T10">c</text:span><text:span text:style-name="T10">a</text:span><text:span text:style-name="T10">n</text:span><text:span text:style-name="T10"> </text:span><text:span text:style-name="T10">i</text:span><text:span text:style-name="T10">n</text:span><text:span text:style-name="T10">t</text:span><text:span text:style-name="T10">r</text:span><text:span text:style-name="T10">o</text:span><text:span text:style-name="T10">d</text:span><text:span text:style-name="T10">u</text:span><text:span text:style-name="T10">c</text:span><text:span text:style-name="T10">e</text:span><text:span text:style-name="T10"> </text:span><text:span text:style-name="T10">s</text:span><text:span text:style-name="T10">u</text:span><text:span text:style-name="T10">b</text:span><text:span text:style-name="T10">t</text:span><text:span text:style-name="T10">l</text:span><text:span text:style-name="T10">e</text:span><text:span text:style-name="T10"> </text:span><text:span text:style-name="T10">a</text:span><text:span text:style-name="T10">n</text:span><text:span text:style-name="T10">d</text:span><text:span text:style-name="T10"> </text:span><text:span text:style-name="T10">h</text:span><text:span text:style-name="T10">a</text:span><text:span text:style-name="T10">r</text:span><text:span text:style-name="T10">d</text:span><text:span text:style-name="T10">-</text:span><text:span text:style-name="T10">t</text:span><text:span text:style-name="T10">o</text:span><text:span text:style-name="T10">-</text:span><text:span text:style-name="T10">r</text:span><text:span text:style-name="T10">e</text:span><text:span text:style-name="T10">p</text:span><text:span text:style-name="T10">r</text:span><text:span text:style-name="T10">o</text:span><text:span text:style-name="T10">d</text:span><text:span text:style-name="T10">u</text:span><text:span text:style-name="T10">c</text:span><text:span text:style-name="T10">e</text:span><text:span text:style-name="T10"> </text:span><text:span text:style-name="T10">e</text:span><text:span text:style-name="T10">r</text:span><text:span text:style-name="T10">r</text:span><text:span text:style-name="T10">o</text:span><text:span text:style-name="T10">r</text:span><text:span text:style-name="T10">s</text:span><text:span text:style-name="T10">!</text:span></text:p>
              <text:list>
                <text:list-item>
                  <text:p text:style-name="P15"><text:span text:style-name="T4">T</text:span><text:span text:style-name="T4">h</text:span><text:span text:style-name="T4">e</text:span><text:span text:style-name="T4"> </text:span><text:span text:style-name="T4">e</text:span><text:span text:style-name="T4">a</text:span><text:span text:style-name="T4">s</text:span><text:span text:style-name="T4">e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w</text:span><text:span text:style-name="T4">h</text:span><text:span text:style-name="T4">i</text:span><text:span text:style-name="T4">c</text:span><text:span text:style-name="T4">h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text:span text:style-name="T4">c</text:span><text:span text:style-name="T4">a</text:span><text:span text:style-name="T4">n</text:span><text:span text:style-name="T4"> </text:span><text:span text:style-name="T4">b</text:span><text:span text:style-name="T4">e</text:span><text:span text:style-name="T4"> </text:span><text:span text:style-name="T4">s</text:span><text:span text:style-name="T4">h</text:span><text:span text:style-name="T4">a</text:span><text:span text:style-name="T4">r</text:span><text:span text:style-name="T4">e</text:span><text:span text:style-name="T4">d</text:span><text:span text:style-name="T4"> </text:span><text:span text:style-name="T4">i</text:span><text:span text:style-name="T4">s</text:span><text:span text:style-name="T4"> </text:span><text:span text:style-name="T4">b</text:span><text:span text:style-name="T4">o</text:span><text:span text:style-name="T4">t</text:span><text:span text:style-name="T4">h</text:span><text:span text:style-name="T4"> </text:span><text:span text:style-name="T4">t</text:span><text:span text:style-name="T4">h</text:span><text:span text:style-name="T4">e</text:span><text:span text:style-name="T4"> </text:span><text:span text:style-name="T4">g</text:span><text:span text:style-name="T4">r</text:span><text:span text:style-name="T4">e</text:span><text:span text:style-name="T4">a</text:span><text:span text:style-name="T4">t</text:span><text:span text:style-name="T4">e</text:span><text:span text:style-name="T4">s</text:span><text:span text:style-name="T4">t</text:span><text:span text:style-name="T4"> </text:span><text:span text:style-name="T4">s</text:span><text:span text:style-name="T4">t</text:span><text:span text:style-name="T4">r</text:span><text:span text:style-name="T4">e</text:span><text:span text:style-name="T4">n</text:span><text:span text:style-name="T4">g</text:span><text:span text:style-name="T4">t</text:span><text:span text:style-name="T4">h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g</text:span><text:span text:style-name="T4">r</text:span><text:span text:style-name="T4">e</text:span><text:span text:style-name="T4">a</text:span><text:span text:style-name="T4">t</text:span><text:span text:style-name="T4">e</text:span><text:span text:style-name="T4">s</text:span><text:span text:style-name="T4">t</text:span><text:span text:style-name="T4"> </text:span><text:span text:style-name="T4">w</text:span><text:span text:style-name="T4">e</text:span><text:span text:style-name="T4">a</text:span><text:span text:style-name="T4">k</text:span><text:span text:style-name="T4">n</text:span><text:span text:style-name="T4">e</text:span><text:span text:style-name="T4">s</text:span><text:span text:style-name="T4">s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s</text:span></text:p>
                </text:list-item>
                <text:list-item>
                  <text:p text:style-name="P15"><text:span text:style-name="T4">H</text:span><text:span text:style-name="T4">a</text:span><text:span text:style-name="T4">r</text:span><text:span text:style-name="T4">d</text:span><text:span text:style-name="T4"> </text:span><text:span text:style-name="T4">t</text:span><text:span text:style-name="T4">o</text:span><text:span text:style-name="T4"> </text:span><text:span text:style-name="T4">k</text:span><text:span text:style-name="T4">n</text:span><text:span text:style-name="T4">o</text:span><text:span text:style-name="T4">w</text:span><text:span text:style-name="T4"> </text:span><text:span text:style-name="T4">w</text:span><text:span text:style-name="T4">h</text:span><text:span text:style-name="T4">i</text:span><text:span text:style-name="T4">c</text:span><text:span text:style-name="T4">h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h</text:span><text:span text:style-name="T4">a</text:span><text:span text:style-name="T4">r</text:span><text:span text:style-name="T4">e</text:span><text:span text:style-name="T4">d</text:span><text:span text:style-name="T4"> </text:span><text:span text:style-name="T4">&amp;</text:span><text:span text:style-name="T4"> </text:span><text:span text:style-name="T4">w</text:span><text:span text:style-name="T4">h</text:span><text:span text:style-name="T4">i</text:span><text:span text:style-name="T4">c</text:span><text:span text:style-name="T4">h</text:span><text:span text:style-name="T4"> </text:span><text:span text:style-name="T4">p</text:span><text:span text:style-name="T4">r</text:span><text:span text:style-name="T4">i</text:span><text:span text:style-name="T4">v</text:span><text:span text:style-name="T4">a</text:span><text:span text:style-name="T4">t</text:span><text:span text:style-name="T4">e</text:span></text:p>
                </text:list-item>
                <text:list-item>
                  <text:p text:style-name="P15"><text:span text:style-name="T4">H</text:span><text:span text:style-name="T4">a</text:span><text:span text:style-name="T4">r</text:span><text:span text:style-name="T4">d</text:span><text:span text:style-name="T4"> </text:span><text:span text:style-name="T4">t</text:span><text:span text:style-name="T4">o</text:span><text:span text:style-name="T4"> </text:span><text:span text:style-name="T4">d</text:span><text:span text:style-name="T4">e</text:span><text:span text:style-name="T4">t</text:span><text:span text:style-name="T4">e</text:span><text:span text:style-name="T4">c</text:span><text:span text:style-name="T4">t</text:span><text:span text:style-name="T4"> </text:span><text:span text:style-name="T4">b</text:span><text:span text:style-name="T4">y</text:span><text:span text:style-name="T4"> </text:span><text:span text:style-name="T4">t</text:span><text:span text:style-name="T4">e</text:span><text:span text:style-name="T4">s</text:span><text:span text:style-name="T4">t</text:span><text:span text:style-name="T4">i</text:span><text:span text:style-name="T4">n</text:span><text:span text:style-name="T4">g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6"><text:span text:style-name="T12">P</text:span><text:span text:style-name="T12">r</text:span><text:span text:style-name="T12">o</text:span><text:span text:style-name="T12">b</text:span><text:span text:style-name="T12">a</text:span><text:span text:style-name="T12">b</text:span><text:span text:style-name="T12">i</text:span><text:span text:style-name="T12">l</text:span><text:span text:style-name="T12">i</text:span><text:span text:style-name="T12">t</text:span><text:span text:style-name="T12">y</text:span><text:span text:style-name="T12"> </text:span><text:span text:style-name="T12">o</text:span><text:span text:style-name="T12">f</text:span><text:span text:style-name="T12"> </text:span><text:span text:style-name="T12">b</text:span><text:span text:style-name="T12">a</text:span><text:span text:style-name="T12">d</text:span><text:span text:style-name="T12"> </text:span><text:span text:style-name="T12">r</text:span><text:span text:style-name="T12">a</text:span><text:span text:style-name="T12">c</text:span><text:span text:style-name="T12">e</text:span><text:span text:style-name="T12"> </text:span><text:span text:style-name="T12">o</text:span><text:span text:style-name="T12">u</text:span><text:span text:style-name="T12">t</text:span><text:span text:style-name="T12">c</text:span><text:span text:style-name="T12">o</text:span><text:span text:style-name="T12">m</text:span><text:span text:style-name="T12">e</text:span><text:span text:style-name="T12"> </text:span><text:span text:style-name="T12">v</text:span><text:span text:style-name="T12">e</text:span><text:span text:style-name="T12">r</text:span><text:span text:style-name="T12">y</text:span><text:span text:style-name="T12"> </text:span><text:span text:style-name="T12">l</text:span><text:span text:style-name="T12">o</text:span><text:span text:style-name="T12">w</text:span></text:p>
                    </text:list-item>
                    <text:list-item>
                      <text:p text:style-name="P15"><text:span text:style-name="T12">B</text:span><text:span text:style-name="T12">u</text:span><text:span text:style-name="T12">t</text:span><text:span text:style-name="T12"> </text:span><text:span text:style-name="T12">n</text:span><text:span text:style-name="T12">o</text:span><text:span text:style-name="T12">n</text:span><text:span text:style-name="T12">z</text:span><text:span text:style-name="T12">e</text:span><text:span text:style-name="T12">r</text:span><text:span text:style-name="T12">o</text:span><text:span text:style-name="T12">!</text:span></text:p>
                    </text:list-item>
                  </text:list>
                </text:list-item>
              </text:list>
            </text:list-item>
          </text:list>
          <text:p text:style-name="P4"><text:span text:style-name="T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3.981cm" svg:height="2.113cm" svg:x="0.84cm" svg:y="1.21cm">
          <text:p text:style-name="P9"><text:span text:style-name="T7">S</text:span><text:span text:style-name="T7">h</text:span><text:span text:style-name="T7">a</text:span><text:span text:style-name="T7">r</text:span><text:span text:style-name="T7">e</text:span><text:span text:style-name="T7">d</text:span><text:span text:style-name="T7"> </text:span><text:span text:style-name="T7">V</text:span><text:span text:style-name="T7">a</text:span><text:span text:style-name="T7">r</text:span><text:span text:style-name="T7">i</text:span><text:span text:style-name="T7">a</text:span><text:span text:style-name="T7">b</text:span><text:span text:style-name="T7">l</text:span><text:span text:style-name="T7">e</text:span><text:span text:style-name="T7">s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r</text:span><text:span text:style-name="T7">e</text:span><text:span text:style-name="T7">a</text:span><text:span text:style-name="T7">d</text:span><text:span text:style-name="T7">e</text:span><text:span text:style-name="T7">d</text:span><text:span text:style-name="T7"> </text:span><text:span text:style-name="T7">C</text:span><text:span text:style-name="T7">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3.072cm" svg:height="14.284cm" svg:x="0.79cm" svg:y="3.493cm">
          <text:list text:style-name="L2">
            <text:list-item>
              <text:p text:style-name="P17"><text:span text:style-name="T10">Que</text:span><text:span text:style-name="T10">stio</text:span><text:span text:style-name="T10">n: </text:span><text:span text:style-name="T10">Whi</text:span><text:span text:style-name="T10">ch </text:span><text:span text:style-name="T10">vari</text:span><text:span text:style-name="T10">able</text:span><text:span text:style-name="T10">s <text:s/>in </text:span><text:span text:style-name="T10">a </text:span><text:span text:style-name="T10">thre</text:span><text:span text:style-name="T10">ade</text:span><text:span text:style-name="T10">d C </text:span><text:span text:style-name="T10">prog</text:span><text:span text:style-name="T10">ram </text:span><text:span text:style-name="T10">are </text:span><text:span text:style-name="T10">shar</text:span><text:span text:style-name="T10">ed </text:span><text:span text:style-name="T10">amo</text:span><text:span text:style-name="T10">ng </text:span><text:span text:style-name="T10">thre</text:span><text:span text:style-name="T10">ads?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38">Th</text:span><text:span text:style-name="T38">e </text:span><text:span text:style-name="T38">an</text:span><text:span text:style-name="T38">sw</text:span><text:span text:style-name="T38">er </text:span><text:span text:style-name="T38">is </text:span><text:span text:style-name="T38">no</text:span><text:span text:style-name="T38">t </text:span><text:span text:style-name="T38">as </text:span><text:span text:style-name="T38">si</text:span><text:span text:style-name="T38">m</text:span><text:span text:style-name="T38">ple </text:span><text:span text:style-name="T38">as </text:span><text:span text:style-name="T38">“</text:span><text:span text:style-name="T39">gl</text:span><text:span text:style-name="T39">ob</text:span><text:span text:style-name="T39">al </text:span><text:span text:style-name="T39">va</text:span><text:span text:style-name="T39">ria</text:span><text:span text:style-name="T39">ble</text:span><text:span text:style-name="T39">s </text:span><text:span text:style-name="T39">ar</text:span><text:span text:style-name="T39">e </text:span><text:span text:style-name="T39">sh</text:span><text:span text:style-name="T39">ar</text:span><text:span text:style-name="T39">ed</text:span><text:span text:style-name="T38">” </text:span><text:span text:style-name="T38">an</text:span><text:span text:style-name="T38">d </text:span><text:span text:style-name="T40"><text:line-break/></text:span><text:span text:style-name="T38">“</text:span><text:span text:style-name="T39">st</text:span><text:span text:style-name="T39">ac</text:span><text:span text:style-name="T39">k </text:span><text:span text:style-name="T39">va</text:span><text:span text:style-name="T39">ria</text:span><text:span text:style-name="T39">ble</text:span><text:span text:style-name="T39">s </text:span><text:span text:style-name="T39">ar</text:span><text:span text:style-name="T39">e </text:span><text:span text:style-name="T39">pri</text:span><text:span text:style-name="T39">va</text:span><text:span text:style-name="T39">te</text:span><text:span text:style-name="T38">”</text:span></text:p>
                </text:list-item>
              </text:list>
            </text:list-item>
          </text:list>
          <text:p text:style-name="P17"><text:span text:style-name="T37"/></text:p>
          <text:list text:continue-numbering="true" text:style-name="L3">
            <text:list-item>
              <text:p text:style-name="P17"><text:span text:style-name="T41">Def:</text:span><text:span text:style-name="T10"> </text:span><text:span text:style-name="T10">A </text:span><text:span text:style-name="T10">vari</text:span><text:span text:style-name="T10">able </text:span><text:span text:style-name="T42">x</text:span><text:span text:style-name="T10"> is </text:span><text:span text:style-name="T41">shar</text:span><text:span text:style-name="T41">ed </text:span><text:span text:style-name="T10">if </text:span><text:span text:style-name="T10">and </text:span><text:span text:style-name="T10">only </text:span><text:span text:style-name="T10">if </text:span><text:span text:style-name="T10">mult</text:span><text:span text:style-name="T10">iple </text:span><text:span text:style-name="T10">thre</text:span><text:span text:style-name="T10">ads </text:span><text:span text:style-name="T10">refe</text:span><text:span text:style-name="T10">renc</text:span><text:span text:style-name="T10">e </text:span><text:span text:style-name="T10">som</text:span><text:span text:style-name="T10">e </text:span><text:span text:style-name="T10">inst</text:span><text:span text:style-name="T10">ance </text:span><text:span text:style-name="T10">of </text:span><text:span text:style-name="T42">x</text:span><text:span text:style-name="T10">. </text:span></text:p>
            </text:list-item>
          </text:list>
          <text:p text:style-name="P17"><text:span text:style-name="T43"/></text:p>
          <text:list text:continue-numbering="true" text:style-name="L3">
            <text:list-item>
              <text:p text:style-name="P17"><text:span text:style-name="T10">Req</text:span><text:span text:style-name="T10">uire</text:span><text:span text:style-name="T10">s </text:span><text:span text:style-name="T10">ans</text:span><text:span text:style-name="T10">wers </text:span><text:span text:style-name="T10">to </text:span><text:span text:style-name="T10">the </text:span><text:span text:style-name="T10">follo</text:span><text:span text:style-name="T10">wing </text:span><text:span text:style-name="T10">ques</text:span><text:span text:style-name="T10">tion</text:span><text:span text:style-name="T10">s:</text:span></text:p>
              <text:list>
                <text:list-item>
                  <text:p text:style-name="P16"><text:span text:style-name="T38">W</text:span><text:span text:style-name="T38">ha</text:span><text:span text:style-name="T38">t is </text:span><text:span text:style-name="T38">th</text:span><text:span text:style-name="T38">e </text:span><text:span text:style-name="T38">m</text:span><text:span text:style-name="T38">e</text:span><text:span text:style-name="T38">m</text:span><text:span text:style-name="T38">or</text:span><text:span text:style-name="T38">y </text:span><text:span text:style-name="T38">m</text:span><text:span text:style-name="T38">od</text:span><text:span text:style-name="T38">el </text:span><text:span text:style-name="T38">for </text:span><text:span text:style-name="T38">thr</text:span><text:span text:style-name="T38">ea</text:span><text:span text:style-name="T38">ds</text:span><text:span text:style-name="T38">?</text:span></text:p>
                </text:list-item>
                <text:list-item>
                  <text:p text:style-name="P16"><text:span text:style-name="T38">Ho</text:span><text:span text:style-name="T38">w </text:span><text:span text:style-name="T38">ar</text:span><text:span text:style-name="T38">e </text:span><text:span text:style-name="T38">ins</text:span><text:span text:style-name="T38">ta</text:span><text:span text:style-name="T38">nc</text:span><text:span text:style-name="T38">es </text:span><text:span text:style-name="T38">of </text:span><text:span text:style-name="T38">va</text:span><text:span text:style-name="T38">ria</text:span><text:span text:style-name="T38">ble</text:span><text:span text:style-name="T38">s </text:span><text:span text:style-name="T38">m</text:span><text:span text:style-name="T38">ap</text:span><text:span text:style-name="T38">pe</text:span><text:span text:style-name="T38">d </text:span><text:span text:style-name="T38">to </text:span><text:span text:style-name="T38">m</text:span><text:span text:style-name="T38">e</text:span><text:span text:style-name="T38">m</text:span><text:span text:style-name="T38">or</text:span><text:span text:style-name="T38">y?</text:span></text:p>
                </text:list-item>
                <text:list-item>
                  <text:p text:style-name="P16"><text:span text:style-name="T38">Ho</text:span><text:span text:style-name="T38">w </text:span><text:span text:style-name="T38">m</text:span><text:span text:style-name="T38">an</text:span><text:span text:style-name="T38">y </text:span><text:span text:style-name="T38">thr</text:span><text:span text:style-name="T38">ea</text:span><text:span text:style-name="T38">ds </text:span><text:span text:style-name="T38">mi</text:span><text:span text:style-name="T38">gh</text:span><text:span text:style-name="T38">t </text:span><text:span text:style-name="T38">ref</text:span><text:span text:style-name="T38">er</text:span><text:span text:style-name="T38">en</text:span><text:span text:style-name="T38">ce </text:span><text:span text:style-name="T38">ea</text:span><text:span text:style-name="T38">ch </text:span><text:span text:style-name="T38">of </text:span><text:span text:style-name="T38">th</text:span><text:span text:style-name="T38">es</text:span><text:span text:style-name="T38">e </text:span><text:span text:style-name="T38">ins</text:span><text:span text:style-name="T38">ta</text:span><text:span text:style-name="T38">nc</text:span><text:span text:style-name="T38">es</text:span><text:span text:style-name="T38">?</text:span></text:p>
                </text:list-item>
              </text:list>
            </text:list-item>
          </text:list>
          <text:p text:style-name="P17"><text:span text:style-name="T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1">T</text:span><text:span text:style-name="T1">h</text:span><text:span text:style-name="T1">r</text:span><text:span text:style-name="T1">e</text:span><text:span text:style-name="T1">a</text:span><text:span text:style-name="T1">d</text:span><text:span text:style-name="T1">s</text:span><text:span text:style-name="T1"> </text:span><text:span text:style-name="T1">M</text:span><text:span text:style-name="T1">e</text:span><text:span text:style-name="T1">m</text:span><text:span text:style-name="T1">o</text:span><text:span text:style-name="T1">r</text:span><text:span text:style-name="T1">y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2.777cm" svg:height="13.807cm" svg:x="0.926cm" svg:y="3.512cm">
          <text:list text:style-name="L2">
            <text:list-item>
              <text:p text:style-name="P17"><text:span text:style-name="T10">C</text:span><text:span text:style-name="T10">o</text:span><text:span text:style-name="T10">n</text:span><text:span text:style-name="T10">c</text:span><text:span text:style-name="T10">e</text:span><text:span text:style-name="T10">p</text:span><text:span text:style-name="T10">t</text:span><text:span text:style-name="T10">u</text:span><text:span text:style-name="T10">a</text:span><text:span text:style-name="T10">l</text:span><text:span text:style-name="T10"> </text:span><text:span text:style-name="T10">m</text:span><text:span text:style-name="T10">o</text:span><text:span text:style-name="T10">d</text:span><text:span text:style-name="T10">e</text:span><text:span text:style-name="T10">l</text:span><text:span text:style-name="T10">: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38">M</text:span><text:span text:style-name="T38">u</text:span><text:span text:style-name="T38">l</text:span><text:span text:style-name="T38">t</text:span><text:span text:style-name="T38">i</text:span><text:span text:style-name="T38">p</text:span><text:span text:style-name="T38">l</text:span><text:span text:style-name="T38">e</text:span><text:span text:style-name="T38"> </text:span><text:span text:style-name="T38">t</text:span><text:span text:style-name="T38">h</text:span><text:span text:style-name="T38">r</text:span><text:span text:style-name="T38">e</text:span><text:span text:style-name="T38">a</text:span><text:span text:style-name="T38">d</text:span><text:span text:style-name="T38">s</text:span><text:span text:style-name="T38"> </text:span><text:span text:style-name="T38">r</text:span><text:span text:style-name="T38">u</text:span><text:span text:style-name="T38">n</text:span><text:span text:style-name="T38"> </text:span><text:span text:style-name="T38">w</text:span><text:span text:style-name="T38">i</text:span><text:span text:style-name="T38">t</text:span><text:span text:style-name="T38">h</text:span><text:span text:style-name="T38">i</text:span><text:span text:style-name="T38">n</text:span><text:span text:style-name="T38"> </text:span><text:span text:style-name="T38">t</text:span><text:span text:style-name="T38">h</text:span><text:span text:style-name="T38">e</text:span><text:span text:style-name="T38"> </text:span><text:span text:style-name="T38">c</text:span><text:span text:style-name="T38">o</text:span><text:span text:style-name="T38">n</text:span><text:span text:style-name="T38">t</text:span><text:span text:style-name="T38">e</text:span><text:span text:style-name="T38">x</text:span><text:span text:style-name="T38">t</text:span><text:span text:style-name="T38"> </text:span><text:span text:style-name="T38">o</text:span><text:span text:style-name="T38">f</text:span><text:span text:style-name="T38"> </text:span><text:span text:style-name="T38">a</text:span><text:span text:style-name="T38"> </text:span><text:span text:style-name="T38">s</text:span><text:span text:style-name="T38">i</text:span><text:span text:style-name="T38">n</text:span><text:span text:style-name="T38">g</text:span><text:span text:style-name="T38">l</text:span><text:span text:style-name="T38">e</text:span><text:span text:style-name="T38"> </text:span><text:span text:style-name="T38">p</text:span><text:span text:style-name="T38">r</text:span><text:span text:style-name="T38">o</text:span><text:span text:style-name="T38">c</text:span><text:span text:style-name="T38">e</text:span><text:span text:style-name="T38">s</text:span><text:span text:style-name="T38">s</text:span></text:p>
                </text:list-item>
                <text:list-item>
                  <text:p text:style-name="P16"><text:span text:style-name="T38">E</text:span><text:span text:style-name="T38">a</text:span><text:span text:style-name="T38">c</text:span><text:span text:style-name="T38">h</text:span><text:span text:style-name="T38"> </text:span><text:span text:style-name="T38">t</text:span><text:span text:style-name="T38">h</text:span><text:span text:style-name="T38">r</text:span><text:span text:style-name="T38">e</text:span><text:span text:style-name="T38">a</text:span><text:span text:style-name="T38">d</text:span><text:span text:style-name="T38"> </text:span><text:span text:style-name="T38">h</text:span><text:span text:style-name="T38">a</text:span><text:span text:style-name="T38">s</text:span><text:span text:style-name="T38"> </text:span><text:span text:style-name="T38">i</text:span><text:span text:style-name="T38">t</text:span><text:span text:style-name="T38">s</text:span><text:span text:style-name="T38"> </text:span><text:span text:style-name="T38">o</text:span><text:span text:style-name="T38">w</text:span><text:span text:style-name="T38">n</text:span><text:span text:style-name="T38"> </text:span><text:span text:style-name="T38">s</text:span><text:span text:style-name="T38">e</text:span><text:span text:style-name="T38">p</text:span><text:span text:style-name="T38">a</text:span><text:span text:style-name="T38">r</text:span><text:span text:style-name="T38">a</text:span><text:span text:style-name="T38">t</text:span><text:span text:style-name="T38">e</text:span><text:span text:style-name="T38"> </text:span><text:span text:style-name="T38">t</text:span><text:span text:style-name="T38">h</text:span><text:span text:style-name="T38">r</text:span><text:span text:style-name="T38">e</text:span><text:span text:style-name="T38">a</text:span><text:span text:style-name="T38">d</text:span><text:span text:style-name="T38"> </text:span><text:span text:style-name="T38">c</text:span><text:span text:style-name="T38">o</text:span><text:span text:style-name="T38">n</text:span><text:span text:style-name="T38">t</text:span><text:span text:style-name="T38">e</text:span><text:span text:style-name="T38">x</text:span><text:span text:style-name="T38">t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7"><text:span text:style-name="T44">T</text:span><text:span text:style-name="T44">h</text:span><text:span text:style-name="T44">r</text:span><text:span text:style-name="T44">e</text:span><text:span text:style-name="T44">a</text:span><text:span text:style-name="T44">d</text:span><text:span text:style-name="T44"> </text:span><text:span text:style-name="T44">I</text:span><text:span text:style-name="T44">D</text:span><text:span text:style-name="T44">,</text:span><text:span text:style-name="T44"> </text:span><text:span text:style-name="T44">s</text:span><text:span text:style-name="T44">t</text:span><text:span text:style-name="T44">a</text:span><text:span text:style-name="T44">c</text:span><text:span text:style-name="T44">k</text:span><text:span text:style-name="T44">,</text:span><text:span text:style-name="T44"> </text:span><text:span text:style-name="T44">s</text:span><text:span text:style-name="T44">t</text:span><text:span text:style-name="T44">a</text:span><text:span text:style-name="T44">c</text:span><text:span text:style-name="T44">k</text:span><text:span text:style-name="T44"> </text:span><text:span text:style-name="T44">p</text:span><text:span text:style-name="T44">o</text:span><text:span text:style-name="T44">i</text:span><text:span text:style-name="T44">n</text:span><text:span text:style-name="T44">t</text:span><text:span text:style-name="T44">e</text:span><text:span text:style-name="T44">r</text:span><text:span text:style-name="T44">,</text:span><text:span text:style-name="T44"> </text:span><text:span text:style-name="T44">P</text:span><text:span text:style-name="T44">C</text:span><text:span text:style-name="T44">,</text:span><text:span text:style-name="T44"> </text:span><text:span text:style-name="T44">c</text:span><text:span text:style-name="T44">o</text:span><text:span text:style-name="T44">n</text:span><text:span text:style-name="T44">d</text:span><text:span text:style-name="T44">i</text:span><text:span text:style-name="T44">t</text:span><text:span text:style-name="T44">i</text:span><text:span text:style-name="T44">o</text:span><text:span text:style-name="T44">n</text:span><text:span text:style-name="T44"> </text:span><text:span text:style-name="T44">c</text:span><text:span text:style-name="T44">o</text:span><text:span text:style-name="T44">d</text:span><text:span text:style-name="T44">e</text:span><text:span text:style-name="T44">s</text:span><text:span text:style-name="T44">,</text:span><text:span text:style-name="T44"> </text:span><text:span text:style-name="T44">a</text:span><text:span text:style-name="T44">n</text:span><text:span text:style-name="T44">d</text:span><text:span text:style-name="T44"> </text:span><text:span text:style-name="T44">G</text:span><text:span text:style-name="T44">P</text:span><text:span text:style-name="T44"> </text:span><text:span text:style-name="T44">r</text:span><text:span text:style-name="T44">e</text:span><text:span text:style-name="T44">g</text:span><text:span text:style-name="T44">i</text:span><text:span text:style-name="T44">s</text:span><text:span text:style-name="T44">t</text:span><text:span text:style-name="T44">e</text:span><text:span text:style-name="T44">r</text:span><text:span text:style-name="T44">s</text:span></text:p>
                    </text:list-item>
                  </text:list>
                </text:list-item>
                <text:list-item>
                  <text:p text:style-name="P16"><text:span text:style-name="T38">A</text:span><text:span text:style-name="T38">l</text:span><text:span text:style-name="T38">l</text:span><text:span text:style-name="T38"> </text:span><text:span text:style-name="T38">t</text:span><text:span text:style-name="T38">h</text:span><text:span text:style-name="T38">r</text:span><text:span text:style-name="T38">e</text:span><text:span text:style-name="T38">a</text:span><text:span text:style-name="T38">d</text:span><text:span text:style-name="T38">s</text:span><text:span text:style-name="T38"> </text:span><text:span text:style-name="T38">s</text:span><text:span text:style-name="T38">h</text:span><text:span text:style-name="T38">a</text:span><text:span text:style-name="T38">r</text:span><text:span text:style-name="T38">e</text:span><text:span text:style-name="T38"> </text:span><text:span text:style-name="T38">t</text:span><text:span text:style-name="T38">h</text:span><text:span text:style-name="T38">e</text:span><text:span text:style-name="T38"> </text:span><text:span text:style-name="T38">r</text:span><text:span text:style-name="T38">e</text:span><text:span text:style-name="T38">m</text:span><text:span text:style-name="T38">a</text:span><text:span text:style-name="T38">i</text:span><text:span text:style-name="T38">n</text:span><text:span text:style-name="T38">i</text:span><text:span text:style-name="T38">n</text:span><text:span text:style-name="T38">g</text:span><text:span text:style-name="T38"> </text:span><text:span text:style-name="T38">p</text:span><text:span text:style-name="T38">r</text:span><text:span text:style-name="T38">o</text:span><text:span text:style-name="T38">c</text:span><text:span text:style-name="T38">e</text:span><text:span text:style-name="T38">s</text:span><text:span text:style-name="T38">s</text:span><text:span text:style-name="T38"> </text:span><text:span text:style-name="T38">c</text:span><text:span text:style-name="T38">o</text:span><text:span text:style-name="T38">n</text:span><text:span text:style-name="T38">t</text:span><text:span text:style-name="T38">e</text:span><text:span text:style-name="T38">x</text:span><text:span text:style-name="T38">t</text:span></text:p>
                  <text:list>
                    <text:list-item>
                      <text:p text:style-name="P27"><text:span text:style-name="T44">C</text:span><text:span text:style-name="T44">o</text:span><text:span text:style-name="T44">d</text:span><text:span text:style-name="T44">e</text:span><text:span text:style-name="T44">,</text:span><text:span text:style-name="T44"> </text:span><text:span text:style-name="T44">d</text:span><text:span text:style-name="T44">a</text:span><text:span text:style-name="T44">t</text:span><text:span text:style-name="T44">a</text:span><text:span text:style-name="T44">,</text:span><text:span text:style-name="T44"> </text:span><text:span text:style-name="T44">h</text:span><text:span text:style-name="T44">e</text:span><text:span text:style-name="T44">a</text:span><text:span text:style-name="T44">p</text:span><text:span text:style-name="T44">,</text:span><text:span text:style-name="T44"> </text:span><text:span text:style-name="T44">a</text:span><text:span text:style-name="T44">n</text:span><text:span text:style-name="T44">d</text:span><text:span text:style-name="T44"> </text:span><text:span text:style-name="T44">s</text:span><text:span text:style-name="T44">h</text:span><text:span text:style-name="T44">a</text:span><text:span text:style-name="T44">r</text:span><text:span text:style-name="T44">e</text:span><text:span text:style-name="T44">d</text:span><text:span text:style-name="T44"> </text:span><text:span text:style-name="T44">l</text:span><text:span text:style-name="T44">i</text:span><text:span text:style-name="T44">b</text:span><text:span text:style-name="T44">r</text:span><text:span text:style-name="T44">a</text:span><text:span text:style-name="T44">r</text:span><text:span text:style-name="T44">y</text:span><text:span text:style-name="T44"> </text:span><text:span text:style-name="T44">s</text:span><text:span text:style-name="T44">e</text:span><text:span text:style-name="T44">g</text:span><text:span text:style-name="T44">m</text:span><text:span text:style-name="T44">e</text:span><text:span text:style-name="T44">n</text:span><text:span text:style-name="T44">t</text:span><text:span text:style-name="T44">s</text:span><text:span text:style-name="T44"> </text:span><text:span text:style-name="T44">o</text:span><text:span text:style-name="T44">f</text:span><text:span text:style-name="T44"> </text:span><text:span text:style-name="T44">t</text:span><text:span text:style-name="T44">h</text:span><text:span text:style-name="T44">e</text:span><text:span text:style-name="T44"> </text:span><text:span text:style-name="T44">p</text:span><text:span text:style-name="T44">r</text:span><text:span text:style-name="T44">o</text:span><text:span text:style-name="T44">c</text:span><text:span text:style-name="T44">e</text:span><text:span text:style-name="T44">s</text:span><text:span text:style-name="T44">s</text:span><text:span text:style-name="T44"> </text:span><text:span text:style-name="T44">v</text:span><text:span text:style-name="T44">i</text:span><text:span text:style-name="T44">r</text:span><text:span text:style-name="T44">t</text:span><text:span text:style-name="T44">u</text:span><text:span text:style-name="T44">a</text:span><text:span text:style-name="T44">l</text:span><text:span text:style-name="T44"> </text:span><text:span text:style-name="T44">a</text:span><text:span text:style-name="T44">d</text:span><text:span text:style-name="T44">d</text:span><text:span text:style-name="T44">r</text:span><text:span text:style-name="T44">e</text:span><text:span text:style-name="T44">s</text:span><text:span text:style-name="T44">s</text:span><text:span text:style-name="T44"> </text:span><text:span text:style-name="T44">s</text:span><text:span text:style-name="T44">p</text:span><text:span text:style-name="T44">a</text:span><text:span text:style-name="T44">c</text:span><text:span text:style-name="T44">e</text:span></text:p>
                    </text:list-item>
                    <text:list-item>
                      <text:p text:style-name="P27"><text:span text:style-name="T44">O</text:span><text:span text:style-name="T44">p</text:span><text:span text:style-name="T44">e</text:span><text:span text:style-name="T44">n</text:span><text:span text:style-name="T44"> </text:span><text:span text:style-name="T44">f</text:span><text:span text:style-name="T44">i</text:span><text:span text:style-name="T44">l</text:span><text:span text:style-name="T44">e</text:span><text:span text:style-name="T44">s</text:span><text:span text:style-name="T44"> </text:span><text:span text:style-name="T44">a</text:span><text:span text:style-name="T44">n</text:span><text:span text:style-name="T44">d</text:span><text:span text:style-name="T44"> </text:span><text:span text:style-name="T44">i</text:span><text:span text:style-name="T44">n</text:span><text:span text:style-name="T44">s</text:span><text:span text:style-name="T44">t</text:span><text:span text:style-name="T44">a</text:span><text:span text:style-name="T44">l</text:span><text:span text:style-name="T44">l</text:span><text:span text:style-name="T44">e</text:span><text:span text:style-name="T44">d</text:span><text:span text:style-name="T44"> </text:span><text:span text:style-name="T44">h</text:span><text:span text:style-name="T44">a</text:span><text:span text:style-name="T44">n</text:span><text:span text:style-name="T44">d</text:span><text:span text:style-name="T44">l</text:span><text:span text:style-name="T44">e</text:span><text:span text:style-name="T44">r</text:span><text:span text:style-name="T44">s</text:span></text:p>
                    </text:list-item>
                  </text:list>
                </text:list-item>
              </text:list>
            </text:list-item>
            <text:list-item>
              <text:p text:style-name="P17"><text:span text:style-name="T10">O</text:span><text:span text:style-name="T10">p</text:span><text:span text:style-name="T10">e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a</text:span><text:span text:style-name="T10">l</text:span><text:span text:style-name="T10">l</text:span><text:span text:style-name="T10">y</text:span><text:span text:style-name="T10">,</text:span><text:span text:style-name="T10"> </text:span><text:span text:style-name="T10">t</text:span><text:span text:style-name="T10">h</text:span><text:span text:style-name="T10">i</text:span><text:span text:style-name="T10">s</text:span><text:span text:style-name="T10"> </text:span><text:span text:style-name="T10">m</text:span><text:span text:style-name="T10">o</text:span><text:span text:style-name="T10">d</text:span><text:span text:style-name="T10">e</text:span><text:span text:style-name="T10">l</text:span><text:span text:style-name="T10"> </text:span><text:span text:style-name="T10">i</text:span><text:span text:style-name="T10">s</text:span><text:span text:style-name="T10"> </text:span><text:span text:style-name="T10">n</text:span><text:span text:style-name="T10">o</text:span><text:span text:style-name="T10">t</text:span><text:span text:style-name="T10"> </text:span><text:span text:style-name="T10">s</text:span><text:span text:style-name="T10">t</text:span><text:span text:style-name="T10">r</text:span><text:span text:style-name="T10">i</text:span><text:span text:style-name="T10">c</text:span><text:span text:style-name="T10">t</text:span><text:span text:style-name="T10">l</text:span><text:span text:style-name="T10">y</text:span><text:span text:style-name="T10"> </text:span><text:span text:style-name="T10">e</text:span><text:span text:style-name="T10">n</text:span><text:span text:style-name="T10">f</text:span><text:span text:style-name="T10">o</text:span><text:span text:style-name="T10">r</text:span><text:span text:style-name="T10">c</text:span><text:span text:style-name="T10">e</text:span><text:span text:style-name="T10">d</text:span><text:span text:style-name="T10">:</text:span></text:p>
              <text:list>
                <text:list-item>
                  <text:p text:style-name="P16"><text:span text:style-name="T38">R</text:span><text:span text:style-name="T38">e</text:span><text:span text:style-name="T38">g</text:span><text:span text:style-name="T38">i</text:span><text:span text:style-name="T38">s</text:span><text:span text:style-name="T38">t</text:span><text:span text:style-name="T38">e</text:span><text:span text:style-name="T38">r</text:span><text:span text:style-name="T38"> </text:span><text:span text:style-name="T38">v</text:span><text:span text:style-name="T38">a</text:span><text:span text:style-name="T38">l</text:span><text:span text:style-name="T38">u</text:span><text:span text:style-name="T38">e</text:span><text:span text:style-name="T38">s</text:span><text:span text:style-name="T38"> </text:span><text:span text:style-name="T38">a</text:span><text:span text:style-name="T38">r</text:span><text:span text:style-name="T38">e</text:span><text:span text:style-name="T38"> </text:span><text:span text:style-name="T38">t</text:span><text:span text:style-name="T38">r</text:span><text:span text:style-name="T38">u</text:span><text:span text:style-name="T38">l</text:span><text:span text:style-name="T38">y</text:span><text:span text:style-name="T38"> </text:span><text:span text:style-name="T38">s</text:span><text:span text:style-name="T38">e</text:span><text:span text:style-name="T38">p</text:span><text:span text:style-name="T38">a</text:span><text:span text:style-name="T38">r</text:span><text:span text:style-name="T38">a</text:span><text:span text:style-name="T38">t</text:span><text:span text:style-name="T38">e</text:span><text:span text:style-name="T38"> </text:span><text:span text:style-name="T38">a</text:span><text:span text:style-name="T38">n</text:span><text:span text:style-name="T38">d</text:span><text:span text:style-name="T38"> </text:span><text:span text:style-name="T38">p</text:span><text:span text:style-name="T38">r</text:span><text:span text:style-name="T38">o</text:span><text:span text:style-name="T38">t</text:span><text:span text:style-name="T38">e</text:span><text:span text:style-name="T38">c</text:span><text:span text:style-name="T38">t</text:span><text:span text:style-name="T38">e</text:span><text:span text:style-name="T38">d</text:span><text:span text:style-name="T38">,</text:span><text:span text:style-name="T38"> </text:span><text:span text:style-name="T38">b</text:span><text:span text:style-name="T38">u</text:span><text:span text:style-name="T38">t</text:span><text:span text:style-name="T38">…</text:span></text:p>
                </text:list-item>
                <text:list-item>
                  <text:p text:style-name="P16"><text:span text:style-name="T38">A</text:span><text:span text:style-name="T38">n</text:span><text:span text:style-name="T38">y</text:span><text:span text:style-name="T38"> </text:span><text:span text:style-name="T38">t</text:span><text:span text:style-name="T38">h</text:span><text:span text:style-name="T38">r</text:span><text:span text:style-name="T38">e</text:span><text:span text:style-name="T38">a</text:span><text:span text:style-name="T38">d</text:span><text:span text:style-name="T38"> </text:span><text:span text:style-name="T38">c</text:span><text:span text:style-name="T38">a</text:span><text:span text:style-name="T38">n</text:span><text:span text:style-name="T38"> </text:span><text:span text:style-name="T38">r</text:span><text:span text:style-name="T38">e</text:span><text:span text:style-name="T38">a</text:span><text:span text:style-name="T38">d</text:span><text:span text:style-name="T38"> </text:span><text:span text:style-name="T38">a</text:span><text:span text:style-name="T38">n</text:span><text:span text:style-name="T38">d</text:span><text:span text:style-name="T38"> </text:span><text:span text:style-name="T38">w</text:span><text:span text:style-name="T38">r</text:span><text:span text:style-name="T38">i</text:span><text:span text:style-name="T38">t</text:span><text:span text:style-name="T38">e</text:span><text:span text:style-name="T38"> </text:span><text:span text:style-name="T38">t</text:span><text:span text:style-name="T38">h</text:span><text:span text:style-name="T38">e</text:span><text:span text:style-name="T38"> </text:span><text:span text:style-name="T38">s</text:span><text:span text:style-name="T38">t</text:span><text:span text:style-name="T38">a</text:span><text:span text:style-name="T38">c</text:span><text:span text:style-name="T38">k</text:span><text:span text:style-name="T38"> </text:span><text:span text:style-name="T38">o</text:span><text:span text:style-name="T38">f</text:span><text:span text:style-name="T38"> </text:span><text:span text:style-name="T38">a</text:span><text:span text:style-name="T38">n</text:span><text:span text:style-name="T38">y</text:span><text:span text:style-name="T38"> </text:span><text:span text:style-name="T38">o</text:span><text:span text:style-name="T38">t</text:span><text:span text:style-name="T38">h</text:span><text:span text:style-name="T38">e</text:span><text:span text:style-name="T38">r</text:span><text:span text:style-name="T38"> </text:span><text:span text:style-name="T38">t</text:span><text:span text:style-name="T38">h</text:span><text:span text:style-name="T38">r</text:span><text:span text:style-name="T38">e</text:span><text:span text:style-name="T38">a</text:span><text:span text:style-name="T38">d</text:span></text:p>
                </text:list-item>
              </text:list>
            </text:list-item>
          </text:list>
          <text:p text:style-name="P16"><text:span text:style-name="T37"/></text:p>
          <text:p text:style-name="P28"><text:span text:style-name="T45">T</text:span><text:span text:style-name="T45">h</text:span><text:span text:style-name="T45">e</text:span><text:span text:style-name="T45"> </text:span><text:span text:style-name="T45">m</text:span><text:span text:style-name="T45">i</text:span><text:span text:style-name="T45">s</text:span><text:span text:style-name="T45">m</text:span><text:span text:style-name="T45">a</text:span><text:span text:style-name="T45">t</text:span><text:span text:style-name="T45">c</text:span><text:span text:style-name="T45">h</text:span><text:span text:style-name="T45"> </text:span><text:span text:style-name="T45">b</text:span><text:span text:style-name="T45">e</text:span><text:span text:style-name="T45">t</text:span><text:span text:style-name="T45">w</text:span><text:span text:style-name="T45">e</text:span><text:span text:style-name="T45">e</text:span><text:span text:style-name="T45">n</text:span><text:span text:style-name="T45"> </text:span><text:span text:style-name="T45">t</text:span><text:span text:style-name="T45">h</text:span><text:span text:style-name="T45">e</text:span><text:span text:style-name="T45"> </text:span><text:span text:style-name="T45">c</text:span><text:span text:style-name="T45">o</text:span><text:span text:style-name="T45">n</text:span><text:span text:style-name="T45">c</text:span><text:span text:style-name="T45">e</text:span><text:span text:style-name="T45">p</text:span><text:span text:style-name="T45">t</text:span><text:span text:style-name="T45">u</text:span><text:span text:style-name="T45">a</text:span><text:span text:style-name="T45">l</text:span><text:span text:style-name="T45"> </text:span><text:span text:style-name="T45">a</text:span><text:span text:style-name="T45">n</text:span><text:span text:style-name="T45">d</text:span><text:span text:style-name="T45"> </text:span><text:span text:style-name="T45">o</text:span><text:span text:style-name="T45">p</text:span><text:span text:style-name="T45">e</text:span><text:span text:style-name="T45">r</text:span><text:span text:style-name="T45">a</text:span><text:span text:style-name="T45">t</text:span><text:span text:style-name="T45">i</text:span><text:span text:style-name="T45">o</text:span><text:span text:style-name="T45">n</text:span><text:span text:style-name="T45"> </text:span><text:span text:style-name="T45">m</text:span><text:span text:style-name="T45">o</text:span><text:span text:style-name="T45">d</text:span><text:span text:style-name="T45">e</text:span><text:span text:style-name="T45">l</text:span><text:span text:style-name="T45"> </text:span><text:span text:style-name="T45">i</text:span><text:span text:style-name="T45">s</text:span><text:span text:style-name="T45"> </text:span><text:span text:style-name="T45">a</text:span><text:span text:style-name="T45"> </text:span><text:span text:style-name="T45">s</text:span><text:span text:style-name="T45">o</text:span><text:span text:style-name="T45">u</text:span><text:span text:style-name="T45">r</text:span><text:span text:style-name="T45">c</text:span><text:span text:style-name="T45">e</text:span><text:span text:style-name="T45"> </text:span><text:span text:style-name="T45">o</text:span><text:span text:style-name="T45">f</text:span><text:span text:style-name="T45"> </text:span><text:span text:style-name="T45">c</text:span><text:span text:style-name="T45">o</text:span><text:span text:style-name="T45">n</text:span><text:span text:style-name="T45">f</text:span><text:span text:style-name="T45">u</text:span><text:span text:style-name="T45">s</text:span><text:span text:style-name="T45">i</text:span><text:span text:style-name="T45">o</text:span><text:span text:style-name="T45">n</text:span><text:span text:style-name="T45"> </text:span><text:span text:style-name="T45">a</text:span><text:span text:style-name="T45">n</text:span><text:span text:style-name="T45">d</text:span><text:span text:style-name="T45"> </text:span><text:span text:style-name="T45">e</text:span><text:span text:style-name="T45">r</text:span><text:span text:style-name="T45">r</text:span><text:span text:style-name="T45">o</text:span><text:span text:style-name="T45">r</text:span><text:span text:style-name="T4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3.627cm" svg:height="2.113cm" svg:x="0.975cm" svg:y="1.21cm">
          <text:p text:style-name="P9"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 </text:span><text:span text:style-name="T7">t</text:span><text:span text:style-name="T7">o</text:span><text:span text:style-name="T7"> </text:span><text:span text:style-name="T7">I</text:span><text:span text:style-name="T7">l</text:span><text:span text:style-name="T7">l</text:span><text:span text:style-name="T7">u</text:span><text:span text:style-name="T7">s</text:span><text:span text:style-name="T7">t</text:span><text:span text:style-name="T7">r</text:span><text:span text:style-name="T7">a</text:span><text:span text:style-name="T7">t</text:span><text:span text:style-name="T7">e</text:span><text:span text:style-name="T7"> </text:span><text:span text:style-name="T7">S</text:span><text:span text:style-name="T7">h</text:span><text:span text:style-name="T7">a</text:span><text:span text:style-name="T7">r</text:span><text:span text:style-name="T7">i</text:span><text:span text:style-name="T7">n</text:span><text:span text:style-name="T7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23" draw:layer="layout" svg:width="11.849cm" svg:height="13.093cm" svg:x="0.212cm" svg:y="4.019cm">
          <text:p text:style-name="P22"><text:span text:style-name="T20">c</text:span><text:span text:style-name="T20">h</text:span><text:span text:style-name="T20">a</text:span><text:span text:style-name="T20">r</text:span><text:span text:style-name="T21"> </text:span><text:span text:style-name="T21">*</text:span><text:span text:style-name="T21">*</text:span><text:span text:style-name="T23">p</text:span><text:span text:style-name="T23">t</text:span><text:span text:style-name="T23">r</text:span><text:span text:style-name="T21">;</text:span><text:span text:style-name="T21"> </text:span><text:span text:style-name="T21"><text:s/></text:span><text:span text:style-name="T24">/</text:span><text:span text:style-name="T24">*</text:span><text:span text:style-name="T24"> </text:span><text:span text:style-name="T24">g</text:span><text:span text:style-name="T24">l</text:span><text:span text:style-name="T24">o</text:span><text:span text:style-name="T24">b</text:span><text:span text:style-name="T24">a</text:span><text:span text:style-name="T24">l</text:span><text:span text:style-name="T24"> </text:span><text:span text:style-name="T24">v</text:span><text:span text:style-name="T24">a</text:span><text:span text:style-name="T24">r</text:span><text:span text:style-name="T24"> </text:span><text:span text:style-name="T24">*</text:span><text:span text:style-name="T24">/</text:span></text:p>
          <text:p text:style-name="P22"><text:span text:style-name="T29"/></text:p>
          <text:p text:style-name="P22"><text:span text:style-name="T20">i</text:span><text:span text:style-name="T20">n</text:span><text:span text:style-name="T20">t</text:span><text:span text:style-name="T21"> </text:span><text:span text:style-name="T22">m</text:span><text:span text:style-name="T22">a</text:span><text:span text:style-name="T22">i</text:span><text:span text:style-name="T22">n</text:span><text:span text:style-name="T21">(</text:span><text:span text:style-name="T21">)</text:span></text:p>
          <text:p text:style-name="P22"><text:span text:style-name="T21">{</text:span></text:p>
          <text:p text:style-name="P22"><text:span text:style-name="T21"><text:s/></text:span><text:span text:style-name="T21"><text:s/></text:span><text:span text:style-name="T21"><text:s/></text:span><text:span text:style-name="T21"><text:s/></text:span><text:span text:style-name="T20">l</text:span><text:span text:style-name="T20">o</text:span><text:span text:style-name="T20">n</text:span><text:span text:style-name="T20">g</text:span><text:span text:style-name="T21"> </text:span><text:span text:style-name="T23">i</text:span><text:span text:style-name="T21">;</text:span></text:p>
          <text:p text:style-name="P22"><text:span text:style-name="T21"><text:s/></text:span><text:span text:style-name="T21"><text:s/></text:span><text:span text:style-name="T21"><text:s/></text:span><text:span text:style-name="T21"><text:s/></text:span><text:span text:style-name="T20">p</text:span><text:span text:style-name="T20">t</text:span><text:span text:style-name="T20">h</text:span><text:span text:style-name="T20">r</text:span><text:span text:style-name="T20">e</text:span><text:span text:style-name="T20">a</text:span><text:span text:style-name="T20">d</text:span><text:span text:style-name="T20">_</text:span><text:span text:style-name="T20">t</text:span><text:span text:style-name="T21"> </text:span><text:span text:style-name="T23">t</text:span><text:span text:style-name="T23">i</text:span><text:span text:style-name="T23">d</text:span><text:span text:style-name="T21">;</text:span></text:p>
          <text:p text:style-name="P22"><text:span text:style-name="T21"><text:s/></text:span><text:span text:style-name="T21"><text:s/></text:span><text:span text:style-name="T21"><text:s/></text:span><text:span text:style-name="T21"><text:s/></text:span><text:span text:style-name="T20">c</text:span><text:span text:style-name="T20">h</text:span><text:span text:style-name="T20">a</text:span><text:span text:style-name="T20">r</text:span><text:span text:style-name="T21"> </text:span><text:span text:style-name="T21">*</text:span><text:span text:style-name="T23">m</text:span><text:span text:style-name="T23">s</text:span><text:span text:style-name="T23">g</text:span><text:span text:style-name="T23">s</text:span><text:span text:style-name="T21">[</text:span><text:span text:style-name="T21">2</text:span><text:span text:style-name="T21">]</text:span><text:span text:style-name="T21"> </text:span><text:span text:style-name="T21">=</text:span><text:span text:style-name="T21"> </text:span><text:span text:style-name="T21">{</text:span></text:p>
          <text:p text:style-name="P22"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5">"</text:span><text:span text:style-name="T25">H</text:span><text:span text:style-name="T25">e</text:span><text:span text:style-name="T25">l</text:span><text:span text:style-name="T25">l</text:span><text:span text:style-name="T25">o</text:span><text:span text:style-name="T25"> </text:span><text:span text:style-name="T25">f</text:span><text:span text:style-name="T25">r</text:span><text:span text:style-name="T25">o</text:span><text:span text:style-name="T25">m</text:span><text:span text:style-name="T25"> </text:span><text:span text:style-name="T25">f</text:span><text:span text:style-name="T25">o</text:span><text:span text:style-name="T25">o</text:span><text:span text:style-name="T25">"</text:span><text:span text:style-name="T21">,</text:span></text:p>
          <text:p text:style-name="P22"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5">"</text:span><text:span text:style-name="T25">H</text:span><text:span text:style-name="T25">e</text:span><text:span text:style-name="T25">l</text:span><text:span text:style-name="T25">l</text:span><text:span text:style-name="T25">o</text:span><text:span text:style-name="T25"> </text:span><text:span text:style-name="T25">f</text:span><text:span text:style-name="T25">r</text:span><text:span text:style-name="T25">o</text:span><text:span text:style-name="T25">m</text:span><text:span text:style-name="T25"> </text:span><text:span text:style-name="T25">b</text:span><text:span text:style-name="T25">a</text:span><text:span text:style-name="T25">r</text:span><text:span text:style-name="T25">"</text:span></text:p>
          <text:p text:style-name="P22"><text:span text:style-name="T21"><text:s/></text:span><text:span text:style-name="T21"><text:s/></text:span><text:span text:style-name="T21"><text:s/></text:span><text:span text:style-name="T21"><text:s/></text:span><text:span text:style-name="T21">}</text:span><text:span text:style-name="T21">;</text:span></text:p>
          <text:p text:style-name="P22"><text:span text:style-name="T29"/></text:p>
          <text:p text:style-name="P22"><text:span text:style-name="T21"><text:s/></text:span><text:span text:style-name="T21"><text:s/></text:span><text:span text:style-name="T21"><text:s/></text:span><text:span text:style-name="T21"><text:s/></text:span><text:span text:style-name="T21">p</text:span><text:span text:style-name="T21">t</text:span><text:span text:style-name="T21">r</text:span><text:span text:style-name="T21"> </text:span><text:span text:style-name="T21">=</text:span><text:span text:style-name="T21"> </text:span><text:span text:style-name="T21">m</text:span><text:span text:style-name="T21">s</text:span><text:span text:style-name="T21">g</text:span><text:span text:style-name="T21">s</text:span><text:span text:style-name="T21">;</text:span></text:p>
          <text:p text:style-name="P22"><text:span text:style-name="T21"><text:s/></text:span><text:span text:style-name="T21"><text:s/></text:span><text:span text:style-name="T21"><text:s/></text:span><text:span text:style-name="T21"><text:s/></text:span><text:span text:style-name="T26">f</text:span><text:span text:style-name="T26">o</text:span><text:span text:style-name="T26">r</text:span><text:span text:style-name="T21"> </text:span><text:span text:style-name="T21">(</text:span><text:span text:style-name="T21">i</text:span><text:span text:style-name="T21"> </text:span><text:span text:style-name="T21">=</text:span><text:span text:style-name="T21"> </text:span><text:span text:style-name="T21">0</text:span><text:span text:style-name="T21">;</text:span><text:span text:style-name="T21"> </text:span><text:span text:style-name="T21">i</text:span><text:span text:style-name="T21"> </text:span><text:span text:style-name="T21">&lt;</text:span><text:span text:style-name="T21"> </text:span><text:span text:style-name="T21">2</text:span><text:span text:style-name="T21">;</text:span><text:span text:style-name="T21"> </text:span><text:span text:style-name="T21">i</text:span><text:span text:style-name="T21">+</text:span><text:span text:style-name="T21">+</text:span><text:span text:style-name="T21">)</text:span></text:p>
          <text:p text:style-name="P22"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P</text:span><text:span text:style-name="T21">t</text:span><text:span text:style-name="T21">h</text:span><text:span text:style-name="T21">r</text:span><text:span text:style-name="T21">e</text:span><text:span text:style-name="T21">a</text:span><text:span text:style-name="T21">d</text:span><text:span text:style-name="T21">_</text:span><text:span text:style-name="T21">c</text:span><text:span text:style-name="T21">r</text:span><text:span text:style-name="T21">e</text:span><text:span text:style-name="T21">a</text:span><text:span text:style-name="T21">t</text:span><text:span text:style-name="T21">e</text:span><text:span text:style-name="T21">(</text:span><text:span text:style-name="T21">&amp;</text:span><text:span text:style-name="T21">t</text:span><text:span text:style-name="T21">i</text:span><text:span text:style-name="T21">d</text:span><text:span text:style-name="T21">,</text:span><text:span text:style-name="T21"> </text:span></text:p>
          <text:p text:style-name="P22"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7">N</text:span><text:span text:style-name="T27">U</text:span><text:span text:style-name="T27">L</text:span><text:span text:style-name="T27">L</text:span><text:span text:style-name="T21">,</text:span><text:span text:style-name="T21"> </text:span></text:p>
          <text:p text:style-name="P22"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t</text:span><text:span text:style-name="T21">h</text:span><text:span text:style-name="T21">r</text:span><text:span text:style-name="T21">e</text:span><text:span text:style-name="T21">a</text:span><text:span text:style-name="T21">d</text:span><text:span text:style-name="T21">,</text:span><text:span text:style-name="T21"> </text:span></text:p>
          <text:p text:style-name="P22"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(</text:span><text:span text:style-name="T20">v</text:span><text:span text:style-name="T20">o</text:span><text:span text:style-name="T20">i</text:span><text:span text:style-name="T20">d</text:span><text:span text:style-name="T21"> </text:span><text:span text:style-name="T21">*</text:span><text:span text:style-name="T21">)</text:span><text:span text:style-name="T21">i</text:span><text:span text:style-name="T21">)</text:span><text:span text:style-name="T21">;</text:span></text:p>
          <text:p text:style-name="P22"><text:span text:style-name="T21"><text:s/></text:span><text:span text:style-name="T21"><text:s/></text:span><text:span text:style-name="T21"><text:s/></text:span><text:span text:style-name="T21"><text:s/></text:span><text:span text:style-name="T21">P</text:span><text:span text:style-name="T21">t</text:span><text:span text:style-name="T21">h</text:span><text:span text:style-name="T21">r</text:span><text:span text:style-name="T21">e</text:span><text:span text:style-name="T21">a</text:span><text:span text:style-name="T21">d</text:span><text:span text:style-name="T21">_</text:span><text:span text:style-name="T21">e</text:span><text:span text:style-name="T21">x</text:span><text:span text:style-name="T21">i</text:span><text:span text:style-name="T21">t</text:span><text:span text:style-name="T21">(</text:span><text:span text:style-name="T27">N</text:span><text:span text:style-name="T27">U</text:span><text:span text:style-name="T27">L</text:span><text:span text:style-name="T27">L</text:span><text:span text:style-name="T21">)</text:span><text:span text:style-name="T21">;</text:span></text:p>
          <text:p text:style-name="P22"><text:span text:style-name="T2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30" draw:layer="layout" svg:width="11.278cm" svg:height="6.333cm" svg:x="13.32cm" svg:y="4.059cm">
          <text:p text:style-name="P29"><text:span text:style-name="T46">v</text:span><text:span text:style-name="T46">o</text:span><text:span text:style-name="T46">i</text:span><text:span text:style-name="T46">d</text:span><text:span text:style-name="T47"> </text:span><text:span text:style-name="T47">*</text:span><text:span text:style-name="T48">t</text:span><text:span text:style-name="T48">h</text:span><text:span text:style-name="T48">r</text:span><text:span text:style-name="T48">e</text:span><text:span text:style-name="T48">a</text:span><text:span text:style-name="T48">d</text:span><text:span text:style-name="T47">(</text:span><text:span text:style-name="T46">v</text:span><text:span text:style-name="T46">o</text:span><text:span text:style-name="T46">i</text:span><text:span text:style-name="T46">d</text:span><text:span text:style-name="T47"> </text:span><text:span text:style-name="T47">*</text:span><text:span text:style-name="T49">v</text:span><text:span text:style-name="T49">a</text:span><text:span text:style-name="T49">r</text:span><text:span text:style-name="T49">g</text:span><text:span text:style-name="T49">p</text:span><text:span text:style-name="T47">)</text:span></text:p>
          <text:p text:style-name="P29"><text:span text:style-name="T47">{</text:span></text:p>
          <text:p text:style-name="P29"><text:span text:style-name="T47"><text:s/></text:span><text:span text:style-name="T47"><text:s/></text:span><text:span text:style-name="T47"><text:s/></text:span><text:span text:style-name="T47"><text:s/></text:span><text:span text:style-name="T46">l</text:span><text:span text:style-name="T46">o</text:span><text:span text:style-name="T46">n</text:span><text:span text:style-name="T46">g</text:span><text:span text:style-name="T47"> </text:span><text:span text:style-name="T49">m</text:span><text:span text:style-name="T49">y</text:span><text:span text:style-name="T49">i</text:span><text:span text:style-name="T49">d</text:span><text:span text:style-name="T47"> </text:span><text:span text:style-name="T47">=</text:span><text:span text:style-name="T47"> </text:span><text:span text:style-name="T47">(</text:span><text:span text:style-name="T46">l</text:span><text:span text:style-name="T46">o</text:span><text:span text:style-name="T46">n</text:span><text:span text:style-name="T46">g</text:span><text:span text:style-name="T47">)</text:span><text:span text:style-name="T47">v</text:span><text:span text:style-name="T47">a</text:span><text:span text:style-name="T47">r</text:span><text:span text:style-name="T47">g</text:span><text:span text:style-name="T47">p</text:span><text:span text:style-name="T47">;</text:span></text:p>
          <text:p text:style-name="P29"><text:span text:style-name="T47"><text:s/></text:span><text:span text:style-name="T47"><text:s/></text:span><text:span text:style-name="T47"><text:s/></text:span><text:span text:style-name="T47"><text:s/></text:span><text:span text:style-name="T50">s</text:span><text:span text:style-name="T50">t</text:span><text:span text:style-name="T50">a</text:span><text:span text:style-name="T50">t</text:span><text:span text:style-name="T50">i</text:span><text:span text:style-name="T50">c</text:span><text:span text:style-name="T47"> </text:span><text:span text:style-name="T46">i</text:span><text:span text:style-name="T46">n</text:span><text:span text:style-name="T46">t</text:span><text:span text:style-name="T47"> </text:span><text:span text:style-name="T49">c</text:span><text:span text:style-name="T49">n</text:span><text:span text:style-name="T49">t</text:span><text:span text:style-name="T47"> </text:span><text:span text:style-name="T47">=</text:span><text:span text:style-name="T47"> </text:span><text:span text:style-name="T47">0</text:span><text:span text:style-name="T47">;</text:span></text:p>
          <text:p text:style-name="P29"><text:span text:style-name="T51"/></text:p>
          <text:p text:style-name="P29"><text:span text:style-name="T47"><text:s/></text:span><text:span text:style-name="T47"><text:s/></text:span><text:span text:style-name="T47"><text:s/></text:span><text:span text:style-name="T47"><text:s/></text:span><text:span text:style-name="T47">p</text:span><text:span text:style-name="T47">r</text:span><text:span text:style-name="T47">i</text:span><text:span text:style-name="T47">n</text:span><text:span text:style-name="T47">t</text:span><text:span text:style-name="T47">f</text:span><text:span text:style-name="T47">(</text:span><text:span text:style-name="T52">"</text:span><text:span text:style-name="T52">[</text:span><text:span text:style-name="T52">%</text:span><text:span text:style-name="T52">l</text:span><text:span text:style-name="T52">d</text:span><text:span text:style-name="T52">]</text:span><text:span text:style-name="T52">:</text:span><text:span text:style-name="T52"> </text:span><text:span text:style-name="T52"><text:s/></text:span><text:span text:style-name="T52">%</text:span><text:span text:style-name="T52">s</text:span><text:span text:style-name="T52"> </text:span><text:span text:style-name="T52">(</text:span><text:span text:style-name="T52">c</text:span><text:span text:style-name="T52">n</text:span><text:span text:style-name="T52">t</text:span><text:span text:style-name="T52">=</text:span><text:span text:style-name="T52">%</text:span><text:span text:style-name="T52">d</text:span><text:span text:style-name="T52">)</text:span><text:span text:style-name="T52">\</text:span><text:span text:style-name="T52">n</text:span><text:span text:style-name="T52">"</text:span><text:span text:style-name="T47">,</text:span><text:span text:style-name="T47"> </text:span></text:p>
          <text:p text:style-name="P29"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m</text:span><text:span text:style-name="T47">y</text:span><text:span text:style-name="T47">i</text:span><text:span text:style-name="T47">d</text:span><text:span text:style-name="T47">,</text:span><text:span text:style-name="T47"> </text:span><text:span text:style-name="T47">p</text:span><text:span text:style-name="T47">t</text:span><text:span text:style-name="T47">r</text:span><text:span text:style-name="T47">[</text:span><text:span text:style-name="T47">m</text:span><text:span text:style-name="T47">y</text:span><text:span text:style-name="T47">i</text:span><text:span text:style-name="T47">d</text:span><text:span text:style-name="T47">]</text:span><text:span text:style-name="T47">,</text:span><text:span text:style-name="T47"> </text:span><text:span text:style-name="T47">+</text:span><text:span text:style-name="T47">+</text:span><text:span text:style-name="T47">c</text:span><text:span text:style-name="T47">n</text:span><text:span text:style-name="T47">t</text:span><text:span text:style-name="T47">)</text:span><text:span text:style-name="T47">;</text:span></text:p>
          <text:p text:style-name="P29"><text:span text:style-name="T47"><text:s/></text:span><text:span text:style-name="T47"><text:s/></text:span><text:span text:style-name="T47"><text:s/></text:span><text:span text:style-name="T47"><text:s/></text:span><text:span text:style-name="T50">r</text:span><text:span text:style-name="T50">e</text:span><text:span text:style-name="T50">t</text:span><text:span text:style-name="T50">u</text:span><text:span text:style-name="T50">r</text:span><text:span text:style-name="T50">n</text:span><text:span text:style-name="T47"> </text:span><text:span text:style-name="T53">N</text:span><text:span text:style-name="T53">U</text:span><text:span text:style-name="T53">L</text:span><text:span text:style-name="T53">L</text:span><text:span text:style-name="T47">;</text:span></text:p>
          <text:p text:style-name="P29"><text:span text:style-name="T4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14" xml:id="id15" draw:id="id15" draw:layer="layout" svg:width="11.731cm" svg:height="1.523cm" svg:x="13.079cm" svg:y="11.274cm">
          <text:p text:style-name="P1"><text:span text:style-name="T54">Peer threads reference main </text:span></text:p>
          <text:p text:style-name="P1"><text:span text:style-name="T54">thread’s stack indirectly </text:span></text:p>
          <text:p text:style-name="P1"><text:span text:style-name="T54">through global ptr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5" draw:style-name="gr26" draw:text-style-name="P20" xml:id="id14" draw:id="id14" draw:layer="layout" svg:width="1.446cm" svg:height="1.869cm" svg:x="17.17cm" svg:y="8.998cm" svg:viewBox="0 0 1447 1870" draw:points="0,1870 1447,0">
          <text:p/>
        </draw:polyline>
        <draw:custom-shape draw:name="CustomShape 6" draw:style-name="gr18" draw:text-style-name="P14" draw:layer="layout" svg:width="2.862cm" svg:height="1.01cm" svg:x="9.031cm" svg:y="16.331cm">
          <text:p text:style-name="P1"><text:span text:style-name="T55">s</text:span><text:span text:style-name="T55">h</text:span><text:span text:style-name="T55">a</text:span><text:span text:style-name="T55">r</text:span><text:span text:style-name="T55">i</text:span><text:span text:style-name="T55">n</text:span><text:span text:style-name="T55">g</text:span><text:span text:style-name="T55">.</text:span><text:span text:style-name="T55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3.558cm" svg:height="2.113cm" svg:x="0.992cm" svg:y="1.21cm">
          <text:p text:style-name="P9"><text:span text:style-name="T7">M</text:span><text:span text:style-name="T7">a</text:span><text:span text:style-name="T7">p</text:span><text:span text:style-name="T7">p</text:span><text:span text:style-name="T7">i</text:span><text:span text:style-name="T7">n</text:span><text:span text:style-name="T7">g</text:span><text:span text:style-name="T7"> </text:span><text:span text:style-name="T7">V</text:span><text:span text:style-name="T7">a</text:span><text:span text:style-name="T7">r</text:span><text:span text:style-name="T7">i</text:span><text:span text:style-name="T7">a</text:span><text:span text:style-name="T7">b</text:span><text:span text:style-name="T7">l</text:span><text:span text:style-name="T7">e</text:span><text:span text:style-name="T7"> </text:span><text:span text:style-name="T7">I</text:span><text:span text:style-name="T7">n</text:span><text:span text:style-name="T7">s</text:span><text:span text:style-name="T7">t</text:span><text:span text:style-name="T7">a</text:span><text:span text:style-name="T7">n</text:span><text:span text:style-name="T7">c</text:span><text:span text:style-name="T7">e</text:span><text:span text:style-name="T7">s</text:span><text:span text:style-name="T7"> </text:span><text:span text:style-name="T7">t</text:span><text:span text:style-name="T7">o</text:span><text:span text:style-name="T7"> </text:span><text:span text:style-name="T7">M</text:span><text:span text:style-name="T7">e</text:span><text:span text:style-name="T7">m</text:span><text:span text:style-name="T7">o</text:span><text:span text:style-name="T7">r</text:span><text:span text:style-name="T7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3.447cm" svg:height="13.807cm" svg:x="1.102cm" svg:y="3.784cm">
          <text:list text:style-name="L2">
            <text:list-item>
              <text:p text:style-name="P17"><text:span text:style-name="T10">G</text:span><text:span text:style-name="T10">l</text:span><text:span text:style-name="T10">o</text:span><text:span text:style-name="T10">b</text:span><text:span text:style-name="T10">a</text:span><text:span text:style-name="T10">l</text:span><text:span text:style-name="T10"> </text:span><text:span text:style-name="T10">v</text:span><text:span text:style-name="T10">a</text:span><text:span text:style-name="T10">r</text:span><text:span text:style-name="T10">i</text:span><text:span text:style-name="T10">a</text:span><text:span text:style-name="T10">b</text:span><text:span text:style-name="T10">l</text:span><text:span text:style-name="T10">e</text:span><text:span text:style-name="T10">s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39">D</text:span><text:span text:style-name="T39">e</text:span><text:span text:style-name="T39">f</text:span><text:span text:style-name="T39">:</text:span><text:span text:style-name="T38"> </text:span><text:span text:style-name="T38"><text:s/></text:span><text:span text:style-name="T38">V</text:span><text:span text:style-name="T38">a</text:span><text:span text:style-name="T38">r</text:span><text:span text:style-name="T38">i</text:span><text:span text:style-name="T38">a</text:span><text:span text:style-name="T38">b</text:span><text:span text:style-name="T38">l</text:span><text:span text:style-name="T38">e</text:span><text:span text:style-name="T38"> </text:span><text:span text:style-name="T38">d</text:span><text:span text:style-name="T38">e</text:span><text:span text:style-name="T38">c</text:span><text:span text:style-name="T38">l</text:span><text:span text:style-name="T38">a</text:span><text:span text:style-name="T38">r</text:span><text:span text:style-name="T38">e</text:span><text:span text:style-name="T38">d</text:span><text:span text:style-name="T38"> </text:span><text:span text:style-name="T38">o</text:span><text:span text:style-name="T38">u</text:span><text:span text:style-name="T38">t</text:span><text:span text:style-name="T38">s</text:span><text:span text:style-name="T38">i</text:span><text:span text:style-name="T38">d</text:span><text:span text:style-name="T38">e</text:span><text:span text:style-name="T38"> </text:span><text:span text:style-name="T38">o</text:span><text:span text:style-name="T38">f</text:span><text:span text:style-name="T38"> </text:span><text:span text:style-name="T38">a</text:span><text:span text:style-name="T38"> </text:span><text:span text:style-name="T38">f</text:span><text:span text:style-name="T38">u</text:span><text:span text:style-name="T38">n</text:span><text:span text:style-name="T38">c</text:span><text:span text:style-name="T38">t</text:span><text:span text:style-name="T38">i</text:span><text:span text:style-name="T38">o</text:span><text:span text:style-name="T38">n</text:span></text:p>
                </text:list-item>
                <text:list-item>
                  <text:p text:style-name="P16"><text:span text:style-name="T56">V</text:span><text:span text:style-name="T56">i</text:span><text:span text:style-name="T56">r</text:span><text:span text:style-name="T56">t</text:span><text:span text:style-name="T56">u</text:span><text:span text:style-name="T56">a</text:span><text:span text:style-name="T56">l</text:span><text:span text:style-name="T56"> </text:span><text:span text:style-name="T56">m</text:span><text:span text:style-name="T56">e</text:span><text:span text:style-name="T56">m</text:span><text:span text:style-name="T56">o</text:span><text:span text:style-name="T56">r</text:span><text:span text:style-name="T56">y</text:span><text:span text:style-name="T56"> </text:span><text:span text:style-name="T56">c</text:span><text:span text:style-name="T56">o</text:span><text:span text:style-name="T56">n</text:span><text:span text:style-name="T56">t</text:span><text:span text:style-name="T56">a</text:span><text:span text:style-name="T56">i</text:span><text:span text:style-name="T56">n</text:span><text:span text:style-name="T56">s</text:span><text:span text:style-name="T56"> </text:span><text:span text:style-name="T56">e</text:span><text:span text:style-name="T56">x</text:span><text:span text:style-name="T56">a</text:span><text:span text:style-name="T56">c</text:span><text:span text:style-name="T56">t</text:span><text:span text:style-name="T56">l</text:span><text:span text:style-name="T56">y</text:span><text:span text:style-name="T56"> </text:span><text:span text:style-name="T56">o</text:span><text:span text:style-name="T56">n</text:span><text:span text:style-name="T56">e</text:span><text:span text:style-name="T56"> </text:span><text:span text:style-name="T56">i</text:span><text:span text:style-name="T56">n</text:span><text:span text:style-name="T56">s</text:span><text:span text:style-name="T56">t</text:span><text:span text:style-name="T56">a</text:span><text:span text:style-name="T56">n</text:span><text:span text:style-name="T56">c</text:span><text:span text:style-name="T56">e</text:span><text:span text:style-name="T56"> </text:span><text:span text:style-name="T56">o</text:span><text:span text:style-name="T56">f</text:span><text:span text:style-name="T56"> </text:span><text:span text:style-name="T56">a</text:span><text:span text:style-name="T56">n</text:span><text:span text:style-name="T56">y</text:span><text:span text:style-name="T56"> </text:span><text:span text:style-name="T56">g</text:span><text:span text:style-name="T56">l</text:span><text:span text:style-name="T56">o</text:span><text:span text:style-name="T56">b</text:span><text:span text:style-name="T56">a</text:span><text:span text:style-name="T56">l</text:span><text:span text:style-name="T56"> </text:span><text:span text:style-name="T56">v</text:span><text:span text:style-name="T56">a</text:span><text:span text:style-name="T56">r</text:span><text:span text:style-name="T56">i</text:span><text:span text:style-name="T56">a</text:span><text:span text:style-name="T56">b</text:span><text:span text:style-name="T56">l</text:span><text:span text:style-name="T56">e</text:span></text:p>
                </text:list-item>
              </text:list>
            </text:list-item>
          </text:list>
          <text:p text:style-name="P4"><text:span text:style-name="T37"/></text:p>
          <text:list text:continue-numbering="true" text:style-name="L3">
            <text:list-item>
              <text:p text:style-name="P17"><text:span text:style-name="T10">L</text:span><text:span text:style-name="T10">o</text:span><text:span text:style-name="T10">c</text:span><text:span text:style-name="T10">a</text:span><text:span text:style-name="T10">l</text:span><text:span text:style-name="T10"> </text:span><text:span text:style-name="T10">v</text:span><text:span text:style-name="T10">a</text:span><text:span text:style-name="T10">r</text:span><text:span text:style-name="T10">i</text:span><text:span text:style-name="T10">a</text:span><text:span text:style-name="T10">b</text:span><text:span text:style-name="T10">l</text:span><text:span text:style-name="T10">e</text:span><text:span text:style-name="T10">s</text:span></text:p>
              <text:list>
                <text:list-item>
                  <text:p text:style-name="P16"><text:span text:style-name="T39">D</text:span><text:span text:style-name="T39">e</text:span><text:span text:style-name="T39">f</text:span><text:span text:style-name="T39">:</text:span><text:span text:style-name="T38"> </text:span><text:span text:style-name="T38">V</text:span><text:span text:style-name="T38">a</text:span><text:span text:style-name="T38">r</text:span><text:span text:style-name="T38">i</text:span><text:span text:style-name="T38">a</text:span><text:span text:style-name="T38">b</text:span><text:span text:style-name="T38">l</text:span><text:span text:style-name="T38">e</text:span><text:span text:style-name="T38"> </text:span><text:span text:style-name="T38">d</text:span><text:span text:style-name="T38">e</text:span><text:span text:style-name="T38">c</text:span><text:span text:style-name="T38">l</text:span><text:span text:style-name="T38">a</text:span><text:span text:style-name="T38">r</text:span><text:span text:style-name="T38">e</text:span><text:span text:style-name="T38">d</text:span><text:span text:style-name="T38"> </text:span><text:span text:style-name="T38">i</text:span><text:span text:style-name="T38">n</text:span><text:span text:style-name="T38">s</text:span><text:span text:style-name="T38">i</text:span><text:span text:style-name="T38">d</text:span><text:span text:style-name="T38">e</text:span><text:span text:style-name="T38"> </text:span><text:span text:style-name="T38">f</text:span><text:span text:style-name="T38">u</text:span><text:span text:style-name="T38">n</text:span><text:span text:style-name="T38">c</text:span><text:span text:style-name="T38">t</text:span><text:span text:style-name="T38">i</text:span><text:span text:style-name="T38">o</text:span><text:span text:style-name="T38">n</text:span><text:span text:style-name="T38"> </text:span><text:span text:style-name="T38">w</text:span><text:span text:style-name="T38">i</text:span><text:span text:style-name="T38">t</text:span><text:span text:style-name="T38">h</text:span><text:span text:style-name="T38">o</text:span><text:span text:style-name="T38">u</text:span><text:span text:style-name="T38">t</text:span><text:span text:style-name="T38"> </text:span><text:span text:style-name="T38"><text:s/></text:span><text:span text:style-name="T34">s</text:span><text:span text:style-name="T34">t</text:span><text:span text:style-name="T34">a</text:span><text:span text:style-name="T34">t</text:span><text:span text:style-name="T34">i</text:span><text:span text:style-name="T34">c</text:span><text:span text:style-name="T38"> </text:span><text:span text:style-name="T38">a</text:span><text:span text:style-name="T38">t</text:span><text:span text:style-name="T38">t</text:span><text:span text:style-name="T38">r</text:span><text:span text:style-name="T38">i</text:span><text:span text:style-name="T38">b</text:span><text:span text:style-name="T38">u</text:span><text:span text:style-name="T38">t</text:span><text:span text:style-name="T38">e</text:span></text:p>
                </text:list-item>
                <text:list-item>
                  <text:p text:style-name="P16"><text:span text:style-name="T56">E</text:span><text:span text:style-name="T56">a</text:span><text:span text:style-name="T56">c</text:span><text:span text:style-name="T56">h</text:span><text:span text:style-name="T56"> </text:span><text:span text:style-name="T56">t</text:span><text:span text:style-name="T56">h</text:span><text:span text:style-name="T56">r</text:span><text:span text:style-name="T56">e</text:span><text:span text:style-name="T56">a</text:span><text:span text:style-name="T56">d</text:span><text:span text:style-name="T56"> </text:span><text:span text:style-name="T56">s</text:span><text:span text:style-name="T56">t</text:span><text:span text:style-name="T56">a</text:span><text:span text:style-name="T56">c</text:span><text:span text:style-name="T56">k</text:span><text:span text:style-name="T56"> </text:span><text:span text:style-name="T56">c</text:span><text:span text:style-name="T56">o</text:span><text:span text:style-name="T56">n</text:span><text:span text:style-name="T56">t</text:span><text:span text:style-name="T56">a</text:span><text:span text:style-name="T56">i</text:span><text:span text:style-name="T56">n</text:span><text:span text:style-name="T56">s</text:span><text:span text:style-name="T56"> </text:span><text:span text:style-name="T56">o</text:span><text:span text:style-name="T56">n</text:span><text:span text:style-name="T56">e</text:span><text:span text:style-name="T56"> </text:span><text:span text:style-name="T56">i</text:span><text:span text:style-name="T56">n</text:span><text:span text:style-name="T56">s</text:span><text:span text:style-name="T56">t</text:span><text:span text:style-name="T56">a</text:span><text:span text:style-name="T56">n</text:span><text:span text:style-name="T56">c</text:span><text:span text:style-name="T56">e</text:span><text:span text:style-name="T56"> </text:span><text:span text:style-name="T56">o</text:span><text:span text:style-name="T56">f</text:span><text:span text:style-name="T56"> </text:span><text:span text:style-name="T56">e</text:span><text:span text:style-name="T56">a</text:span><text:span text:style-name="T56">c</text:span><text:span text:style-name="T56">h</text:span><text:span text:style-name="T56"> </text:span><text:span text:style-name="T56">l</text:span><text:span text:style-name="T56">o</text:span><text:span text:style-name="T56">c</text:span><text:span text:style-name="T56">a</text:span><text:span text:style-name="T56">l</text:span><text:span text:style-name="T56"> </text:span><text:span text:style-name="T56">v</text:span><text:span text:style-name="T56">a</text:span><text:span text:style-name="T56">r</text:span><text:span text:style-name="T56">i</text:span><text:span text:style-name="T56">a</text:span><text:span text:style-name="T56">b</text:span><text:span text:style-name="T56">l</text:span><text:span text:style-name="T56">e</text:span></text:p>
                </text:list-item>
              </text:list>
            </text:list-item>
          </text:list>
          <text:p text:style-name="P4"><text:span text:style-name="T37"/></text:p>
          <text:list text:continue-numbering="true" text:style-name="L3">
            <text:list-item>
              <text:p text:style-name="P17"><text:span text:style-name="T10">L</text:span><text:span text:style-name="T10">o</text:span><text:span text:style-name="T10">c</text:span><text:span text:style-name="T10">a</text:span><text:span text:style-name="T10">l</text:span><text:span text:style-name="T10"> </text:span><text:span text:style-name="T10">s</text:span><text:span text:style-name="T10">t</text:span><text:span text:style-name="T10">a</text:span><text:span text:style-name="T10">t</text:span><text:span text:style-name="T10">i</text:span><text:span text:style-name="T10">c</text:span><text:span text:style-name="T10"> </text:span><text:span text:style-name="T10">v</text:span><text:span text:style-name="T10">a</text:span><text:span text:style-name="T10">r</text:span><text:span text:style-name="T10">i</text:span><text:span text:style-name="T10">a</text:span><text:span text:style-name="T10">b</text:span><text:span text:style-name="T10">l</text:span><text:span text:style-name="T10">e</text:span><text:span text:style-name="T10">s</text:span></text:p>
              <text:list>
                <text:list-item>
                  <text:p text:style-name="P16"><text:span text:style-name="T39">D</text:span><text:span text:style-name="T39">e</text:span><text:span text:style-name="T39">f</text:span><text:span text:style-name="T39">:</text:span><text:span text:style-name="T39"> </text:span><text:span text:style-name="T38"><text:s/></text:span><text:span text:style-name="T38">V</text:span><text:span text:style-name="T38">a</text:span><text:span text:style-name="T38">r</text:span><text:span text:style-name="T38">i</text:span><text:span text:style-name="T38">a</text:span><text:span text:style-name="T38">b</text:span><text:span text:style-name="T38">l</text:span><text:span text:style-name="T38">e</text:span><text:span text:style-name="T38"> </text:span><text:span text:style-name="T38">d</text:span><text:span text:style-name="T38">e</text:span><text:span text:style-name="T38">c</text:span><text:span text:style-name="T38">l</text:span><text:span text:style-name="T38">a</text:span><text:span text:style-name="T38">r</text:span><text:span text:style-name="T38">e</text:span><text:span text:style-name="T38">d</text:span><text:span text:style-name="T38"> </text:span><text:span text:style-name="T38">i</text:span><text:span text:style-name="T38">n</text:span><text:span text:style-name="T38">s</text:span><text:span text:style-name="T38">i</text:span><text:span text:style-name="T38">d</text:span><text:span text:style-name="T38">e</text:span><text:span text:style-name="T38"> </text:span><text:span text:style-name="T38"><text:s/></text:span><text:span text:style-name="T38">f</text:span><text:span text:style-name="T38">u</text:span><text:span text:style-name="T38">n</text:span><text:span text:style-name="T38">c</text:span><text:span text:style-name="T38">t</text:span><text:span text:style-name="T38">i</text:span><text:span text:style-name="T38">o</text:span><text:span text:style-name="T38">n</text:span><text:span text:style-name="T38"> </text:span><text:span text:style-name="T38">w</text:span><text:span text:style-name="T38">i</text:span><text:span text:style-name="T38">t</text:span><text:span text:style-name="T38">h</text:span><text:span text:style-name="T38"> </text:span><text:span text:style-name="T38">t</text:span><text:span text:style-name="T38">h</text:span><text:span text:style-name="T38">e</text:span><text:span text:style-name="T38"> </text:span><text:span text:style-name="T34">s</text:span><text:span text:style-name="T34">t</text:span><text:span text:style-name="T34">a</text:span><text:span text:style-name="T34">t</text:span><text:span text:style-name="T34">i</text:span><text:span text:style-name="T34">c</text:span><text:span text:style-name="T38"> </text:span><text:span text:style-name="T38">a</text:span><text:span text:style-name="T38">t</text:span><text:span text:style-name="T38">t</text:span><text:span text:style-name="T38">r</text:span><text:span text:style-name="T38">i</text:span><text:span text:style-name="T38">b</text:span><text:span text:style-name="T38">u</text:span><text:span text:style-name="T38">t</text:span><text:span text:style-name="T38">e</text:span></text:p>
                </text:list-item>
                <text:list-item>
                  <text:p text:style-name="P16"><text:span text:style-name="T56">V</text:span><text:span text:style-name="T56">i</text:span><text:span text:style-name="T56">r</text:span><text:span text:style-name="T56">t</text:span><text:span text:style-name="T56">u</text:span><text:span text:style-name="T56">a</text:span><text:span text:style-name="T56">l</text:span><text:span text:style-name="T56"> </text:span><text:span text:style-name="T56">m</text:span><text:span text:style-name="T56">e</text:span><text:span text:style-name="T56">m</text:span><text:span text:style-name="T56">o</text:span><text:span text:style-name="T56">r</text:span><text:span text:style-name="T56">y</text:span><text:span text:style-name="T56"> </text:span><text:span text:style-name="T56">c</text:span><text:span text:style-name="T56">o</text:span><text:span text:style-name="T56">n</text:span><text:span text:style-name="T56">t</text:span><text:span text:style-name="T56">a</text:span><text:span text:style-name="T56">i</text:span><text:span text:style-name="T56">n</text:span><text:span text:style-name="T56">s</text:span><text:span text:style-name="T56"> </text:span><text:span text:style-name="T56">e</text:span><text:span text:style-name="T56">x</text:span><text:span text:style-name="T56">a</text:span><text:span text:style-name="T56">c</text:span><text:span text:style-name="T56">t</text:span><text:span text:style-name="T56">l</text:span><text:span text:style-name="T56">y</text:span><text:span text:style-name="T56"> </text:span><text:span text:style-name="T56">o</text:span><text:span text:style-name="T56">n</text:span><text:span text:style-name="T56">e</text:span><text:span text:style-name="T56"> </text:span><text:span text:style-name="T56">i</text:span><text:span text:style-name="T56">n</text:span><text:span text:style-name="T56">s</text:span><text:span text:style-name="T56">t</text:span><text:span text:style-name="T56">a</text:span><text:span text:style-name="T56">n</text:span><text:span text:style-name="T56">c</text:span><text:span text:style-name="T56">e</text:span><text:span text:style-name="T56"> </text:span><text:span text:style-name="T56">o</text:span><text:span text:style-name="T56">f</text:span><text:span text:style-name="T56"> </text:span><text:span text:style-name="T56">a</text:span><text:span text:style-name="T56">n</text:span><text:span text:style-name="T56">y</text:span><text:span text:style-name="T56"> </text:span><text:span text:style-name="T56">l</text:span><text:span text:style-name="T56">o</text:span><text:span text:style-name="T56">c</text:span><text:span text:style-name="T56">a</text:span><text:span text:style-name="T56">l</text:span><text:span text:style-name="T56"> </text:span><text:span text:style-name="T56">s</text:span><text:span text:style-name="T56">t</text:span><text:span text:style-name="T56">a</text:span><text:span text:style-name="T56">t</text:span><text:span text:style-name="T56">i</text:span><text:span text:style-name="T56">c</text:span><text:span text:style-name="T56"> </text:span><text:span text:style-name="T56">v</text:span><text:span text:style-name="T56">a</text:span><text:span text:style-name="T56">r</text:span><text:span text:style-name="T56">i</text:span><text:span text:style-name="T56">a</text:span><text:span text:style-name="T56">b</text:span><text:span text:style-name="T56">l</text:span><text:span text:style-name="T56">e</text:span><text:span text:style-name="T56">.</text:span><text:span text:style-name="T56"> </text:span></text:p>
                </text:list-item>
              </text:list>
            </text:list-item>
          </text:list>
          <text:p text:style-name="P4"><text:span text:style-name="T37"/></text:p>
          <text:p text:style-name="P4"><text:span text:style-name="T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1">S</text:span><text:span text:style-name="T1">h</text:span><text:span text:style-name="T1">a</text:span><text:span text:style-name="T1">r</text:span><text:span text:style-name="T1">e</text:span><text:span text:style-name="T1">d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l</text:span><text:span text:style-name="T1">e</text:span><text:span text:style-name="T1">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1.93cm" svg:height="14.389cm" svg:x="0.948cm" svg:y="3.387cm">
          <text:list text:style-name="L2">
            <text:list-item>
              <text:p text:style-name="P17"><text:span text:style-name="T18">W</text:span><text:span text:style-name="T18">h</text:span><text:span text:style-name="T18">i</text:span><text:span text:style-name="T18">c</text:span><text:span text:style-name="T18">h</text:span><text:span text:style-name="T18"> </text:span><text:span text:style-name="T18">v</text:span><text:span text:style-name="T18">a</text:span><text:span text:style-name="T18">r</text:span><text:span text:style-name="T18">i</text:span><text:span text:style-name="T18">a</text:span><text:span text:style-name="T18">b</text:span><text:span text:style-name="T18">l</text:span><text:span text:style-name="T18">e</text:span><text:span text:style-name="T18">s</text:span><text:span text:style-name="T18"> </text:span><text:span text:style-name="T18">a</text:span><text:span text:style-name="T18">r</text:span><text:span text:style-name="T18">e</text:span><text:span text:style-name="T18"> </text:span><text:span text:style-name="T18">s</text:span><text:span text:style-name="T18">h</text:span><text:span text:style-name="T18">a</text:span><text:span text:style-name="T18">r</text:span><text:span text:style-name="T18">e</text:span><text:span text:style-name="T18">d</text:span><text:span text:style-name="T18">?</text:span></text:p>
            </text:list-item>
          </text:list>
          <text:p text:style-name="P17"><text:span text:style-name="T43"/></text:p>
          <text:p text:style-name="P17"><text:span text:style-name="T43"/></text:p>
          <text:p text:style-name="P17"><text:span text:style-name="T43"/></text:p>
          <text:p text:style-name="P17"><text:span text:style-name="T43"/></text:p>
          <text:p text:style-name="P17"><text:span text:style-name="T43"/></text:p>
          <text:p text:style-name="P28"><text:span text:style-name="T43"/></text:p>
          <text:p text:style-name="P31"><text:span text:style-name="T43"/></text:p>
          <text:list text:continue-numbering="true" text:style-name="L2">
            <text:list-item>
              <text:p text:style-name="P32"><text:span text:style-name="T18">A</text:span><text:span text:style-name="T18">n</text:span><text:span text:style-name="T18">s</text:span><text:span text:style-name="T18">w</text:span><text:span text:style-name="T18">e</text:span><text:span text:style-name="T18">r</text:span><text:span text:style-name="T18">:</text:span><text:span text:style-name="T18"> </text:span><text:span text:style-name="T18">A</text:span><text:span text:style-name="T18"> </text:span><text:span text:style-name="T18">v</text:span><text:span text:style-name="T18">a</text:span><text:span text:style-name="T18">r</text:span><text:span text:style-name="T18">i</text:span><text:span text:style-name="T18">a</text:span><text:span text:style-name="T18">b</text:span><text:span text:style-name="T18">l</text:span><text:span text:style-name="T18">e</text:span><text:span text:style-name="T18"> </text:span><text:span text:style-name="T57">x</text:span><text:span text:style-name="T18"> </text:span><text:span text:style-name="T18">i</text:span><text:span text:style-name="T18">s</text:span><text:span text:style-name="T18"> </text:span><text:span text:style-name="T18">s</text:span><text:span text:style-name="T18">h</text:span><text:span text:style-name="T18">a</text:span><text:span text:style-name="T18">r</text:span><text:span text:style-name="T18">e</text:span><text:span text:style-name="T18">d</text:span><text:span text:style-name="T18"> </text:span><text:span text:style-name="T18">i</text:span><text:span text:style-name="T18">f</text:span><text:span text:style-name="T18">f</text:span><text:span text:style-name="T18"> </text:span><text:span text:style-name="T18">m</text:span><text:span text:style-name="T18">u</text:span><text:span text:style-name="T18">l</text:span><text:span text:style-name="T18">t</text:span><text:span text:style-name="T18">i</text:span><text:span text:style-name="T18">p</text:span><text:span text:style-name="T18">l</text:span><text:span text:style-name="T18">e</text:span><text:span text:style-name="T18"> </text:span><text:span text:style-name="T18">t</text:span><text:span text:style-name="T18">h</text:span><text:span text:style-name="T18">r</text:span><text:span text:style-name="T18">e</text:span><text:span text:style-name="T18">a</text:span><text:span text:style-name="T18">d</text:span><text:span text:style-name="T18">s</text:span><text:span text:style-name="T18"> </text:span><text:span text:style-name="T18">r</text:span><text:span text:style-name="T18">e</text:span><text:span text:style-name="T18">f</text:span><text:span text:style-name="T18">e</text:span><text:span text:style-name="T18">r</text:span><text:span text:style-name="T18">e</text:span><text:span text:style-name="T18">n</text:span><text:span text:style-name="T18">c</text:span><text:span text:style-name="T18">e</text:span><text:span text:style-name="T18"> </text:span><text:span text:style-name="T18">a</text:span><text:span text:style-name="T18">t</text:span><text:span text:style-name="T18"> </text:span><text:span text:style-name="T18">l</text:span><text:span text:style-name="T18">e</text:span><text:span text:style-name="T18">a</text:span><text:span text:style-name="T18">s</text:span><text:span text:style-name="T18">t</text:span><text:span text:style-name="T18"> </text:span><text:span text:style-name="T18">o</text:span><text:span text:style-name="T18">n</text:span><text:span text:style-name="T18">e</text:span><text:span text:style-name="T18"> </text:span><text:span text:style-name="T18">i</text:span><text:span text:style-name="T18">n</text:span><text:span text:style-name="T18">s</text:span><text:span text:style-name="T18">t</text:span><text:span text:style-name="T18">a</text:span><text:span text:style-name="T18">n</text:span><text:span text:style-name="T18">c</text:span><text:span text:style-name="T18">e</text:span><text:span text:style-name="T18"> </text:span><text:span text:style-name="T18">o</text:span><text:span text:style-name="T18">f</text:span><text:span text:style-name="T18"> </text:span><text:span text:style-name="T57">x</text:span><text:span text:style-name="T18">.</text:span><text:span text:style-name="T18"> </text:span><text:span text:style-name="T18">T</text:span><text:span text:style-name="T18">h</text:span><text:span text:style-name="T18">u</text:span><text:span text:style-name="T18">s</text:span><text:span text:style-name="T18">:</text:span></text:p>
            </text:list-item>
          </text:list>
          <text:list text:style-name="L6">
            <text:list-item>
              <text:list>
                <text:list-item>
                  <text:p text:style-name="P33"><text:span text:style-name="T58">p</text:span><text:span text:style-name="T58">t</text:span><text:span text:style-name="T58">r</text:span><text:span text:style-name="T3">,</text:span><text:span text:style-name="T3"> </text:span><text:span text:style-name="T3"><text:s/></text:span><text:span text:style-name="T58">c</text:span><text:span text:style-name="T58">n</text:span><text:span text:style-name="T58">t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58">m</text:span><text:span text:style-name="T58">s</text:span><text:span text:style-name="T58">g</text:span><text:span text:style-name="T58">s</text:span><text:span text:style-name="T3"> </text:span><text:span text:style-name="T3">a</text:span><text:span text:style-name="T3">r</text:span><text:span text:style-name="T3">e</text:span><text:span text:style-name="T3"> </text:span><text:span text:style-name="T3">s</text:span><text:span text:style-name="T3">h</text:span><text:span text:style-name="T3">a</text:span><text:span text:style-name="T3">r</text:span><text:span text:style-name="T3">e</text:span><text:span text:style-name="T3">d</text:span></text:p>
                </text:list-item>
                <text:list-item>
                  <text:p text:style-name="P33"><text:span text:style-name="T58">i</text:span><text:span text:style-name="T3"> </text:span><text:span text:style-name="T3">a</text:span><text:span text:style-name="T3">n</text:span><text:span text:style-name="T3">d</text:span><text:span text:style-name="T3"> </text:span><text:span text:style-name="T58">m</text:span><text:span text:style-name="T58">y</text:span><text:span text:style-name="T58">i</text:span><text:span text:style-name="T58">d</text:span><text:span text:style-name="T3"> </text:span><text:span text:style-name="T3">a</text:span><text:span text:style-name="T3">r</text:span><text:span text:style-name="T3">e</text:span><text:span text:style-name="T3"> </text:span><text:span text:style-name="T59">n</text:span><text:span text:style-name="T59">o</text:span><text:span text:style-name="T59">t</text:span><text:span text:style-name="T3"> </text:span><text:span text:style-name="T3">s</text:span><text:span text:style-name="T3">h</text:span><text:span text:style-name="T3">a</text:span><text:span text:style-name="T3">r</text:span><text:span text:style-name="T3">e</text:span><text:span text:style-name="T3">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7" draw:text-style-name="P35" draw:layer="layout" svg:width="22.338cm" svg:height="6.518cm" svg:x="2.3cm" svg:y="4.934cm">
          <text:p text:style-name="P1"><text:span text:style-name="T60">V</text:span><text:span text:style-name="T60">a</text:span><text:span text:style-name="T60">r</text:span><text:span text:style-name="T60">i</text:span><text:span text:style-name="T60">a</text:span><text:span text:style-name="T60">b</text:span><text:span text:style-name="T60">l</text:span><text:span text:style-name="T60">e</text:span><text:span text:style-name="T60"> </text:span><text:span text:style-name="T60"><text:tab/></text:span><text:span text:style-name="T60"> </text:span><text:span text:style-name="T60"><text:s/></text:span><text:span text:style-name="T60">R</text:span><text:span text:style-name="T60">e</text:span><text:span text:style-name="T60">f</text:span><text:span text:style-name="T60">e</text:span><text:span text:style-name="T60">r</text:span><text:span text:style-name="T60">e</text:span><text:span text:style-name="T60">n</text:span><text:span text:style-name="T60">c</text:span><text:span text:style-name="T60">e</text:span><text:span text:style-name="T60">d</text:span><text:span text:style-name="T60"> </text:span><text:span text:style-name="T60">b</text:span><text:span text:style-name="T60">y</text:span><text:span text:style-name="T60"><text:tab/></text:span><text:span text:style-name="T60">R</text:span><text:span text:style-name="T60">e</text:span><text:span text:style-name="T60">f</text:span><text:span text:style-name="T60">e</text:span><text:span text:style-name="T60">r</text:span><text:span text:style-name="T60">e</text:span><text:span text:style-name="T60">n</text:span><text:span text:style-name="T60">c</text:span><text:span text:style-name="T60">e</text:span><text:span text:style-name="T60">d</text:span><text:span text:style-name="T60"> </text:span><text:span text:style-name="T60">b</text:span><text:span text:style-name="T60">y</text:span><text:span text:style-name="T60"> </text:span><text:span text:style-name="T60"><text:tab/></text:span><text:span text:style-name="T60">R</text:span><text:span text:style-name="T60">e</text:span><text:span text:style-name="T60">f</text:span><text:span text:style-name="T60">e</text:span><text:span text:style-name="T60">r</text:span><text:span text:style-name="T60">e</text:span><text:span text:style-name="T60">n</text:span><text:span text:style-name="T60">c</text:span><text:span text:style-name="T60">e</text:span><text:span text:style-name="T60">d</text:span><text:span text:style-name="T60"> </text:span><text:span text:style-name="T60">b</text:span><text:span text:style-name="T60">y</text:span></text:p>
          <text:p text:style-name="P1"><text:span text:style-name="T60">i</text:span><text:span text:style-name="T60">n</text:span><text:span text:style-name="T60">s</text:span><text:span text:style-name="T60">t</text:span><text:span text:style-name="T60">a</text:span><text:span text:style-name="T60">n</text:span><text:span text:style-name="T60">c</text:span><text:span text:style-name="T60">e</text:span><text:span text:style-name="T60"><text:tab/></text:span><text:span text:style-name="T60"> </text:span><text:span text:style-name="T60"><text:s/></text:span><text:span text:style-name="T60"><text:s/></text:span><text:span text:style-name="T60">m</text:span><text:span text:style-name="T60">a</text:span><text:span text:style-name="T60">i</text:span><text:span text:style-name="T60">n</text:span><text:span text:style-name="T60"> </text:span><text:span text:style-name="T60">t</text:span><text:span text:style-name="T60">h</text:span><text:span text:style-name="T60">r</text:span><text:span text:style-name="T60">e</text:span><text:span text:style-name="T60">a</text:span><text:span text:style-name="T60">d</text:span><text:span text:style-name="T60">?</text:span><text:span text:style-name="T60"><text:tab/></text:span><text:span text:style-name="T60">p</text:span><text:span text:style-name="T60">e</text:span><text:span text:style-name="T60">e</text:span><text:span text:style-name="T60">r</text:span><text:span text:style-name="T60"> </text:span><text:span text:style-name="T60">t</text:span><text:span text:style-name="T60">h</text:span><text:span text:style-name="T60">r</text:span><text:span text:style-name="T60">e</text:span><text:span text:style-name="T60">a</text:span><text:span text:style-name="T60">d</text:span><text:span text:style-name="T60"> </text:span><text:span text:style-name="T60">0</text:span><text:span text:style-name="T60">?</text:span><text:span text:style-name="T60"><text:tab/></text:span><text:span text:style-name="T60">p</text:span><text:span text:style-name="T60">e</text:span><text:span text:style-name="T60">e</text:span><text:span text:style-name="T60">r</text:span><text:span text:style-name="T60"> </text:span><text:span text:style-name="T60">t</text:span><text:span text:style-name="T60">h</text:span><text:span text:style-name="T60">r</text:span><text:span text:style-name="T60">e</text:span><text:span text:style-name="T60">a</text:span><text:span text:style-name="T60">d</text:span><text:span text:style-name="T60"> </text:span><text:span text:style-name="T60">1</text:span><text:span text:style-name="T60">?</text:span></text:p>
          <text:p text:style-name="P34"><text:span text:style-name="T32">p</text:span><text:span text:style-name="T32">t</text:span><text:span text:style-name="T32">r</text:span><text:span text:style-name="T32"><text:tab/></text:span><text:span text:style-name="T32"><text:tab/></text:span></text:p>
          <text:p text:style-name="P1"><text:span text:style-name="T32">c</text:span><text:span text:style-name="T32">n</text:span><text:span text:style-name="T32">t</text:span><text:span text:style-name="T32"><text:tab/></text:span><text:span text:style-name="T32"><text:tab/></text:span></text:p>
          <text:p text:style-name="P1"><text:span text:style-name="T32">i</text:span><text:span text:style-name="T32">.</text:span><text:span text:style-name="T32">m</text:span><text:span text:style-name="T32"><text:tab/></text:span><text:span text:style-name="T32"><text:tab/></text:span></text:p>
          <text:p text:style-name="P1"><text:span text:style-name="T32">m</text:span><text:span text:style-name="T32">s</text:span><text:span text:style-name="T32">g</text:span><text:span text:style-name="T32">s</text:span><text:span text:style-name="T32">.</text:span><text:span text:style-name="T32">m</text:span><text:span text:style-name="T32"><text:tab/></text:span><text:span text:style-name="T32"><text:tab/></text:span><text:span text:style-name="T32"><text:tab/></text:span></text:p>
          <text:p text:style-name="P1"><text:span text:style-name="T32">m</text:span><text:span text:style-name="T32">y</text:span><text:span text:style-name="T32">i</text:span><text:span text:style-name="T32">d</text:span><text:span text:style-name="T32">.</text:span><text:span text:style-name="T32">p</text:span><text:span text:style-name="T32">0</text:span><text:span text:style-name="T32"><text:tab/></text:span><text:span text:style-name="T32"><text:tab/></text:span></text:p>
          <text:p text:style-name="P1"><text:span text:style-name="T32">m</text:span><text:span text:style-name="T32">y</text:span><text:span text:style-name="T32">i</text:span><text:span text:style-name="T32">d</text:span><text:span text:style-name="T32">.</text:span><text:span text:style-name="T32">p</text:span><text:span text:style-name="T3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4" xml:id="id16" draw:id="id16" draw:layer="layout" svg:width="1.368cm" svg:height="1.01cm" svg:x="8.27cm" svg:y="6.462cm">
          <text:p text:style-name="P1"><text:span text:style-name="T61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8" draw:text-style-name="P14" xml:id="id17" draw:id="id17" draw:layer="layout" svg:width="1.368cm" svg:height="1.01cm" svg:x="13.927cm" svg:y="6.462cm">
          <text:p text:style-name="P1"><text:span text:style-name="T61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8" draw:text-style-name="P14" xml:id="id18" draw:id="id18" draw:layer="layout" svg:width="1.368cm" svg:height="1.01cm" svg:x="20.706cm" svg:y="6.362cm">
          <text:p text:style-name="P1"><text:span text:style-name="T61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8" draw:text-style-name="P14" xml:id="id19" draw:id="id19" draw:layer="layout" svg:width="1.182cm" svg:height="1.01cm" svg:x="8.363cm" svg:y="7.273cm">
          <text:p text:style-name="P1"><text:span text:style-name="T61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8" draw:text-style-name="P14" xml:id="id20" draw:id="id20" draw:layer="layout" svg:width="1.368cm" svg:height="1.01cm" svg:x="13.927cm" svg:y="7.273cm">
          <text:p text:style-name="P1"><text:span text:style-name="T61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8" draw:text-style-name="P14" xml:id="id21" draw:id="id21" draw:layer="layout" svg:width="1.368cm" svg:height="1.01cm" svg:x="20.706cm" svg:y="7.173cm">
          <text:p text:style-name="P1"><text:span text:style-name="T61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8" draw:text-style-name="P14" xml:id="id22" draw:id="id22" draw:layer="layout" svg:width="1.368cm" svg:height="1.01cm" svg:x="8.27cm" svg:y="8.014cm">
          <text:p text:style-name="P1"><text:span text:style-name="T61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8" draw:text-style-name="P14" xml:id="id23" draw:id="id23" draw:layer="layout" svg:width="1.182cm" svg:height="1.01cm" svg:x="14.02cm" svg:y="8.014cm">
          <text:p text:style-name="P1"><text:span text:style-name="T61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8" draw:text-style-name="P14" xml:id="id24" draw:id="id24" draw:layer="layout" svg:width="1.182cm" svg:height="1.01cm" svg:x="20.799cm" svg:y="7.914cm">
          <text:p text:style-name="P1"><text:span text:style-name="T61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8" draw:text-style-name="P14" xml:id="id25" draw:id="id25" draw:layer="layout" svg:width="1.368cm" svg:height="1.01cm" svg:x="8.27cm" svg:y="8.866cm">
          <text:p text:style-name="P1"><text:span text:style-name="T61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8" draw:text-style-name="P14" xml:id="id26" draw:id="id26" draw:layer="layout" svg:width="1.368cm" svg:height="1.01cm" svg:x="13.927cm" svg:y="8.866cm">
          <text:p text:style-name="P1"><text:span text:style-name="T61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8" draw:text-style-name="P14" xml:id="id27" draw:id="id27" draw:layer="layout" svg:width="1.368cm" svg:height="1.01cm" svg:x="20.706cm" svg:y="8.766cm">
          <text:p text:style-name="P1"><text:span text:style-name="T61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8" draw:text-style-name="P14" xml:id="id28" draw:id="id28" draw:layer="layout" svg:width="1.182cm" svg:height="1.01cm" svg:x="8.363cm" svg:y="9.65cm">
          <text:p text:style-name="P1"><text:span text:style-name="T61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8" draw:text-style-name="P14" xml:id="id29" draw:id="id29" draw:layer="layout" svg:width="1.368cm" svg:height="1.01cm" svg:x="13.927cm" svg:y="9.65cm">
          <text:p text:style-name="P1"><text:span text:style-name="T61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8" draw:text-style-name="P14" xml:id="id30" draw:id="id30" draw:layer="layout" svg:width="1.182cm" svg:height="1.01cm" svg:x="20.799cm" svg:y="9.55cm">
          <text:p text:style-name="P1"><text:span text:style-name="T61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8" draw:text-style-name="P14" xml:id="id31" draw:id="id31" draw:layer="layout" svg:width="1.182cm" svg:height="1.01cm" svg:x="8.363cm" svg:y="10.375cm">
          <text:p text:style-name="P1"><text:span text:style-name="T61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8" draw:text-style-name="P14" xml:id="id32" draw:id="id32" draw:layer="layout" svg:width="1.182cm" svg:height="1.01cm" svg:x="13.995cm" svg:y="10.375cm">
          <text:p text:style-name="P1"><text:span text:style-name="T61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8" draw:text-style-name="P14" xml:id="id33" draw:id="id33" draw:layer="layout" svg:width="1.368cm" svg:height="1.01cm" svg:x="20.706cm" svg:y="10.275cm">
          <text:p text:style-name="P1"><text:span text:style-name="T61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1">S</text:span><text:span text:style-name="T1">y</text:span><text:span text:style-name="T1">n</text:span><text:span text:style-name="T1">c</text:span><text:span text:style-name="T1">h</text:span><text:span text:style-name="T1">r</text:span><text:span text:style-name="T1">o</text:span><text:span text:style-name="T1">n</text:span><text:span text:style-name="T1">i</text:span><text:span text:style-name="T1">z</text:span><text:span text:style-name="T1">i</text:span><text:span text:style-name="T1">n</text:span><text:span text:style-name="T1">g</text:span><text:span text:style-name="T1"> </text:span><text:span text:style-name="T1">T</text:span><text:span text:style-name="T1">h</text:span><text:span text:style-name="T1">r</text:span><text:span text:style-name="T1">e</text:span><text:span text:style-name="T1">a</text:span><text:span text:style-name="T1">d</text:span><text:span text:style-name="T1">s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1.93cm" svg:height="13.807cm" svg:x="1.102cm" svg:y="3.784cm">
          <text:list text:style-name="L2">
            <text:list-item>
              <text:p text:style-name="P17"><text:span text:style-name="T18">S</text:span><text:span text:style-name="T18">h</text:span><text:span text:style-name="T18">a</text:span><text:span text:style-name="T18">r</text:span><text:span text:style-name="T18">e</text:span><text:span text:style-name="T18">d</text:span><text:span text:style-name="T18"> </text:span><text:span text:style-name="T18">v</text:span><text:span text:style-name="T18">a</text:span><text:span text:style-name="T18">r</text:span><text:span text:style-name="T18">i</text:span><text:span text:style-name="T18">a</text:span><text:span text:style-name="T18">b</text:span><text:span text:style-name="T18">l</text:span><text:span text:style-name="T18">e</text:span><text:span text:style-name="T18">s</text:span><text:span text:style-name="T18"> </text:span><text:span text:style-name="T18">a</text:span><text:span text:style-name="T18">r</text:span><text:span text:style-name="T18">e</text:span><text:span text:style-name="T18"> </text:span><text:span text:style-name="T18">h</text:span><text:span text:style-name="T18">a</text:span><text:span text:style-name="T18">n</text:span><text:span text:style-name="T18">d</text:span><text:span text:style-name="T18">y</text:span><text:span text:style-name="T18">.</text:span><text:span text:style-name="T18">.</text:span><text:span text:style-name="T18">.</text:span></text:p>
            </text:list-item>
          </text:list>
          <text:p text:style-name="P17"><text:span text:style-name="T43"/></text:p>
          <text:list text:continue-numbering="true" text:style-name="L2">
            <text:list-item>
              <text:p text:style-name="P17"><text:span text:style-name="T18">…</text:span><text:span text:style-name="T18">b</text:span><text:span text:style-name="T18">u</text:span><text:span text:style-name="T18">t</text:span><text:span text:style-name="T18"> </text:span><text:span text:style-name="T18">i</text:span><text:span text:style-name="T18">n</text:span><text:span text:style-name="T18">t</text:span><text:span text:style-name="T18">r</text:span><text:span text:style-name="T18">o</text:span><text:span text:style-name="T18">d</text:span><text:span text:style-name="T18">u</text:span><text:span text:style-name="T18">c</text:span><text:span text:style-name="T18">e</text:span><text:span text:style-name="T18"> </text:span><text:span text:style-name="T18">t</text:span><text:span text:style-name="T18">h</text:span><text:span text:style-name="T18">e</text:span><text:span text:style-name="T18"> </text:span><text:span text:style-name="T18">p</text:span><text:span text:style-name="T18">o</text:span><text:span text:style-name="T18">s</text:span><text:span text:style-name="T18">s</text:span><text:span text:style-name="T18">i</text:span><text:span text:style-name="T18">b</text:span><text:span text:style-name="T18">i</text:span><text:span text:style-name="T18">l</text:span><text:span text:style-name="T18">i</text:span><text:span text:style-name="T18">t</text:span><text:span text:style-name="T18">y</text:span><text:span text:style-name="T18"> </text:span><text:span text:style-name="T18">o</text:span><text:span text:style-name="T18">f</text:span><text:span text:style-name="T18"> </text:span><text:span text:style-name="T18">n</text:span><text:span text:style-name="T18">a</text:span><text:span text:style-name="T18">s</text:span><text:span text:style-name="T18">t</text:span><text:span text:style-name="T18">y</text:span><text:span text:style-name="T18"> </text:span><text:span text:style-name="T17">s</text:span><text:span text:style-name="T17">y</text:span><text:span text:style-name="T17">n</text:span><text:span text:style-name="T17">c</text:span><text:span text:style-name="T17">h</text:span><text:span text:style-name="T17">r</text:span><text:span text:style-name="T17">o</text:span><text:span text:style-name="T17">n</text:span><text:span text:style-name="T17">i</text:span><text:span text:style-name="T17">z</text:span><text:span text:style-name="T17">a</text:span><text:span text:style-name="T17">t</text:span><text:span text:style-name="T17">i</text:span><text:span text:style-name="T17">o</text:span><text:span text:style-name="T17">n</text:span><text:span text:style-name="T18"> </text:span><text:span text:style-name="T18">e</text:span><text:span text:style-name="T18">r</text:span><text:span text:style-name="T18">r</text:span><text:span text:style-name="T18">o</text:span><text:span text:style-name="T18">r</text:span><text:span text:style-name="T18">s</text:span><text:span text:style-name="T18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4.373cm" svg:height="3.039cm" svg:x="1.017cm" svg:y="0.423cm">
          <text:p text:style-name="P9"><text:span text:style-name="T62">b</text:span><text:span text:style-name="T62">a</text:span><text:span text:style-name="T62">d</text:span><text:span text:style-name="T62">c</text:span><text:span text:style-name="T62">n</text:span><text:span text:style-name="T62">t</text:span><text:span text:style-name="T62">.</text:span><text:span text:style-name="T62">c</text:span><text:span text:style-name="T63">:</text:span><text:span text:style-name="T63"> </text:span><text:span text:style-name="T63">I</text:span><text:span text:style-name="T63">m</text:span><text:span text:style-name="T63">p</text:span><text:span text:style-name="T63">r</text:span><text:span text:style-name="T63">o</text:span><text:span text:style-name="T63">p</text:span><text:span text:style-name="T63">e</text:span><text:span text:style-name="T63">r</text:span><text:span text:style-name="T63"> </text:span><text:span text:style-name="T63">S</text:span><text:span text:style-name="T63">y</text:span><text:span text:style-name="T63">n</text:span><text:span text:style-name="T63">c</text:span><text:span text:style-name="T63">h</text:span><text:span text:style-name="T63">r</text:span><text:span text:style-name="T63">o</text:span><text:span text:style-name="T63">n</text:span><text:span text:style-name="T63">i</text:span><text:span text:style-name="T63">z</text:span><text:span text:style-name="T63">a</text:span><text:span text:style-name="T63">t</text:span><text:span text:style-name="T63">i</text:span><text:span text:style-name="T63">o</text:span><text:span text:style-name="T63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23" draw:layer="layout" svg:width="13.331cm" svg:height="14.831cm" svg:x="0.128cm" svg:y="3.495cm">
          <text:p text:style-name="P22"><text:span text:style-name="T64">/</text:span><text:span text:style-name="T64">* </text:span><text:span text:style-name="T64">G</text:span><text:span text:style-name="T64">l</text:span><text:span text:style-name="T64">o</text:span><text:span text:style-name="T64">b</text:span><text:span text:style-name="T64">a</text:span><text:span text:style-name="T64">l </text:span><text:span text:style-name="T64">s</text:span><text:span text:style-name="T64">h</text:span><text:span text:style-name="T64">a</text:span><text:span text:style-name="T64">r</text:span><text:span text:style-name="T64">e</text:span><text:span text:style-name="T64">d </text:span><text:span text:style-name="T64">v</text:span><text:span text:style-name="T64">a</text:span><text:span text:style-name="T64">r</text:span><text:span text:style-name="T64">i</text:span><text:span text:style-name="T64">a</text:span><text:span text:style-name="T64">b</text:span><text:span text:style-name="T64">l</text:span><text:span text:style-name="T64">e </text:span><text:span text:style-name="T64">*</text:span><text:span text:style-name="T64">/</text:span></text:p>
          <text:p text:style-name="P22"><text:span text:style-name="T65">v</text:span><text:span text:style-name="T65">o</text:span><text:span text:style-name="T65">l</text:span><text:span text:style-name="T65">a</text:span><text:span text:style-name="T65">t</text:span><text:span text:style-name="T65">i</text:span><text:span text:style-name="T65">l</text:span><text:span text:style-name="T65">e</text:span><text:span text:style-name="T66"> </text:span><text:span text:style-name="T67">l</text:span><text:span text:style-name="T67">o</text:span><text:span text:style-name="T67">n</text:span><text:span text:style-name="T67">g</text:span><text:span text:style-name="T66"> </text:span><text:span text:style-name="T68">c</text:span><text:span text:style-name="T68">n</text:span><text:span text:style-name="T68">t</text:span><text:span text:style-name="T66"> </text:span><text:span text:style-name="T66">= </text:span><text:span text:style-name="T66">0</text:span><text:span text:style-name="T66">; </text:span><text:span text:style-name="T64">/</text:span><text:span text:style-name="T64">* </text:span><text:span text:style-name="T64">C</text:span><text:span text:style-name="T64">o</text:span><text:span text:style-name="T64">u</text:span><text:span text:style-name="T64">n</text:span><text:span text:style-name="T64">t</text:span><text:span text:style-name="T64">e</text:span><text:span text:style-name="T64">r </text:span><text:span text:style-name="T64">*</text:span><text:span text:style-name="T64">/</text:span></text:p>
          <text:p text:style-name="P22"><text:span text:style-name="T69"/></text:p>
          <text:p text:style-name="P22"><text:span text:style-name="T67">i</text:span><text:span text:style-name="T67">n</text:span><text:span text:style-name="T67">t</text:span><text:span text:style-name="T66"> </text:span><text:span text:style-name="T70">m</text:span><text:span text:style-name="T70">a</text:span><text:span text:style-name="T70">i</text:span><text:span text:style-name="T70">n</text:span><text:span text:style-name="T66">(</text:span><text:span text:style-name="T67">i</text:span><text:span text:style-name="T67">n</text:span><text:span text:style-name="T67">t</text:span><text:span text:style-name="T66"> </text:span><text:span text:style-name="T68">a</text:span><text:span text:style-name="T68">r</text:span><text:span text:style-name="T68">g</text:span><text:span text:style-name="T68">c</text:span><text:span text:style-name="T66">, </text:span><text:span text:style-name="T67">c</text:span><text:span text:style-name="T67">h</text:span><text:span text:style-name="T67">a</text:span><text:span text:style-name="T67">r</text:span><text:span text:style-name="T66"> </text:span><text:span text:style-name="T66">*</text:span><text:span text:style-name="T66">*</text:span><text:span text:style-name="T68">a</text:span><text:span text:style-name="T68">r</text:span><text:span text:style-name="T68">g</text:span><text:span text:style-name="T68">v</text:span><text:span text:style-name="T66">)</text:span></text:p>
          <text:p text:style-name="P22"><text:span text:style-name="T66">{</text:span></text:p>
          <text:p text:style-name="P22"><text:span text:style-name="T66"><text:s text:c="2"/></text:span><text:span text:style-name="T66"><text:s text:c="2"/></text:span><text:span text:style-name="T67">l</text:span><text:span text:style-name="T67">o</text:span><text:span text:style-name="T67">n</text:span><text:span text:style-name="T67">g</text:span><text:span text:style-name="T66"> </text:span><text:span text:style-name="T68">n</text:span><text:span text:style-name="T68">i</text:span><text:span text:style-name="T68">t</text:span><text:span text:style-name="T68">e</text:span><text:span text:style-name="T68">r</text:span><text:span text:style-name="T68">s</text:span><text:span text:style-name="T66">;</text:span></text:p>
          <text:p text:style-name="P22"><text:span text:style-name="T66"><text:s text:c="2"/></text:span><text:span text:style-name="T66"><text:s text:c="2"/></text:span><text:span text:style-name="T67">p</text:span><text:span text:style-name="T67">t</text:span><text:span text:style-name="T67">h</text:span><text:span text:style-name="T67">r</text:span><text:span text:style-name="T67">e</text:span><text:span text:style-name="T67">a</text:span><text:span text:style-name="T67">d</text:span><text:span text:style-name="T67">_</text:span><text:span text:style-name="T67">t</text:span><text:span text:style-name="T66"> </text:span><text:span text:style-name="T68">t</text:span><text:span text:style-name="T68">i</text:span><text:span text:style-name="T68">d</text:span><text:span text:style-name="T68">1</text:span><text:span text:style-name="T66">, </text:span><text:span text:style-name="T68">t</text:span><text:span text:style-name="T68">i</text:span><text:span text:style-name="T68">d</text:span><text:span text:style-name="T68">2</text:span><text:span text:style-name="T66">;</text:span></text:p>
          <text:p text:style-name="P22"><text:span text:style-name="T69"/></text:p>
          <text:p text:style-name="P22"><text:span text:style-name="T66"><text:s text:c="2"/></text:span><text:span text:style-name="T66"><text:s text:c="2"/></text:span><text:span text:style-name="T66">n</text:span><text:span text:style-name="T66">i</text:span><text:span text:style-name="T66">t</text:span><text:span text:style-name="T66">e</text:span><text:span text:style-name="T66">r</text:span><text:span text:style-name="T66">s </text:span><text:span text:style-name="T66">= </text:span><text:span text:style-name="T66">a</text:span><text:span text:style-name="T66">t</text:span><text:span text:style-name="T66">o</text:span><text:span text:style-name="T66">i</text:span><text:span text:style-name="T66">(</text:span><text:span text:style-name="T66">a</text:span><text:span text:style-name="T66">r</text:span><text:span text:style-name="T66">g</text:span><text:span text:style-name="T66">v</text:span><text:span text:style-name="T66">[</text:span><text:span text:style-name="T66">1</text:span><text:span text:style-name="T66">]</text:span><text:span text:style-name="T66">)</text:span><text:span text:style-name="T66">;</text:span></text:p>
          <text:p text:style-name="P22"><text:span text:style-name="T66"><text:s text:c="2"/></text:span><text:span text:style-name="T66"><text:s text:c="2"/></text:span><text:span text:style-name="T66">P</text:span><text:span text:style-name="T66">t</text:span><text:span text:style-name="T66">h</text:span><text:span text:style-name="T66">r</text:span><text:span text:style-name="T66">e</text:span><text:span text:style-name="T66">a</text:span><text:span text:style-name="T66">d</text:span><text:span text:style-name="T66">_</text:span><text:span text:style-name="T66">c</text:span><text:span text:style-name="T66">r</text:span><text:span text:style-name="T66">e</text:span><text:span text:style-name="T66">a</text:span><text:span text:style-name="T66">t</text:span><text:span text:style-name="T66">e</text:span><text:span text:style-name="T66">(</text:span><text:span text:style-name="T66">&amp;</text:span><text:span text:style-name="T66">t</text:span><text:span text:style-name="T66">i</text:span><text:span text:style-name="T66">d</text:span><text:span text:style-name="T66">1</text:span><text:span text:style-name="T66">, </text:span><text:span text:style-name="T71">N</text:span><text:span text:style-name="T71">U</text:span><text:span text:style-name="T71">L</text:span><text:span text:style-name="T71">L</text:span><text:span text:style-name="T66">,</text:span></text:p>
          <text:p text:style-name="P22"><text:span text:style-name="T66"><text:s text:c="2"/></text:span><text:span text:style-name="T66"><text:s text:c="2"/></text:span><text:span text:style-name="T66"><text:s text:c="2"/></text:span><text:span text:style-name="T66"><text:s text:c="2"/></text:span><text:span text:style-name="T66">t</text:span><text:span text:style-name="T66">h</text:span><text:span text:style-name="T66">r</text:span><text:span text:style-name="T66">e</text:span><text:span text:style-name="T66">a</text:span><text:span text:style-name="T66">d</text:span><text:span text:style-name="T66">, </text:span><text:span text:style-name="T66">&amp;</text:span><text:span text:style-name="T66">n</text:span><text:span text:style-name="T66">i</text:span><text:span text:style-name="T66">t</text:span><text:span text:style-name="T66">e</text:span><text:span text:style-name="T66">r</text:span><text:span text:style-name="T66">s</text:span><text:span text:style-name="T66">)</text:span><text:span text:style-name="T66">;</text:span></text:p>
          <text:p text:style-name="P22"><text:span text:style-name="T66"><text:s text:c="2"/></text:span><text:span text:style-name="T66"><text:s text:c="2"/></text:span><text:span text:style-name="T66">P</text:span><text:span text:style-name="T66">t</text:span><text:span text:style-name="T66">h</text:span><text:span text:style-name="T66">r</text:span><text:span text:style-name="T66">e</text:span><text:span text:style-name="T66">a</text:span><text:span text:style-name="T66">d</text:span><text:span text:style-name="T66">_</text:span><text:span text:style-name="T66">c</text:span><text:span text:style-name="T66">r</text:span><text:span text:style-name="T66">e</text:span><text:span text:style-name="T66">a</text:span><text:span text:style-name="T66">t</text:span><text:span text:style-name="T66">e</text:span><text:span text:style-name="T66">(</text:span><text:span text:style-name="T66">&amp;</text:span><text:span text:style-name="T66">t</text:span><text:span text:style-name="T66">i</text:span><text:span text:style-name="T66">d</text:span><text:span text:style-name="T66">2</text:span><text:span text:style-name="T66">, </text:span><text:span text:style-name="T71">N</text:span><text:span text:style-name="T71">U</text:span><text:span text:style-name="T71">L</text:span><text:span text:style-name="T71">L</text:span><text:span text:style-name="T66">,</text:span></text:p>
          <text:p text:style-name="P22"><text:span text:style-name="T66"><text:s text:c="2"/></text:span><text:span text:style-name="T66"><text:s text:c="2"/></text:span><text:span text:style-name="T66"><text:s text:c="2"/></text:span><text:span text:style-name="T66"><text:s text:c="2"/></text:span><text:span text:style-name="T66">t</text:span><text:span text:style-name="T66">h</text:span><text:span text:style-name="T66">r</text:span><text:span text:style-name="T66">e</text:span><text:span text:style-name="T66">a</text:span><text:span text:style-name="T66">d</text:span><text:span text:style-name="T66">, </text:span><text:span text:style-name="T66">&amp;</text:span><text:span text:style-name="T66">n</text:span><text:span text:style-name="T66">i</text:span><text:span text:style-name="T66">t</text:span><text:span text:style-name="T66">e</text:span><text:span text:style-name="T66">r</text:span><text:span text:style-name="T66">s</text:span><text:span text:style-name="T66">)</text:span><text:span text:style-name="T66">;</text:span></text:p>
          <text:p text:style-name="P22"><text:span text:style-name="T66"><text:s text:c="2"/></text:span><text:span text:style-name="T66"><text:s text:c="2"/></text:span><text:span text:style-name="T66">P</text:span><text:span text:style-name="T66">t</text:span><text:span text:style-name="T66">h</text:span><text:span text:style-name="T66">r</text:span><text:span text:style-name="T66">e</text:span><text:span text:style-name="T66">a</text:span><text:span text:style-name="T66">d</text:span><text:span text:style-name="T66">_</text:span><text:span text:style-name="T66">j</text:span><text:span text:style-name="T66">o</text:span><text:span text:style-name="T66">i</text:span><text:span text:style-name="T66">n</text:span><text:span text:style-name="T66">(</text:span><text:span text:style-name="T66">t</text:span><text:span text:style-name="T66">i</text:span><text:span text:style-name="T66">d</text:span><text:span text:style-name="T66">1</text:span><text:span text:style-name="T66">, </text:span><text:span text:style-name="T71">N</text:span><text:span text:style-name="T71">U</text:span><text:span text:style-name="T71">L</text:span><text:span text:style-name="T71">L</text:span><text:span text:style-name="T66">)</text:span><text:span text:style-name="T66">;</text:span></text:p>
          <text:p text:style-name="P22"><text:span text:style-name="T66"><text:s text:c="2"/></text:span><text:span text:style-name="T66"><text:s text:c="2"/></text:span><text:span text:style-name="T66">P</text:span><text:span text:style-name="T66">t</text:span><text:span text:style-name="T66">h</text:span><text:span text:style-name="T66">r</text:span><text:span text:style-name="T66">e</text:span><text:span text:style-name="T66">a</text:span><text:span text:style-name="T66">d</text:span><text:span text:style-name="T66">_</text:span><text:span text:style-name="T66">j</text:span><text:span text:style-name="T66">o</text:span><text:span text:style-name="T66">i</text:span><text:span text:style-name="T66">n</text:span><text:span text:style-name="T66">(</text:span><text:span text:style-name="T66">t</text:span><text:span text:style-name="T66">i</text:span><text:span text:style-name="T66">d</text:span><text:span text:style-name="T66">2</text:span><text:span text:style-name="T66">, </text:span><text:span text:style-name="T71">N</text:span><text:span text:style-name="T71">U</text:span><text:span text:style-name="T71">L</text:span><text:span text:style-name="T71">L</text:span><text:span text:style-name="T66">)</text:span><text:span text:style-name="T66">;</text:span></text:p>
          <text:p text:style-name="P22"><text:span text:style-name="T69"/></text:p>
          <text:p text:style-name="P22"><text:span text:style-name="T66"><text:s text:c="2"/></text:span><text:span text:style-name="T66"><text:s text:c="2"/></text:span><text:span text:style-name="T64">/</text:span><text:span text:style-name="T64">* </text:span><text:span text:style-name="T64">C</text:span><text:span text:style-name="T64">h</text:span><text:span text:style-name="T64">e</text:span><text:span text:style-name="T64">c</text:span><text:span text:style-name="T64">k </text:span><text:span text:style-name="T64">r</text:span><text:span text:style-name="T64">e</text:span><text:span text:style-name="T64">s</text:span><text:span text:style-name="T64">u</text:span><text:span text:style-name="T64">l</text:span><text:span text:style-name="T64">t </text:span><text:span text:style-name="T64">*</text:span><text:span text:style-name="T64">/</text:span></text:p>
          <text:p text:style-name="P22"><text:span text:style-name="T66"><text:s text:c="2"/></text:span><text:span text:style-name="T66"><text:s text:c="2"/></text:span><text:span text:style-name="T65">i</text:span><text:span text:style-name="T65">f</text:span><text:span text:style-name="T66"> </text:span><text:span text:style-name="T66">(</text:span><text:span text:style-name="T66">c</text:span><text:span text:style-name="T66">n</text:span><text:span text:style-name="T66">t </text:span><text:span text:style-name="T66">!</text:span><text:span text:style-name="T66">= </text:span><text:span text:style-name="T66">(</text:span><text:span text:style-name="T66">2 </text:span><text:span text:style-name="T66">* </text:span><text:span text:style-name="T66">n</text:span><text:span text:style-name="T66">i</text:span><text:span text:style-name="T66">t</text:span><text:span text:style-name="T66">e</text:span><text:span text:style-name="T66">r</text:span><text:span text:style-name="T66">s</text:span><text:span text:style-name="T66">)</text:span><text:span text:style-name="T66">)</text:span></text:p>
          <text:p text:style-name="P22"><text:span text:style-name="T66"><text:s text:c="2"/></text:span><text:span text:style-name="T66"><text:s text:c="2"/></text:span><text:span text:style-name="T66"><text:s text:c="2"/></text:span><text:span text:style-name="T66"><text:s text:c="2"/></text:span><text:span text:style-name="T66">p</text:span><text:span text:style-name="T66">r</text:span><text:span text:style-name="T66">i</text:span><text:span text:style-name="T66">n</text:span><text:span text:style-name="T66">t</text:span><text:span text:style-name="T66">f</text:span><text:span text:style-name="T66">(</text:span><text:span text:style-name="T72">"</text:span><text:span text:style-name="T72">B</text:span><text:span text:style-name="T72">O</text:span><text:span text:style-name="T72">O</text:span><text:span text:style-name="T72">M</text:span><text:span text:style-name="T72">! </text:span><text:span text:style-name="T72">c</text:span><text:span text:style-name="T72">n</text:span><text:span text:style-name="T72">t</text:span><text:span text:style-name="T72">=</text:span><text:span text:style-name="T72">%</text:span><text:span text:style-name="T72">l</text:span><text:span text:style-name="T72">d</text:span><text:span text:style-name="T72">\</text:span><text:span text:style-name="T72">n</text:span><text:span text:style-name="T72">"</text:span><text:span text:style-name="T66">, </text:span><text:span text:style-name="T66">c</text:span><text:span text:style-name="T66">n</text:span><text:span text:style-name="T66">t</text:span><text:span text:style-name="T66">)</text:span><text:span text:style-name="T66">;</text:span></text:p>
          <text:p text:style-name="P22"><text:span text:style-name="T66"><text:s text:c="2"/></text:span><text:span text:style-name="T66"><text:s text:c="2"/></text:span><text:span text:style-name="T65">e</text:span><text:span text:style-name="T65">l</text:span><text:span text:style-name="T65">s</text:span><text:span text:style-name="T65">e</text:span></text:p>
          <text:p text:style-name="P22"><text:span text:style-name="T66"><text:s text:c="2"/></text:span><text:span text:style-name="T66"><text:s text:c="2"/></text:span><text:span text:style-name="T66"><text:s text:c="2"/></text:span><text:span text:style-name="T66"><text:s text:c="2"/></text:span><text:span text:style-name="T66">p</text:span><text:span text:style-name="T66">r</text:span><text:span text:style-name="T66">i</text:span><text:span text:style-name="T66">n</text:span><text:span text:style-name="T66">t</text:span><text:span text:style-name="T66">f</text:span><text:span text:style-name="T66">(</text:span><text:span text:style-name="T72">"</text:span><text:span text:style-name="T72">O</text:span><text:span text:style-name="T72">K </text:span><text:span text:style-name="T72">c</text:span><text:span text:style-name="T72">n</text:span><text:span text:style-name="T72">t</text:span><text:span text:style-name="T72">=</text:span><text:span text:style-name="T72">%</text:span><text:span text:style-name="T72">l</text:span><text:span text:style-name="T72">d</text:span><text:span text:style-name="T72">\</text:span><text:span text:style-name="T72">n</text:span><text:span text:style-name="T72">"</text:span><text:span text:style-name="T66">, </text:span><text:span text:style-name="T66">c</text:span><text:span text:style-name="T66">n</text:span><text:span text:style-name="T66">t</text:span><text:span text:style-name="T66">)</text:span><text:span text:style-name="T66">;</text:span></text:p>
          <text:p text:style-name="P22"><text:span text:style-name="T66"><text:s text:c="2"/></text:span><text:span text:style-name="T66"><text:s text:c="2"/></text:span><text:span text:style-name="T66">e</text:span><text:span text:style-name="T66">x</text:span><text:span text:style-name="T66">i</text:span><text:span text:style-name="T66">t</text:span><text:span text:style-name="T66">(</text:span><text:span text:style-name="T66">0</text:span><text:span text:style-name="T66">)</text:span><text:span text:style-name="T66">;</text:span></text:p>
          <text:p text:style-name="P22"><text:span text:style-name="T6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24" draw:layer="layout" svg:width="11.212cm" svg:height="7.685cm" svg:x="13.934cm" svg:y="3.483cm">
          <text:p text:style-name="P22"><text:span text:style-name="T73">/</text:span><text:span text:style-name="T73">* </text:span><text:span text:style-name="T73">T</text:span><text:span text:style-name="T73">h</text:span><text:span text:style-name="T73">r</text:span><text:span text:style-name="T73">e</text:span><text:span text:style-name="T73">a</text:span><text:span text:style-name="T73">d </text:span><text:span text:style-name="T73">r</text:span><text:span text:style-name="T73">o</text:span><text:span text:style-name="T73">u</text:span><text:span text:style-name="T73">t</text:span><text:span text:style-name="T73">i</text:span><text:span text:style-name="T73">n</text:span><text:span text:style-name="T73">e </text:span><text:span text:style-name="T73">*</text:span><text:span text:style-name="T73">/</text:span><text:span text:style-name="T21"> 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/text:p>
          <text:p text:style-name="P22"><text:span text:style-name="T74">v</text:span><text:span text:style-name="T74">o</text:span><text:span text:style-name="T74">i</text:span><text:span text:style-name="T74">d</text:span><text:span text:style-name="T21"> </text:span><text:span text:style-name="T21">*</text:span><text:span text:style-name="T75">t</text:span><text:span text:style-name="T75">h</text:span><text:span text:style-name="T75">r</text:span><text:span text:style-name="T75">e</text:span><text:span text:style-name="T75">a</text:span><text:span text:style-name="T75">d</text:span><text:span text:style-name="T21">(</text:span><text:span text:style-name="T74">v</text:span><text:span text:style-name="T74">o</text:span><text:span text:style-name="T74">i</text:span><text:span text:style-name="T74">d</text:span><text:span text:style-name="T21"> </text:span><text:span text:style-name="T21">*</text:span><text:span text:style-name="T76">v</text:span><text:span text:style-name="T76">a</text:span><text:span text:style-name="T76">r</text:span><text:span text:style-name="T76">g</text:span><text:span text:style-name="T76">p</text:span><text:span text:style-name="T21">) 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/></text:span></text:p>
          <text:p text:style-name="P22"><text:span text:style-name="T21">{ 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/></text:span></text:p>
          <text:p text:style-name="P22"><text:span text:style-name="T21"><text:s text:c="2"/></text:span><text:span text:style-name="T21"><text:s text:c="2"/></text:span><text:span text:style-name="T74">l</text:span><text:span text:style-name="T74">o</text:span><text:span text:style-name="T74">n</text:span><text:span text:style-name="T74">g</text:span><text:span text:style-name="T21"> </text:span><text:span text:style-name="T76">i</text:span><text:span text:style-name="T21">, </text:span><text:span text:style-name="T76">n</text:span><text:span text:style-name="T76">i</text:span><text:span text:style-name="T76">t</text:span><text:span text:style-name="T76">e</text:span><text:span text:style-name="T76">r</text:span><text:span text:style-name="T76">s</text:span><text:span text:style-name="T21"> </text:span><text:span text:style-name="T21">= </text:span></text:p>
          <text:p text:style-name="P22"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/></text:span><text:span text:style-name="T21">*</text:span><text:span text:style-name="T21">(</text:span><text:span text:style-name="T21">(</text:span><text:span text:style-name="T74">l</text:span><text:span text:style-name="T74">o</text:span><text:span text:style-name="T74">n</text:span><text:span text:style-name="T74">g</text:span><text:span text:style-name="T21"> </text:span><text:span text:style-name="T21">*</text:span><text:span text:style-name="T21">)</text:span><text:span text:style-name="T21">v</text:span><text:span text:style-name="T21">a</text:span><text:span text:style-name="T21">r</text:span><text:span text:style-name="T21">g</text:span><text:span text:style-name="T21">p</text:span><text:span text:style-name="T21">)</text:span><text:span text:style-name="T21">; 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/text:p>
          <text:p text:style-name="P22"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/></text:span></text:p>
          <text:p text:style-name="P22"><text:span text:style-name="T21"><text:s text:c="2"/></text:span><text:span text:style-name="T21"><text:s text:c="2"/></text:span><text:span text:style-name="T77">f</text:span><text:span text:style-name="T77">o</text:span><text:span text:style-name="T77">r</text:span><text:span text:style-name="T21"> </text:span><text:span text:style-name="T21">(</text:span><text:span text:style-name="T21">i </text:span><text:span text:style-name="T21">= </text:span><text:span text:style-name="T21">0</text:span><text:span text:style-name="T21">; </text:span><text:span text:style-name="T21">i </text:span><text:span text:style-name="T21">&lt; </text:span><text:span text:style-name="T21">n</text:span><text:span text:style-name="T21">i</text:span><text:span text:style-name="T21">t</text:span><text:span text:style-name="T21">e</text:span><text:span text:style-name="T21">r</text:span><text:span text:style-name="T21">s</text:span><text:span text:style-name="T21">; </text:span><text:span text:style-name="T21">i</text:span><text:span text:style-name="T21">+</text:span><text:span text:style-name="T21">+</text:span><text:span text:style-name="T21">)</text:span></text:p>
          <text:p text:style-name="P22"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c</text:span><text:span text:style-name="T21">n</text:span><text:span text:style-name="T21">t</text:span><text:span text:style-name="T21">+</text:span><text:span text:style-name="T21">+</text:span><text:span text:style-name="T21">; 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/text:p>
          <text:p text:style-name="P22"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/></text:span></text:p>
          <text:p text:style-name="P22"><text:span text:style-name="T21"><text:s text:c="2"/></text:span><text:span text:style-name="T21"><text:s text:c="2"/></text:span><text:span text:style-name="T77">r</text:span><text:span text:style-name="T77">e</text:span><text:span text:style-name="T77">t</text:span><text:span text:style-name="T77">u</text:span><text:span text:style-name="T77">r</text:span><text:span text:style-name="T77">n</text:span><text:span text:style-name="T21"> </text:span><text:span text:style-name="T78">N</text:span><text:span text:style-name="T78">U</text:span><text:span text:style-name="T78">L</text:span><text:span text:style-name="T78">L</text:span><text:span text:style-name="T21">; 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/text:p>
          <text:p text:style-name="P22"><text:span text:style-name="T21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36" draw:layer="layout" svg:width="7.612cm" svg:height="3.629cm" svg:x="15.28cm" svg:y="11.666cm">
          <text:p text:style-name="P1"><text:span text:style-name="T79">$ .</text:span><text:span text:style-name="T79">/ba</text:span><text:span text:style-name="T79">dcn</text:span><text:span text:style-name="T79">t </text:span><text:span text:style-name="T79">100</text:span><text:span text:style-name="T79">00</text:span></text:p>
          <text:p text:style-name="P1"><text:span text:style-name="T79">OK </text:span><text:span text:style-name="T79">cnt</text:span><text:span text:style-name="T79">=20</text:span><text:span text:style-name="T79">000</text:span></text:p>
          <text:p text:style-name="P1"><text:span text:style-name="T79">$ .</text:span><text:span text:style-name="T79">/ba</text:span><text:span text:style-name="T79">dcn</text:span><text:span text:style-name="T79">t </text:span><text:span text:style-name="T79">100</text:span><text:span text:style-name="T79">00</text:span></text:p>
          <text:p text:style-name="P1"><text:span text:style-name="T79">BOO</text:span><text:span text:style-name="T79">M! </text:span><text:span text:style-name="T79">cnt</text:span><text:span text:style-name="T79">=13</text:span><text:span text:style-name="T79">051</text:span></text:p>
          <text:p text:style-name="P1"><text:span text:style-name="T79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0" draw:text-style-name="P14" draw:layer="layout" svg:width="9.733cm" svg:height="3.043cm" svg:x="14.182cm" svg:y="15.82cm">
          <text:p text:style-name="P18"><text:span text:style-name="T32">cnt</text:span><text:span text:style-name="T61"> </text:span><text:span text:style-name="T61">sh</text:span><text:span text:style-name="T61">oul</text:span><text:span text:style-name="T61">d </text:span><text:span text:style-name="T61">eq</text:span><text:span text:style-name="T61">ual </text:span><text:span text:style-name="T61">20,</text:span><text:span text:style-name="T61">00</text:span><text:span text:style-name="T61">0.</text:span></text:p>
          <text:p text:style-name="P18"><text:span text:style-name="T43"/></text:p>
          <text:p text:style-name="P18"><text:span text:style-name="T80">Wh</text:span><text:span text:style-name="T80">at </text:span><text:span text:style-name="T80">we</text:span><text:span text:style-name="T80">nt </text:span><text:span text:style-name="T80">wr</text:span><text:span text:style-name="T80">on</text:span><text:span text:style-name="T80">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8" draw:text-style-name="P14" draw:layer="layout" svg:width="2.748cm" svg:height="1.01cm" svg:x="10.453cm" svg:y="17.357cm">
          <text:p text:style-name="P1"><text:span text:style-name="T31">b</text:span><text:span text:style-name="T31">a</text:span><text:span text:style-name="T31">d</text:span><text:span text:style-name="T31">c</text:span><text:span text:style-name="T31">n</text:span><text:span text:style-name="T31">t.</text:span><text:span text:style-name="T31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7">A</text:span><text:span text:style-name="T7">s</text:span><text:span text:style-name="T7">s</text:span><text:span text:style-name="T7">e</text:span><text:span text:style-name="T7">m</text:span><text:span text:style-name="T7">b</text:span><text:span text:style-name="T7">l</text:span><text:span text:style-name="T7">y</text:span><text:span text:style-name="T7"> </text:span><text:span text:style-name="T7">C</text:span><text:span text:style-name="T7">o</text:span><text:span text:style-name="T7">d</text:span><text:span text:style-name="T7">e</text:span><text:span text:style-name="T7"> </text:span><text:span text:style-name="T7">f</text:span><text:span text:style-name="T7">o</text:span><text:span text:style-name="T7">r</text:span><text:span text:style-name="T7"> </text:span><text:span text:style-name="T7">C</text:span><text:span text:style-name="T7">o</text:span><text:span text:style-name="T7">u</text:span><text:span text:style-name="T7">n</text:span><text:span text:style-name="T7">t</text:span><text:span text:style-name="T7">e</text:span><text:span text:style-name="T7">r</text:span><text:span text:style-name="T7"> </text:span><text:span text:style-name="T7">L</text:span><text:span text:style-name="T7">o</text:span><text:span text:style-name="T7">o</text:span><text:span text:style-name="T7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37" draw:layer="layout" svg:width="11.168cm" svg:height="1.773cm" svg:x="5.818cm" svg:y="4.775cm">
          <text:p text:style-name="P1"><text:span text:style-name="T81">f</text:span><text:span text:style-name="T81">o</text:span><text:span text:style-name="T81">r </text:span><text:span text:style-name="T81">(</text:span><text:span text:style-name="T81">i </text:span><text:span text:style-name="T81">= </text:span><text:span text:style-name="T81">0</text:span><text:span text:style-name="T81">; </text:span><text:span text:style-name="T81">i </text:span><text:span text:style-name="T81">&lt; </text:span><text:span text:style-name="T81">n</text:span><text:span text:style-name="T81">i</text:span><text:span text:style-name="T81">t</text:span><text:span text:style-name="T81">e</text:span><text:span text:style-name="T81">r</text:span><text:span text:style-name="T81">s</text:span><text:span text:style-name="T81">; </text:span><text:span text:style-name="T81">i</text:span><text:span text:style-name="T81">+</text:span><text:span text:style-name="T81">+</text:span><text:span text:style-name="T81">)</text:span></text:p>
          <text:p text:style-name="P1"><text:span text:style-name="T81"><text:s text:c="2"/></text:span><text:span text:style-name="T81"><text:s text:c="2"/></text:span><text:span text:style-name="T81">c</text:span><text:span text:style-name="T81">n</text:span><text:span text:style-name="T81">t</text:span><text:span text:style-name="T81">+</text:span><text:span text:style-name="T81">+</text:span><text:span text:style-name="T81">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0" draw:text-style-name="P14" draw:layer="layout" svg:width="13.481cm" svg:height="1.265cm" svg:x="5.08cm" svg:y="3.476cm">
          <text:p text:style-name="P1"><text:span text:style-name="T61">C </text:span><text:span text:style-name="T61">c</text:span><text:span text:style-name="T61">o</text:span><text:span text:style-name="T61">d</text:span><text:span text:style-name="T61">e </text:span><text:span text:style-name="T61">f</text:span><text:span text:style-name="T61">o</text:span><text:span text:style-name="T61">r </text:span><text:span text:style-name="T61">c</text:span><text:span text:style-name="T61">o</text:span><text:span text:style-name="T61">u</text:span><text:span text:style-name="T61">n</text:span><text:span text:style-name="T61">t</text:span><text:span text:style-name="T61">e</text:span><text:span text:style-name="T61">r </text:span><text:span text:style-name="T61">l</text:span><text:span text:style-name="T61">o</text:span><text:span text:style-name="T61">o</text:span><text:span text:style-name="T61">p </text:span><text:span text:style-name="T61">i</text:span><text:span text:style-name="T61">n </text:span><text:span text:style-name="T61">t</text:span><text:span text:style-name="T61">h</text:span><text:span text:style-name="T61">r</text:span><text:span text:style-name="T61">e</text:span><text:span text:style-name="T61">a</text:span><text:span text:style-name="T61">d </text:span><text:span text:style-name="T6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1" draw:text-style-name="P36" draw:layer="layout" svg:width="10.036cm" svg:height="9.529cm" svg:x="6.138cm" svg:y="8.67cm">
          <text:p text:style-name="P1"><text:span text:style-name="T32"><text:s text:c="2"/></text:span><text:span text:style-name="T32"><text:s text:c="2"/></text:span><text:span text:style-name="T32">m</text:span><text:span text:style-name="T32">o</text:span><text:span text:style-name="T32">v</text:span><text:span text:style-name="T32">q </text:span><text:span text:style-name="T32"><text:s/></text:span><text:span text:style-name="T32">(</text:span><text:span text:style-name="T32">%</text:span><text:span text:style-name="T32">r</text:span><text:span text:style-name="T32">d</text:span><text:span text:style-name="T32">i</text:span><text:span text:style-name="T32">)</text:span><text:span text:style-name="T32">, </text:span><text:span text:style-name="T32">%</text:span><text:span text:style-name="T32">r</text:span><text:span text:style-name="T32">c</text:span><text:span text:style-name="T32">x</text:span></text:p>
          <text:p text:style-name="P1"><text:span text:style-name="T32"><text:s text:c="2"/></text:span><text:span text:style-name="T32"><text:s text:c="2"/></text:span><text:span text:style-name="T32">t</text:span><text:span text:style-name="T32">e</text:span><text:span text:style-name="T32">s</text:span><text:span text:style-name="T32">t</text:span><text:span text:style-name="T32">q </text:span><text:span text:style-name="T32">%</text:span><text:span text:style-name="T32">r</text:span><text:span text:style-name="T32">c</text:span><text:span text:style-name="T32">x</text:span><text:span text:style-name="T32">,</text:span><text:span text:style-name="T32">%</text:span><text:span text:style-name="T32">r</text:span><text:span text:style-name="T32">c</text:span><text:span text:style-name="T32">x</text:span></text:p>
          <text:p text:style-name="P1"><text:span text:style-name="T32"><text:s text:c="2"/></text:span><text:span text:style-name="T32"><text:s text:c="2"/></text:span><text:span text:style-name="T32">j</text:span><text:span text:style-name="T32">l</text:span><text:span text:style-name="T32">e </text:span><text:span text:style-name="T32"><text:s text:c="2"/></text:span><text:span text:style-name="T32">.</text:span><text:span text:style-name="T32">L</text:span><text:span text:style-name="T32">2</text:span></text:p>
          <text:p text:style-name="P1"><text:span text:style-name="T32"><text:s text:c="2"/></text:span><text:span text:style-name="T32"><text:s text:c="2"/></text:span><text:span text:style-name="T32">m</text:span><text:span text:style-name="T32">o</text:span><text:span text:style-name="T32">v</text:span><text:span text:style-name="T32">l </text:span><text:span text:style-name="T32"><text:s/></text:span><text:span text:style-name="T32">$</text:span><text:span text:style-name="T32">0</text:span><text:span text:style-name="T32">, </text:span><text:span text:style-name="T32">%</text:span><text:span text:style-name="T32">e</text:span><text:span text:style-name="T32">a</text:span><text:span text:style-name="T32">x</text:span></text:p>
          <text:p text:style-name="P1"><text:span text:style-name="T32">.</text:span><text:span text:style-name="T32">L</text:span><text:span text:style-name="T32">3</text:span><text:span text:style-name="T32">:</text:span></text:p>
          <text:p text:style-name="P1"><text:span text:style-name="T32"><text:s text:c="2"/></text:span><text:span text:style-name="T32"><text:s text:c="2"/></text:span><text:span text:style-name="T32">m</text:span><text:span text:style-name="T32">o</text:span><text:span text:style-name="T32">v</text:span><text:span text:style-name="T32">q </text:span><text:span text:style-name="T32"><text:s/></text:span><text:span text:style-name="T32">c</text:span><text:span text:style-name="T32">n</text:span><text:span text:style-name="T32">t</text:span><text:span text:style-name="T32">(</text:span><text:span text:style-name="T32">%</text:span><text:span text:style-name="T32">r</text:span><text:span text:style-name="T32">i</text:span><text:span text:style-name="T32">p</text:span><text:span text:style-name="T32">)</text:span><text:span text:style-name="T32">,</text:span><text:span text:style-name="T32">%</text:span><text:span text:style-name="T32">r</text:span><text:span text:style-name="T32">d</text:span><text:span text:style-name="T32">x</text:span></text:p>
          <text:p text:style-name="P1"><text:span text:style-name="T32"><text:s text:c="2"/></text:span><text:span text:style-name="T32"><text:s text:c="2"/></text:span><text:span text:style-name="T32">a</text:span><text:span text:style-name="T32">d</text:span><text:span text:style-name="T32">d</text:span><text:span text:style-name="T32">q </text:span><text:span text:style-name="T32"><text:s/></text:span><text:span text:style-name="T32">$</text:span><text:span text:style-name="T32">1</text:span><text:span text:style-name="T32">, </text:span><text:span text:style-name="T32">%</text:span><text:span text:style-name="T32">r</text:span><text:span text:style-name="T32">d</text:span><text:span text:style-name="T32">x</text:span></text:p>
          <text:p text:style-name="P1"><text:span text:style-name="T32"><text:s text:c="2"/></text:span><text:span text:style-name="T32"><text:s text:c="2"/></text:span><text:span text:style-name="T32">m</text:span><text:span text:style-name="T32">o</text:span><text:span text:style-name="T32">v</text:span><text:span text:style-name="T32">q </text:span><text:span text:style-name="T32"><text:s/></text:span><text:span text:style-name="T32">%</text:span><text:span text:style-name="T32">r</text:span><text:span text:style-name="T32">d</text:span><text:span text:style-name="T32">x</text:span><text:span text:style-name="T32">, </text:span><text:span text:style-name="T32">c</text:span><text:span text:style-name="T32">n</text:span><text:span text:style-name="T32">t</text:span><text:span text:style-name="T32">(</text:span><text:span text:style-name="T32">%</text:span><text:span text:style-name="T32">r</text:span><text:span text:style-name="T32">i</text:span><text:span text:style-name="T32">p</text:span><text:span text:style-name="T32">)</text:span></text:p>
          <text:p text:style-name="P1"><text:span text:style-name="T32"><text:s text:c="2"/></text:span><text:span text:style-name="T32"><text:s text:c="2"/></text:span><text:span text:style-name="T32">a</text:span><text:span text:style-name="T32">d</text:span><text:span text:style-name="T32">d</text:span><text:span text:style-name="T32">q </text:span><text:span text:style-name="T32"><text:s/></text:span><text:span text:style-name="T32">$</text:span><text:span text:style-name="T32">1</text:span><text:span text:style-name="T32">, </text:span><text:span text:style-name="T32">%</text:span><text:span text:style-name="T32">r</text:span><text:span text:style-name="T32">a</text:span><text:span text:style-name="T32">x</text:span></text:p>
          <text:p text:style-name="P1"><text:span text:style-name="T32"><text:s text:c="2"/></text:span><text:span text:style-name="T32"><text:s text:c="2"/></text:span><text:span text:style-name="T32">c</text:span><text:span text:style-name="T32">m</text:span><text:span text:style-name="T32">p</text:span><text:span text:style-name="T32">q </text:span><text:span text:style-name="T32"><text:s/></text:span><text:span text:style-name="T32">%</text:span><text:span text:style-name="T32">r</text:span><text:span text:style-name="T32">c</text:span><text:span text:style-name="T32">x</text:span><text:span text:style-name="T32">, </text:span><text:span text:style-name="T32">%</text:span><text:span text:style-name="T32">r</text:span><text:span text:style-name="T32">a</text:span><text:span text:style-name="T32">x</text:span></text:p>
          <text:p text:style-name="P1"><text:span text:style-name="T32"><text:s text:c="2"/></text:span><text:span text:style-name="T32"><text:s text:c="2"/></text:span><text:span text:style-name="T32">j</text:span><text:span text:style-name="T32">n</text:span><text:span text:style-name="T32">e </text:span><text:span text:style-name="T32"><text:s text:c="2"/></text:span><text:span text:style-name="T32">.</text:span><text:span text:style-name="T32">L</text:span><text:span text:style-name="T32">3</text:span></text:p>
          <text:p text:style-name="P1"><text:span text:style-name="T32">.</text:span><text:span text:style-name="T32">L</text:span><text:span text:style-name="T32">2</text:span><text:span text:style-name="T32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2" draw:text-style-name="P20" draw:layer="layout" svg:width="0.2cm" svg:height="3.015cm" svg:x="16.448cm" svg:y="8.745cm">
          <text:p/>
          <draw:enhanced-geometry draw:mirror-horizontal="true" draw:mirror-vertical="false" svg:viewBox="0 0 0 0" draw:text-areas="?f13 ?f14 ?f17 ?f15" draw:type="ooxml-leftBrace" draw:modifiers="123405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CustomShape 6" draw:style-name="gr33" draw:text-style-name="P14" draw:layer="layout" svg:width="2.694cm" svg:height="1.111cm" svg:x="16.626cm" svg:y="9.698cm">
          <text:p text:style-name="P7"><text:span text:style-name="T82">H</text:span><text:span text:style-name="T83">i</text:span><text:span text:style-name="T82"> </text:span><text:span text:style-name="T15">: </text:span><text:span text:style-name="T15">H</text:span><text:span text:style-name="T15">e</text:span><text:span text:style-name="T15">a</text:span><text:span text:style-name="T15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3" draw:text-style-name="P14" draw:layer="layout" svg:width="2.028cm" svg:height="1.014cm" svg:x="16.619cm" svg:y="15.904cm">
          <text:p text:style-name="P1"><text:span text:style-name="T84">T</text:span><text:span text:style-name="T85">i</text:span><text:span text:style-name="T86"> </text:span><text:span text:style-name="T86">: </text:span><text:span text:style-name="T86">T</text:span><text:span text:style-name="T86">ai</text:span><text:span text:style-name="T86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34" draw:text-style-name="P20" draw:layer="layout" svg:x1="6.145cm" svg:y1="11.935cm" svg:x2="16.148cm" svg:y2="11.917cm">
          <text:p/>
        </draw:line>
        <draw:line draw:name="Line 9" draw:style-name="gr34" draw:text-style-name="P20" draw:layer="layout" svg:x1="6.145cm" svg:y1="14.974cm" svg:x2="16.148cm" svg:y2="15.015cm">
          <text:p/>
        </draw:line>
        <draw:custom-shape draw:name="CustomShape 10" draw:style-name="gr33" draw:text-style-name="P14" draw:layer="layout" svg:width="4.476cm" svg:height="2.843cm" svg:x="16.633cm" svg:y="12.203cm">
          <text:p text:style-name="P1"><text:span text:style-name="T82">L</text:span><text:span text:style-name="T83">i </text:span><text:span text:style-name="T83"><text:s/></text:span><text:span text:style-name="T15">: </text:span><text:span text:style-name="T15">L</text:span><text:span text:style-name="T15">o</text:span><text:span text:style-name="T15">a</text:span><text:span text:style-name="T15">d </text:span><text:span text:style-name="T32">c</text:span><text:span text:style-name="T32">n</text:span><text:span text:style-name="T32">t</text:span></text:p>
          <text:p text:style-name="P1"><text:span text:style-name="T82">U</text:span><text:span text:style-name="T83">i</text:span><text:span text:style-name="T15"> : </text:span><text:span text:style-name="T15">U</text:span><text:span text:style-name="T15">p</text:span><text:span text:style-name="T15">d</text:span><text:span text:style-name="T15">a</text:span><text:span text:style-name="T15">t</text:span><text:span text:style-name="T15">e </text:span><text:span text:style-name="T32">c</text:span><text:span text:style-name="T32">n</text:span><text:span text:style-name="T32">t</text:span></text:p>
          <text:p text:style-name="P1"><text:span text:style-name="T82">S</text:span><text:span text:style-name="T83">i</text:span><text:span text:style-name="T15"> </text:span><text:span text:style-name="T15">: </text:span><text:span text:style-name="T15">S</text:span><text:span text:style-name="T15">t</text:span><text:span text:style-name="T15">o</text:span><text:span text:style-name="T15">r</text:span><text:span text:style-name="T15">e </text:span><text:span text:style-name="T32">c</text:span><text:span text:style-name="T32">n</text:span><text:span text:style-name="T32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3" draw:text-style-name="P14" draw:layer="layout" svg:width="7.612cm" svg:height="1.261cm" svg:x="7.349cm" svg:y="7.427cm">
          <text:p text:style-name="P1"><text:span text:style-name="T87">A</text:span><text:span text:style-name="T87">s</text:span><text:span text:style-name="T87">m</text:span><text:span text:style-name="T87"> </text:span><text:span text:style-name="T87">c</text:span><text:span text:style-name="T87">o</text:span><text:span text:style-name="T87">d</text:span><text:span text:style-name="T87">e </text:span><text:span text:style-name="T87">f</text:span><text:span text:style-name="T87">o</text:span><text:span text:style-name="T87">r </text:span><text:span text:style-name="T87">t</text:span><text:span text:style-name="T87">h</text:span><text:span text:style-name="T87">r</text:span><text:span text:style-name="T87">e</text:span><text:span text:style-name="T87">a</text:span><text:span text:style-name="T87">d </text:span><text:span text:style-name="T87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2" draw:text-style-name="P20" draw:layer="layout" svg:width="0.2cm" svg:height="3.015cm" svg:x="16.448cm" svg:y="11.932cm">
          <text:p/>
          <draw:enhanced-geometry draw:mirror-horizontal="true" draw:mirror-vertical="false" svg:viewBox="0 0 0 0" draw:text-areas="?f13 ?f14 ?f17 ?f15" draw:type="ooxml-leftBrace" draw:modifiers="123405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CustomShape 13" draw:style-name="gr32" draw:text-style-name="P20" draw:layer="layout" svg:width="0.2cm" svg:height="3.015cm" svg:x="16.448cm" svg:y="15.09cm">
          <text:p/>
          <draw:enhanced-geometry draw:mirror-horizontal="true" draw:mirror-vertical="false" svg:viewBox="0 0 0 0" draw:text-areas="?f13 ?f14 ?f17 ?f15" draw:type="ooxml-leftBrace" draw:modifiers="123405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18.376cm" svg:height="1.588cm" svg:x="0.813cm" svg:y="1.371cm">
          <text:p text:style-name="P9"><text:span text:style-name="T1">C</text:span><text:span text:style-name="T1">o</text:span><text:span text:style-name="T1">n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t</text:span><text:span text:style-name="T1"> </text:span><text:span text:style-name="T1">E</text:span><text:span text:style-name="T1">x</text:span><text:span text:style-name="T1">e</text:span><text:span text:style-name="T1">c</text:span><text:span text:style-name="T1">u</text:span><text:span text:style-name="T1">t</text:span><text:span text:style-name="T1">i</text:span><text:span text:style-name="T1">o</text:span><text:span text:style-name="T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3.072cm" svg:height="4.026cm" svg:x="0.807cm" svg:y="3.391cm">
          <text:list text:style-name="L2">
            <text:list-item>
              <text:p text:style-name="P38"><text:span text:style-name="T88">K</text:span><text:span text:style-name="T88">e</text:span><text:span text:style-name="T88">y</text:span><text:span text:style-name="T88"> </text:span><text:span text:style-name="T88">i</text:span><text:span text:style-name="T88">d</text:span><text:span text:style-name="T88">e</text:span><text:span text:style-name="T88">a</text:span><text:span text:style-name="T88">:</text:span><text:span text:style-name="T88"> </text:span><text:span text:style-name="T89">I</text:span><text:span text:style-name="T89">n</text:span><text:span text:style-name="T89"> </text:span><text:span text:style-name="T89">g</text:span><text:span text:style-name="T89">e</text:span><text:span text:style-name="T89">n</text:span><text:span text:style-name="T89">e</text:span><text:span text:style-name="T89">r</text:span><text:span text:style-name="T89">a</text:span><text:span text:style-name="T89">l</text:span><text:span text:style-name="T89">,</text:span><text:span text:style-name="T89"> </text:span><text:span text:style-name="T89">a</text:span><text:span text:style-name="T89">n</text:span><text:span text:style-name="T89">y</text:span><text:span text:style-name="T89"> </text:span><text:span text:style-name="T89">s</text:span><text:span text:style-name="T89">e</text:span><text:span text:style-name="T89">q</text:span><text:span text:style-name="T89">u</text:span><text:span text:style-name="T89">e</text:span><text:span text:style-name="T89">n</text:span><text:span text:style-name="T89">t</text:span><text:span text:style-name="T89">i</text:span><text:span text:style-name="T89">a</text:span><text:span text:style-name="T89">l</text:span><text:span text:style-name="T89">l</text:span><text:span text:style-name="T89">y</text:span><text:span text:style-name="T89"> </text:span><text:span text:style-name="T89">c</text:span><text:span text:style-name="T89">o</text:span><text:span text:style-name="T89">n</text:span><text:span text:style-name="T89">s</text:span><text:span text:style-name="T89">i</text:span><text:span text:style-name="T89">s</text:span><text:span text:style-name="T89">t</text:span><text:span text:style-name="T89">e</text:span><text:span text:style-name="T89">n</text:span><text:span text:style-name="T89">t</text:span><text:span text:style-name="T89"> </text:span><text:span text:style-name="T89">i</text:span><text:span text:style-name="T89">n</text:span><text:span text:style-name="T89">t</text:span><text:span text:style-name="T89">e</text:span><text:span text:style-name="T89">r</text:span><text:span text:style-name="T89">l</text:span><text:span text:style-name="T89">e</text:span><text:span text:style-name="T89">a</text:span><text:span text:style-name="T89">v</text:span><text:span text:style-name="T89">i</text:span><text:span text:style-name="T89">n</text:span><text:span text:style-name="T89">g</text:span><text:span text:style-name="T89"> </text:span><text:span text:style-name="T89">i</text:span><text:span text:style-name="T89">s</text:span><text:span text:style-name="T89"> </text:span><text:span text:style-name="T89">p</text:span><text:span text:style-name="T89">o</text:span><text:span text:style-name="T89">s</text:span><text:span text:style-name="T89">s</text:span><text:span text:style-name="T89">i</text:span><text:span text:style-name="T89">b</text:span><text:span text:style-name="T89">l</text:span><text:span text:style-name="T89">e</text:span><text:span text:style-name="T89">,</text:span><text:span text:style-name="T89"> </text:span><text:span text:style-name="T89">b</text:span><text:span text:style-name="T89">u</text:span><text:span text:style-name="T89">t</text:span><text:span text:style-name="T89"> </text:span><text:span text:style-name="T89">s</text:span><text:span text:style-name="T89">o</text:span><text:span text:style-name="T89">m</text:span><text:span text:style-name="T89">e</text:span><text:span text:style-name="T89"> </text:span><text:span text:style-name="T89">g</text:span><text:span text:style-name="T89">i</text:span><text:span text:style-name="T89">v</text:span><text:span text:style-name="T89">e</text:span><text:span text:style-name="T89"> </text:span><text:span text:style-name="T89">a</text:span><text:span text:style-name="T89">n</text:span><text:span text:style-name="T89"> </text:span><text:span text:style-name="T89">u</text:span><text:span text:style-name="T89">n</text:span><text:span text:style-name="T89">e</text:span><text:span text:style-name="T89">x</text:span><text:span text:style-name="T89">p</text:span><text:span text:style-name="T89">e</text:span><text:span text:style-name="T89">c</text:span><text:span text:style-name="T89">t</text:span><text:span text:style-name="T89">e</text:span><text:span text:style-name="T89">d</text:span><text:span text:style-name="T89"> </text:span><text:span text:style-name="T89">r</text:span><text:span text:style-name="T89">e</text:span><text:span text:style-name="T89">s</text:span><text:span text:style-name="T89">u</text:span><text:span text:style-name="T89">l</text:span><text:span text:style-name="T89">t</text:span><text:span text:style-name="T89">!</text:span></text:p>
            </text:list-item>
          </text:list>
          <text:list text:style-name="L3">
            <text:list-item>
              <text:list>
                <text:list-item>
                  <text:p text:style-name="P39"><text:span text:style-name="T12">I</text:span><text:span text:style-name="T90">i</text:span><text:span text:style-name="T12"> </text:span><text:span text:style-name="T12">d</text:span><text:span text:style-name="T12">e</text:span><text:span text:style-name="T12">n</text:span><text:span text:style-name="T12">o</text:span><text:span text:style-name="T12">t</text:span><text:span text:style-name="T12">e</text:span><text:span text:style-name="T12">s</text:span><text:span text:style-name="T12"> </text:span><text:span text:style-name="T12">t</text:span><text:span text:style-name="T12">h</text:span><text:span text:style-name="T12">a</text:span><text:span text:style-name="T12">t</text:span><text:span text:style-name="T12"> </text:span><text:span text:style-name="T12">t</text:span><text:span text:style-name="T12">h</text:span><text:span text:style-name="T12">r</text:span><text:span text:style-name="T12">e</text:span><text:span text:style-name="T12">a</text:span><text:span text:style-name="T12">d</text:span><text:span text:style-name="T12"> </text:span><text:span text:style-name="T12">i</text:span><text:span text:style-name="T12"> </text:span><text:span text:style-name="T12">e</text:span><text:span text:style-name="T12">x</text:span><text:span text:style-name="T12">e</text:span><text:span text:style-name="T12">c</text:span><text:span text:style-name="T12">u</text:span><text:span text:style-name="T12">t</text:span><text:span text:style-name="T12">e</text:span><text:span text:style-name="T12">s</text:span><text:span text:style-name="T12"> </text:span><text:span text:style-name="T12">i</text:span><text:span text:style-name="T12">n</text:span><text:span text:style-name="T12">s</text:span><text:span text:style-name="T12">t</text:span><text:span text:style-name="T12">r</text:span><text:span text:style-name="T12">u</text:span><text:span text:style-name="T12">c</text:span><text:span text:style-name="T12">t</text:span><text:span text:style-name="T12">i</text:span><text:span text:style-name="T12">o</text:span><text:span text:style-name="T12">n</text:span><text:span text:style-name="T12"> </text:span><text:span text:style-name="T12">I</text:span></text:p>
                </text:list-item>
                <text:list-item>
                  <text:p text:style-name="P39"><text:span text:style-name="T12">%</text:span><text:span text:style-name="T12">r</text:span><text:span text:style-name="T12">d</text:span><text:span text:style-name="T12">x</text:span><text:span text:style-name="T90">i</text:span><text:span text:style-name="T90"> </text:span><text:span text:style-name="T12">i</text:span><text:span text:style-name="T12">s</text:span><text:span text:style-name="T12"> </text:span><text:span text:style-name="T12">t</text:span><text:span text:style-name="T12">h</text:span><text:span text:style-name="T12">e</text:span><text:span text:style-name="T12"> </text:span><text:span text:style-name="T12">c</text:span><text:span text:style-name="T12">o</text:span><text:span text:style-name="T12">n</text:span><text:span text:style-name="T12">t</text:span><text:span text:style-name="T12">e</text:span><text:span text:style-name="T12">n</text:span><text:span text:style-name="T12">t</text:span><text:span text:style-name="T12"> </text:span><text:span text:style-name="T12">o</text:span><text:span text:style-name="T12">f</text:span><text:span text:style-name="T12"> </text:span><text:span text:style-name="T12">%</text:span><text:span text:style-name="T12">r</text:span><text:span text:style-name="T12">d</text:span><text:span text:style-name="T12">x</text:span><text:span text:style-name="T12"> </text:span><text:span text:style-name="T12">i</text:span><text:span text:style-name="T12">n</text:span><text:span text:style-name="T12"> </text:span><text:span text:style-name="T12">t</text:span><text:span text:style-name="T12">h</text:span><text:span text:style-name="T12">r</text:span><text:span text:style-name="T12">e</text:span><text:span text:style-name="T12">a</text:span><text:span text:style-name="T12">d</text:span><text:span text:style-name="T12"> </text:span><text:span text:style-name="T12">i</text:span><text:span text:style-name="T12">’</text:span><text:span text:style-name="T12">s</text:span><text:span text:style-name="T12"> </text:span><text:span text:style-name="T12">c</text:span><text:span text:style-name="T12">o</text:span><text:span text:style-name="T12">n</text:span><text:span text:style-name="T12">t</text:span><text:span text:style-name="T12">e</text:span><text:span text:style-name="T12">x</text:span><text:span text:style-name="T12">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40" draw:layer="layout" svg:width="2.704cm" svg:height="0.75cm" svg:x="5.058cm" svg:y="9.287cm">
          <text:p text:style-name="P18"><text:span text:style-name="T91">H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41" draw:layer="layout" svg:width="2.704cm" svg:height="0.75cm" svg:x="5.058cm" svg:y="10.041cm">
          <text:p text:style-name="P18"><text:span text:style-name="T91">L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6" draw:text-style-name="P41" draw:layer="layout" svg:width="2.704cm" svg:height="0.75cm" svg:x="5.058cm" svg:y="10.769cm">
          <text:p text:style-name="P18"><text:span text:style-name="T91">U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6" draw:text-style-name="P41" draw:layer="layout" svg:width="2.704cm" svg:height="0.75cm" svg:x="5.058cm" svg:y="11.523cm">
          <text:p text:style-name="P18"><text:span text:style-name="T91">S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5" draw:text-style-name="P40" draw:layer="layout" svg:width="2.704cm" svg:height="0.75cm" svg:x="5.058cm" svg:y="12.25cm">
          <text:p text:style-name="P18"><text:span text:style-name="T91">H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7" draw:text-style-name="P42" draw:layer="layout" svg:width="2.704cm" svg:height="0.75cm" svg:x="5.058cm" svg:y="13.004cm">
          <text:p text:style-name="P18"><text:span text:style-name="T91">L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7" draw:text-style-name="P42" draw:layer="layout" svg:width="2.704cm" svg:height="0.75cm" svg:x="5.058cm" svg:y="13.732cm">
          <text:p text:style-name="P18"><text:span text:style-name="T91">U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7" draw:text-style-name="P42" draw:layer="layout" svg:width="2.704cm" svg:height="0.75cm" svg:x="5.058cm" svg:y="14.486cm">
          <text:p text:style-name="P18"><text:span text:style-name="T91">S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5" draw:text-style-name="P40" draw:layer="layout" svg:width="2.704cm" svg:height="0.75cm" svg:x="5.058cm" svg:y="15.214cm">
          <text:p text:style-name="P18"><text:span text:style-name="T91">T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5" draw:text-style-name="P40" draw:layer="layout" svg:width="2.704cm" svg:height="0.75cm" svg:x="5.058cm" svg:y="15.968cm">
          <text:p text:style-name="P18"><text:span text:style-name="T91">T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5" draw:text-style-name="P40" draw:layer="layout" svg:width="2.704cm" svg:height="0.75cm" svg:x="2.35cm" svg:y="9.287cm">
          <text:p text:style-name="P18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6" draw:text-style-name="P41" draw:layer="layout" svg:width="2.704cm" svg:height="0.75cm" svg:x="2.35cm" svg:y="10.041cm">
          <text:p text:style-name="P18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6" draw:text-style-name="P41" draw:layer="layout" svg:width="2.704cm" svg:height="0.75cm" svg:x="2.35cm" svg:y="10.769cm">
          <text:p text:style-name="P18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6" draw:text-style-name="P41" draw:layer="layout" svg:width="2.704cm" svg:height="0.75cm" svg:x="2.35cm" svg:y="11.523cm">
          <text:p text:style-name="P18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5" draw:text-style-name="P40" draw:layer="layout" svg:width="2.704cm" svg:height="0.75cm" svg:x="2.35cm" svg:y="12.25cm">
          <text:p text:style-name="P18"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7" draw:text-style-name="P42" draw:layer="layout" svg:width="2.704cm" svg:height="0.75cm" svg:x="2.35cm" svg:y="13.004cm">
          <text:p text:style-name="P18"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7" draw:text-style-name="P42" draw:layer="layout" svg:width="2.704cm" svg:height="0.75cm" svg:x="2.35cm" svg:y="13.732cm">
          <text:p text:style-name="P18"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7" draw:text-style-name="P42" draw:layer="layout" svg:width="2.704cm" svg:height="0.75cm" svg:x="2.35cm" svg:y="14.486cm">
          <text:p text:style-name="P18"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5" draw:text-style-name="P40" draw:layer="layout" svg:width="2.704cm" svg:height="0.75cm" svg:x="2.35cm" svg:y="15.214cm">
          <text:p text:style-name="P18"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5" draw:text-style-name="P40" draw:layer="layout" svg:width="2.704cm" svg:height="0.75cm" svg:x="2.35cm" svg:y="15.968cm">
          <text:p text:style-name="P18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5" draw:text-style-name="P40" draw:layer="layout" svg:width="2.704cm" svg:height="0.75cm" svg:x="7.766cm" svg:y="9.287cm">
          <text:p text:style-name="P18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6" draw:text-style-name="P41" draw:layer="layout" svg:width="2.704cm" svg:height="0.75cm" svg:x="7.766cm" svg:y="10.041cm">
          <text:p text:style-name="P18"><text:span text:style-name="T9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6" draw:text-style-name="P41" draw:layer="layout" svg:width="2.704cm" svg:height="0.75cm" svg:x="7.766cm" svg:y="10.769cm">
          <text:p text:style-name="P18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6" draw:text-style-name="P41" draw:layer="layout" svg:width="2.704cm" svg:height="0.75cm" svg:x="7.766cm" svg:y="11.523cm">
          <text:p text:style-name="P18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5" draw:text-style-name="P40" draw:layer="layout" svg:width="2.704cm" svg:height="0.75cm" svg:x="7.766cm" svg:y="12.25cm">
          <text:p text:style-name="P18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7" draw:text-style-name="P42" draw:layer="layout" svg:width="2.704cm" svg:height="0.75cm" svg:x="7.766cm" svg:y="13.004cm">
          <text:p text:style-name="P18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7" draw:text-style-name="P42" draw:layer="layout" svg:width="2.704cm" svg:height="0.75cm" svg:x="7.766cm" svg:y="13.732cm">
          <text:p text:style-name="P18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7" draw:text-style-name="P42" draw:layer="layout" svg:width="2.704cm" svg:height="0.75cm" svg:x="7.766cm" svg:y="14.486cm">
          <text:p text:style-name="P18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5" draw:text-style-name="P40" draw:layer="layout" svg:width="2.704cm" svg:height="0.75cm" svg:x="7.766cm" svg:y="15.214cm">
          <text:p text:style-name="P18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5" draw:text-style-name="P40" draw:layer="layout" svg:width="2.704cm" svg:height="0.75cm" svg:x="7.766cm" svg:y="15.968cm">
          <text:p text:style-name="P18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5" draw:text-style-name="P40" draw:layer="layout" svg:width="2.704cm" svg:height="0.75cm" svg:x="13.101cm" svg:y="9.287cm">
          <text:p text:style-name="P18"><text:span text:style-name="T9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6" draw:text-style-name="P41" draw:layer="layout" svg:width="2.704cm" svg:height="0.75cm" svg:x="13.101cm" svg:y="10.041cm">
          <text:p text:style-name="P18"><text:span text:style-name="T9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6" draw:text-style-name="P41" draw:layer="layout" svg:width="2.704cm" svg:height="0.75cm" svg:x="13.101cm" svg:y="10.769cm">
          <text:p text:style-name="P18"><text:span text:style-name="T9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6" draw:text-style-name="P41" draw:layer="layout" svg:width="2.704cm" svg:height="0.75cm" svg:x="13.101cm" svg:y="11.523cm">
          <text:p text:style-name="P18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5" draw:text-style-name="P40" draw:layer="layout" svg:width="2.704cm" svg:height="0.75cm" svg:x="13.101cm" svg:y="12.25cm">
          <text:p text:style-name="P18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7" draw:text-style-name="P42" draw:layer="layout" svg:width="2.704cm" svg:height="0.75cm" svg:x="13.101cm" svg:y="13.004cm">
          <text:p text:style-name="P18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7" draw:text-style-name="P42" draw:layer="layout" svg:width="2.704cm" svg:height="0.75cm" svg:x="13.101cm" svg:y="13.732cm">
          <text:p text:style-name="P18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37" draw:text-style-name="P42" draw:layer="layout" svg:width="2.704cm" svg:height="0.75cm" svg:x="13.101cm" svg:y="14.486cm">
          <text:p text:style-name="P18"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35" draw:text-style-name="P40" draw:layer="layout" svg:width="2.704cm" svg:height="0.75cm" svg:x="13.101cm" svg:y="15.214cm">
          <text:p text:style-name="P18"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35" draw:text-style-name="P40" draw:layer="layout" svg:width="2.704cm" svg:height="0.75cm" svg:x="13.101cm" svg:y="15.968cm">
          <text:p text:style-name="P18"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" draw:text-style-name="P43" draw:layer="layout" svg:width="2.951cm" svg:height="1.011cm" svg:x="2.341cm" svg:y="8.048cm">
          <text:p text:style-name="P18"><text:span text:style-name="T91">i </text:span><text:span text:style-name="T91">(</text:span><text:span text:style-name="T91">t</text:span><text:span text:style-name="T91">h</text:span><text:span text:style-name="T91">r</text:span><text:span text:style-name="T91">e</text:span><text:span text:style-name="T91">a</text:span><text:span text:style-name="T91">d</text:span><text:span text:style-name="T9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1" draw:text-style-name="P43" draw:layer="layout" svg:width="1.774cm" svg:height="1.111cm" svg:x="5.579cm" svg:y="8.043cm">
          <text:p text:style-name="P18"><text:span text:style-name="T91">i</text:span><text:span text:style-name="T91">n</text:span><text:span text:style-name="T91">s</text:span><text:span text:style-name="T91">t</text:span><text:span text:style-name="T91">r</text:span><text:span text:style-name="T92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1" draw:text-style-name="P43" draw:layer="layout" svg:width="1.321cm" svg:height="1.011cm" svg:x="13.849cm" svg:y="8.092cm">
          <text:p text:style-name="P18"><text:span text:style-name="T91">c</text:span><text:span text:style-name="T91">n</text:span><text:span text:style-name="T9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1" draw:text-style-name="P43" draw:layer="layout" svg:width="1.994cm" svg:height="1.111cm" svg:x="8.15cm" svg:y="8.043cm">
          <text:p text:style-name="P18"><text:span text:style-name="T91">%</text:span><text:span text:style-name="T91">r</text:span><text:span text:style-name="T91">d</text:span><text:span text:style-name="T91">x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1" draw:text-style-name="P14" xml:id="id34" draw:id="id34" draw:layer="layout" svg:width="1.529cm" svg:height="1.265cm" svg:x="16.445cm" svg:y="15.753cm">
          <text:p text:style-name="P18"><text:span text:style-name="T93">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35" draw:text-style-name="P40" draw:layer="layout" svg:width="2.704cm" svg:height="0.75cm" svg:x="10.394cm" svg:y="9.287cm">
          <text:p text:style-name="P18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36" draw:text-style-name="P41" draw:layer="layout" svg:width="2.704cm" svg:height="0.75cm" svg:x="10.394cm" svg:y="10.041cm">
          <text:p text:style-name="P18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36" draw:text-style-name="P41" draw:layer="layout" svg:width="2.704cm" svg:height="0.75cm" svg:x="10.394cm" svg:y="10.769cm">
          <text:p text:style-name="P18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36" draw:text-style-name="P41" draw:layer="layout" svg:width="2.704cm" svg:height="0.75cm" svg:x="10.394cm" svg:y="11.523cm">
          <text:p text:style-name="P18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35" draw:text-style-name="P40" draw:layer="layout" svg:width="2.704cm" svg:height="0.75cm" svg:x="10.394cm" svg:y="12.25cm">
          <text:p text:style-name="P18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37" draw:text-style-name="P42" draw:layer="layout" svg:width="2.704cm" svg:height="0.75cm" svg:x="10.394cm" svg:y="13.004cm">
          <text:p text:style-name="P18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37" draw:text-style-name="P42" draw:layer="layout" svg:width="2.704cm" svg:height="0.75cm" svg:x="10.394cm" svg:y="13.732cm">
          <text:p text:style-name="P18"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37" draw:text-style-name="P42" draw:layer="layout" svg:width="2.704cm" svg:height="0.75cm" svg:x="10.394cm" svg:y="14.486cm">
          <text:p text:style-name="P18"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35" draw:text-style-name="P40" draw:layer="layout" svg:width="2.704cm" svg:height="0.75cm" svg:x="10.394cm" svg:y="15.214cm">
          <text:p text:style-name="P18"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35" draw:text-style-name="P40" draw:layer="layout" svg:width="2.704cm" svg:height="0.75cm" svg:x="10.394cm" svg:y="15.968cm">
          <text:p text:style-name="P18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1" draw:text-style-name="P43" draw:layer="layout" svg:width="1.994cm" svg:height="1.111cm" svg:x="10.779cm" svg:y="8.043cm">
          <text:p text:style-name="P18"><text:span text:style-name="T91">%rdx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38" draw:text-style-name="P44" draw:layer="layout" svg:width="1.35cm" svg:height="0.75cm" svg:x="17.33cm" svg:y="10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39" draw:text-style-name="P45" draw:layer="layout" svg:width="4.441cm" svg:height="1.772cm" svg:x="19.262cm" svg:y="9.423cm">
          <text:p text:style-name="P1"><text:span text:style-name="T94">T</text:span><text:span text:style-name="T94">h</text:span><text:span text:style-name="T94">re</text:span><text:span text:style-name="T94">a</text:span><text:span text:style-name="T94">d </text:span><text:span text:style-name="T94">1 </text:span><text:span text:style-name="T94">cr</text:span><text:span text:style-name="T94">it</text:span><text:span text:style-name="T94">ic</text:span><text:span text:style-name="T94">al </text:span><text:span text:style-name="T94">s</text:span><text:span text:style-name="T94">e</text:span><text:span text:style-name="T94">ct</text:span><text:span text:style-name="T94">io</text:span><text:span text:style-name="T94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40" draw:text-style-name="P46" draw:layer="layout" svg:width="1.35cm" svg:height="0.75cm" svg:x="17.33cm" svg:y="11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39" draw:text-style-name="P45" draw:layer="layout" svg:width="4.441cm" svg:height="1.772cm" svg:x="19.262cm" svg:y="11.328cm">
          <text:p text:style-name="P1"><text:span text:style-name="T94">Thr</text:span><text:span text:style-name="T94">ead </text:span><text:span text:style-name="T94">2 </text:span><text:span text:style-name="T94">criti</text:span><text:span text:style-name="T94">cal </text:span><text:span text:style-name="T94">sect</text:span><text:span text:style-name="T94">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1">C</text:span><text:span text:style-name="T1">o</text:span><text:span text:style-name="T1">n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t</text:span><text:span text:style-name="T1"> </text:span><text:span text:style-name="T1">E</text:span><text:span text:style-name="T1">x</text:span><text:span text:style-name="T1">e</text:span><text:span text:style-name="T1">c</text:span><text:span text:style-name="T1">u</text:span><text:span text:style-name="T1">t</text:span><text:span text:style-name="T1">i</text:span><text:span text:style-name="T1">o</text:span><text:span text:style-name="T1">n</text:span><text:span text:style-name="T1"> </text:span><text:span text:style-name="T1">(</text:span><text:span text:style-name="T1">c</text:span><text:span text:style-name="T1">o</text:span><text:span text:style-name="T1">n</text:span><text:span text:style-name="T1">t</text:span><text:span text:style-name="T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3" draw:layer="layout" svg:width="21.93cm" svg:height="2.377cm" svg:x="0.991cm" svg:y="3.545cm">
          <text:list text:style-name="L2">
            <text:list-item>
              <text:p text:style-name="P17"><text:span text:style-name="T89">I</text:span><text:span text:style-name="T89">n</text:span><text:span text:style-name="T89">c</text:span><text:span text:style-name="T89">o</text:span><text:span text:style-name="T89">r</text:span><text:span text:style-name="T89">r</text:span><text:span text:style-name="T89">e</text:span><text:span text:style-name="T89">c</text:span><text:span text:style-name="T89">t</text:span><text:span text:style-name="T89"> </text:span><text:span text:style-name="T89">o</text:span><text:span text:style-name="T89">r</text:span><text:span text:style-name="T89">d</text:span><text:span text:style-name="T89">e</text:span><text:span text:style-name="T89">r</text:span><text:span text:style-name="T89">i</text:span><text:span text:style-name="T89">n</text:span><text:span text:style-name="T89">g</text:span><text:span text:style-name="T89">:</text:span><text:span text:style-name="T89"> </text:span><text:span text:style-name="T89">t</text:span><text:span text:style-name="T89">w</text:span><text:span text:style-name="T89">o</text:span><text:span text:style-name="T89"> </text:span><text:span text:style-name="T89">t</text:span><text:span text:style-name="T89">h</text:span><text:span text:style-name="T89">r</text:span><text:span text:style-name="T89">e</text:span><text:span text:style-name="T89">a</text:span><text:span text:style-name="T89">d</text:span><text:span text:style-name="T89">s</text:span><text:span text:style-name="T89"> </text:span><text:span text:style-name="T89">i</text:span><text:span text:style-name="T89">n</text:span><text:span text:style-name="T89">c</text:span><text:span text:style-name="T89">r</text:span><text:span text:style-name="T89">e</text:span><text:span text:style-name="T89">m</text:span><text:span text:style-name="T89">e</text:span><text:span text:style-name="T89">n</text:span><text:span text:style-name="T89">t</text:span><text:span text:style-name="T89"> </text:span><text:span text:style-name="T89">t</text:span><text:span text:style-name="T89">h</text:span><text:span text:style-name="T89">e</text:span><text:span text:style-name="T89"> </text:span><text:span text:style-name="T89">c</text:span><text:span text:style-name="T89">o</text:span><text:span text:style-name="T89">u</text:span><text:span text:style-name="T89">n</text:span><text:span text:style-name="T89">t</text:span><text:span text:style-name="T89">e</text:span><text:span text:style-name="T89">r</text:span><text:span text:style-name="T89">,</text:span><text:span text:style-name="T89"> </text:span><text:span text:style-name="T89">b</text:span><text:span text:style-name="T89">u</text:span><text:span text:style-name="T89">t</text:span><text:span text:style-name="T89"> </text:span><text:span text:style-name="T89">t</text:span><text:span text:style-name="T89">h</text:span><text:span text:style-name="T89">e</text:span><text:span text:style-name="T89"> </text:span><text:span text:style-name="T89">r</text:span><text:span text:style-name="T89">e</text:span><text:span text:style-name="T89">s</text:span><text:span text:style-name="T89">u</text:span><text:span text:style-name="T89">l</text:span><text:span text:style-name="T89">t</text:span><text:span text:style-name="T89"> </text:span><text:span text:style-name="T89">i</text:span><text:span text:style-name="T89">s</text:span><text:span text:style-name="T89"> </text:span><text:span text:style-name="T89">1</text:span><text:span text:style-name="T89"> </text:span><text:span text:style-name="T89">i</text:span><text:span text:style-name="T89">n</text:span><text:span text:style-name="T89">s</text:span><text:span text:style-name="T89">t</text:span><text:span text:style-name="T89">e</text:span><text:span text:style-name="T89">a</text:span><text:span text:style-name="T89">d</text:span><text:span text:style-name="T89"> </text:span><text:span text:style-name="T89">o</text:span><text:span text:style-name="T89">f</text:span><text:span text:style-name="T89"> </text:span><text:span text:style-name="T89">2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40" draw:layer="layout" svg:width="2.704cm" svg:height="0.75cm" svg:x="4.996cm" svg:y="7.382cm">
          <text:p text:style-name="P18"><text:span text:style-name="T91">H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41" draw:layer="layout" svg:width="2.704cm" svg:height="0.75cm" svg:x="4.996cm" svg:y="8.136cm">
          <text:p text:style-name="P18"><text:span text:style-name="T91">L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6" draw:text-style-name="P41" draw:layer="layout" svg:width="2.704cm" svg:height="0.75cm" svg:x="4.996cm" svg:y="8.864cm">
          <text:p text:style-name="P18"><text:span text:style-name="T91">U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5" draw:text-style-name="P40" draw:layer="layout" svg:width="2.704cm" svg:height="0.75cm" svg:x="4.996cm" svg:y="9.618cm">
          <text:p text:style-name="P18"><text:span text:style-name="T91">H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7" draw:text-style-name="P42" draw:layer="layout" svg:width="2.704cm" svg:height="0.75cm" svg:x="4.996cm" svg:y="10.345cm">
          <text:p text:style-name="P18"><text:span text:style-name="T91">L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6" draw:text-style-name="P41" draw:layer="layout" svg:width="2.704cm" svg:height="0.75cm" svg:x="4.996cm" svg:y="11.099cm">
          <text:p text:style-name="P18"><text:span text:style-name="T91">S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5" draw:text-style-name="P40" draw:layer="layout" svg:width="2.704cm" svg:height="0.75cm" svg:x="4.996cm" svg:y="11.827cm">
          <text:p text:style-name="P18"><text:span text:style-name="T91">T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7" draw:text-style-name="P42" draw:layer="layout" svg:width="2.704cm" svg:height="0.75cm" svg:x="4.996cm" svg:y="12.581cm">
          <text:p text:style-name="P18"><text:span text:style-name="T91">U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7" draw:text-style-name="P42" draw:layer="layout" svg:width="2.704cm" svg:height="0.75cm" svg:x="4.996cm" svg:y="13.309cm">
          <text:p text:style-name="P18"><text:span text:style-name="T91">S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5" draw:text-style-name="P40" draw:layer="layout" svg:width="2.704cm" svg:height="0.75cm" svg:x="4.996cm" svg:y="14.063cm">
          <text:p text:style-name="P18"><text:span text:style-name="T91">T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5" draw:text-style-name="P40" draw:layer="layout" svg:width="2.704cm" svg:height="0.75cm" svg:x="2.288cm" svg:y="7.382cm">
          <text:p text:style-name="P18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6" draw:text-style-name="P41" draw:layer="layout" svg:width="2.704cm" svg:height="0.75cm" svg:x="2.288cm" svg:y="8.136cm">
          <text:p text:style-name="P18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6" draw:text-style-name="P41" draw:layer="layout" svg:width="2.704cm" svg:height="0.75cm" svg:x="2.288cm" svg:y="8.864cm">
          <text:p text:style-name="P18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5" draw:text-style-name="P40" draw:layer="layout" svg:width="2.704cm" svg:height="0.75cm" svg:x="2.288cm" svg:y="9.618cm">
          <text:p text:style-name="P18"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7" draw:text-style-name="P42" draw:layer="layout" svg:width="2.704cm" svg:height="0.75cm" svg:x="2.288cm" svg:y="10.345cm">
          <text:p text:style-name="P18"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6" draw:text-style-name="P41" draw:layer="layout" svg:width="2.704cm" svg:height="0.75cm" svg:x="2.288cm" svg:y="11.099cm">
          <text:p text:style-name="P18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5" draw:text-style-name="P40" draw:layer="layout" svg:width="2.704cm" svg:height="0.75cm" svg:x="2.288cm" svg:y="11.827cm">
          <text:p text:style-name="P18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7" draw:text-style-name="P42" draw:layer="layout" svg:width="2.704cm" svg:height="0.75cm" svg:x="2.288cm" svg:y="12.581cm">
          <text:p text:style-name="P18"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7" draw:text-style-name="P42" draw:layer="layout" svg:width="2.704cm" svg:height="0.75cm" svg:x="2.288cm" svg:y="13.309cm">
          <text:p text:style-name="P18"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5" draw:text-style-name="P40" draw:layer="layout" svg:width="2.704cm" svg:height="0.75cm" svg:x="2.288cm" svg:y="14.063cm">
          <text:p text:style-name="P18"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5" draw:text-style-name="P40" draw:layer="layout" svg:width="2.704cm" svg:height="0.75cm" svg:x="7.703cm" svg:y="7.382cm">
          <text:p text:style-name="P18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6" draw:text-style-name="P41" draw:layer="layout" svg:width="2.704cm" svg:height="0.75cm" svg:x="7.703cm" svg:y="8.136cm">
          <text:p text:style-name="P18"><text:span text:style-name="T9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6" draw:text-style-name="P41" draw:layer="layout" svg:width="2.704cm" svg:height="0.75cm" svg:x="7.703cm" svg:y="8.864cm">
          <text:p text:style-name="P18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5" draw:text-style-name="P40" draw:layer="layout" svg:width="2.704cm" svg:height="0.75cm" svg:x="7.703cm" svg:y="9.618cm">
          <text:p text:style-name="P18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7" draw:text-style-name="P42" draw:layer="layout" svg:width="2.704cm" svg:height="0.75cm" svg:x="7.703cm" svg:y="10.345cm">
          <text:p text:style-name="P18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6" draw:text-style-name="P41" draw:layer="layout" svg:width="2.704cm" svg:height="0.75cm" svg:x="7.703cm" svg:y="11.099cm">
          <text:p text:style-name="P18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5" draw:text-style-name="P40" draw:layer="layout" svg:width="2.704cm" svg:height="0.75cm" svg:x="7.703cm" svg:y="11.827cm">
          <text:p text:style-name="P18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7" draw:text-style-name="P42" draw:layer="layout" svg:width="2.704cm" svg:height="0.75cm" svg:x="7.703cm" svg:y="12.581cm">
          <text:p text:style-name="P18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7" draw:text-style-name="P42" draw:layer="layout" svg:width="2.704cm" svg:height="0.75cm" svg:x="7.703cm" svg:y="13.309cm">
          <text:p text:style-name="P18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5" draw:text-style-name="P40" draw:layer="layout" svg:width="2.704cm" svg:height="0.75cm" svg:x="7.703cm" svg:y="14.063cm">
          <text:p text:style-name="P18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5" draw:text-style-name="P40" draw:layer="layout" svg:width="2.704cm" svg:height="0.75cm" svg:x="12.951cm" svg:y="7.382cm">
          <text:p text:style-name="P18"><text:span text:style-name="T9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6" draw:text-style-name="P41" draw:layer="layout" svg:width="2.704cm" svg:height="0.75cm" svg:x="12.951cm" svg:y="8.136cm">
          <text:p text:style-name="P18"><text:span text:style-name="T9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6" draw:text-style-name="P41" draw:layer="layout" svg:width="2.704cm" svg:height="0.75cm" svg:x="12.951cm" svg:y="8.864cm">
          <text:p text:style-name="P18"><text:span text:style-name="T9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5" draw:text-style-name="P40" draw:layer="layout" svg:width="2.704cm" svg:height="0.75cm" svg:x="12.951cm" svg:y="9.618cm">
          <text:p text:style-name="P18"><text:span text:style-name="T9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7" draw:text-style-name="P42" draw:layer="layout" svg:width="2.704cm" svg:height="0.75cm" svg:x="12.951cm" svg:y="10.345cm">
          <text:p text:style-name="P18"><text:span text:style-name="T9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6" draw:text-style-name="P41" draw:layer="layout" svg:width="2.704cm" svg:height="0.75cm" svg:x="12.951cm" svg:y="11.099cm">
          <text:p text:style-name="P18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5" draw:text-style-name="P40" draw:layer="layout" svg:width="2.704cm" svg:height="0.75cm" svg:x="12.951cm" svg:y="11.827cm">
          <text:p text:style-name="P18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37" draw:text-style-name="P42" draw:layer="layout" svg:width="2.704cm" svg:height="0.75cm" svg:x="12.951cm" svg:y="12.581cm">
          <text:p text:style-name="P18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37" draw:text-style-name="P42" draw:layer="layout" svg:width="2.704cm" svg:height="0.75cm" svg:x="12.951cm" svg:y="13.309cm">
          <text:p text:style-name="P18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35" draw:text-style-name="P40" draw:layer="layout" svg:width="2.704cm" svg:height="0.75cm" svg:x="12.951cm" svg:y="14.063cm">
          <text:p text:style-name="P18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" draw:text-style-name="P43" draw:layer="layout" svg:width="2.951cm" svg:height="1.011cm" svg:x="2.276cm" svg:y="6.343cm">
          <text:p text:style-name="P18"><text:span text:style-name="T91">i (thre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1" draw:text-style-name="P43" draw:layer="layout" svg:width="1.774cm" svg:height="1.111cm" svg:x="5.513cm" svg:y="6.338cm">
          <text:p text:style-name="P18"><text:span text:style-name="T91">instr</text:span><text:span text:style-name="T92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1" draw:text-style-name="P43" draw:layer="layout" svg:width="1.321cm" svg:height="1.011cm" svg:x="13.696cm" svg:y="6.387cm">
          <text:p text:style-name="P18"><text:span text:style-name="T91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1" draw:text-style-name="P43" draw:layer="layout" svg:width="1.994cm" svg:height="1.111cm" svg:x="8.085cm" svg:y="6.338cm">
          <text:p text:style-name="P18"><text:span text:style-name="T91">%rdx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35" draw:text-style-name="P40" draw:layer="layout" svg:width="2.704cm" svg:height="0.75cm" svg:x="10.367cm" svg:y="7.382cm">
          <text:p text:style-name="P18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36" draw:text-style-name="P41" draw:layer="layout" svg:width="2.704cm" svg:height="0.75cm" svg:x="10.367cm" svg:y="8.136cm">
          <text:p text:style-name="P18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36" draw:text-style-name="P41" draw:layer="layout" svg:width="2.704cm" svg:height="0.75cm" svg:x="10.367cm" svg:y="8.864cm">
          <text:p text:style-name="P18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35" draw:text-style-name="P40" draw:layer="layout" svg:width="2.704cm" svg:height="0.75cm" svg:x="10.367cm" svg:y="9.618cm">
          <text:p text:style-name="P18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37" draw:text-style-name="P42" draw:layer="layout" svg:width="2.704cm" svg:height="0.75cm" svg:x="10.367cm" svg:y="10.345cm">
          <text:p text:style-name="P18"><text:span text:style-name="T9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36" draw:text-style-name="P41" draw:layer="layout" svg:width="2.704cm" svg:height="0.75cm" svg:x="10.367cm" svg:y="11.099cm">
          <text:p text:style-name="P18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35" draw:text-style-name="P40" draw:layer="layout" svg:width="2.704cm" svg:height="0.75cm" svg:x="10.367cm" svg:y="11.827cm">
          <text:p text:style-name="P18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37" draw:text-style-name="P42" draw:layer="layout" svg:width="2.704cm" svg:height="0.75cm" svg:x="10.367cm" svg:y="12.581cm">
          <text:p text:style-name="P18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37" draw:text-style-name="P42" draw:layer="layout" svg:width="2.704cm" svg:height="0.75cm" svg:x="10.367cm" svg:y="13.309cm">
          <text:p text:style-name="P18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35" draw:text-style-name="P40" draw:layer="layout" svg:width="2.704cm" svg:height="0.75cm" svg:x="10.367cm" svg:y="14.063cm">
          <text:p text:style-name="P18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1" draw:text-style-name="P43" draw:layer="layout" svg:width="1.994cm" svg:height="1.111cm" svg:x="10.748cm" svg:y="6.338cm">
          <text:p text:style-name="P18"><text:span text:style-name="T91">%rdx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1" draw:text-style-name="P43" draw:layer="layout" svg:width="2.566cm" svg:height="1.265cm" svg:x="16.1cm" svg:y="13.764cm">
          <text:p text:style-name="P18"><text:span text:style-name="T88">Oop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ne worry: Races" draw:style-name="dp1" draw:master-page-name="Title_20_and_20_Content" presentation:presentation-page-layout-name="AL2T11">
        <office:forms form:automatic-focus="false" form:apply-design-mode="false"/>
        <draw:frame draw:name="Rectangle 134" presentation:style-name="pr3" draw:text-style-name="P48" draw:layer="layout" svg:width="21.088cm" svg:height="2.116cm" svg:x="0.771cm" svg:y="1.188cm" presentation:class="title" presentation:user-transformed="true">
          <draw:text-box>
            <text:p text:style-name="P47"><text:span text:style-name="T95">One worry: Races</text:span></text:p>
          </draw:text-box>
        </draw:frame>
        <draw:frame draw:name="Rectangle 4" presentation:style-name="pr4" draw:text-style-name="P50" draw:layer="layout" svg:width="24.592cm" svg:height="14.511cm" svg:x="0.807cm" svg:y="2.752cm" presentation:class="outline" presentation:user-transformed="true">
          <draw:text-box>
            <text:list text:style-name="L7">
              <text:list-item>
                <text:p text:style-name="P49"><text:span text:style-name="T96">A </text:span><text:span text:style-name="T97">race</text:span><text:span text:style-name="T98"> </text:span><text:span text:style-name="T96">occurs when </text:span><text:span text:style-name="T96">correctness of the program </text:span><text:span text:style-name="T96">depends on one thread </text:span><text:span text:style-name="T96">reaching point x before </text:span><text:span text:style-name="T96">another thread reaches point </text:span><text:span text:style-name="T96">y</text:span></text:p>
              </text:list-item>
            </text:list>
          </draw:text-box>
        </draw:frame>
        <draw:custom-shape draw:name="Rectangle 5" draw:style-name="gr41" draw:text-style-name="P52" draw:layer="layout" svg:width="15.583cm" svg:height="13.522cm" svg:x="1.979cm" svg:y="4.737cm">
          <text:p text:style-name="P51"><text:span text:style-name="T99">/* A threaded program with a race */</text:span></text:p>
          <text:p text:style-name="P51"><text:span text:style-name="T100">int</text:span><text:span text:style-name="T101"> </text:span><text:span text:style-name="T102">main</text:span><text:span text:style-name="T101">()</text:span></text:p>
          <text:p text:style-name="P51"><text:span text:style-name="T101">{</text:span></text:p>
          <text:p text:style-name="P51"><text:span text:style-name="T101"><text:s text:c="4"/></text:span><text:span text:style-name="T100">pthread_t</text:span><text:span text:style-name="T101"> </text:span><text:span text:style-name="T103">tid</text:span><text:span text:style-name="T101">[N];</text:span></text:p>
          <text:p text:style-name="P51"><text:span text:style-name="T104"><text:s text:c="4"/></text:span><text:span text:style-name="T105">int</text:span><text:span text:style-name="T104"> </text:span><text:span text:style-name="T106">i</text:span><text:span text:style-name="T104">;</text:span></text:p>
          <text:p text:style-name="P51"><text:span text:style-name="T104"/></text:p>
          <text:p text:style-name="P51"><text:span text:style-name="T107"><text:s text:c="4"/></text:span><text:span text:style-name="T108">for</text:span><text:span text:style-name="T107"> (i = 0; i &lt; N; i++)</text:span></text:p>
          <text:p text:style-name="P51"><text:span text:style-name="T101"><text:s text:c="8"/></text:span><text:span text:style-name="T101">Pthread_create(&amp;tid[i], </text:span><text:span text:style-name="T109">NULL</text:span><text:span text:style-name="T101">, thread, &amp;i); </text:span></text:p>
          <text:p text:style-name="P51"><text:span text:style-name="T107"><text:s text:c="4"/></text:span><text:span text:style-name="T108">for</text:span><text:span text:style-name="T107"> (i = 0; i &lt; N; i++)</text:span></text:p>
          <text:p text:style-name="P51"><text:span text:style-name="T107"><text:s text:c="8"/></text:span><text:span text:style-name="T107">Pthread_join(tid[i], </text:span><text:span text:style-name="T110">NULL</text:span><text:span text:style-name="T107">);</text:span></text:p>
          <text:p text:style-name="P51"><text:span text:style-name="T107"><text:s text:c="4"/></text:span><text:span text:style-name="T107">exit(0);</text:span></text:p>
          <text:p text:style-name="P51"><text:span text:style-name="T107">}</text:span></text:p>
          <text:p text:style-name="P51"><text:span text:style-name="T107"/></text:p>
          <text:p text:style-name="P51"><text:span text:style-name="T111">/* Thread routine */</text:span></text:p>
          <text:p text:style-name="P51"><text:span text:style-name="T112">void</text:span><text:span text:style-name="T107"> *</text:span><text:span text:style-name="T113">thread</text:span><text:span text:style-name="T107">(</text:span><text:span text:style-name="T112">void</text:span><text:span text:style-name="T107"> *</text:span><text:span text:style-name="T114">vargp</text:span><text:span text:style-name="T107">)</text:span></text:p>
          <text:p text:style-name="P51"><text:span text:style-name="T107">{</text:span></text:p>
          <text:p text:style-name="P51"><text:span text:style-name="T101"><text:s text:c="4"/></text:span><text:span text:style-name="T100">int</text:span><text:span text:style-name="T101"> </text:span><text:span text:style-name="T103">myid</text:span><text:span text:style-name="T101"> = *((</text:span><text:span text:style-name="T100">int</text:span><text:span text:style-name="T101"> *)vargp); <text:s/></text:span></text:p>
          <text:p text:style-name="P51"><text:span text:style-name="T101"><text:s text:c="4"/></text:span><text:span text:style-name="T101">printf(</text:span><text:span text:style-name="T115">"Hello from thread %d\n"</text:span><text:span text:style-name="T101">, myid);</text:span></text:p>
          <text:p text:style-name="P51"><text:span text:style-name="T101"><text:s text:c="4"/></text:span><text:span text:style-name="T116">return</text:span><text:span text:style-name="T101"> </text:span><text:span text:style-name="T109">NULL</text:span><text:span text:style-name="T101">;</text:span></text:p>
          <text:p text:style-name="P51"><text:span text:style-name="T10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2" draw:text-style-name="P53" draw:layer="layout" svg:width="2.666cm" svg:height="1.013cm" svg:x="15.013cm" svg:y="17.412cm">
          <text:p text:style-name="P51"><text:span text:style-name="T117">rac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3" draw:text-style-name="P55" draw:layer="layout" svg:width="9.784cm" svg:height="2.283cm" svg:x="12.44cm" svg:y="6.41cm">
          <text:p text:style-name="P54"><text:span text:style-name="T118">N threads are sharing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44" draw:text-style-name="P20" draw:layer="layout" svg:width="7.619cm" svg:height="1.077cm" svg:x="4.792cm" svg:y="7.051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Rectangle 137" draw:style-name="gr6" draw:layer="layout" svg:width="13.546cm" svg:height="10.159cm" svg:x="3.387cm" svg:y="1.905cm" draw:page-number="20" presentation:class="page"/>
          <draw:frame draw:name="Rectangle 1" presentation:style-name="pr5" draw:text-style-name="P5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Race Illustration" draw:style-name="dp1" draw:master-page-name="Title_20_and_20_Content" presentation:presentation-page-layout-name="AL2T11">
        <office:forms form:automatic-focus="false" form:apply-design-mode="false"/>
        <draw:frame draw:name="Rectangle 139" presentation:style-name="pr3" draw:text-style-name="P48" draw:layer="layout" svg:width="23.349cm" svg:height="2.116cm" svg:x="0.992cm" svg:y="1.058cm" presentation:class="title" presentation:user-transformed="true">
          <draw:text-box>
            <text:p text:style-name="P47"><text:span text:style-name="T95">Race Illustration</text:span></text:p>
          </draw:text-box>
        </draw:frame>
        <draw:custom-shape draw:name="Text Box 16" draw:style-name="gr45" draw:text-style-name="P57" draw:layer="layout" svg:width="3.758cm" svg:height="1.099cm" svg:x="5.079cm" svg:y="6.567cm">
          <text:p text:style-name="P54"><text:span text:style-name="T119">Main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46" draw:text-style-name="P58" draw:layer="layout" svg:width="4.444cm" svg:height="1.099cm" svg:x="16.51cm" svg:y="9.861cm">
          <text:p text:style-name="P54"><text:span text:style-name="T119">Peer threa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47" draw:text-style-name="P59" draw:layer="layout" svg:x1="6.905cm" svg:y1="8.089cm" svg:x2="6.958cm" svg:y2="14.616cm">
          <text:p/>
        </draw:line>
        <draw:line draw:name="Line 17" draw:style-name="gr47" draw:text-style-name="P59" draw:layer="layout" svg:x1="17.541cm" svg:y1="11.432cm" svg:x2="17.542cm" svg:y2="13.125cm">
          <text:p/>
        </draw:line>
        <draw:line draw:name="Line 18" draw:style-name="gr48" draw:text-style-name="P59" draw:layer="layout" svg:x1="6.905cm" svg:y1="9.148cm" svg:x2="17.541cm" svg:y2="11.432cm">
          <text:p/>
        </draw:line>
        <draw:custom-shape draw:name="Rectangle 6" draw:style-name="gr49" draw:text-style-name="P52" draw:layer="layout" svg:width="15.003cm" svg:height="1.603cm" svg:x="3.045cm" svg:y="4.091cm">
          <text:p text:style-name="P51"><text:span text:style-name="T107"><text:s/></text:span><text:span text:style-name="T108">for</text:span><text:span text:style-name="T107"> (i = 0; i &lt; N; i++)</text:span></text:p>
          <text:p text:style-name="P51"><text:span text:style-name="T101"><text:s text:c="5"/></text:span><text:span text:style-name="T101">Pthread_create(&amp;tid[i], </text:span><text:span text:style-name="T109">NULL</text:span><text:span text:style-name="T101">, thread, &amp;i)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50" draw:text-style-name="P53" draw:layer="layout" svg:width="1.646cm" svg:height="1.098cm" svg:x="6.995cm" svg:y="8.054cm">
          <text:p text:style-name="P51"><text:span text:style-name="T119">i =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51" draw:text-style-name="P53" draw:layer="layout" svg:width="6.358cm" svg:height="1.098cm" svg:x="17.38cm" svg:y="11.653cm">
          <text:p text:style-name="P51"><text:span text:style-name="T119"><text:s/></text:span><text:span text:style-name="T119">myid = *((int *)varg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52" draw:text-style-name="P53" draw:layer="layout" svg:width="1.646cm" svg:height="1.098cm" svg:x="6.995cm" svg:y="11.864cm">
          <text:p text:style-name="P51"><text:span text:style-name="T119">i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9" draw:style-name="gr53" draw:text-style-name="P59" xml:id="id36" draw:id="id36" draw:layer="layout" svg:width="8.929cm" svg:height="0.052cm" svg:x="8.651cm" svg:y="12.234cm" svg:viewBox="0 0 8930 53" draw:points="0,53 8930,0">
          <text:p/>
        </draw:polyline>
        <draw:custom-shape draw:name="Text Box 21" draw:style-name="gr54" draw:text-style-name="P57" xml:id="id35" draw:id="id35" draw:layer="layout" svg:width="2.082cm" svg:height="1.098cm" svg:x="13.347cm" svg:y="12.288cm">
          <text:p text:style-name="P54"><text:span text:style-name="T120">Rac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6" draw:text-style-name="P50" draw:layer="layout" svg:width="21.933cm" svg:height="4.232cm" svg:x="1.102cm" svg:y="14.817cm" presentation:class="outline" presentation:user-transformed="true">
          <draw:text-box>
            <text:list text:style-name="L7">
              <text:list-item>
                <text:p xml:id="id37" text:id="id37" text:style-name="P49"><text:span text:style-name="T121">Race between increment of i in main thread and deref of vargp in peer thread:</text:span></text:p>
              </text:list-item>
            </text:list>
            <text:list text:style-name="L12">
              <text:list-item>
                <text:list>
                  <text:list-item>
                    <text:p xml:id="id38" text:id="id38" text:style-name="P60"><text:span text:style-name="T122">If deref happens while i = 0, then OK</text:span></text:p>
                  </text:list-item>
                  <text:list-item>
                    <text:p xml:id="id39" text:id="id39" text:style-name="P60"><text:span text:style-name="T122">Otherwise, peer thread gets wrong id value</text:span></text:p>
                  </text:list-item>
                </text:list>
              </text:list-item>
            </text:list>
            <text:p text:style-name="P61"><text:span text:style-name="T123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name="Rectangle 141" draw:style-name="gr6" draw:layer="layout" svg:width="13.546cm" svg:height="10.159cm" svg:x="3.387cm" svg:y="1.905cm" draw:page-number="21" presentation:class="page"/>
          <draw:frame draw:name="Rectangle 7" presentation:style-name="pr7" draw:text-style-name="P5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Could this race really occur?" draw:style-name="dp1" draw:master-page-name="Title_20_and_20_Content" presentation:presentation-page-layout-name="AL2T11">
        <office:forms form:automatic-focus="false" form:apply-design-mode="false"/>
        <draw:frame draw:name="Rectangle 143" presentation:style-name="pr3" draw:text-style-name="P48" draw:layer="layout" svg:width="21.088cm" svg:height="2.116cm" svg:x="0.992cm" svg:y="1.21cm" presentation:class="title" presentation:user-transformed="true">
          <draw:text-box>
            <text:p text:style-name="P47"><text:span text:style-name="T95">Could this race really occur?</text:span></text:p>
          </draw:text-box>
        </draw:frame>
        <draw:custom-shape draw:name="Rectangle 9" draw:style-name="gr55" draw:text-style-name="P52" draw:layer="layout" svg:width="11.429cm" svg:height="4.307cm" svg:x="0.912cm" svg:y="4.457cm">
          <text:p text:style-name="P51"><text:span text:style-name="T100">int</text:span><text:span text:style-name="T101"> </text:span><text:span text:style-name="T124">i</text:span><text:span text:style-name="T101">;</text:span></text:p>
          <text:p text:style-name="P51"><text:span text:style-name="T108">for</text:span><text:span text:style-name="T107"> (i = 0; i &lt; 100; i++) {</text:span></text:p>
          <text:p text:style-name="P51"><text:span text:style-name="T107"><text:s text:c="4"/></text:span><text:span text:style-name="T107">Pthread_create(&amp;tid, </text:span><text:span text:style-name="T125">NULL</text:span><text:span text:style-name="T107">,</text:span></text:p>
          <text:p text:style-name="P51"><text:span text:style-name="T107"><text:s text:c="19"/></text:span><text:span text:style-name="T107">thread,</text:span><text:span text:style-name="T126">&amp;i</text:span><text:span text:style-name="T107">);</text:span></text:p>
          <text:p text:style-name="P51"><text:span text:style-name="T107">}</text:span></text:p>
          <text:p text:style-name="P51"><text:span text:style-name="T1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0" presentation:style-name="pr4" draw:text-style-name="P50" draw:layer="layout" svg:width="23.745cm" svg:height="3.663cm" svg:x="0.807cm" svg:y="10.575cm" presentation:class="outline" presentation:user-transformed="true">
          <draw:text-box>
            <text:list text:style-name="L7">
              <text:list-item>
                <text:p text:style-name="P62"><text:span text:style-name="T128">Race Test</text:span></text:p>
              </text:list-item>
            </text:list>
            <text:list text:style-name="L12">
              <text:list-item>
                <text:list>
                  <text:list-item>
                    <text:p text:style-name="P63"><text:span text:style-name="T129">If no race, then each </text:span><text:span text:style-name="T129">thread would get </text:span><text:span text:style-name="T129">different value of i</text:span></text:p>
                  </text:list-item>
                  <text:list-item>
                    <text:p text:style-name="P63"><text:span text:style-name="T129">Set of saved values </text:span><text:span text:style-name="T129">would consist of one </text:span><text:span text:style-name="T129">copy each of 0 through </text:span><text:span text:style-name="T129">99</text:span></text:p>
                  </text:list-item>
                </text:list>
              </text:list-item>
            </text:list>
          </draw:text-box>
        </draw:frame>
        <draw:custom-shape draw:name="TextBox 1" draw:style-name="gr56" draw:text-style-name="P64" draw:layer="layout" svg:width="4.351cm" svg:height="0.927cm" svg:x="0.825cm" svg:y="3.431cm">
          <text:p text:style-name="P51"><text:span text:style-name="T130">Main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7" draw:text-style-name="P52" draw:layer="layout" svg:width="11.48cm" svg:height="4.307cm" svg:x="12.586cm" svg:y="4.457cm">
          <text:p text:style-name="P51"><text:span text:style-name="T100">void</text:span><text:span text:style-name="T101"> *</text:span><text:span text:style-name="T102">thread</text:span><text:span text:style-name="T101">(</text:span><text:span text:style-name="T100">void</text:span><text:span text:style-name="T101"> *</text:span><text:span text:style-name="T124">vargp</text:span><text:span text:style-name="T101">) {</text:span></text:p>
          <text:p text:style-name="P51"><text:span text:style-name="T101"><text:s text:c="4"/></text:span><text:span text:style-name="T101">Pthread_detach(pthread_self());</text:span></text:p>
          <text:p text:style-name="P51"><text:span text:style-name="T107"><text:s text:c="4"/></text:span><text:span text:style-name="T112">int</text:span><text:span text:style-name="T107"> </text:span><text:span text:style-name="T131">i</text:span><text:span text:style-name="T107"> = *((</text:span><text:span text:style-name="T112">int</text:span><text:span text:style-name="T107"> *)vargp);</text:span></text:p>
          <text:p text:style-name="P51"><text:span text:style-name="T107"><text:s text:c="4"/></text:span><text:span text:style-name="T107">save_value(i);</text:span></text:p>
          <text:p text:style-name="P51"><text:span text:style-name="T107"><text:s text:c="4"/></text:span><text:span text:style-name="T108">return</text:span><text:span text:style-name="T107"> </text:span><text:span text:style-name="T125">NULL</text:span><text:span text:style-name="T107">;</text:span></text:p>
          <text:p text:style-name="P51"><text:span text:style-name="T10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8" draw:text-style-name="P64" draw:layer="layout" svg:width="4.266cm" svg:height="0.927cm" svg:x="12.331cm" svg:y="3.531cm">
          <text:p text:style-name="P51"><text:span text:style-name="T130">Peer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9" draw:text-style-name="P53" draw:layer="layout" svg:width="2.666cm" svg:height="1.013cm" svg:x="21.447cm" svg:y="7.832cm">
          <text:p text:style-name="P51"><text:span text:style-name="T132">rac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147" draw:style-name="gr6" draw:layer="layout" svg:width="13.546cm" svg:height="10.159cm" svg:x="3.387cm" svg:y="1.905cm" draw:page-number="22" presentation:class="page"/>
          <draw:frame draw:name="Rectangle 8" presentation:style-name="pr8" draw:text-style-name="P5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xperimental Results" draw:style-name="dp1" draw:master-page-name="Title_20_and_20_Content" presentation:presentation-page-layout-name="AL2T11">
        <office:forms form:automatic-focus="false" form:apply-design-mode="false"/>
        <draw:frame draw:name="Title 2" presentation:style-name="pr3" draw:text-style-name="P48" draw:layer="layout" svg:width="21.088cm" svg:height="2.116cm" svg:x="0.992cm" svg:y="0.847cm" presentation:class="title" presentation:user-transformed="true">
          <draw:text-box>
            <text:p text:style-name="P47"><text:span text:style-name="T95">Experimental Results</text:span></text:p>
          </draw:text-box>
        </draw:frame>
        <draw:frame draw:name="Content Placeholder 1" presentation:style-name="pr4" draw:text-style-name="P50" draw:layer="layout" svg:width="21.933cm" svg:height="1.507cm" svg:x="1.102cm" svg:y="17.33cm" presentation:class="outline" presentation:user-transformed="true">
          <draw:text-box>
            <text:list text:style-name="L7">
              <text:list-item>
                <text:p xml:id="id44" text:id="id44" text:style-name="P62"><text:span text:style-name="T133">The race can really happen!</text:span></text:p>
              </text:list-item>
            </text:list>
          </draw:text-box>
        </draw:frame>
        <draw:custom-shape draw:name="TextBox 5" draw:style-name="gr60" draw:text-style-name="P53" draw:layer="layout" svg:width="3.416cm" svg:height="1.013cm" svg:x="1.012cm" svg:y="2.752cm">
          <text:p text:style-name="P51"><text:span text:style-name="T96">No R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61" draw:text-style-name="P53" xml:id="id42" draw:id="id42" draw:layer="layout" svg:width="6.421cm" svg:height="1.013cm" svg:x="0.615cm" svg:y="9.346cm">
          <text:p text:style-name="P51"><text:span text:style-name="T96">Multicore de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hart 4" draw:style-name="gr62" draw:text-style-name="P20" draw:layer="layout" svg:width="22.647cm" svg:height="2.486cm" svg:x="1.058cm" svg:y="3.56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Chart 5" draw:style-name="gr62" draw:text-style-name="P20" xml:id="id43" draw:id="id43" draw:layer="layout" svg:width="22.647cm" svg:height="7.619cm" svg:x="1.27cm" svg:y="10.1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name="TextBox 10" draw:style-name="gr63" draw:text-style-name="P53" xml:id="id40" draw:id="id40" draw:layer="layout" svg:width="7.014cm" svg:height="1.013cm" svg:x="0.493cm" svg:y="5.8cm">
          <text:p text:style-name="P51"><text:span text:style-name="T96">Single core lap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hart 6" draw:style-name="gr62" draw:text-style-name="P20" xml:id="id41" draw:id="id41" draw:layer="layout" svg:width="22.647cm" svg:height="2.962cm" svg:x="1.376cm" svg:y="6.6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23" presentation:class="page"/>
          <draw:frame presentation:style-name="pr9" draw:text-style-name="P13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Race Elimination" draw:style-name="dp1" draw:master-page-name="Title_20_and_20_Content" presentation:presentation-page-layout-name="AL2T11">
        <office:forms form:automatic-focus="false" form:apply-design-mode="false"/>
        <draw:frame draw:name="Rectangle 149" presentation:style-name="pr3" draw:text-style-name="P48" draw:layer="layout" svg:width="21.088cm" svg:height="2.116cm" svg:x="1.058cm" svg:y="0.635cm" presentation:class="title" presentation:user-transformed="true">
          <draw:text-box>
            <text:p text:style-name="P47"><text:span text:style-name="T95">Race Elimination</text:span></text:p>
          </draw:text-box>
        </draw:frame>
        <draw:custom-shape draw:name="Rectangle 12" draw:style-name="gr64" draw:text-style-name="P52" draw:layer="layout" svg:width="16.243cm" svg:height="16.226cm" svg:x="2.288cm" svg:y="2.634cm">
          <text:p text:style-name="P51"><text:span text:style-name="T99">/* Threaded program without the race */</text:span></text:p>
          <text:p text:style-name="P51"><text:span text:style-name="T100">int</text:span><text:span text:style-name="T101"> </text:span><text:span text:style-name="T102">main</text:span><text:span text:style-name="T101">()</text:span></text:p>
          <text:p text:style-name="P51"><text:span text:style-name="T101">{</text:span></text:p>
          <text:p text:style-name="P51"><text:span text:style-name="T101"><text:s text:c="4"/></text:span><text:span text:style-name="T100">pthread_t</text:span><text:span text:style-name="T101"> </text:span><text:span text:style-name="T103">tid</text:span><text:span text:style-name="T101">[N];</text:span></text:p>
          <text:p text:style-name="P51"><text:span text:style-name="T104"><text:s text:c="4"/></text:span><text:span text:style-name="T105">int</text:span><text:span text:style-name="T104"> </text:span><text:span text:style-name="T106">i</text:span><text:span text:style-name="T104">, *</text:span><text:span text:style-name="T106">ptr</text:span><text:span text:style-name="T104">;</text:span></text:p>
          <text:p text:style-name="P51"><text:span text:style-name="T104"/></text:p>
          <text:p text:style-name="P51"><text:span text:style-name="T107"><text:s text:c="4"/></text:span><text:span text:style-name="T108">for</text:span><text:span text:style-name="T107"> (i = 0; i &lt; N; i++) {</text:span></text:p>
          <text:p text:style-name="P51"><text:span text:style-name="T101"><text:s text:c="8"/></text:span><text:span text:style-name="T101">ptr = Malloc(</text:span><text:span text:style-name="T116">sizeof</text:span><text:span text:style-name="T101">(</text:span><text:span text:style-name="T100">int</text:span><text:span text:style-name="T101">)); <text:s text:c="19"/></text:span></text:p>
          <text:p text:style-name="P51"><text:span text:style-name="T101"><text:s text:c="8"/></text:span><text:span text:style-name="T101">*ptr = i; <text:s text:c="36"/></text:span></text:p>
          <text:p text:style-name="P51"><text:span text:style-name="T101"><text:s text:c="8"/></text:span><text:span text:style-name="T101">Pthread_create(&amp;tid[i], </text:span><text:span text:style-name="T109">NULL</text:span><text:span text:style-name="T101">, thread, ptr); <text:s text:c="2"/></text:span></text:p>
          <text:p text:style-name="P51"><text:span text:style-name="T134"><text:s text:c="4"/></text:span><text:span text:style-name="T134">}</text:span></text:p>
          <text:p text:style-name="P51"><text:span text:style-name="T107"><text:s text:c="4"/></text:span><text:span text:style-name="T108">for</text:span><text:span text:style-name="T107"> (i = 0; i &lt; N; i++)</text:span></text:p>
          <text:p text:style-name="P51"><text:span text:style-name="T107"><text:s text:c="8"/></text:span><text:span text:style-name="T107">Pthread_join(tid[i], </text:span><text:span text:style-name="T110">NULL</text:span><text:span text:style-name="T107">);</text:span></text:p>
          <text:p text:style-name="P51"><text:span text:style-name="T107"><text:s text:c="4"/></text:span><text:span text:style-name="T107">exit(0);</text:span></text:p>
          <text:p text:style-name="P51"><text:span text:style-name="T107">}</text:span></text:p>
          <text:p text:style-name="P51"><text:span text:style-name="T107"/></text:p>
          <text:p text:style-name="P51"><text:span text:style-name="T111">/* Thread routine */</text:span></text:p>
          <text:p text:style-name="P51"><text:span text:style-name="T112">void</text:span><text:span text:style-name="T107"> *</text:span><text:span text:style-name="T113">thread</text:span><text:span text:style-name="T107">(</text:span><text:span text:style-name="T112">void</text:span><text:span text:style-name="T107"> *</text:span><text:span text:style-name="T114">vargp</text:span><text:span text:style-name="T107">)</text:span></text:p>
          <text:p text:style-name="P51"><text:span text:style-name="T107">{</text:span></text:p>
          <text:p text:style-name="P51"><text:span text:style-name="T135"><text:s text:c="4"/></text:span><text:span text:style-name="T136">int</text:span><text:span text:style-name="T135"> </text:span><text:span text:style-name="T137">myid</text:span><text:span text:style-name="T135"> = *((</text:span><text:span text:style-name="T136">int</text:span><text:span text:style-name="T135"> *)vargp);</text:span></text:p>
          <text:p text:style-name="P51"><text:span text:style-name="T101"><text:s text:c="4"/></text:span><text:span text:style-name="T101">Free(vargp);</text:span></text:p>
          <text:p text:style-name="P51"><text:span text:style-name="T101"><text:s text:c="4"/></text:span><text:span text:style-name="T101">printf(</text:span><text:span text:style-name="T115">"Hello from thread %d\n"</text:span><text:span text:style-name="T101">, myid);</text:span></text:p>
          <text:p text:style-name="P51"><text:span text:style-name="T101"><text:s text:c="4"/></text:span><text:span text:style-name="T116">return</text:span><text:span text:style-name="T101"> </text:span><text:span text:style-name="T109">NULL</text:span><text:span text:style-name="T101">;</text:span></text:p>
          <text:p text:style-name="P51"><text:span text:style-name="T10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65" draw:text-style-name="P53" draw:layer="layout" svg:width="3.555cm" svg:height="1.013cm" svg:x="16.326cm" svg:y="18.024cm">
          <text:p text:style-name="P51"><text:span text:style-name="T117">norac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3" presentation:style-name="pr10" draw:text-style-name="P65" draw:layer="layout" svg:width="11.852cm" svg:height="2.751cm" svg:x="12.488cm" svg:y="3.598cm" presentation:class="outline" presentation:user-transformed="true">
          <draw:text-box>
            <text:list text:style-name="L7">
              <text:list-item>
                <text:p text:style-name="P49"><text:span text:style-name="T118">Avoid unintended </text:span><text:span text:style-name="T118">sharing of state</text:span></text:p>
              </text:list-item>
            </text:list>
          </draw:text-box>
        </draw:frame>
        <presentation:notes draw:style-name="dp2">
          <draw:page-thumbnail draw:name="Rectangle 152" draw:style-name="gr6" draw:layer="layout" svg:width="13.546cm" svg:height="10.159cm" svg:x="3.387cm" svg:y="1.905cm" draw:page-number="24" presentation:class="page"/>
          <draw:frame draw:name="Rectangle 14" presentation:style-name="pr11" draw:text-style-name="P5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CustomShape 1" draw:style-name="gr66" draw:text-style-name="P67" draw:layer="layout" svg:width="0.208cm" svg:height="0.208cm" svg:x="6.115cm" svg:y="15.616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66" draw:text-style-name="P67" draw:layer="layout" svg:width="0.208cm" svg:height="0.208cm" svg:x="6.115cm" svg:y="13.68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66" draw:text-style-name="P67" draw:layer="layout" svg:width="0.208cm" svg:height="0.208cm" svg:x="6.115cm" svg:y="11.76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66" draw:text-style-name="P67" draw:layer="layout" svg:width="0.208cm" svg:height="0.208cm" svg:x="6.115cm" svg:y="9.83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66" draw:text-style-name="P67" draw:layer="layout" svg:width="0.208cm" svg:height="0.208cm" svg:x="6.115cm" svg:y="7.905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66" draw:text-style-name="P67" draw:layer="layout" svg:width="0.208cm" svg:height="0.208cm" svg:x="6.115cm" svg:y="5.977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" draw:text-style-name="P14" draw:layer="layout" svg:width="21.085cm" svg:height="2.113cm" svg:x="0.992cm" svg:y="1.21cm">
          <text:p text:style-name="P9"><text:span text:style-name="T1">Progress Grap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" draw:text-style-name="P43" draw:layer="layout" svg:width="7.341cm" svg:height="13.615cm" svg:x="16.501cm" svg:y="3.669cm">
          <text:p text:style-name="P1"><text:span text:style-name="T91">A </text:span><text:span text:style-name="T139">progress graph</text:span><text:span text:style-name="T140"> </text:span><text:span text:style-name="T91">depicts</text:span></text:p>
          <text:p text:style-name="P1"><text:span text:style-name="T91">the discrete </text:span><text:span text:style-name="T139">execution </text:span></text:p>
          <text:p text:style-name="P1"><text:span text:style-name="T139">state space</text:span><text:span text:style-name="T91"> of concurrent</text:span></text:p>
          <text:p text:style-name="P1"><text:span text:style-name="T91"><text:s/></text:span><text:span text:style-name="T91">threads.</text:span></text:p>
          <text:p text:style-name="P1"><text:span text:style-name="T2"/></text:p>
          <text:p text:style-name="P1"><text:span text:style-name="T91">Each axis corresponds to</text:span></text:p>
          <text:p text:style-name="P1"><text:span text:style-name="T91">the sequential order of</text:span></text:p>
          <text:p text:style-name="P1"><text:span text:style-name="T91">instructions in a thread.</text:span></text:p>
          <text:p text:style-name="P1"><text:span text:style-name="T2"/></text:p>
          <text:p text:style-name="P1"><text:span text:style-name="T91">Each point corresponds to</text:span></text:p>
          <text:p text:style-name="P1"><text:span text:style-name="T91">a possible </text:span><text:span text:style-name="T139">execution state</text:span></text:p>
          <text:p text:style-name="P1"><text:span text:style-name="T91">(Inst</text:span><text:span text:style-name="T92">1</text:span><text:span text:style-name="T91">, Inst</text:span><text:span text:style-name="T92">2</text:span><text:span text:style-name="T91">).</text:span></text:p>
          <text:p text:style-name="P1"><text:span text:style-name="T2"/></text:p>
          <text:p text:style-name="P1"><text:span text:style-name="T91">E.g., </text:span><text:span text:style-name="T140">(L</text:span><text:span text:style-name="T141">1</text:span><text:span text:style-name="T140">, S</text:span><text:span text:style-name="T141">2</text:span><text:span text:style-name="T140">) <text:s/></text:span><text:span text:style-name="T91">denotes state</text:span></text:p>
          <text:p text:style-name="P1"><text:span text:style-name="T91">where <text:s/>thread 1 has</text:span></text:p>
          <text:p text:style-name="P1"><text:span text:style-name="T91">completed L</text:span><text:span text:style-name="T92">1</text:span><text:span text:style-name="T91"> and thread</text:span></text:p>
          <text:p text:style-name="P1"><text:span text:style-name="T91">2 has completed S</text:span><text:span text:style-name="T92">2</text:span><text:span text:style-name="T9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67" draw:text-style-name="P68" draw:layer="layout" svg:x1="2.253cm" svg:y1="15.733cm" svg:x2="12.836cm" svg:y2="15.734cm">
          <text:p text:style-name="P66"><text:span text:style-name="T138"/></text:p>
        </draw:line>
        <draw:line draw:name="Line 10" draw:style-name="gr67" draw:text-style-name="P68" draw:layer="layout" svg:x1="2.253cm" svg:y1="15.733cm" svg:x2="2.254cm" svg:y2="5.066cm">
          <text:p text:style-name="P66"><text:span text:style-name="T138"/></text:p>
        </draw:line>
        <draw:custom-shape draw:name="CustomShape 11" draw:style-name="gr11" draw:text-style-name="P43" draw:layer="layout" svg:width="1.152cm" svg:height="1.208cm" svg:x="2.704cm" svg:y="15.693cm">
          <text:p text:style-name="P69"><text:span text:style-name="T142">H</text:span><text:span text:style-name="T1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" draw:text-style-name="P43" draw:layer="layout" svg:width="1.008cm" svg:height="1.208cm" svg:x="4.639cm" svg:y="15.693cm">
          <text:p text:style-name="P69"><text:span text:style-name="T142">L</text:span><text:span text:style-name="T1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43" draw:layer="layout" svg:width="1.168cm" svg:height="1.208cm" svg:x="6.584cm" svg:y="15.693cm">
          <text:p text:style-name="P69"><text:span text:style-name="T142">U</text:span><text:span text:style-name="T1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" draw:text-style-name="P43" draw:layer="layout" svg:width="1.041cm" svg:height="1.208cm" svg:x="8.578cm" svg:y="15.693cm">
          <text:p text:style-name="P69"><text:span text:style-name="T142">S</text:span><text:span text:style-name="T1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1" draw:text-style-name="P43" draw:layer="layout" svg:width="1.058cm" svg:height="1.208cm" svg:x="10.591cm" svg:y="15.693cm">
          <text:p text:style-name="P69"><text:span text:style-name="T142">T</text:span><text:span text:style-name="T1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1" draw:text-style-name="P43" draw:layer="layout" svg:width="1.152cm" svg:height="1.208cm" svg:x="1.218cm" svg:y="14.14cm">
          <text:p text:style-name="P69"><text:span text:style-name="T142">H</text:span><text:span text:style-name="T14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" draw:text-style-name="P43" draw:layer="layout" svg:width="1.008cm" svg:height="1.208cm" svg:x="1.296cm" svg:y="12.209cm">
          <text:p text:style-name="P69"><text:span text:style-name="T142">L</text:span><text:span text:style-name="T14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1" draw:text-style-name="P43" draw:layer="layout" svg:width="1.168cm" svg:height="1.208cm" svg:x="1.217cm" svg:y="10.207cm">
          <text:p text:style-name="P69"><text:span text:style-name="T142">U</text:span><text:span text:style-name="T14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1" draw:text-style-name="P43" draw:layer="layout" svg:width="1.041cm" svg:height="1.208cm" svg:x="1.249cm" svg:y="8.315cm">
          <text:p text:style-name="P69"><text:span text:style-name="T142">S</text:span><text:span text:style-name="T14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1" draw:text-style-name="P43" draw:layer="layout" svg:width="1.058cm" svg:height="1.208cm" svg:x="1.278cm" svg:y="6.318cm">
          <text:p text:style-name="P69"><text:span text:style-name="T142">T</text:span><text:span text:style-name="T14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1" draw:text-style-name="P43" draw:layer="layout" svg:width="3.078cm" svg:height="1.096cm" svg:x="12.793cm" svg:y="15.271cm">
          <text:p text:style-name="P18"><text:span text:style-name="T142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1" draw:text-style-name="P43" draw:layer="layout" svg:width="3.078cm" svg:height="1.096cm" svg:x="0.724cm" svg:y="3.881cm">
          <text:p text:style-name="P18"><text:span text:style-name="T142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6" draw:text-style-name="P67" draw:layer="layout" svg:width="0.208cm" svg:height="0.208cm" svg:x="2.139cm" svg:y="15.58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66" draw:text-style-name="P67" draw:layer="layout" svg:width="0.208cm" svg:height="0.208cm" svg:x="2.139cm" svg:y="13.661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66" draw:text-style-name="P67" draw:layer="layout" svg:width="0.208cm" svg:height="0.208cm" svg:x="2.139cm" svg:y="11.73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66" draw:text-style-name="P67" draw:layer="layout" svg:width="0.208cm" svg:height="0.208cm" svg:x="2.139cm" svg:y="9.805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66" draw:text-style-name="P67" draw:layer="layout" svg:width="0.208cm" svg:height="0.208cm" svg:x="2.139cm" svg:y="7.877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66" draw:text-style-name="P67" draw:layer="layout" svg:width="0.208cm" svg:height="0.208cm" svg:x="2.139cm" svg:y="5.94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66" draw:text-style-name="P67" draw:layer="layout" svg:width="0.208cm" svg:height="0.208cm" svg:x="4.124cm" svg:y="15.61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66" draw:text-style-name="P67" draw:layer="layout" svg:width="0.208cm" svg:height="0.208cm" svg:x="4.124cm" svg:y="13.691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66" draw:text-style-name="P67" draw:layer="layout" svg:width="0.208cm" svg:height="0.208cm" svg:x="4.124cm" svg:y="11.76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66" draw:text-style-name="P67" draw:layer="layout" svg:width="0.208cm" svg:height="0.208cm" svg:x="4.124cm" svg:y="9.835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66" draw:text-style-name="P67" draw:layer="layout" svg:width="0.208cm" svg:height="0.208cm" svg:x="4.124cm" svg:y="7.90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66" draw:text-style-name="P67" draw:layer="layout" svg:width="0.208cm" svg:height="0.208cm" svg:x="4.124cm" svg:y="5.9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66" draw:text-style-name="P67" draw:layer="layout" svg:width="0.208cm" svg:height="0.208cm" svg:x="6.11cm" svg:y="15.61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66" draw:text-style-name="P67" draw:layer="layout" svg:width="0.208cm" svg:height="0.208cm" svg:x="6.11cm" svg:y="13.691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66" draw:text-style-name="P67" draw:layer="layout" svg:width="0.208cm" svg:height="0.208cm" svg:x="6.11cm" svg:y="11.76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66" draw:text-style-name="P67" draw:layer="layout" svg:width="0.208cm" svg:height="0.208cm" svg:x="6.11cm" svg:y="9.835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68" draw:text-style-name="P70" draw:layer="layout" svg:width="0.208cm" svg:height="0.208cm" svg:x="6.11cm" svg:y="7.90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66" draw:text-style-name="P67" draw:layer="layout" svg:width="0.208cm" svg:height="0.208cm" svg:x="6.11cm" svg:y="5.9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66" draw:text-style-name="P67" draw:layer="layout" svg:width="0.208cm" svg:height="0.208cm" svg:x="8.095cm" svg:y="15.61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66" draw:text-style-name="P67" draw:layer="layout" svg:width="0.208cm" svg:height="0.208cm" svg:x="8.095cm" svg:y="13.691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66" draw:text-style-name="P67" draw:layer="layout" svg:width="0.208cm" svg:height="0.208cm" svg:x="8.095cm" svg:y="11.76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66" draw:text-style-name="P67" draw:layer="layout" svg:width="0.208cm" svg:height="0.208cm" svg:x="8.095cm" svg:y="9.835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66" draw:text-style-name="P67" draw:layer="layout" svg:width="0.208cm" svg:height="0.208cm" svg:x="8.095cm" svg:y="7.90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66" draw:text-style-name="P67" draw:layer="layout" svg:width="0.208cm" svg:height="0.208cm" svg:x="8.095cm" svg:y="5.9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66" draw:text-style-name="P67" draw:layer="layout" svg:width="0.208cm" svg:height="0.208cm" svg:x="10.08cm" svg:y="15.61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66" draw:text-style-name="P67" draw:layer="layout" svg:width="0.208cm" svg:height="0.208cm" svg:x="10.08cm" svg:y="13.691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66" draw:text-style-name="P67" draw:layer="layout" svg:width="0.208cm" svg:height="0.208cm" svg:x="10.08cm" svg:y="11.76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66" draw:text-style-name="P67" draw:layer="layout" svg:width="0.208cm" svg:height="0.208cm" svg:x="10.08cm" svg:y="9.835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66" draw:text-style-name="P67" draw:layer="layout" svg:width="0.208cm" svg:height="0.208cm" svg:x="10.08cm" svg:y="7.90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66" draw:text-style-name="P67" draw:layer="layout" svg:width="0.208cm" svg:height="0.208cm" svg:x="10.08cm" svg:y="5.9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66" draw:text-style-name="P67" draw:layer="layout" svg:width="0.208cm" svg:height="0.208cm" svg:x="12.065cm" svg:y="15.61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66" draw:text-style-name="P67" draw:layer="layout" svg:width="0.208cm" svg:height="0.208cm" svg:x="12.065cm" svg:y="13.691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" draw:style-name="gr66" draw:text-style-name="P67" draw:layer="layout" svg:width="0.208cm" svg:height="0.208cm" svg:x="12.065cm" svg:y="11.76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" draw:style-name="gr66" draw:text-style-name="P67" draw:layer="layout" svg:width="0.208cm" svg:height="0.208cm" svg:x="12.065cm" svg:y="9.835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7" draw:style-name="gr66" draw:text-style-name="P67" draw:layer="layout" svg:width="0.208cm" svg:height="0.208cm" svg:x="12.065cm" svg:y="7.90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8" draw:style-name="gr66" draw:text-style-name="P67" draw:layer="layout" svg:width="0.208cm" svg:height="0.208cm" svg:x="12.065cm" svg:y="5.9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9" draw:style-name="gr18" draw:text-style-name="P43" draw:layer="layout" svg:width="2.888cm" svg:height="1.402cm" svg:x="4.811cm" svg:y="6.594cm">
          <text:p text:style-name="P1"><text:span text:style-name="T144">(L</text:span><text:span text:style-name="T145">1</text:span><text:span text:style-name="T144">, S</text:span><text:span text:style-name="T145">2</text:span><text:span text:style-name="T144">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2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7">Trajectories in Progress Grap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43" draw:layer="layout" svg:width="10.579cm" svg:height="6.006cm" svg:x="14.605cm" svg:y="4.715cm">
          <text:p text:style-name="P1"><text:span text:style-name="T91">A </text:span><text:span text:style-name="T139">trajectory</text:span><text:span text:style-name="T91"> is a sequence of legal state transitions that describes one possible concurrent execution of the threads.</text:span></text:p>
          <text:p text:style-name="P1"><text:span text:style-name="T2"/></text:p>
          <text:p text:style-name="P1"><text:span text:style-name="T91">Example:</text:span></text:p>
          <text:p text:style-name="P34"><text:span text:style-name="T91">H1, L1, U1, H2, L2, <text:s/>S1, T1, U2, S2, 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67" draw:text-style-name="P68" draw:layer="layout" svg:x1="2.618cm" svg:y1="15.733cm" svg:x2="13.201cm" svg:y2="15.734cm">
          <text:p text:style-name="P66"><text:span text:style-name="T138"/></text:p>
        </draw:line>
        <draw:line draw:name="Line 4" draw:style-name="gr67" draw:text-style-name="P68" draw:layer="layout" svg:x1="2.618cm" svg:y1="15.733cm" svg:x2="2.619cm" svg:y2="5.066cm">
          <text:p text:style-name="P66"><text:span text:style-name="T138"/></text:p>
        </draw:line>
        <draw:custom-shape draw:name="CustomShape 5" draw:style-name="gr11" draw:text-style-name="P43" draw:layer="layout" svg:width="1.152cm" svg:height="1.208cm" svg:x="3.069cm" svg:y="15.693cm">
          <text:p text:style-name="P69"><text:span text:style-name="T142">H</text:span><text:span text:style-name="T1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" draw:text-style-name="P43" draw:layer="layout" svg:width="1.008cm" svg:height="1.208cm" svg:x="5.004cm" svg:y="15.693cm">
          <text:p text:style-name="P69"><text:span text:style-name="T142">L</text:span><text:span text:style-name="T1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" draw:text-style-name="P43" draw:layer="layout" svg:width="1.168cm" svg:height="1.208cm" svg:x="6.949cm" svg:y="15.693cm">
          <text:p text:style-name="P69"><text:span text:style-name="T142">U</text:span><text:span text:style-name="T1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" draw:text-style-name="P43" draw:layer="layout" svg:width="1.041cm" svg:height="1.208cm" svg:x="8.943cm" svg:y="15.693cm">
          <text:p text:style-name="P69"><text:span text:style-name="T142">S</text:span><text:span text:style-name="T1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43" draw:layer="layout" svg:width="1.058cm" svg:height="1.208cm" svg:x="10.956cm" svg:y="15.693cm">
          <text:p text:style-name="P69"><text:span text:style-name="T142">T</text:span><text:span text:style-name="T1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" draw:text-style-name="P43" draw:layer="layout" svg:width="1.152cm" svg:height="1.208cm" svg:x="1.583cm" svg:y="14.14cm">
          <text:p text:style-name="P69"><text:span text:style-name="T142">H</text:span><text:span text:style-name="T14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" draw:text-style-name="P43" draw:layer="layout" svg:width="1.008cm" svg:height="1.208cm" svg:x="1.661cm" svg:y="12.209cm">
          <text:p text:style-name="P69"><text:span text:style-name="T142">L</text:span><text:span text:style-name="T14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" draw:text-style-name="P43" draw:layer="layout" svg:width="1.168cm" svg:height="1.208cm" svg:x="1.582cm" svg:y="10.207cm">
          <text:p text:style-name="P69"><text:span text:style-name="T142">U</text:span><text:span text:style-name="T14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43" draw:layer="layout" svg:width="1.041cm" svg:height="1.208cm" svg:x="1.614cm" svg:y="8.315cm">
          <text:p text:style-name="P69"><text:span text:style-name="T142">S</text:span><text:span text:style-name="T14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" draw:text-style-name="P43" draw:layer="layout" svg:width="1.058cm" svg:height="1.208cm" svg:x="1.643cm" svg:y="6.318cm">
          <text:p text:style-name="P69"><text:span text:style-name="T142">T</text:span><text:span text:style-name="T14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1" draw:text-style-name="P43" draw:layer="layout" svg:width="3.078cm" svg:height="1.096cm" svg:x="13.158cm" svg:y="15.271cm">
          <text:p text:style-name="P18"><text:span text:style-name="T142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1" draw:text-style-name="P43" draw:layer="layout" svg:width="3.078cm" svg:height="1.096cm" svg:x="1.089cm" svg:y="3.881cm">
          <text:p text:style-name="P18"><text:span text:style-name="T142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6" draw:text-style-name="P67" draw:layer="layout" svg:width="0.208cm" svg:height="0.208cm" svg:x="2.504cm" svg:y="15.58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66" draw:text-style-name="P67" draw:layer="layout" svg:width="0.208cm" svg:height="0.208cm" svg:x="2.504cm" svg:y="13.661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66" draw:text-style-name="P67" draw:layer="layout" svg:width="0.208cm" svg:height="0.208cm" svg:x="2.504cm" svg:y="11.73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66" draw:text-style-name="P67" draw:layer="layout" svg:width="0.208cm" svg:height="0.208cm" svg:x="2.504cm" svg:y="9.805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66" draw:text-style-name="P67" draw:layer="layout" svg:width="0.208cm" svg:height="0.208cm" svg:x="2.504cm" svg:y="7.877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66" draw:text-style-name="P67" draw:layer="layout" svg:width="0.208cm" svg:height="0.208cm" svg:x="2.504cm" svg:y="5.94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66" draw:text-style-name="P67" draw:layer="layout" svg:width="0.208cm" svg:height="0.208cm" svg:x="4.489cm" svg:y="15.61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66" draw:text-style-name="P67" draw:layer="layout" svg:width="0.208cm" svg:height="0.208cm" svg:x="4.489cm" svg:y="13.691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66" draw:text-style-name="P67" draw:layer="layout" svg:width="0.208cm" svg:height="0.208cm" svg:x="4.489cm" svg:y="11.76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66" draw:text-style-name="P67" draw:layer="layout" svg:width="0.208cm" svg:height="0.208cm" svg:x="4.489cm" svg:y="9.835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66" draw:text-style-name="P67" draw:layer="layout" svg:width="0.208cm" svg:height="0.208cm" svg:x="4.489cm" svg:y="7.90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66" draw:text-style-name="P67" draw:layer="layout" svg:width="0.208cm" svg:height="0.208cm" svg:x="4.489cm" svg:y="5.9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66" draw:text-style-name="P67" draw:layer="layout" svg:width="0.208cm" svg:height="0.208cm" svg:x="6.475cm" svg:y="15.61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66" draw:text-style-name="P67" draw:layer="layout" svg:width="0.208cm" svg:height="0.208cm" svg:x="6.475cm" svg:y="13.691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66" draw:text-style-name="P67" draw:layer="layout" svg:width="0.208cm" svg:height="0.208cm" svg:x="6.475cm" svg:y="11.76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66" draw:text-style-name="P67" draw:layer="layout" svg:width="0.208cm" svg:height="0.208cm" svg:x="6.475cm" svg:y="9.835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66" draw:text-style-name="P67" draw:layer="layout" svg:width="0.208cm" svg:height="0.208cm" svg:x="6.475cm" svg:y="7.90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66" draw:text-style-name="P67" draw:layer="layout" svg:width="0.208cm" svg:height="0.208cm" svg:x="6.475cm" svg:y="5.9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66" draw:text-style-name="P67" draw:layer="layout" svg:width="0.208cm" svg:height="0.208cm" svg:x="8.46cm" svg:y="15.61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66" draw:text-style-name="P67" draw:layer="layout" svg:width="0.208cm" svg:height="0.208cm" svg:x="8.46cm" svg:y="13.691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66" draw:text-style-name="P67" draw:layer="layout" svg:width="0.208cm" svg:height="0.208cm" svg:x="8.46cm" svg:y="11.76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66" draw:text-style-name="P67" draw:layer="layout" svg:width="0.208cm" svg:height="0.208cm" svg:x="8.46cm" svg:y="9.835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66" draw:text-style-name="P67" draw:layer="layout" svg:width="0.208cm" svg:height="0.208cm" svg:x="8.46cm" svg:y="7.90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66" draw:text-style-name="P67" draw:layer="layout" svg:width="0.208cm" svg:height="0.208cm" svg:x="8.46cm" svg:y="5.9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66" draw:text-style-name="P67" draw:layer="layout" svg:width="0.208cm" svg:height="0.208cm" svg:x="10.445cm" svg:y="15.61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66" draw:text-style-name="P67" draw:layer="layout" svg:width="0.208cm" svg:height="0.208cm" svg:x="10.445cm" svg:y="13.691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66" draw:text-style-name="P67" draw:layer="layout" svg:width="0.208cm" svg:height="0.208cm" svg:x="10.445cm" svg:y="11.76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66" draw:text-style-name="P67" draw:layer="layout" svg:width="0.208cm" svg:height="0.208cm" svg:x="10.445cm" svg:y="9.835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66" draw:text-style-name="P67" draw:layer="layout" svg:width="0.208cm" svg:height="0.208cm" svg:x="10.445cm" svg:y="7.90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66" draw:text-style-name="P67" draw:layer="layout" svg:width="0.208cm" svg:height="0.208cm" svg:x="10.445cm" svg:y="5.9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66" draw:text-style-name="P67" draw:layer="layout" svg:width="0.208cm" svg:height="0.208cm" svg:x="12.43cm" svg:y="15.61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66" draw:text-style-name="P67" draw:layer="layout" svg:width="0.208cm" svg:height="0.208cm" svg:x="12.43cm" svg:y="13.691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66" draw:text-style-name="P67" draw:layer="layout" svg:width="0.208cm" svg:height="0.208cm" svg:x="12.43cm" svg:y="11.76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66" draw:text-style-name="P67" draw:layer="layout" svg:width="0.208cm" svg:height="0.208cm" svg:x="12.43cm" svg:y="9.835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66" draw:text-style-name="P67" draw:layer="layout" svg:width="0.208cm" svg:height="0.208cm" svg:x="12.43cm" svg:y="7.90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66" draw:text-style-name="P67" draw:layer="layout" svg:width="0.208cm" svg:height="0.208cm" svg:x="12.43cm" svg:y="5.9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3" draw:style-name="gr69" draw:text-style-name="P68" xml:id="id45" draw:id="id45" draw:layer="layout" svg:x1="2.547cm" svg:y1="15.703cm" svg:x2="4.579cm" svg:y2="15.729cm">
          <text:p text:style-name="P66"><text:span text:style-name="T138"/></text:p>
        </draw:line>
        <draw:line draw:name="Line 54" draw:style-name="gr69" draw:text-style-name="P68" xml:id="id46" draw:id="id46" draw:layer="layout" svg:x1="4.62cm" svg:y1="15.703cm" svg:x2="6.675cm" svg:y2="15.704cm">
          <text:p text:style-name="P66"><text:span text:style-name="T138"/></text:p>
        </draw:line>
        <draw:line draw:name="Line 55" draw:style-name="gr69" draw:text-style-name="P68" xml:id="id47" draw:id="id47" draw:layer="layout" svg:x1="6.825cm" svg:y1="15.703cm" svg:x2="8.646cm" svg:y2="15.704cm">
          <text:p text:style-name="P66"><text:span text:style-name="T138"/></text:p>
        </draw:line>
        <draw:line draw:name="Line 56" draw:style-name="gr69" draw:text-style-name="P68" xml:id="id48" draw:id="id48" draw:layer="layout" svg:x1="8.602cm" svg:y1="15.588cm" svg:x2="8.603cm" svg:y2="13.829cm">
          <text:p text:style-name="P66"><text:span text:style-name="T138"/></text:p>
        </draw:line>
        <draw:line draw:name="Line 57" draw:style-name="gr69" draw:text-style-name="P68" xml:id="id49" draw:id="id49" draw:layer="layout" svg:x1="8.575cm" svg:y1="13.657cm" svg:x2="8.576cm" svg:y2="11.857cm">
          <text:p text:style-name="P66"><text:span text:style-name="T138"/></text:p>
        </draw:line>
        <draw:line draw:name="Line 58" draw:style-name="gr69" draw:text-style-name="P68" xml:id="id50" draw:id="id50" draw:layer="layout" svg:x1="8.743cm" svg:y1="11.884cm" svg:x2="10.564cm" svg:y2="11.885cm">
          <text:p text:style-name="P66"><text:span text:style-name="T138"/></text:p>
        </draw:line>
        <draw:line draw:name="Line 59" draw:style-name="gr69" draw:text-style-name="P68" xml:id="id51" draw:id="id51" draw:layer="layout" svg:x1="10.661cm" svg:y1="11.884cm" svg:x2="12.482cm" svg:y2="11.885cm">
          <text:p text:style-name="P66"><text:span text:style-name="T138"/></text:p>
        </draw:line>
        <draw:line draw:name="Line 60" draw:style-name="gr69" draw:text-style-name="P68" xml:id="id52" draw:id="id52" draw:layer="layout" svg:x1="12.553cm" svg:y1="11.69cm" svg:x2="12.554cm" svg:y2="9.891cm">
          <text:p text:style-name="P66"><text:span text:style-name="T138"/></text:p>
        </draw:line>
        <draw:line draw:name="Line 61" draw:style-name="gr69" draw:text-style-name="P68" xml:id="id53" draw:id="id53" draw:layer="layout" svg:x1="12.553cm" svg:y1="9.705cm" svg:x2="12.554cm" svg:y2="7.906cm">
          <text:p text:style-name="P66"><text:span text:style-name="T138"/></text:p>
        </draw:line>
        <draw:line draw:name="Line 62" draw:style-name="gr69" draw:text-style-name="P68" xml:id="id54" draw:id="id54" draw:layer="layout" svg:x1="12.553cm" svg:y1="7.761cm" svg:x2="12.554cm" svg:y2="5.962cm">
          <text:p text:style-name="P66"><text:span text:style-name="T138"/></text:p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2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551cm" svg:height="1.588cm" svg:x="1.058cm" svg:y="1.27cm">
          <text:p text:style-name="P9"><text:span text:style-name="T1">Enforcing Mutual Ex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3.447cm" svg:height="13.807cm" svg:x="1.102cm" svg:y="3.334cm">
          <text:list text:style-name="L2">
            <text:list-item>
              <text:p text:style-name="P38"><text:span text:style-name="T41">Question:</text:span><text:span text:style-name="T10"> How can we guarantee a safe trajectory?</text:span></text:p>
            </text:list-item>
          </text:list>
          <text:p text:style-name="P71"><text:span text:style-name="T43"/></text:p>
          <text:list text:continue-numbering="true" text:style-name="L2">
            <text:list-item>
              <text:p text:style-name="P72"><text:span text:style-name="T10">Answer: We must </text:span><text:span text:style-name="T146">synchronize</text:span><text:span text:style-name="T41"> </text:span><text:span text:style-name="T10">the execution of the threads so that they can never have an unsafe trajectory.</text:span><text:span text:style-name="T10"><text:tab/></text:span></text:p>
            </text:list-item>
          </text:list>
          <text:list text:style-name="L3">
            <text:list-item>
              <text:list>
                <text:list-item>
                  <text:p text:style-name="P39"><text:span text:style-name="T38">i.e., need to guarantee </text:span><text:span text:style-name="T147">mutually exclusive access </text:span><text:span text:style-name="T38">for each critical section.</text:span></text:p>
                </text:list-item>
              </text:list>
            </text:list-item>
          </text:list>
          <text:p text:style-name="P73"><text:span text:style-name="T37"/></text:p>
          <text:list text:continue-numbering="true" text:style-name="L3">
            <text:list-item>
              <text:p text:style-name="P72"><text:span text:style-name="T10">Classic solution: </text:span></text:p>
              <text:list>
                <text:list-item>
                  <text:p text:style-name="P39"><text:span text:style-name="T38">Semaphores (Edsger Dijkstra)</text:span></text:p>
                </text:list-item>
              </text:list>
            </text:list-item>
          </text:list>
          <text:p text:style-name="P73"><text:span text:style-name="T37"/></text:p>
          <text:list text:continue-numbering="true" text:style-name="L3">
            <text:list-item>
              <text:p text:style-name="P72"><text:span text:style-name="T10">Other approaches</text:span></text:p>
              <text:list>
                <text:list-item>
                  <text:p text:style-name="P39"><text:span text:style-name="T38">Mutexes and condition variables from Pthreads</text:span></text:p>
                </text:list-item>
                <text:list-item>
                  <text:p text:style-name="P39"><text:span text:style-name="T38">Monitors (Java) (boring languages are outside our scope)</text:span></text:p>
                </text:list-item>
              </text:list>
            </text:list-item>
          </text:list>
          <text:p text:style-name="P73"><text:span text:style-name="T37"/></text:p>
          <text:p text:style-name="P73"><text:span text:style-name="T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2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20_Slide">
        <office:forms form:automatic-focus="false" form:apply-design-mode="false"/>
        <draw:custom-shape draw:name="CustomShape 1" draw:style-name="gr70" draw:text-style-name="P74" xml:id="id60" draw:id="id60" draw:layer="layout" svg:width="5.92cm" svg:height="5.726cm" svg:x="5.7cm" svg:y="8.016cm">
          <text:p text:style-name="P66"><text:span text:style-name="T13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0" draw:layer="layout" svg:width="21.085cm" svg:height="2.113cm" svg:x="0.992cm" svg:y="1.21cm">
          <text:p text:style-name="P9"><text:span text:style-name="T7">Critical Sections and Unsafe Reg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1" draw:text-style-name="P75" draw:layer="layout" svg:width="8.101cm" svg:height="9.905cm" svg:x="16.66cm" svg:y="4.626cm">
          <text:p text:style-name="P1"><text:span text:style-name="T91">L, U, and S form a </text:span><text:span text:style-name="T139">critical section </text:span><text:span text:style-name="T91">with respect to the shared variable </text:span><text:span text:style-name="T148">cnt</text:span></text:p>
          <text:p text:style-name="P1"><text:span text:style-name="T2"/></text:p>
          <text:p text:style-name="P1"><text:span text:style-name="T91">Instructions in critical sections (wrt. some shared variable) should not be interleaved</text:span></text:p>
          <text:p text:style-name="P1"><text:span text:style-name="T2"/></text:p>
          <text:p text:style-name="P1"><text:span text:style-name="T91">Sets of states where such interleaving occurs form </text:span><text:span text:style-name="T139">unsafe reg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67" draw:text-style-name="P68" draw:layer="layout" svg:x1="3.72cm" svg:y1="15.733cm" svg:x2="14.304cm" svg:y2="15.734cm">
          <text:p text:style-name="P66"><text:span text:style-name="T138"/></text:p>
        </draw:line>
        <draw:line draw:name="Line 5" draw:style-name="gr67" draw:text-style-name="P68" draw:layer="layout" svg:x1="3.72cm" svg:y1="15.733cm" svg:x2="3.721cm" svg:y2="5.066cm">
          <text:p text:style-name="P66"><text:span text:style-name="T138"/></text:p>
        </draw:line>
        <draw:custom-shape draw:name="CustomShape 6" draw:style-name="gr11" draw:text-style-name="P76" draw:layer="layout" svg:width="1.152cm" svg:height="1.208cm" svg:x="4.172cm" svg:y="15.693cm">
          <text:p text:style-name="P69"><text:span text:style-name="T142">H</text:span><text:span text:style-name="T1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" draw:text-style-name="P76" draw:layer="layout" svg:width="1.008cm" svg:height="1.208cm" svg:x="6.106cm" svg:y="15.693cm">
          <text:p text:style-name="P69"><text:span text:style-name="T142">L</text:span><text:span text:style-name="T1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" draw:text-style-name="P76" draw:layer="layout" svg:width="1.168cm" svg:height="1.208cm" svg:x="8.051cm" svg:y="15.693cm">
          <text:p text:style-name="P69"><text:span text:style-name="T142">U</text:span><text:span text:style-name="T1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76" draw:layer="layout" svg:width="1.041cm" svg:height="1.208cm" svg:x="10.045cm" svg:y="15.693cm">
          <text:p text:style-name="P69"><text:span text:style-name="T142">S</text:span><text:span text:style-name="T1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" draw:text-style-name="P76" draw:layer="layout" svg:width="1.058cm" svg:height="1.208cm" svg:x="12.059cm" svg:y="15.693cm">
          <text:p text:style-name="P69"><text:span text:style-name="T142">T</text:span><text:span text:style-name="T1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" draw:text-style-name="P76" draw:layer="layout" svg:width="1.152cm" svg:height="1.208cm" svg:x="2.686cm" svg:y="14.14cm">
          <text:p text:style-name="P69"><text:span text:style-name="T142">H</text:span><text:span text:style-name="T14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" draw:text-style-name="P76" draw:layer="layout" svg:width="1.008cm" svg:height="1.208cm" svg:x="2.764cm" svg:y="12.209cm">
          <text:p text:style-name="P69"><text:span text:style-name="T142">L</text:span><text:span text:style-name="T14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76" draw:layer="layout" svg:width="1.168cm" svg:height="1.208cm" svg:x="2.685cm" svg:y="10.207cm">
          <text:p text:style-name="P69"><text:span text:style-name="T142">U</text:span><text:span text:style-name="T14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" draw:text-style-name="P76" draw:layer="layout" svg:width="1.041cm" svg:height="1.208cm" svg:x="2.716cm" svg:y="8.315cm">
          <text:p text:style-name="P69"><text:span text:style-name="T142">S</text:span><text:span text:style-name="T14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1" draw:text-style-name="P76" draw:layer="layout" svg:width="1.058cm" svg:height="1.208cm" svg:x="2.745cm" svg:y="6.318cm">
          <text:p text:style-name="P69"><text:span text:style-name="T142">T</text:span><text:span text:style-name="T14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1" draw:text-style-name="P77" draw:layer="layout" svg:width="3.078cm" svg:height="1.096cm" svg:x="14.261cm" svg:y="15.271cm">
          <text:p text:style-name="P18"><text:span text:style-name="T142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" draw:text-style-name="P77" draw:layer="layout" svg:width="3.078cm" svg:height="1.096cm" svg:x="2.191cm" svg:y="3.881cm">
          <text:p text:style-name="P18"><text:span text:style-name="T142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6" draw:text-style-name="P67" draw:layer="layout" svg:width="0.208cm" svg:height="0.208cm" svg:x="3.607cm" svg:y="15.58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66" draw:text-style-name="P67" draw:layer="layout" svg:width="0.208cm" svg:height="0.208cm" svg:x="3.607cm" svg:y="13.661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66" draw:text-style-name="P67" draw:layer="layout" svg:width="0.208cm" svg:height="0.208cm" svg:x="3.607cm" svg:y="11.73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66" draw:text-style-name="P67" draw:layer="layout" svg:width="0.208cm" svg:height="0.208cm" svg:x="3.607cm" svg:y="9.805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66" draw:text-style-name="P67" draw:layer="layout" svg:width="0.208cm" svg:height="0.208cm" svg:x="3.607cm" svg:y="7.877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66" draw:text-style-name="P67" draw:layer="layout" svg:width="0.208cm" svg:height="0.208cm" svg:x="3.607cm" svg:y="5.94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66" draw:text-style-name="P67" draw:layer="layout" svg:width="0.208cm" svg:height="0.208cm" svg:x="5.592cm" svg:y="15.61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66" draw:text-style-name="P67" draw:layer="layout" svg:width="0.208cm" svg:height="0.208cm" svg:x="5.592cm" svg:y="13.691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66" draw:text-style-name="P67" draw:layer="layout" svg:width="0.208cm" svg:height="0.208cm" svg:x="5.592cm" svg:y="11.76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66" draw:text-style-name="P67" draw:layer="layout" svg:width="0.208cm" svg:height="0.208cm" svg:x="5.592cm" svg:y="9.835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66" draw:text-style-name="P67" draw:layer="layout" svg:width="0.208cm" svg:height="0.208cm" svg:x="5.592cm" svg:y="7.90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66" draw:text-style-name="P67" draw:layer="layout" svg:width="0.208cm" svg:height="0.208cm" svg:x="5.592cm" svg:y="5.9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66" draw:text-style-name="P67" draw:layer="layout" svg:width="0.208cm" svg:height="0.208cm" svg:x="7.577cm" svg:y="15.61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66" draw:text-style-name="P67" draw:layer="layout" svg:width="0.208cm" svg:height="0.208cm" svg:x="7.577cm" svg:y="13.691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66" draw:text-style-name="P67" draw:layer="layout" svg:width="0.208cm" svg:height="0.208cm" svg:x="7.577cm" svg:y="11.76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66" draw:text-style-name="P67" draw:layer="layout" svg:width="0.208cm" svg:height="0.208cm" svg:x="7.577cm" svg:y="9.835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66" draw:text-style-name="P67" draw:layer="layout" svg:width="0.208cm" svg:height="0.208cm" svg:x="7.577cm" svg:y="7.90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66" draw:text-style-name="P67" draw:layer="layout" svg:width="0.208cm" svg:height="0.208cm" svg:x="7.577cm" svg:y="5.9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66" draw:text-style-name="P67" draw:layer="layout" svg:width="0.208cm" svg:height="0.208cm" svg:x="9.562cm" svg:y="15.61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66" draw:text-style-name="P67" draw:layer="layout" svg:width="0.208cm" svg:height="0.208cm" svg:x="9.562cm" svg:y="13.691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66" draw:text-style-name="P67" draw:layer="layout" svg:width="0.208cm" svg:height="0.208cm" svg:x="9.562cm" svg:y="11.76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66" draw:text-style-name="P67" draw:layer="layout" svg:width="0.208cm" svg:height="0.208cm" svg:x="9.562cm" svg:y="9.835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66" draw:text-style-name="P67" draw:layer="layout" svg:width="0.208cm" svg:height="0.208cm" svg:x="9.562cm" svg:y="7.90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66" draw:text-style-name="P67" draw:layer="layout" svg:width="0.208cm" svg:height="0.208cm" svg:x="9.562cm" svg:y="5.9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66" draw:text-style-name="P67" draw:layer="layout" svg:width="0.208cm" svg:height="0.208cm" svg:x="11.547cm" svg:y="15.61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66" draw:text-style-name="P67" draw:layer="layout" svg:width="0.208cm" svg:height="0.208cm" svg:x="11.547cm" svg:y="13.691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66" draw:text-style-name="P67" draw:layer="layout" svg:width="0.208cm" svg:height="0.208cm" svg:x="11.547cm" svg:y="11.76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66" draw:text-style-name="P67" draw:layer="layout" svg:width="0.208cm" svg:height="0.208cm" svg:x="11.547cm" svg:y="9.835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66" draw:text-style-name="P67" draw:layer="layout" svg:width="0.208cm" svg:height="0.208cm" svg:x="11.547cm" svg:y="7.90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66" draw:text-style-name="P67" draw:layer="layout" svg:width="0.208cm" svg:height="0.208cm" svg:x="11.547cm" svg:y="5.9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66" draw:text-style-name="P67" draw:layer="layout" svg:width="0.208cm" svg:height="0.208cm" svg:x="13.532cm" svg:y="15.61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66" draw:text-style-name="P67" draw:layer="layout" svg:width="0.208cm" svg:height="0.208cm" svg:x="13.532cm" svg:y="13.691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66" draw:text-style-name="P67" draw:layer="layout" svg:width="0.208cm" svg:height="0.208cm" svg:x="13.532cm" svg:y="11.76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66" draw:text-style-name="P67" draw:layer="layout" svg:width="0.208cm" svg:height="0.208cm" svg:x="13.532cm" svg:y="9.835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66" draw:text-style-name="P67" draw:layer="layout" svg:width="0.208cm" svg:height="0.208cm" svg:x="13.532cm" svg:y="7.90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66" draw:text-style-name="P67" draw:layer="layout" svg:width="0.208cm" svg:height="0.208cm" svg:x="13.532cm" svg:y="5.98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72" draw:text-style-name="P68" xml:id="id55" draw:id="id55" draw:layer="layout" svg:width="0.666cm" svg:height="5.746cm" svg:x="2.293cm" svg:y="8.043cm">
          <text:p text:style-name="P66"><text:span text:style-name="T138"/></text:p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CustomShape 55" draw:style-name="gr72" draw:text-style-name="P68" xml:id="id57" draw:id="id57" draw:layer="layout" svg:width="0.666cm" svg:height="5.746cm" draw:transform="rotate (1.5707963267949) translate (5.89cm 17.498cm)">
          <text:p text:style-name="P66"><text:span text:style-name="T138"/></text:p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CustomShape 56" draw:style-name="gr73" draw:text-style-name="P78" xml:id="id58" draw:id="id58" draw:layer="layout" svg:width="6.643cm" svg:height="1.011cm" svg:x="5.475cm" svg:y="17.423cm">
          <text:p text:style-name="P18"><text:span text:style-name="T94">critical section wrt </text:span><text:span text:style-name="T149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74" draw:text-style-name="P78" xml:id="id56" draw:id="id56" draw:layer="layout" svg:width="2.611cm" svg:height="3.297cm" svg:x="0cm" svg:y="9.17cm">
          <text:p text:style-name="P18"><text:span text:style-name="T94">critical section wrt </text:span><text:span text:style-name="T149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8" draw:text-style-name="P75" xml:id="id59" draw:id="id59" draw:layer="layout" svg:width="4.183cm" svg:height="1.01cm" svg:x="6.587cm" svg:y="10.409cm">
          <text:p text:style-name="P1"><text:span text:style-name="T150">Unsafe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28" presentation:class="page"/>
          <draw:frame presentation:style-name="pr2" draw:text-style-name="P7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itical Sections and Unsafe Regions_clipboard0" draw:style-name="dp1" draw:master-page-name="Blank_20_Slide" presentation:presentation-page-layout-name="AL2T11">
        <office:forms form:automatic-focus="false" form:apply-design-mode="false"/>
        <draw:custom-shape draw:name="Rectangle 129" draw:style-name="gr75" draw:text-style-name="P81" draw:layer="layout" svg:width="5.663cm" svg:height="5.46cm" svg:x="5.86cm" svg:y="8.185cm">
          <text:p text:style-name="P80"><text:span text:style-name="T15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12" draw:text-style-name="P48" draw:layer="layout" svg:width="21.088cm" svg:height="2.116cm" svg:x="0.992cm" svg:y="1.21cm" presentation:class="title" presentation:user-transformed="true">
          <draw:text-box>
            <text:p text:style-name="P82"><text:span text:style-name="T152">Critical Sections and Unsafe Regions</text:span></text:p>
          </draw:text-box>
        </draw:frame>
        <draw:line draw:name="Line 4" draw:style-name="gr76" draw:text-style-name="P83" draw:layer="layout" svg:x1="3.72cm" svg:y1="15.733cm" svg:x2="14.304cm" svg:y2="15.734cm">
          <text:p text:style-name="P80"><text:span text:style-name="T151"/></text:p>
        </draw:line>
        <draw:line draw:name="Line 5" draw:style-name="gr76" draw:text-style-name="P83" draw:layer="layout" svg:x1="3.72cm" svg:y1="15.733cm" svg:x2="3.721cm" svg:y2="5.066cm">
          <text:p text:style-name="P80"><text:span text:style-name="T151"/></text:p>
        </draw:line>
        <draw:custom-shape draw:name="Text Box 6" draw:style-name="gr77" draw:text-style-name="P85" draw:layer="layout" svg:width="1.202cm" svg:height="1.021cm" svg:x="4.148cm" svg:y="15.787cm">
          <text:p text:style-name="P84"><text:span text:style-name="T153">H</text:span><text:span text:style-name="T1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78" draw:text-style-name="P85" draw:layer="layout" svg:width="1.092cm" svg:height="1.021cm" svg:x="6.065cm" svg:y="15.787cm">
          <text:p text:style-name="P84"><text:span text:style-name="T153">L</text:span><text:span text:style-name="T1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79" draw:text-style-name="P85" draw:layer="layout" svg:width="1.189cm" svg:height="1.021cm" svg:x="8.041cm" svg:y="15.787cm">
          <text:p text:style-name="P84"><text:span text:style-name="T153">U</text:span><text:span text:style-name="T1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80" draw:text-style-name="P85" draw:layer="layout" svg:width="1.138cm" svg:height="1.021cm" svg:x="9.997cm" svg:y="15.787cm">
          <text:p text:style-name="P84"><text:span text:style-name="T153">S</text:span><text:span text:style-name="T1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81" draw:text-style-name="P85" draw:layer="layout" svg:width="1.117cm" svg:height="1.021cm" svg:x="12.03cm" svg:y="15.787cm">
          <text:p text:style-name="P84"><text:span text:style-name="T153">T</text:span><text:span text:style-name="T15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82" draw:text-style-name="P85" draw:layer="layout" svg:width="1.202cm" svg:height="1.021cm" svg:x="2.662cm" svg:y="14.234cm">
          <text:p text:style-name="P84"><text:span text:style-name="T153">H</text:span><text:span text:style-name="T15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83" draw:text-style-name="P85" draw:layer="layout" svg:width="1.092cm" svg:height="1.021cm" svg:x="2.723cm" svg:y="12.303cm">
          <text:p text:style-name="P84"><text:span text:style-name="T153">L</text:span><text:span text:style-name="T15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84" draw:text-style-name="P85" draw:layer="layout" svg:width="1.189cm" svg:height="1.021cm" svg:x="2.675cm" svg:y="10.301cm">
          <text:p text:style-name="P84"><text:span text:style-name="T153">U</text:span><text:span text:style-name="T15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85" draw:text-style-name="P85" draw:layer="layout" svg:width="1.138cm" svg:height="1.021cm" svg:x="2.668cm" svg:y="8.409cm">
          <text:p text:style-name="P84"><text:span text:style-name="T153">S</text:span><text:span text:style-name="T15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86" draw:text-style-name="P85" draw:layer="layout" svg:width="1.117cm" svg:height="1.021cm" svg:x="2.716cm" svg:y="6.412cm">
          <text:p text:style-name="P84"><text:span text:style-name="T153">T</text:span><text:span text:style-name="T15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87" draw:text-style-name="P86" draw:layer="layout" svg:width="3.322cm" svg:height="0.928cm" svg:x="14.141cm" svg:y="15.356cm">
          <text:p text:style-name="P54"><text:span text:style-name="T153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88" draw:text-style-name="P86" draw:layer="layout" svg:width="3.322cm" svg:height="0.928cm" svg:x="2.071cm" svg:y="3.966cm">
          <text:p text:style-name="P54"><text:span text:style-name="T153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3">
          <draw:custom-shape draw:name="Oval 74" draw:style-name="gr89" draw:text-style-name="P87" draw:layer="layout" svg:width="0.211cm" svg:height="0.211cm" svg:x="3.607cm" svg:y="15.5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5" draw:style-name="gr89" draw:text-style-name="P87" draw:layer="layout" svg:width="0.211cm" svg:height="0.211cm" svg:x="3.607cm" svg:y="13.6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6" draw:style-name="gr89" draw:text-style-name="P87" draw:layer="layout" svg:width="0.211cm" svg:height="0.211cm" svg:x="3.607cm" svg:y="11.73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7" draw:style-name="gr89" draw:text-style-name="P87" draw:layer="layout" svg:width="0.211cm" svg:height="0.211cm" svg:x="3.607cm" svg:y="9.80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8" draw:style-name="gr89" draw:text-style-name="P87" draw:layer="layout" svg:width="0.211cm" svg:height="0.211cm" svg:x="3.607cm" svg:y="7.8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9" draw:style-name="gr89" draw:text-style-name="P87" draw:layer="layout" svg:width="0.211cm" svg:height="0.211cm" svg:x="3.607cm" svg:y="5.94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80">
          <draw:custom-shape draw:name="Oval 81" draw:style-name="gr89" draw:text-style-name="P87" draw:layer="layout" svg:width="0.211cm" svg:height="0.211cm" svg:x="5.592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2" draw:style-name="gr89" draw:text-style-name="P87" draw:layer="layout" svg:width="0.211cm" svg:height="0.211cm" svg:x="5.592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3" draw:style-name="gr89" draw:text-style-name="P87" draw:layer="layout" svg:width="0.211cm" svg:height="0.211cm" svg:x="5.592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4" draw:style-name="gr89" draw:text-style-name="P87" draw:layer="layout" svg:width="0.211cm" svg:height="0.211cm" svg:x="5.592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5" draw:style-name="gr89" draw:text-style-name="P87" draw:layer="layout" svg:width="0.211cm" svg:height="0.211cm" svg:x="5.592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6" draw:style-name="gr89" draw:text-style-name="P87" draw:layer="layout" svg:width="0.211cm" svg:height="0.211cm" svg:x="5.592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87">
          <draw:custom-shape draw:name="Oval 88" draw:style-name="gr89" draw:text-style-name="P87" draw:layer="layout" svg:width="0.211cm" svg:height="0.211cm" svg:x="7.577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9" draw:style-name="gr89" draw:text-style-name="P87" draw:layer="layout" svg:width="0.211cm" svg:height="0.211cm" svg:x="7.577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0" draw:style-name="gr89" draw:text-style-name="P87" draw:layer="layout" svg:width="0.211cm" svg:height="0.211cm" svg:x="7.577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1" draw:style-name="gr89" draw:text-style-name="P87" draw:layer="layout" svg:width="0.211cm" svg:height="0.211cm" svg:x="7.577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2" draw:style-name="gr89" draw:text-style-name="P87" draw:layer="layout" svg:width="0.211cm" svg:height="0.211cm" svg:x="7.577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3" draw:style-name="gr89" draw:text-style-name="P87" draw:layer="layout" svg:width="0.211cm" svg:height="0.211cm" svg:x="7.577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94">
          <draw:custom-shape draw:name="Oval 95" draw:style-name="gr89" draw:text-style-name="P87" draw:layer="layout" svg:width="0.211cm" svg:height="0.211cm" svg:x="9.562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6" draw:style-name="gr89" draw:text-style-name="P87" draw:layer="layout" svg:width="0.211cm" svg:height="0.211cm" svg:x="9.562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7" draw:style-name="gr89" draw:text-style-name="P87" draw:layer="layout" svg:width="0.211cm" svg:height="0.211cm" svg:x="9.562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8" draw:style-name="gr89" draw:text-style-name="P87" draw:layer="layout" svg:width="0.211cm" svg:height="0.211cm" svg:x="9.562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9" draw:style-name="gr89" draw:text-style-name="P87" draw:layer="layout" svg:width="0.211cm" svg:height="0.211cm" svg:x="9.562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0" draw:style-name="gr89" draw:text-style-name="P87" draw:layer="layout" svg:width="0.211cm" svg:height="0.211cm" svg:x="9.562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01">
          <draw:custom-shape draw:name="Oval 102" draw:style-name="gr89" draw:text-style-name="P87" draw:layer="layout" svg:width="0.211cm" svg:height="0.211cm" svg:x="11.547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3" draw:style-name="gr89" draw:text-style-name="P87" draw:layer="layout" svg:width="0.211cm" svg:height="0.211cm" svg:x="11.547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4" draw:style-name="gr89" draw:text-style-name="P87" draw:layer="layout" svg:width="0.211cm" svg:height="0.211cm" svg:x="11.547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5" draw:style-name="gr89" draw:text-style-name="P87" draw:layer="layout" svg:width="0.211cm" svg:height="0.211cm" svg:x="11.547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6" draw:style-name="gr89" draw:text-style-name="P87" draw:layer="layout" svg:width="0.211cm" svg:height="0.211cm" svg:x="11.547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7" draw:style-name="gr89" draw:text-style-name="P87" draw:layer="layout" svg:width="0.211cm" svg:height="0.211cm" svg:x="11.547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08">
          <draw:custom-shape draw:name="Oval 109" draw:style-name="gr89" draw:text-style-name="P87" draw:layer="layout" svg:width="0.211cm" svg:height="0.211cm" svg:x="13.532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0" draw:style-name="gr89" draw:text-style-name="P87" draw:layer="layout" svg:width="0.211cm" svg:height="0.211cm" svg:x="13.532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1" draw:style-name="gr89" draw:text-style-name="P87" draw:layer="layout" svg:width="0.211cm" svg:height="0.211cm" svg:x="13.532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2" draw:style-name="gr89" draw:text-style-name="P87" draw:layer="layout" svg:width="0.211cm" svg:height="0.211cm" svg:x="13.532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3" draw:style-name="gr89" draw:text-style-name="P87" draw:layer="layout" svg:width="0.211cm" svg:height="0.211cm" svg:x="13.532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4" draw:style-name="gr89" draw:text-style-name="P87" draw:layer="layout" svg:width="0.211cm" svg:height="0.211cm" svg:x="13.532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AutoShape 56" draw:style-name="gr90" draw:text-style-name="P83" draw:layer="layout" svg:width="0.669cm" svg:height="5.749cm" svg:x="2.293cm" svg:y="8.043cm">
          <text:p text:style-name="P80"><text:span text:style-name="T151"/></text:p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AutoShape 57" draw:style-name="gr90" draw:text-style-name="P83" draw:layer="layout" svg:width="0.669cm" svg:height="5.749cm" draw:transform="rotate (1.5707963267949) translate (5.921cm 17.498cm)">
          <text:p text:style-name="P80"><text:span text:style-name="T151"/></text:p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Text Box 58" draw:style-name="gr91" draw:text-style-name="P88" draw:layer="layout" svg:width="6.734cm" svg:height="0.843cm" svg:x="5.461cm" svg:y="17.508cm">
          <text:p text:style-name="P54"><text:span text:style-name="T155">critical section wrt </text:span><text:span text:style-name="T156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9" draw:style-name="gr92" draw:text-style-name="P88" draw:layer="layout" svg:width="2.614cm" svg:height="2.025cm" svg:x="0cm" svg:y="9.806cm">
          <text:p text:style-name="P54"><text:span text:style-name="T155">critical section wrt </text:span><text:span text:style-name="T156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93" draw:text-style-name="P64" draw:layer="layout" svg:width="4.677cm" svg:height="0.885cm" svg:x="6.341cm" svg:y="10.409cm">
          <text:p text:style-name="P51"><text:span text:style-name="T157">Unsafe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94" draw:text-style-name="P64" draw:layer="layout" svg:width="9.736cm" svg:height="4.696cm" svg:x="14.817cm" svg:y="6.017cm">
          <text:p xml:id="id61" text:id="id61" text:style-name="P51"><text:span text:style-name="T158">Def:</text:span><text:span text:style-name="T159"> </text:span><text:span text:style-name="T160">A trajectory is </text:span><text:span text:style-name="T158">safe <text:s/></text:span><text:span text:style-name="T160">iff it does not enter any unsafe region</text:span></text:p>
          <text:p text:style-name="P51"><text:span text:style-name="T161"/></text:p>
          <text:p xml:id="id84" text:id="id84" text:style-name="P51"><text:span text:style-name="T158">Claim:</text:span><text:span text:style-name="T159"> </text:span><text:span text:style-name="T160">A trajectory is <text:s/>correct (wrt </text:span><text:span text:style-name="T162">cnt</text:span><text:span text:style-name="T160">) <text:s/>iff it is safe</text:span></text:p>
          <text:p text:style-name="P51"><text:span text:style-name="T16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95" draw:text-style-name="P83" xml:id="id73" draw:id="id73" draw:layer="layout" svg:x1="3.642cm" svg:y1="15.703cm" svg:x2="5.674cm" svg:y2="15.729cm">
          <text:p text:style-name="P80"><text:span text:style-name="T151"/></text:p>
        </draw:line>
        <draw:line draw:name="Line 55" draw:style-name="gr95" draw:text-style-name="P83" xml:id="id74" draw:id="id74" draw:layer="layout" svg:x1="5.714cm" svg:y1="15.703cm" svg:x2="7.769cm" svg:y2="15.704cm">
          <text:p text:style-name="P80"><text:span text:style-name="T151"/></text:p>
        </draw:line>
        <draw:line draw:name="Line 56" draw:style-name="gr95" draw:text-style-name="P83" xml:id="id75" draw:id="id75" draw:layer="layout" svg:x1="7.919cm" svg:y1="15.703cm" svg:x2="9.74cm" svg:y2="15.704cm">
          <text:p text:style-name="P80"><text:span text:style-name="T151"/></text:p>
        </draw:line>
        <draw:line draw:name="Line 57" draw:style-name="gr95" draw:text-style-name="P83" xml:id="id76" draw:id="id76" draw:layer="layout" svg:x1="9.696cm" svg:y1="15.588cm" svg:x2="9.697cm" svg:y2="13.829cm">
          <text:p text:style-name="P80"><text:span text:style-name="T151"/></text:p>
        </draw:line>
        <draw:line draw:name="Line 58" draw:style-name="gr95" draw:text-style-name="P83" xml:id="id77" draw:id="id77" draw:layer="layout" svg:x1="9.67cm" svg:y1="13.657cm" svg:x2="9.671cm" svg:y2="11.857cm">
          <text:p text:style-name="P80"><text:span text:style-name="T151"/></text:p>
        </draw:line>
        <draw:line draw:name="Line 59" draw:style-name="gr95" draw:text-style-name="P83" xml:id="id78" draw:id="id78" draw:layer="layout" svg:x1="9.837cm" svg:y1="11.884cm" svg:x2="11.659cm" svg:y2="11.885cm">
          <text:p text:style-name="P80"><text:span text:style-name="T151"/></text:p>
        </draw:line>
        <draw:line draw:name="Line 60" draw:style-name="gr95" draw:text-style-name="P83" xml:id="id79" draw:id="id79" draw:layer="layout" svg:x1="11.756cm" svg:y1="11.884cm" svg:x2="13.577cm" svg:y2="11.885cm">
          <text:p text:style-name="P80"><text:span text:style-name="T151"/></text:p>
        </draw:line>
        <draw:line draw:name="Line 61" draw:style-name="gr95" draw:text-style-name="P83" xml:id="id80" draw:id="id80" draw:layer="layout" svg:x1="13.647cm" svg:y1="11.69cm" svg:x2="13.648cm" svg:y2="9.891cm">
          <text:p text:style-name="P80"><text:span text:style-name="T151"/></text:p>
        </draw:line>
        <draw:line draw:name="Line 62" draw:style-name="gr95" draw:text-style-name="P83" xml:id="id81" draw:id="id81" draw:layer="layout" svg:x1="13.647cm" svg:y1="9.705cm" svg:x2="13.648cm" svg:y2="7.906cm">
          <text:p text:style-name="P80"><text:span text:style-name="T151"/></text:p>
        </draw:line>
        <draw:line draw:name="Line 63" draw:style-name="gr95" draw:text-style-name="P83" xml:id="id82" draw:id="id82" draw:layer="layout" svg:x1="13.647cm" svg:y1="7.761cm" svg:x2="13.648cm" svg:y2="5.962cm">
          <text:p text:style-name="P80"><text:span text:style-name="T151"/></text:p>
        </draw:line>
        <draw:custom-shape draw:name="TextBox 120" draw:style-name="gr96" draw:text-style-name="P64" xml:id="id83" draw:id="id83" draw:layer="layout" svg:width="2.514cm" svg:height="0.885cm" svg:x="12.418cm" svg:y="12.065cm">
          <text:p text:style-name="P51"><text:span text:style-name="T163">unsaf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1" draw:style-name="gr97" draw:text-style-name="P83" xml:id="id62" draw:id="id62" draw:layer="layout" svg:x1="3.699cm" svg:y1="15.654cm" svg:x2="3.7cm" svg:y2="13.855cm">
          <text:p text:style-name="P80"><text:span text:style-name="T151"/></text:p>
        </draw:line>
        <draw:line draw:name="Line 62" draw:style-name="gr97" draw:text-style-name="P83" xml:id="id63" draw:id="id63" draw:layer="layout" svg:x1="3.699cm" svg:y1="13.67cm" svg:x2="3.7cm" svg:y2="11.87cm">
          <text:p text:style-name="P80"><text:span text:style-name="T151"/></text:p>
        </draw:line>
        <draw:line draw:name="Line 63" draw:style-name="gr97" draw:text-style-name="P83" xml:id="id64" draw:id="id64" draw:layer="layout" svg:x1="3.699cm" svg:y1="11.725cm" svg:x2="3.7cm" svg:y2="9.926cm">
          <text:p text:style-name="P80"><text:span text:style-name="T151"/></text:p>
        </draw:line>
        <draw:line draw:name="Line 60" draw:style-name="gr97" draw:text-style-name="P83" xml:id="id65" draw:id="id65" draw:layer="layout" svg:x1="3.81cm" svg:y1="9.935cm" svg:x2="5.631cm" svg:y2="9.936cm">
          <text:p text:style-name="P80"><text:span text:style-name="T151"/></text:p>
        </draw:line>
        <draw:line draw:name="Line 61" draw:style-name="gr97" draw:text-style-name="P83" xml:id="id66" draw:id="id66" draw:layer="layout" svg:x1="5.701cm" svg:y1="9.741cm" svg:x2="5.702cm" svg:y2="7.942cm">
          <text:p text:style-name="P80"><text:span text:style-name="T151"/></text:p>
        </draw:line>
        <draw:line draw:name="Line 60" draw:style-name="gr97" draw:text-style-name="P83" xml:id="id67" draw:id="id67" draw:layer="layout" svg:x1="5.807cm" svg:y1="8.043cm" svg:x2="7.628cm" svg:y2="8.044cm">
          <text:p text:style-name="P80"><text:span text:style-name="T151"/></text:p>
        </draw:line>
        <draw:line draw:name="Line 61" draw:style-name="gr97" draw:text-style-name="P83" xml:id="id68" draw:id="id68" draw:layer="layout" svg:x1="7.699cm" svg:y1="7.849cm" svg:x2="7.7cm" svg:y2="6.049cm">
          <text:p text:style-name="P80"><text:span text:style-name="T151"/></text:p>
        </draw:line>
        <draw:line draw:name="Line 54" draw:style-name="gr97" draw:text-style-name="P83" xml:id="id69" draw:id="id69" draw:layer="layout" svg:x1="7.659cm" svg:y1="6.067cm" svg:x2="9.691cm" svg:y2="6.094cm">
          <text:p text:style-name="P80"><text:span text:style-name="T151"/></text:p>
        </draw:line>
        <draw:line draw:name="Line 55" draw:style-name="gr97" draw:text-style-name="P83" xml:id="id70" draw:id="id70" draw:layer="layout" svg:x1="9.732cm" svg:y1="6.067cm" svg:x2="11.787cm" svg:y2="6.068cm">
          <text:p text:style-name="P80"><text:span text:style-name="T151"/></text:p>
        </draw:line>
        <draw:line draw:name="Line 56" draw:style-name="gr97" draw:text-style-name="P83" xml:id="id71" draw:id="id71" draw:layer="layout" svg:x1="11.937cm" svg:y1="6.067cm" svg:x2="13.758cm" svg:y2="6.068cm">
          <text:p text:style-name="P80"><text:span text:style-name="T151"/></text:p>
        </draw:line>
        <draw:custom-shape draw:name="TextBox 137" draw:style-name="gr98" draw:text-style-name="P64" xml:id="id72" draw:id="id72" draw:layer="layout" svg:width="1.76cm" svg:height="0.885cm" svg:x="8.693cm" svg:y="4.901cm">
          <text:p text:style-name="P51"><text:span text:style-name="T164">saf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2" draw:style-name="gr6" draw:layer="layout" svg:width="19.798cm" svg:height="11.136cm" svg:x="0.6cm" svg:y="2.257cm" draw:page-number="29" presentation:class="page"/>
          <draw:frame draw:name="Rectangle 3" presentation:style-name="pr13" draw:text-style-name="P6" draw:layer="layout" svg:width="14.874cm" svg:height="11.981cm" svg:x="2.705cm" svg:y="12.648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551cm" svg:height="1.588cm" svg:x="1.058cm" svg:y="1.27cm">
          <text:p text:style-name="P9"><text:span text:style-name="T1">Semaph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9" draw:text-style-name="P14" draw:layer="layout" svg:width="24.011cm" svg:height="15.077cm" svg:x="1.102cm" svg:y="3.334cm">
          <text:list text:style-name="L2">
            <text:list-item>
              <text:p text:style-name="P72"><text:span text:style-name="T45">Semaphore:</text:span><text:span text:style-name="T41"> </text:span><text:span text:style-name="T10"><text:s/>non-negative global integer synchronization variable. Manipulated by </text:span><text:span text:style-name="T41">P (passering)</text:span><text:span text:style-name="T10"> and </text:span><text:span text:style-name="T41">V (vrijgave)</text:span><text:span text:style-name="T10"> operations. </text:span></text:p>
            </text:list-item>
            <text:list-item>
              <text:p text:style-name="P72"><text:span text:style-name="T10">P(s):</text:span></text:p>
            </text:list-item>
          </text:list>
          <text:list text:style-name="L3">
            <text:list-item>
              <text:list>
                <text:list-item>
                  <text:p text:style-name="P89"><text:span text:style-name="T38">If </text:span><text:span text:style-name="T39">s</text:span><text:span text:style-name="T38"> is nonzero, then decrement </text:span><text:span text:style-name="T39">s</text:span><text:span text:style-name="T38"> by 1 and return immediately. 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9"><text:span text:style-name="T38">Test and decrement operations occur atomically (indivisibly)</text:span></text:p>
                    </text:list-item>
                  </text:list>
                </text:list-item>
                <text:list-item>
                  <text:p text:style-name="P89"><text:span text:style-name="T38">If </text:span><text:span text:style-name="T39">s</text:span><text:span text:style-name="T38"> is zero, then suspend thread until </text:span><text:span text:style-name="T39">s</text:span><text:span text:style-name="T38"> becomes nonzero and the thread is restarted by a V operation. </text:span></text:p>
                </text:list-item>
                <text:list-item>
                  <text:p text:style-name="P89"><text:span text:style-name="T38">After restarting, the P operation decrements </text:span><text:span text:style-name="T39">s</text:span><text:span text:style-name="T38"> and returns control to the caller. </text:span></text:p>
                </text:list-item>
              </text:list>
            </text:list-item>
            <text:list-item>
              <text:p text:style-name="P90"><text:span text:style-name="T41">V(s): </text:span></text:p>
              <text:list>
                <text:list-item>
                  <text:p text:style-name="P89"><text:span text:style-name="T38">Increment </text:span><text:span text:style-name="T39">s</text:span><text:span text:style-name="T38"> by 1. </text:span></text:p>
                  <text:list>
                    <text:list-item>
                      <text:p text:style-name="P89"><text:span text:style-name="T38">Increment operation occurs atomically</text:span></text:p>
                    </text:list-item>
                  </text:list>
                </text:list-item>
                <text:list-item>
                  <text:p text:style-name="P89"><text:span text:style-name="T38">If there are any threads blocked in a P operation waiting for </text:span><text:span text:style-name="T39">s</text:span><text:span text:style-name="T38"> to become non-zero, then restart exactly one of those threads, which then completes its P operation by decrementing </text:span><text:span text:style-name="T39">s</text:span><text:span text:style-name="T38">. </text:span></text:p>
                </text:list-item>
              </text:list>
            </text:list-item>
          </text:list>
          <text:p text:style-name="P91"><text:span text:style-name="T37"/></text:p>
          <text:list text:continue-numbering="true" text:style-name="L4">
            <text:list-item>
              <text:p text:style-name="P38"><text:span text:style-name="T165">Semaphore invariant: </text:span><text:span text:style-name="T45">(s &gt;= 0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3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1">C Semaphore Op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1.93cm" svg:height="1.502cm" svg:x="0.635cm" svg:y="3.935cm">
          <text:p text:style-name="P28"><text:span text:style-name="T18">Pthreads function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0" draw:text-style-name="P37" draw:layer="layout" svg:width="22.979cm" svg:height="4.82cm" svg:x="1.07cm" svg:y="5.441cm">
          <text:p text:style-name="P1"><text:span text:style-name="T32">#include &lt;semaphore.h&gt;</text:span></text:p>
          <text:p text:style-name="P1"><text:span text:style-name="T2"/></text:p>
          <text:p text:style-name="P1"><text:span text:style-name="T32">int sem_init(sem_t *s, 0, unsigned int val);} /* s = val */</text:span></text:p>
          <text:p text:style-name="P1"><text:span text:style-name="T2"/></text:p>
          <text:p text:style-name="P1"><text:span text:style-name="T32">int sem_wait(sem_t *s); <text:s/>/* P(s) */</text:span></text:p>
          <text:p text:style-name="P1"><text:span text:style-name="T32">int sem_post(sem_t *s); <text:s/>/* V(s) *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14" draw:layer="layout" svg:width="21.93cm" svg:height="1.689cm" svg:x="0.635cm" svg:y="11.642cm">
          <text:p text:style-name="P28"><text:span text:style-name="T18">CS:APP wrapper functions:</text:span></text:p>
          <text:p text:style-name="P28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0" draw:text-style-name="P37" draw:layer="layout" svg:width="20.693cm" svg:height="3.296cm" svg:x="0.932cm" svg:y="13.123cm">
          <text:p text:style-name="P1"><text:span text:style-name="T32">#include "csapp.h”</text:span></text:p>
          <text:p text:style-name="P1"><text:span text:style-name="T2"/></text:p>
          <text:p text:style-name="P1"><text:span text:style-name="T32">void P(sem_t *s); /* Wrapper function for sem_wait */</text:span></text:p>
          <text:p text:style-name="P1"><text:span text:style-name="T32">void V(sem_t *s); /* Wrapper function for sem_post *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3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4.373cm" svg:height="3.039cm" svg:x="1.017cm" svg:y="0.423cm">
          <text:p text:style-name="P9"><text:span text:style-name="T62">badcnt.c</text:span><text:span text:style-name="T63">: Improper Synchro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23" draw:layer="layout" svg:width="13.331cm" svg:height="14.831cm" svg:x="0.128cm" svg:y="3.495cm">
          <text:p text:style-name="P22"><text:span text:style-name="T64">/* Global shared variable */</text:span></text:p>
          <text:p text:style-name="P22"><text:span text:style-name="T65">volatile</text:span><text:span text:style-name="T66"> </text:span><text:span text:style-name="T67">long</text:span><text:span text:style-name="T66"> </text:span><text:span text:style-name="T68">cnt</text:span><text:span text:style-name="T66"> = 0; </text:span><text:span text:style-name="T64">/* Counter */</text:span></text:p>
          <text:p text:style-name="P22"><text:span text:style-name="T69"/></text:p>
          <text:p text:style-name="P22"><text:span text:style-name="T67">int</text:span><text:span text:style-name="T66"> </text:span><text:span text:style-name="T70">main</text:span><text:span text:style-name="T66">(</text:span><text:span text:style-name="T67">int</text:span><text:span text:style-name="T66"> </text:span><text:span text:style-name="T68">argc</text:span><text:span text:style-name="T66">, </text:span><text:span text:style-name="T67">char</text:span><text:span text:style-name="T66"> **</text:span><text:span text:style-name="T68">argv</text:span><text:span text:style-name="T66">)</text:span></text:p>
          <text:p text:style-name="P22"><text:span text:style-name="T66">{</text:span></text:p>
          <text:p text:style-name="P22"><text:span text:style-name="T66"><text:s text:c="4"/></text:span><text:span text:style-name="T67">long</text:span><text:span text:style-name="T66"> </text:span><text:span text:style-name="T68">niters</text:span><text:span text:style-name="T66">;</text:span></text:p>
          <text:p text:style-name="P22"><text:span text:style-name="T66"><text:s text:c="4"/></text:span><text:span text:style-name="T67">pthread_t</text:span><text:span text:style-name="T66"> </text:span><text:span text:style-name="T68">tid1</text:span><text:span text:style-name="T66">, </text:span><text:span text:style-name="T68">tid2</text:span><text:span text:style-name="T66">;</text:span></text:p>
          <text:p text:style-name="P22"><text:span text:style-name="T69"/></text:p>
          <text:p text:style-name="P22"><text:span text:style-name="T66"><text:s text:c="4"/></text:span><text:span text:style-name="T66">niters = atoi(argv[1]);</text:span></text:p>
          <text:p text:style-name="P22"><text:span text:style-name="T66"><text:s text:c="4"/></text:span><text:span text:style-name="T66">Pthread_create(&amp;tid1, </text:span><text:span text:style-name="T71">NULL</text:span><text:span text:style-name="T66">,</text:span></text:p>
          <text:p text:style-name="P22"><text:span text:style-name="T66"><text:s text:c="8"/></text:span><text:span text:style-name="T66">thread, &amp;niters);</text:span></text:p>
          <text:p text:style-name="P22"><text:span text:style-name="T66"><text:s text:c="4"/></text:span><text:span text:style-name="T66">Pthread_create(&amp;tid2, </text:span><text:span text:style-name="T71">NULL</text:span><text:span text:style-name="T66">,</text:span></text:p>
          <text:p text:style-name="P22"><text:span text:style-name="T66"><text:s text:c="8"/></text:span><text:span text:style-name="T66">thread, &amp;niters);</text:span></text:p>
          <text:p text:style-name="P22"><text:span text:style-name="T66"><text:s text:c="4"/></text:span><text:span text:style-name="T66">Pthread_join(tid1, </text:span><text:span text:style-name="T71">NULL</text:span><text:span text:style-name="T66">);</text:span></text:p>
          <text:p text:style-name="P22"><text:span text:style-name="T66"><text:s text:c="4"/></text:span><text:span text:style-name="T66">Pthread_join(tid2, </text:span><text:span text:style-name="T71">NULL</text:span><text:span text:style-name="T66">);</text:span></text:p>
          <text:p text:style-name="P22"><text:span text:style-name="T69"/></text:p>
          <text:p text:style-name="P22"><text:span text:style-name="T66"><text:s text:c="4"/></text:span><text:span text:style-name="T64">/* Check result */</text:span></text:p>
          <text:p text:style-name="P22"><text:span text:style-name="T66"><text:s text:c="4"/></text:span><text:span text:style-name="T65">if</text:span><text:span text:style-name="T66"> (cnt != (2 * niters))</text:span></text:p>
          <text:p text:style-name="P22"><text:span text:style-name="T66"><text:s text:c="8"/></text:span><text:span text:style-name="T66">printf(</text:span><text:span text:style-name="T72">"BOOM! cnt=%ld\n"</text:span><text:span text:style-name="T66">, cnt);</text:span></text:p>
          <text:p text:style-name="P22"><text:span text:style-name="T66"><text:s text:c="4"/></text:span><text:span text:style-name="T65">else</text:span></text:p>
          <text:p text:style-name="P22"><text:span text:style-name="T66"><text:s text:c="8"/></text:span><text:span text:style-name="T66">printf(</text:span><text:span text:style-name="T72">"OK cnt=%ld\n"</text:span><text:span text:style-name="T66">, cnt);</text:span></text:p>
          <text:p text:style-name="P22"><text:span text:style-name="T66"><text:s text:c="4"/></text:span><text:span text:style-name="T66">exit(0);</text:span></text:p>
          <text:p text:style-name="P22"><text:span text:style-name="T6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1" draw:text-style-name="P24" draw:layer="layout" svg:width="11.43cm" svg:height="7.685cm" svg:x="13.716cm" svg:y="3.491cm">
          <text:p text:style-name="P22"><text:span text:style-name="T73">/* Thread routine */</text:span><text:span text:style-name="T21"> <text:s text:c="92"/></text:span></text:p>
          <text:p text:style-name="P22"><text:span text:style-name="T74">void</text:span><text:span text:style-name="T21"> *</text:span><text:span text:style-name="T75">thread</text:span><text:span text:style-name="T21">(</text:span><text:span text:style-name="T74">void</text:span><text:span text:style-name="T21"> *</text:span><text:span text:style-name="T76">vargp</text:span><text:span text:style-name="T21">) <text:s text:c="87"/></text:span></text:p>
          <text:p text:style-name="P22"><text:span text:style-name="T21">{ <text:s text:c="111"/></text:span></text:p>
          <text:p text:style-name="P22"><text:span text:style-name="T21"><text:s text:c="4"/></text:span><text:span text:style-name="T74">long</text:span><text:span text:style-name="T21"> </text:span><text:span text:style-name="T76">i</text:span><text:span text:style-name="T21">, </text:span><text:span text:style-name="T76">niters</text:span><text:span text:style-name="T21"> = </text:span></text:p>
          <text:p text:style-name="P22"><text:span text:style-name="T21"><text:s text:c="15"/></text:span><text:span text:style-name="T21">*((</text:span><text:span text:style-name="T74">long</text:span><text:span text:style-name="T21"> *)vargp); <text:s text:c="74"/></text:span></text:p>
          <text:p text:style-name="P22"><text:span text:style-name="T21"><text:s text:c="113"/></text:span></text:p>
          <text:p text:style-name="P22"><text:span text:style-name="T21"><text:s text:c="4"/></text:span><text:span text:style-name="T77">for</text:span><text:span text:style-name="T21"> (i = 0; i &lt; niters; i++)</text:span></text:p>
          <text:p text:style-name="P22"><text:span text:style-name="T21"><text:s text:c="8"/></text:span><text:span text:style-name="T21">cnt++; <text:s text:c="18"/></text:span></text:p>
          <text:p text:style-name="P22"><text:span text:style-name="T21"><text:s text:c="113"/></text:span></text:p>
          <text:p text:style-name="P22"><text:span text:style-name="T21"><text:s text:c="4"/></text:span><text:span text:style-name="T77">return</text:span><text:span text:style-name="T21"> </text:span><text:span text:style-name="T78">NULL</text:span><text:span text:style-name="T21">; <text:s text:c="96"/></text:span></text:p>
          <text:p text:style-name="P22"><text:span text:style-name="T21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36" draw:layer="layout" svg:width="7.612cm" svg:height="3.629cm" svg:x="15.28cm" svg:y="11.666cm">
          <text:p text:style-name="P1"><text:span text:style-name="T79">$ ./badcnt 10000</text:span></text:p>
          <text:p text:style-name="P1"><text:span text:style-name="T79">OK cnt=20000</text:span></text:p>
          <text:p text:style-name="P1"><text:span text:style-name="T79">$ ./badcnt 10000</text:span></text:p>
          <text:p text:style-name="P1"><text:span text:style-name="T79">BOOM! cnt=13051</text:span></text:p>
          <text:p text:style-name="P1"><text:span text:style-name="T79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0" draw:text-style-name="P14" draw:layer="layout" svg:width="9.733cm" svg:height="3.043cm" svg:x="14.182cm" svg:y="15.82cm">
          <text:p text:style-name="P18"><text:span text:style-name="T32">cnt</text:span><text:span text:style-name="T61"> should equal 20,000.</text:span></text:p>
          <text:p text:style-name="P18"><text:span text:style-name="T43"/></text:p>
          <text:p text:style-name="P18"><text:span text:style-name="T80">What went wro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8" draw:text-style-name="P14" draw:layer="layout" svg:width="2.748cm" svg:height="1.01cm" svg:x="10.453cm" svg:y="17.357cm">
          <text:p text:style-name="P1"><text:span text:style-name="T31">badcn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3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2.041cm" svg:height="2.113cm" svg:x="0.992cm" svg:y="1.21cm">
          <text:p text:style-name="P9"><text:span text:style-name="T8">Using Semaphores for Mutual Ex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1.93cm" svg:height="13.807cm" svg:x="1.102cm" svg:y="3.784cm">
          <text:list text:style-name="L2">
            <text:list-item>
              <text:p text:style-name="P17"><text:span text:style-name="T10">Basic idea: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38">Associate a unique semaphore </text:span><text:span text:style-name="T39">mutex</text:span><text:span text:style-name="T38">, initially 1, with each shared variable (or related set of shared variables).</text:span></text:p>
                </text:list-item>
                <text:list-item>
                  <text:p text:style-name="P16"><text:span text:style-name="T38">Surround corresponding critical sections with </text:span><text:span text:style-name="T39">P(mutex)</text:span><text:span text:style-name="T38"> and </text:span></text:p>
                </text:list-item>
              </text:list>
            </text:list-item>
          </text:list>
          <text:p text:style-name="P4"><text:span text:style-name="T39"><text:tab/></text:span><text:span text:style-name="T39">V(mutex)</text:span><text:span text:style-name="T38"> operations.</text:span></text:p>
          <text:p text:style-name="P17"><text:span text:style-name="T37"/></text:p>
          <text:list text:continue-numbering="true" text:style-name="L3">
            <text:list-item>
              <text:p text:style-name="P17"><text:span text:style-name="T10">Terminology:</text:span></text:p>
              <text:list>
                <text:list-item>
                  <text:p text:style-name="P16"><text:span text:style-name="T166">Binary semaphore</text:span><text:span text:style-name="T38">: semaphore whose value is always 0 or 1</text:span></text:p>
                </text:list-item>
                <text:list-item>
                  <text:p text:style-name="P16"><text:span text:style-name="T166">Mutex:</text:span><text:span text:style-name="T167"> </text:span><text:span text:style-name="T38">binary semaphore used for mutual exclusio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6"><text:span text:style-name="T38">P operation: </text:span><text:span text:style-name="T167">“locking” </text:span><text:span text:style-name="T38">the mutex</text:span></text:p>
                    </text:list-item>
                    <text:list-item>
                      <text:p text:style-name="P16"><text:span text:style-name="T38">V operation: </text:span><text:span text:style-name="T167">“unlocking” </text:span><text:span text:style-name="T38">or </text:span><text:span text:style-name="T167">“releasing” </text:span><text:span text:style-name="T38">the mutex</text:span></text:p>
                    </text:list-item>
                  </text:list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p text:style-name="P16"><text:span text:style-name="T166">“</text:span><text:span text:style-name="T166">Holding” </text:span><text:span text:style-name="T38">a mutex: locked and not yet unlocked. </text:span></text:p>
                    </text:list-item>
                  </text:list>
                </text:list-item>
                <text:list-item>
                  <text:p text:style-name="P16"><text:span text:style-name="T166">Counting semaphore</text:span><text:span text:style-name="T38">: used as a counter for set of available resource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3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058cm">
          <text:p text:style-name="P9"><text:span text:style-name="T168">goodcnt.c:</text:span><text:span text:style-name="T7"> Proper Synchro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3.072cm" svg:height="1.275cm" svg:x="0.635cm" svg:y="3.378cm">
          <text:list text:style-name="L2">
            <text:list-item>
              <text:p text:style-name="P17"><text:span text:style-name="T61">Define and initialize a mutex for the shared variable </text:span><text:span text:style-name="T32">cnt:</text:span></text:p>
            </text:list-item>
          </text:list>
          <text:p text:style-name="P4"><text:span text:style-name="T43"/></text:p>
          <text:p text:style-name="P17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2" draw:text-style-name="P23" draw:layer="layout" svg:width="23.568cm" svg:height="3.472cm" svg:x="0.982cm" svg:y="4.991cm">
          <text:p text:style-name="P22"><text:span text:style-name="T169"><text:s text:c="2"/></text:span><text:span text:style-name="T170">volatile</text:span><text:span text:style-name="T169"> </text:span><text:span text:style-name="T171">long</text:span><text:span text:style-name="T169"> </text:span><text:span text:style-name="T172">cnt</text:span><text:span text:style-name="T169"> = 0; <text:s/></text:span><text:span text:style-name="T173">/* Counter */</text:span></text:p>
          <text:p text:style-name="P22"><text:span text:style-name="T169"><text:s text:c="2"/></text:span><text:span text:style-name="T171">sem_t</text:span><text:span text:style-name="T169"> </text:span><text:span text:style-name="T172">mutex</text:span><text:span text:style-name="T169">; <text:s text:c="11"/></text:span><text:span text:style-name="T173">/* Semaphore that protects cnt */</text:span></text:p>
          <text:p text:style-name="P22"><text:span text:style-name="T169"><text:s/></text:span></text:p>
          <text:p text:style-name="P22"><text:span text:style-name="T169"><text:s text:c="2"/></text:span><text:span text:style-name="T169">Sem_init(&amp;mutex, 0, 1); </text:span><text:span text:style-name="T173">/* mutex = 1 *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14" draw:layer="layout" svg:width="23.072cm" svg:height="1.275cm" svg:x="0.992cm" svg:y="9.313cm">
          <text:list text:style-name="L2">
            <text:list-item>
              <text:p text:style-name="P17"><text:span text:style-name="T3">Surround critical section with </text:span><text:span text:style-name="T11">P</text:span><text:span text:style-name="T3"> and </text:span><text:span text:style-name="T11">V</text:span><text:span text:style-name="T3">:</text:span></text:p>
            </text:list-item>
          </text:list>
          <text:p text:style-name="P16"><text:span text:style-name="T43"/></text:p>
          <text:p text:style-name="P17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2" draw:text-style-name="P23" draw:layer="layout" svg:width="13.258cm" svg:height="4.229cm" svg:x="1.343cm" svg:y="11.007cm">
          <text:p text:style-name="P22"><text:span text:style-name="T169"><text:s/></text:span><text:span text:style-name="T170">for</text:span><text:span text:style-name="T169"> (i = 0; i &lt; niters; i++) {</text:span></text:p>
          <text:p text:style-name="P22"><text:span text:style-name="T169"><text:s text:c="5"/></text:span><text:span text:style-name="T169">P(&amp;mutex);</text:span></text:p>
          <text:p text:style-name="P22"><text:span text:style-name="T169"><text:s text:c="5"/></text:span><text:span text:style-name="T169">cnt++;</text:span></text:p>
          <text:p text:style-name="P22"><text:span text:style-name="T169"><text:s text:c="5"/></text:span><text:span text:style-name="T169">V(&amp;mutex);</text:span></text:p>
          <text:p text:style-name="P22"><text:span text:style-name="T169"><text:s text:c="2"/></text:span><text:span text:style-name="T16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36" draw:layer="layout" svg:width="7.951cm" svg:height="3.629cm" svg:x="15.704cm" svg:y="11.239cm">
          <text:p text:style-name="P1"><text:span text:style-name="T79">$ ./goodcnt 10000</text:span></text:p>
          <text:p text:style-name="P1"><text:span text:style-name="T79">OK cnt=20000</text:span></text:p>
          <text:p text:style-name="P1"><text:span text:style-name="T79">$ ./goodcnt 10000</text:span></text:p>
          <text:p text:style-name="P1"><text:span text:style-name="T79">OK cnt=20000</text:span></text:p>
          <text:p text:style-name="P1"><text:span text:style-name="T79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9" draw:text-style-name="P14" draw:layer="layout" svg:width="14.952cm" svg:height="2.28cm" svg:x="9.948cm" svg:y="16.119cm">
          <text:p text:style-name="P18"><text:span text:style-name="T89">Warning: It’s orders of magnitude slower than </text:span><text:span text:style-name="T174">badcnt.c.</text:span><text:span text:style-name="T8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8" draw:text-style-name="P14" draw:layer="layout" svg:width="3.078cm" svg:height="1.01cm" svg:x="11.64cm" svg:y="14.214cm">
          <text:p text:style-name="P1"><text:span text:style-name="T31">goodcn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3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_20_Slide">
        <office:forms form:automatic-focus="false" form:apply-design-mode="false"/>
        <draw:custom-shape draw:name="CustomShape 1" draw:style-name="gr103" draw:text-style-name="P92" draw:layer="layout" svg:width="5.584cm" svg:height="5.384cm" svg:x="5.393cm" svg:y="7.876cm">
          <text:p text:style-name="P66"><text:span text:style-name="T13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4" draw:text-style-name="P93" draw:layer="layout" svg:width="4.822cm" svg:height="4.649cm" svg:x="5.781cm" svg:y="8.292cm">
          <text:p text:style-name="P66"><text:span text:style-name="T13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43" draw:layer="layout" svg:width="4.183cm" svg:height="1.01cm" svg:x="6.23cm" svg:y="10.055cm">
          <text:p text:style-name="P1"><text:span text:style-name="T175">Unsafe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14" draw:layer="layout" svg:width="21.085cm" svg:height="2.113cm" svg:x="0.992cm" svg:y="1.21cm">
          <text:p text:style-name="P9"><text:span text:style-name="T1">Why Mutexes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5" draw:text-style-name="P43" draw:layer="layout" svg:width="8.621cm" svg:height="9.142cm" svg:x="16.14cm" svg:y="3.836cm">
          <text:p text:style-name="P1"><text:span text:style-name="T91">Provide mutually exclusive access to shared variable by surrounding critical section with <text:s/></text:span><text:span text:style-name="T176">P</text:span><text:span text:style-name="T91"> and </text:span><text:span text:style-name="T176">V</text:span><text:span text:style-name="T91"> operations on semaphore </text:span><text:span text:style-name="T148">s</text:span><text:span text:style-name="T91"> (initially set to 1)</text:span></text:p>
          <text:p text:style-name="P1"><text:span text:style-name="T2"/></text:p>
          <text:p text:style-name="P1"><text:span text:style-name="T91">Semaphore invariant </text:span></text:p>
          <text:p text:style-name="P1"><text:span text:style-name="T91">creates a </text:span><text:span text:style-name="T177">forbidden region</text:span></text:p>
          <text:p text:style-name="P1"><text:span text:style-name="T91">that encloses unsafe region and that cannot be entered by any trajectory.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7" draw:text-style-name="P68" draw:layer="layout" svg:x1="2.271cm" svg:y1="16.355cm" svg:x2="15.023cm" svg:y2="16.356cm">
          <text:p text:style-name="P66"><text:span text:style-name="T138"/></text:p>
        </draw:line>
        <draw:line draw:name="Line 7" draw:style-name="gr67" draw:text-style-name="P68" draw:layer="layout" svg:x1="2.297cm" svg:y1="16.355cm" svg:x2="2.298cm" svg:y2="4.259cm">
          <text:p text:style-name="P66"><text:span text:style-name="T138"/></text:p>
        </draw:line>
        <draw:custom-shape draw:name="CustomShape 8" draw:style-name="gr11" draw:text-style-name="P43" draw:layer="layout" svg:width="1.088cm" svg:height="1.111cm" svg:x="2.679cm" svg:y="16.25cm">
          <text:p text:style-name="P94"><text:span text:style-name="T91">H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43" draw:layer="layout" svg:width="1.491cm" svg:height="1.011cm" svg:x="4.097cm" svg:y="16.299cm">
          <text:p text:style-name="P94"><text:span text:style-name="T140">P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" draw:text-style-name="P43" draw:layer="layout" svg:width="1.529cm" svg:height="1.011cm" svg:x="10.904cm" svg:y="16.299cm">
          <text:p text:style-name="P94"><text:span text:style-name="T140">V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" draw:text-style-name="P43" draw:layer="layout" svg:width="0.999cm" svg:height="1.111cm" svg:x="12.812cm" svg:y="16.25cm">
          <text:p text:style-name="P94"><text:span text:style-name="T91">T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" draw:text-style-name="P43" draw:layer="layout" svg:width="2.811cm" svg:height="1.011cm" svg:x="15.254cm" svg:y="15.811cm">
          <text:p text:style-name="P1"><text:span text:style-name="T91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43" draw:layer="layout" svg:width="2.811cm" svg:height="1.011cm" svg:x="0.861cm" svg:y="3.001cm">
          <text:p text:style-name="P1"><text:span text:style-name="T91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06" draw:text-style-name="P95" draw:layer="layout" svg:width="0.089cm" svg:height="0.089cm" svg:x="3.947cm" svg:y="14.64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106" draw:text-style-name="P95" draw:layer="layout" svg:width="0.093cm" svg:height="0.089cm" svg:x="5.622cm" svg:y="14.64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106" draw:text-style-name="P95" draw:layer="layout" svg:width="0.089cm" svg:height="0.089cm" svg:x="7.307cm" svg:y="14.64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106" draw:text-style-name="P95" draw:layer="layout" svg:width="0.084cm" svg:height="0.089cm" svg:x="8.987cm" svg:y="14.64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06" draw:text-style-name="P95" draw:layer="layout" svg:width="0.089cm" svg:height="0.089cm" svg:x="10.667cm" svg:y="14.64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106" draw:text-style-name="P95" draw:layer="layout" svg:width="0.084cm" svg:height="0.089cm" svg:x="2.271cm" svg:y="14.64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106" draw:text-style-name="P95" draw:layer="layout" svg:width="0.089cm" svg:height="0.089cm" svg:x="12.343cm" svg:y="14.64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106" draw:text-style-name="P95" draw:layer="layout" svg:width="0.084cm" svg:height="0.089cm" svg:x="14.027cm" svg:y="14.64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106" draw:text-style-name="P95" draw:layer="layout" svg:width="0.089cm" svg:height="0.084cm" svg:x="3.947cm" svg:y="13.01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106" draw:text-style-name="P95" draw:layer="layout" svg:width="0.093cm" svg:height="0.084cm" svg:x="5.622cm" svg:y="13.01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106" draw:text-style-name="P95" draw:layer="layout" svg:width="0.089cm" svg:height="0.084cm" svg:x="7.307cm" svg:y="13.01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106" draw:text-style-name="P95" draw:layer="layout" svg:width="0.084cm" svg:height="0.084cm" svg:x="8.987cm" svg:y="13.01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106" draw:text-style-name="P95" draw:layer="layout" svg:width="0.089cm" svg:height="0.084cm" svg:x="10.667cm" svg:y="13.01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106" draw:text-style-name="P95" draw:layer="layout" svg:width="0.084cm" svg:height="0.084cm" svg:x="2.271cm" svg:y="13.01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106" draw:text-style-name="P95" draw:layer="layout" svg:width="0.089cm" svg:height="0.084cm" svg:x="12.343cm" svg:y="13.01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106" draw:text-style-name="P95" draw:layer="layout" svg:width="0.084cm" svg:height="0.084cm" svg:x="14.027cm" svg:y="13.01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106" draw:text-style-name="P95" draw:layer="layout" svg:width="0.089cm" svg:height="0.089cm" svg:x="3.947cm" svg:y="11.37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106" draw:text-style-name="P95" draw:layer="layout" svg:width="0.093cm" svg:height="0.089cm" svg:x="5.622cm" svg:y="11.37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106" draw:text-style-name="P95" draw:layer="layout" svg:width="0.089cm" svg:height="0.089cm" svg:x="7.307cm" svg:y="11.37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106" draw:text-style-name="P95" draw:layer="layout" svg:width="0.084cm" svg:height="0.089cm" svg:x="8.987cm" svg:y="11.37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106" draw:text-style-name="P95" draw:layer="layout" svg:width="0.089cm" svg:height="0.089cm" svg:x="10.667cm" svg:y="11.37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106" draw:text-style-name="P95" draw:layer="layout" svg:width="0.084cm" svg:height="0.089cm" svg:x="2.271cm" svg:y="11.37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106" draw:text-style-name="P95" draw:layer="layout" svg:width="0.089cm" svg:height="0.089cm" svg:x="12.343cm" svg:y="11.37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106" draw:text-style-name="P95" draw:layer="layout" svg:width="0.084cm" svg:height="0.089cm" svg:x="14.027cm" svg:y="11.373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106" draw:text-style-name="P95" draw:layer="layout" svg:width="0.089cm" svg:height="0.089cm" svg:x="3.947cm" svg:y="9.737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106" draw:text-style-name="P95" draw:layer="layout" svg:width="0.093cm" svg:height="0.089cm" svg:x="5.622cm" svg:y="9.737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106" draw:text-style-name="P95" draw:layer="layout" svg:width="0.089cm" svg:height="0.089cm" svg:x="7.307cm" svg:y="9.737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106" draw:text-style-name="P95" draw:layer="layout" svg:width="0.084cm" svg:height="0.089cm" svg:x="8.987cm" svg:y="9.737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106" draw:text-style-name="P95" draw:layer="layout" svg:width="0.089cm" svg:height="0.089cm" svg:x="10.667cm" svg:y="9.737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106" draw:text-style-name="P95" draw:layer="layout" svg:width="0.084cm" svg:height="0.089cm" svg:x="2.271cm" svg:y="9.737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106" draw:text-style-name="P95" draw:layer="layout" svg:width="0.089cm" svg:height="0.089cm" svg:x="12.343cm" svg:y="9.737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106" draw:text-style-name="P95" draw:layer="layout" svg:width="0.084cm" svg:height="0.089cm" svg:x="14.027cm" svg:y="9.737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106" draw:text-style-name="P95" draw:layer="layout" svg:width="0.089cm" svg:height="0.084cm" svg:x="3.947cm" svg:y="8.101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106" draw:text-style-name="P95" draw:layer="layout" svg:width="0.093cm" svg:height="0.084cm" svg:x="5.622cm" svg:y="8.101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106" draw:text-style-name="P95" draw:layer="layout" svg:width="0.089cm" svg:height="0.084cm" svg:x="7.307cm" svg:y="8.101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106" draw:text-style-name="P95" draw:layer="layout" svg:width="0.084cm" svg:height="0.084cm" svg:x="8.987cm" svg:y="8.101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106" draw:text-style-name="P95" draw:layer="layout" svg:width="0.089cm" svg:height="0.084cm" svg:x="10.667cm" svg:y="8.101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106" draw:text-style-name="P95" draw:layer="layout" svg:width="0.084cm" svg:height="0.084cm" svg:x="2.271cm" svg:y="8.101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106" draw:text-style-name="P95" draw:layer="layout" svg:width="0.089cm" svg:height="0.084cm" svg:x="12.343cm" svg:y="8.101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106" draw:text-style-name="P95" draw:layer="layout" svg:width="0.084cm" svg:height="0.084cm" svg:x="14.027cm" svg:y="8.101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106" draw:text-style-name="P95" draw:layer="layout" svg:width="0.089cm" svg:height="0.089cm" svg:x="3.947cm" svg:y="16.294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" draw:style-name="gr106" draw:text-style-name="P95" draw:layer="layout" svg:width="0.093cm" svg:height="0.093cm" svg:x="5.622cm" svg:y="16.2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" draw:style-name="gr106" draw:text-style-name="P95" draw:layer="layout" svg:width="0.089cm" svg:height="0.093cm" svg:x="7.303cm" svg:y="16.2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7" draw:style-name="gr106" draw:text-style-name="P95" draw:layer="layout" svg:width="0.089cm" svg:height="0.093cm" svg:x="8.983cm" svg:y="16.2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8" draw:style-name="gr106" draw:text-style-name="P95" draw:layer="layout" svg:width="0.093cm" svg:height="0.093cm" svg:x="10.658cm" svg:y="16.2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9" draw:style-name="gr106" draw:text-style-name="P95" draw:layer="layout" svg:width="0.084cm" svg:height="0.093cm" svg:x="2.271cm" svg:y="16.2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0" draw:style-name="gr106" draw:text-style-name="P95" draw:layer="layout" svg:width="0.093cm" svg:height="0.093cm" svg:x="12.338cm" svg:y="16.2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1" draw:style-name="gr106" draw:text-style-name="P95" draw:layer="layout" svg:width="0.089cm" svg:height="0.093cm" svg:x="14.023cm" svg:y="16.29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2" draw:style-name="gr106" draw:text-style-name="P95" draw:layer="layout" svg:width="0.089cm" svg:height="0.089cm" svg:x="3.947cm" svg:y="6.46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3" draw:style-name="gr106" draw:text-style-name="P95" draw:layer="layout" svg:width="0.093cm" svg:height="0.089cm" svg:x="5.622cm" svg:y="6.46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106" draw:text-style-name="P95" draw:layer="layout" svg:width="0.089cm" svg:height="0.089cm" svg:x="7.303cm" svg:y="6.46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5" draw:style-name="gr106" draw:text-style-name="P95" draw:layer="layout" svg:width="0.084cm" svg:height="0.089cm" svg:x="8.987cm" svg:y="6.46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6" draw:style-name="gr106" draw:text-style-name="P95" draw:layer="layout" svg:width="0.089cm" svg:height="0.089cm" svg:x="10.663cm" svg:y="6.46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7" draw:style-name="gr106" draw:text-style-name="P95" draw:layer="layout" svg:width="0.084cm" svg:height="0.089cm" svg:x="2.271cm" svg:y="6.46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8" draw:style-name="gr106" draw:text-style-name="P95" draw:layer="layout" svg:width="0.089cm" svg:height="0.089cm" svg:x="12.338cm" svg:y="6.46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9" draw:style-name="gr106" draw:text-style-name="P95" draw:layer="layout" svg:width="0.084cm" svg:height="0.089cm" svg:x="14.023cm" svg:y="6.46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0" draw:style-name="gr106" draw:text-style-name="P95" draw:layer="layout" svg:width="0.089cm" svg:height="0.089cm" svg:x="3.947cm" svg:y="4.824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1" draw:style-name="gr106" draw:text-style-name="P95" draw:layer="layout" svg:width="0.093cm" svg:height="0.089cm" svg:x="5.622cm" svg:y="4.824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" draw:style-name="gr106" draw:text-style-name="P95" draw:layer="layout" svg:width="0.089cm" svg:height="0.089cm" svg:x="7.303cm" svg:y="4.824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3" draw:style-name="gr106" draw:text-style-name="P95" draw:layer="layout" svg:width="0.084cm" svg:height="0.089cm" svg:x="8.987cm" svg:y="4.824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106" draw:text-style-name="P95" draw:layer="layout" svg:width="0.089cm" svg:height="0.089cm" svg:x="10.663cm" svg:y="4.824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5" draw:style-name="gr106" draw:text-style-name="P95" draw:layer="layout" svg:width="0.084cm" svg:height="0.089cm" svg:x="2.271cm" svg:y="4.824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6" draw:style-name="gr106" draw:text-style-name="P95" draw:layer="layout" svg:width="0.089cm" svg:height="0.089cm" svg:x="12.338cm" svg:y="4.824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" draw:style-name="gr106" draw:text-style-name="P95" draw:layer="layout" svg:width="0.084cm" svg:height="0.089cm" svg:x="14.023cm" svg:y="4.824cm">
          <text:p text:style-name="P66"><text:span text:style-name="T138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8" draw:style-name="gr11" draw:text-style-name="P43" draw:layer="layout" svg:width="0.953cm" svg:height="1.111cm" svg:x="6.11cm" svg:y="16.25cm">
          <text:p text:style-name="P94"><text:span text:style-name="T91">L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1" draw:text-style-name="P43" draw:layer="layout" svg:width="1.101cm" svg:height="1.111cm" svg:x="7.732cm" svg:y="16.25cm">
          <text:p text:style-name="P94"><text:span text:style-name="T91">U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11" draw:text-style-name="P43" draw:layer="layout" svg:width="0.987cm" svg:height="1.111cm" svg:x="9.433cm" svg:y="16.25cm">
          <text:p text:style-name="P94"><text:span text:style-name="T91">S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1" draw:text-style-name="P43" draw:layer="layout" svg:width="1.088cm" svg:height="1.111cm" svg:x="1.257cm" svg:y="14.914cm">
          <text:p text:style-name="P94"><text:span text:style-name="T91">H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1" draw:text-style-name="P43" draw:layer="layout" svg:width="1.491cm" svg:height="1.011cm" svg:x="0.836cm" svg:y="13.375cm">
          <text:p text:style-name="P94"><text:span text:style-name="T140">P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11" draw:text-style-name="P43" draw:layer="layout" svg:width="1.529cm" svg:height="1.011cm" svg:x="0.835cm" svg:y="6.858cm">
          <text:p text:style-name="P94"><text:span text:style-name="T140">V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11" draw:text-style-name="P43" draw:layer="layout" svg:width="0.999cm" svg:height="1.111cm" svg:x="1.314cm" svg:y="5.089cm">
          <text:p text:style-name="P94"><text:span text:style-name="T91">T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1" draw:text-style-name="P43" draw:layer="layout" svg:width="0.953cm" svg:height="1.111cm" svg:x="1.333cm" svg:y="11.673cm">
          <text:p text:style-name="P94"><text:span text:style-name="T91">L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1" draw:text-style-name="P43" draw:layer="layout" svg:width="1.101cm" svg:height="1.111cm" svg:x="1.257cm" svg:y="10.112cm">
          <text:p text:style-name="P94"><text:span text:style-name="T91">U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1" draw:text-style-name="P43" draw:layer="layout" svg:width="0.987cm" svg:height="1.111cm" svg:x="1.287cm" svg:y="8.427cm">
          <text:p text:style-name="P94"><text:span text:style-name="T91">S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73" draw:text-style-name="P43" draw:layer="layout" svg:width="0.695cm" svg:height="0.756cm" svg:x="2.229cm" svg:y="15.664cm">
          <text:p text:style-name="P1"><text:span text:style-name="T1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73" draw:text-style-name="P43" draw:layer="layout" svg:width="0.695cm" svg:height="0.756cm" svg:x="4.045cm" svg:y="15.664cm">
          <text:p text:style-name="P1"><text:span text:style-name="T1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73" draw:text-style-name="P43" draw:layer="layout" svg:width="0.695cm" svg:height="0.756cm" svg:x="5.76cm" svg:y="15.664cm">
          <text:p text:style-name="P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73" draw:text-style-name="P43" draw:layer="layout" svg:width="0.695cm" svg:height="0.756cm" svg:x="7.286cm" svg:y="15.664cm">
          <text:p text:style-name="P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73" draw:text-style-name="P43" draw:layer="layout" svg:width="0.695cm" svg:height="0.756cm" svg:x="9.005cm" svg:y="15.664cm">
          <text:p text:style-name="P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73" draw:text-style-name="P43" draw:layer="layout" svg:width="0.695cm" svg:height="0.756cm" svg:x="10.722cm" svg:y="15.664cm">
          <text:p text:style-name="P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73" draw:text-style-name="P43" draw:layer="layout" svg:width="0.695cm" svg:height="0.756cm" svg:x="12.436cm" svg:y="15.664cm">
          <text:p text:style-name="P1"><text:span text:style-name="T1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73" draw:text-style-name="P43" draw:layer="layout" svg:width="0.695cm" svg:height="0.756cm" svg:x="14.155cm" svg:y="15.664cm">
          <text:p text:style-name="P1"><text:span text:style-name="T1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73" draw:text-style-name="P43" draw:layer="layout" svg:width="0.695cm" svg:height="0.756cm" svg:x="2.321cm" svg:y="13.87cm">
          <text:p text:style-name="P1"><text:span text:style-name="T1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73" draw:text-style-name="P43" draw:layer="layout" svg:width="0.695cm" svg:height="0.756cm" svg:x="4.138cm" svg:y="13.87cm">
          <text:p text:style-name="P1"><text:span text:style-name="T1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73" draw:text-style-name="P43" draw:layer="layout" svg:width="0.695cm" svg:height="0.756cm" svg:x="5.852cm" svg:y="13.87cm">
          <text:p text:style-name="P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73" draw:text-style-name="P43" draw:layer="layout" svg:width="0.695cm" svg:height="0.756cm" svg:x="7.379cm" svg:y="13.87cm">
          <text:p text:style-name="P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73" draw:text-style-name="P43" draw:layer="layout" svg:width="0.695cm" svg:height="0.756cm" svg:x="9.099cm" svg:y="13.87cm">
          <text:p text:style-name="P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73" draw:text-style-name="P43" draw:layer="layout" svg:width="0.695cm" svg:height="0.756cm" svg:x="10.814cm" svg:y="13.87cm">
          <text:p text:style-name="P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73" draw:text-style-name="P43" draw:layer="layout" svg:width="0.695cm" svg:height="0.756cm" svg:x="12.529cm" svg:y="13.87cm">
          <text:p text:style-name="P1"><text:span text:style-name="T1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73" draw:text-style-name="P43" draw:layer="layout" svg:width="0.695cm" svg:height="0.756cm" svg:x="14.25cm" svg:y="13.87cm">
          <text:p text:style-name="P1"><text:span text:style-name="T1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73" draw:text-style-name="P43" draw:layer="layout" svg:width="0.695cm" svg:height="0.756cm" svg:x="2.32cm" svg:y="12.344cm">
          <text:p text:style-name="P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73" draw:text-style-name="P43" draw:layer="layout" svg:width="0.695cm" svg:height="0.756cm" svg:x="4.137cm" svg:y="12.344cm">
          <text:p text:style-name="P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73" draw:text-style-name="P43" draw:layer="layout" svg:width="0.809cm" svg:height="0.756cm" svg:x="5.711cm" svg:y="12.229cm">
          <text:p text:style-name="P1"><text:span text:style-name="T17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73" draw:text-style-name="P43" draw:layer="layout" svg:width="0.809cm" svg:height="0.756cm" svg:x="7.33cm" svg:y="12.229cm">
          <text:p text:style-name="P1"><text:span text:style-name="T17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73" draw:text-style-name="P43" draw:layer="layout" svg:width="0.809cm" svg:height="0.756cm" svg:x="9.045cm" svg:y="12.229cm">
          <text:p text:style-name="P1"><text:span text:style-name="T17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73" draw:text-style-name="P43" draw:layer="layout" svg:width="0.809cm" svg:height="0.756cm" svg:x="9.927cm" svg:y="12.229cm">
          <text:p text:style-name="P1"><text:span text:style-name="T17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73" draw:text-style-name="P43" draw:layer="layout" svg:width="0.695cm" svg:height="0.756cm" svg:x="12.529cm" svg:y="12.344cm">
          <text:p text:style-name="P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" draw:style-name="gr73" draw:text-style-name="P43" draw:layer="layout" svg:width="0.695cm" svg:height="0.756cm" svg:x="14.249cm" svg:y="12.344cm">
          <text:p text:style-name="P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" draw:style-name="gr73" draw:text-style-name="P43" draw:layer="layout" svg:width="0.695cm" svg:height="0.756cm" svg:x="2.334cm" svg:y="10.628cm">
          <text:p text:style-name="P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" draw:style-name="gr73" draw:text-style-name="P43" draw:layer="layout" svg:width="0.695cm" svg:height="0.756cm" svg:x="4.146cm" svg:y="10.628cm">
          <text:p text:style-name="P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" draw:style-name="gr73" draw:text-style-name="P43" draw:layer="layout" svg:width="0.809cm" svg:height="0.756cm" svg:x="5.711cm" svg:y="11.008cm">
          <text:p text:style-name="P1"><text:span text:style-name="T17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" draw:style-name="gr73" draw:text-style-name="P43" draw:layer="layout" svg:width="0.809cm" svg:height="0.756cm" svg:x="7.33cm" svg:y="11.008cm">
          <text:p text:style-name="P1"><text:span text:style-name="T17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" draw:style-name="gr73" draw:text-style-name="P43" draw:layer="layout" svg:width="0.809cm" svg:height="0.756cm" svg:x="9.045cm" svg:y="11.008cm">
          <text:p text:style-name="P1"><text:span text:style-name="T17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" draw:style-name="gr73" draw:text-style-name="P43" draw:layer="layout" svg:width="0.809cm" svg:height="0.756cm" svg:x="9.927cm" svg:y="11.008cm">
          <text:p text:style-name="P1"><text:span text:style-name="T17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73" draw:text-style-name="P43" draw:layer="layout" svg:width="0.695cm" svg:height="0.756cm" svg:x="12.538cm" svg:y="10.628cm">
          <text:p text:style-name="P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73" draw:text-style-name="P43" draw:layer="layout" svg:width="0.695cm" svg:height="0.756cm" svg:x="14.253cm" svg:y="10.628cm">
          <text:p text:style-name="P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" draw:style-name="gr73" draw:text-style-name="P43" draw:layer="layout" svg:width="0.695cm" svg:height="0.756cm" svg:x="2.334cm" svg:y="9.103cm">
          <text:p text:style-name="P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73" draw:text-style-name="P43" draw:layer="layout" svg:width="0.695cm" svg:height="0.756cm" svg:x="4.146cm" svg:y="9.103cm">
          <text:p text:style-name="P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73" draw:text-style-name="P43" draw:layer="layout" svg:width="0.809cm" svg:height="0.756cm" svg:x="5.711cm" svg:y="9.367cm">
          <text:p text:style-name="P1"><text:span text:style-name="T17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73" draw:text-style-name="P43" draw:layer="layout" svg:width="0.809cm" svg:height="0.756cm" svg:x="7.33cm" svg:y="9.367cm">
          <text:p text:style-name="P1"><text:span text:style-name="T17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73" draw:text-style-name="P43" draw:layer="layout" svg:width="0.809cm" svg:height="0.756cm" svg:x="9.045cm" svg:y="9.367cm">
          <text:p text:style-name="P1"><text:span text:style-name="T17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" draw:style-name="gr73" draw:text-style-name="P43" draw:layer="layout" svg:width="0.809cm" svg:height="0.756cm" svg:x="9.927cm" svg:y="9.367cm">
          <text:p text:style-name="P1"><text:span text:style-name="T17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" draw:style-name="gr73" draw:text-style-name="P43" draw:layer="layout" svg:width="0.695cm" svg:height="0.756cm" svg:x="12.538cm" svg:y="9.103cm">
          <text:p text:style-name="P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" draw:style-name="gr73" draw:text-style-name="P43" draw:layer="layout" svg:width="0.695cm" svg:height="0.756cm" svg:x="14.253cm" svg:y="9.103cm">
          <text:p text:style-name="P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" draw:style-name="gr73" draw:text-style-name="P43" draw:layer="layout" svg:width="0.695cm" svg:height="0.756cm" svg:x="2.32cm" svg:y="7.462cm">
          <text:p text:style-name="P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" draw:style-name="gr73" draw:text-style-name="P43" draw:layer="layout" svg:width="0.695cm" svg:height="0.756cm" svg:x="4.137cm" svg:y="7.462cm">
          <text:p text:style-name="P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73" draw:text-style-name="P43" draw:layer="layout" svg:width="0.809cm" svg:height="0.756cm" svg:x="5.711cm" svg:y="8.146cm">
          <text:p text:style-name="P1"><text:span text:style-name="T17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73" draw:text-style-name="P43" draw:layer="layout" svg:width="0.809cm" svg:height="0.756cm" svg:x="7.33cm" svg:y="8.146cm">
          <text:p text:style-name="P1"><text:span text:style-name="T17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" draw:style-name="gr73" draw:text-style-name="P43" draw:layer="layout" svg:width="0.809cm" svg:height="0.756cm" svg:x="9.045cm" svg:y="8.146cm">
          <text:p text:style-name="P1"><text:span text:style-name="T17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" draw:style-name="gr73" draw:text-style-name="P43" draw:layer="layout" svg:width="0.809cm" svg:height="0.756cm" svg:x="9.927cm" svg:y="8.146cm">
          <text:p text:style-name="P1"><text:span text:style-name="T17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" draw:style-name="gr73" draw:text-style-name="P43" draw:layer="layout" svg:width="0.695cm" svg:height="0.756cm" svg:x="12.529cm" svg:y="7.462cm">
          <text:p text:style-name="P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73" draw:text-style-name="P43" draw:layer="layout" svg:width="0.695cm" svg:height="0.756cm" svg:x="14.249cm" svg:y="7.462cm">
          <text:p text:style-name="P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73" draw:text-style-name="P43" draw:layer="layout" svg:width="0.695cm" svg:height="0.756cm" svg:x="2.321cm" svg:y="5.857cm">
          <text:p text:style-name="P1"><text:span text:style-name="T1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73" draw:text-style-name="P43" draw:layer="layout" svg:width="0.695cm" svg:height="0.756cm" svg:x="4.138cm" svg:y="5.857cm">
          <text:p text:style-name="P1"><text:span text:style-name="T1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73" draw:text-style-name="P43" draw:layer="layout" svg:width="0.695cm" svg:height="0.756cm" svg:x="5.852cm" svg:y="5.857cm">
          <text:p text:style-name="P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" draw:style-name="gr73" draw:text-style-name="P43" draw:layer="layout" svg:width="0.695cm" svg:height="0.756cm" svg:x="7.379cm" svg:y="5.857cm">
          <text:p text:style-name="P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" draw:style-name="gr73" draw:text-style-name="P43" draw:layer="layout" svg:width="0.695cm" svg:height="0.756cm" svg:x="9.099cm" svg:y="5.857cm">
          <text:p text:style-name="P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" draw:style-name="gr73" draw:text-style-name="P43" draw:layer="layout" svg:width="0.695cm" svg:height="0.756cm" svg:x="10.814cm" svg:y="5.857cm">
          <text:p text:style-name="P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" draw:style-name="gr73" draw:text-style-name="P43" draw:layer="layout" svg:width="0.695cm" svg:height="0.756cm" svg:x="12.529cm" svg:y="5.857cm">
          <text:p text:style-name="P1"><text:span text:style-name="T1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" draw:style-name="gr73" draw:text-style-name="P43" draw:layer="layout" svg:width="0.695cm" svg:height="0.756cm" svg:x="14.25cm" svg:y="5.857cm">
          <text:p text:style-name="P1"><text:span text:style-name="T1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73" draw:text-style-name="P43" draw:layer="layout" svg:width="0.695cm" svg:height="0.756cm" svg:x="2.321cm" svg:y="4.142cm">
          <text:p text:style-name="P1"><text:span text:style-name="T1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73" draw:text-style-name="P43" draw:layer="layout" svg:width="0.695cm" svg:height="0.756cm" svg:x="4.138cm" svg:y="4.142cm">
          <text:p text:style-name="P1"><text:span text:style-name="T1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" draw:style-name="gr73" draw:text-style-name="P43" draw:layer="layout" svg:width="0.695cm" svg:height="0.756cm" svg:x="5.852cm" svg:y="4.142cm">
          <text:p text:style-name="P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" draw:style-name="gr73" draw:text-style-name="P43" draw:layer="layout" svg:width="0.695cm" svg:height="0.756cm" svg:x="7.379cm" svg:y="4.142cm">
          <text:p text:style-name="P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" draw:style-name="gr73" draw:text-style-name="P43" draw:layer="layout" svg:width="0.695cm" svg:height="0.756cm" svg:x="9.099cm" svg:y="4.142cm">
          <text:p text:style-name="P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73" draw:text-style-name="P43" draw:layer="layout" svg:width="0.695cm" svg:height="0.756cm" svg:x="10.814cm" svg:y="4.142cm">
          <text:p text:style-name="P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73" draw:text-style-name="P43" draw:layer="layout" svg:width="0.695cm" svg:height="0.756cm" svg:x="12.529cm" svg:y="4.142cm">
          <text:p text:style-name="P1"><text:span text:style-name="T1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73" draw:text-style-name="P43" draw:layer="layout" svg:width="0.695cm" svg:height="0.756cm" svg:x="14.25cm" svg:y="4.142cm">
          <text:p text:style-name="P1"><text:span text:style-name="T1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73" draw:text-style-name="P43" draw:layer="layout" svg:width="2.464cm" svg:height="1.773cm" svg:x="0.434cm" svg:y="17.198cm">
          <text:p text:style-name="P18"><text:span text:style-name="T91">Initially</text:span></text:p>
          <text:p text:style-name="P18"><text:span text:style-name="T91">s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18" draw:text-style-name="P43" draw:layer="layout" svg:width="4.992cm" svg:height="1.01cm" svg:x="5.742cm" svg:y="6.985cm">
          <text:p text:style-name="P1"><text:span text:style-name="T150">Forbidden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107" draw:text-style-name="P68" draw:layer="layout" svg:width="0.759cm" svg:height="0.599cm" draw:transform="rotate (-1.5707963267949) translate (2.245cm 16.4cm)">
          <text:p text:style-name="P66"><text:span text:style-name="T138"/></text:p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3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adlocking With Semaphores" draw:style-name="dp1" draw:master-page-name="Title_20_and_20_Content" presentation:presentation-page-layout-name="AL2T11">
        <office:forms form:automatic-focus="false" form:apply-design-mode="false"/>
        <draw:frame draw:name="Rectangle 158" presentation:style-name="pr3" draw:text-style-name="P48" draw:layer="layout" svg:width="21.088cm" svg:height="2.116cm" svg:x="0.635cm" svg:y="0.847cm" presentation:class="title" presentation:user-transformed="true">
          <draw:text-box>
            <text:p text:style-name="P47"><text:span text:style-name="T179">Deadlocking With Semaphores</text:span></text:p>
          </draw:text-box>
        </draw:frame>
        <draw:custom-shape draw:name="Text Box 4" draw:style-name="gr108" draw:text-style-name="P52" draw:layer="layout" svg:width="16.556cm" svg:height="8.114cm" svg:x="1.86cm" svg:y="2.791cm">
          <text:p text:style-name="P51"><text:span text:style-name="T100">int</text:span><text:span text:style-name="T101"> </text:span><text:span text:style-name="T102">main</text:span><text:span text:style-name="T101">()</text:span></text:p>
          <text:p text:style-name="P51"><text:span text:style-name="T101">{</text:span></text:p>
          <text:p text:style-name="P51"><text:span text:style-name="T101"><text:s text:c="4"/></text:span><text:span text:style-name="T100">pthread_t</text:span><text:span text:style-name="T101"> </text:span><text:span text:style-name="T124">tid</text:span><text:span text:style-name="T101">[2];</text:span></text:p>
          <text:p text:style-name="P51"><text:span text:style-name="T180"><text:s text:c="4"/></text:span><text:span text:style-name="T180">Sem_init(&amp;mutex[0], 0, 1); <text:s/></text:span><text:span text:style-name="T181">/* mutex[0] = 1 */</text:span></text:p>
          <text:p text:style-name="P51"><text:span text:style-name="T180"><text:s text:c="4"/></text:span><text:span text:style-name="T180">Sem_init(&amp;mutex[1], 0, 1); <text:s/></text:span><text:span text:style-name="T181">/* mutex[1] = 1 */</text:span></text:p>
          <text:p text:style-name="P51"><text:span text:style-name="T180"><text:s text:c="4"/></text:span><text:span text:style-name="T180">Pthread_create(&amp;tid[0], </text:span><text:span text:style-name="T182">NULL</text:span><text:span text:style-name="T180">, count, (</text:span><text:span text:style-name="T183">void</text:span><text:span text:style-name="T180">*) 0);</text:span></text:p>
          <text:p text:style-name="P51"><text:span text:style-name="T180"><text:s text:c="4"/></text:span><text:span text:style-name="T180">Pthread_create(&amp;tid[1], </text:span><text:span text:style-name="T182">NULL</text:span><text:span text:style-name="T180">, count, (</text:span><text:span text:style-name="T183">void</text:span><text:span text:style-name="T180">*) 1);</text:span></text:p>
          <text:p text:style-name="P51"><text:span text:style-name="T180"><text:s text:c="4"/></text:span><text:span text:style-name="T180">Pthread_join(tid[0], </text:span><text:span text:style-name="T182">NULL</text:span><text:span text:style-name="T180">);</text:span></text:p>
          <text:p text:style-name="P51"><text:span text:style-name="T180"><text:s text:c="4"/></text:span><text:span text:style-name="T180">Pthread_join(tid[1], </text:span><text:span text:style-name="T182">NULL</text:span><text:span text:style-name="T180">);</text:span></text:p>
          <text:p text:style-name="P51"><text:span text:style-name="T184"><text:s text:c="4"/></text:span><text:span text:style-name="T184">printf(</text:span><text:span text:style-name="T185">"cnt=%d\n"</text:span><text:span text:style-name="T184">, cnt);</text:span></text:p>
          <text:p text:style-name="P51"><text:span text:style-name="T184"><text:s text:c="4"/></text:span><text:span text:style-name="T184">exit(0);</text:span></text:p>
          <text:p text:style-name="P51"><text:span text:style-name="T18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09" draw:text-style-name="P52" draw:layer="layout" svg:width="12.166cm" svg:height="7.438cm" svg:x="1.735cm" svg:y="11.291cm">
          <text:p text:style-name="P51"><text:span text:style-name="T100">void</text:span><text:span text:style-name="T101"> *</text:span><text:span text:style-name="T102">count</text:span><text:span text:style-name="T101">(</text:span><text:span text:style-name="T100">void</text:span><text:span text:style-name="T101"> *</text:span><text:span text:style-name="T124">vargp</text:span><text:span text:style-name="T101">)</text:span></text:p>
          <text:p text:style-name="P51"><text:span text:style-name="T101">{</text:span></text:p>
          <text:p text:style-name="P51"><text:span text:style-name="T104"><text:s text:c="4"/></text:span><text:span text:style-name="T105">int</text:span><text:span text:style-name="T104"> </text:span><text:span text:style-name="T186">i</text:span><text:span text:style-name="T104">;</text:span></text:p>
          <text:p text:style-name="P51"><text:span text:style-name="T104"><text:s text:c="4"/></text:span><text:span text:style-name="T105">int</text:span><text:span text:style-name="T104"> </text:span><text:span text:style-name="T186">id</text:span><text:span text:style-name="T104"> = (</text:span><text:span text:style-name="T105">int</text:span><text:span text:style-name="T104">) vargp;</text:span></text:p>
          <text:p text:style-name="P51"><text:span text:style-name="T107"><text:s text:c="4"/></text:span><text:span text:style-name="T108">for</text:span><text:span text:style-name="T107"> (i = 0; i &lt; NITERS; i++) {</text:span></text:p>
          <text:p text:style-name="P51"><text:span text:style-name="T180"><text:tab/></text:span><text:span text:style-name="T180">P(&amp;mutex[id]); P(&amp;mutex[1-id]);</text:span></text:p>
          <text:p text:style-name="P51"><text:span text:style-name="T180"><text:tab/></text:span><text:span text:style-name="T180">cnt++;</text:span></text:p>
          <text:p text:style-name="P51"><text:span text:style-name="T180"><text:tab/></text:span><text:span text:style-name="T180">V(&amp;mutex[id]); V(&amp;mutex[1-id]);</text:span></text:p>
          <text:p text:style-name="P51"><text:span text:style-name="T180"><text:s text:c="4"/></text:span><text:span text:style-name="T180">}</text:span></text:p>
          <text:p text:style-name="P51"><text:span text:style-name="T180"><text:s text:c="4"/></text:span><text:span text:style-name="T187">return</text:span><text:span text:style-name="T180"> </text:span><text:span text:style-name="T182">NULL</text:span><text:span text:style-name="T180">;</text:span></text:p>
          <text:p text:style-name="P51"><text:span text:style-name="T18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0" draw:text-style-name="P96" draw:layer="layout" svg:width="3.133cm" svg:height="6.001cm" svg:x="16.256cm" svg:y="12.065cm">
          <text:p text:style-name="P51"><text:span text:style-name="T188">Tid[0]:</text:span></text:p>
          <text:p text:style-name="P51"><text:span text:style-name="T188">P(s</text:span><text:span text:style-name="T189">0</text:span><text:span text:style-name="T188">);</text:span></text:p>
          <text:p text:style-name="P51"><text:span text:style-name="T188">P(s</text:span><text:span text:style-name="T189">1</text:span><text:span text:style-name="T188">);</text:span></text:p>
          <text:p text:style-name="P51"><text:span text:style-name="T188">cnt++;</text:span></text:p>
          <text:p text:style-name="P51"><text:span text:style-name="T188">V(s</text:span><text:span text:style-name="T189">0</text:span><text:span text:style-name="T188">);</text:span></text:p>
          <text:p text:style-name="P51"><text:span text:style-name="T188">V(s</text:span><text:span text:style-name="T189">1</text:span><text:span text:style-name="T188">);</text:span></text:p>
          <text:p text:style-name="P51"><text:span text:style-name="T18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111" draw:text-style-name="P96" draw:layer="layout" svg:width="3.556cm" svg:height="6.001cm" svg:x="20.32cm" svg:y="12.065cm">
          <text:p text:style-name="P51"><text:span text:style-name="T188">Tid[1]:</text:span></text:p>
          <text:p text:style-name="P51"><text:span text:style-name="T188">P(s</text:span><text:span text:style-name="T189">1</text:span><text:span text:style-name="T188">);</text:span></text:p>
          <text:p text:style-name="P51"><text:span text:style-name="T188">P(s</text:span><text:span text:style-name="T189">0</text:span><text:span text:style-name="T188">);</text:span></text:p>
          <text:p text:style-name="P51"><text:span text:style-name="T188">cnt++;</text:span></text:p>
          <text:p text:style-name="P51"><text:span text:style-name="T188">V(s</text:span><text:span text:style-name="T189">1</text:span><text:span text:style-name="T188">);</text:span></text:p>
          <text:p text:style-name="P51"><text:span text:style-name="T188">V(s</text:span><text:span text:style-name="T189">0</text:span><text:span text:style-name="T188">);</text:span></text:p>
          <text:p text:style-name="P51"><text:span text:style-name="T18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160" draw:style-name="gr6" draw:layer="layout" svg:width="13.546cm" svg:height="10.159cm" svg:x="3.387cm" svg:y="1.905cm" draw:page-number="36" presentation:class="page"/>
          <draw:frame draw:name="Rectangle 16" presentation:style-name="pr14" draw:text-style-name="P5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Deadlock Visualized in Progress Graph" draw:style-name="dp1" draw:master-page-name="Title_20_and_20_Content" presentation:presentation-page-layout-name="AL2T11">
        <office:forms form:automatic-focus="false" form:apply-design-mode="false"/>
        <draw:custom-shape draw:name="Rectangle 162" draw:style-name="gr112" draw:text-style-name="P98" xml:id="id89" draw:id="id89" draw:layer="layout" svg:width="2.62cm" svg:height="2.361cm" svg:x="3.956cm" svg:y="11.906cm">
          <text:p text:style-name="P97"><text:span text:style-name="T15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7" presentation:style-name="pr3" draw:text-style-name="P48" draw:layer="layout" svg:width="21.088cm" svg:height="2.116cm" svg:x="0.992cm" svg:y="1.21cm" presentation:class="title" presentation:user-transformed="true">
          <draw:text-box>
            <text:p text:style-name="P47"><text:span text:style-name="T95">Deadlock Visualized in Progress Graph</text:span></text:p>
          </draw:text-box>
        </draw:frame>
        <draw:custom-shape draw:name="Text Box 1" draw:style-name="gr113" draw:text-style-name="P64" xml:id="id90" draw:id="id90" draw:layer="layout" svg:width="8.624cm" svg:height="12.807cm" svg:x="15.937cm" svg:y="3.836cm">
          <text:p text:style-name="P51"><text:span text:style-name="T190">Locking introduces <text:s/>the</text:span></text:p>
          <text:p text:style-name="P51"><text:span text:style-name="T190">potential for </text:span><text:span text:style-name="T191">deadlock: </text:span></text:p>
          <text:p text:style-name="P51"><text:span text:style-name="T190">waiting for a condition that will never be true</text:span></text:p>
          <text:p text:style-name="P51"><text:span text:style-name="T188"/></text:p>
          <text:p text:style-name="P51"><text:span text:style-name="T190">Any trajectory that enters</text:span></text:p>
          <text:p text:style-name="P51"><text:span text:style-name="T190">the </text:span><text:span text:style-name="T191">deadlock region </text:span><text:span text:style-name="T190">will</text:span></text:p>
          <text:p text:style-name="P51"><text:span text:style-name="T190">eventually reach the</text:span></text:p>
          <text:p text:style-name="P51"><text:span text:style-name="T191">deadlock state</text:span><text:span text:style-name="T192">, </text:span><text:span text:style-name="T190">waiting for either </text:span><text:span text:style-name="T193">s</text:span><text:span text:style-name="T194">0</text:span><text:span text:style-name="T190"> or </text:span><text:span text:style-name="T193">s</text:span><text:span text:style-name="T194">1</text:span><text:span text:style-name="T190"> to become nonzero</text:span></text:p>
          <text:p text:style-name="P51"><text:span text:style-name="T188"/></text:p>
          <text:p text:style-name="P51"><text:span text:style-name="T190">Other trajectories luck out and skirt the deadlock region</text:span></text:p>
          <text:p text:style-name="P51"><text:span text:style-name="T188"/></text:p>
          <text:p text:style-name="P51"><text:span text:style-name="T190">Unfortunate fact: deadlock is often nondeterministic (rac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114" draw:text-style-name="P83" draw:layer="layout" svg:x1="2.39cm" svg:y1="15.733cm" svg:x2="12.973cm" svg:y2="15.734cm">
          <text:p text:style-name="P80"><text:span text:style-name="T151"/></text:p>
        </draw:line>
        <draw:line draw:name="Line 21" draw:style-name="gr114" draw:text-style-name="P83" draw:layer="layout" svg:x1="2.39cm" svg:y1="15.733cm" svg:x2="2.391cm" svg:y2="5.066cm">
          <text:p text:style-name="P80"><text:span text:style-name="T151"/></text:p>
        </draw:line>
        <draw:custom-shape draw:name="Text Box 2" draw:style-name="gr115" draw:text-style-name="P86" draw:layer="layout" svg:width="3.322cm" svg:height="0.928cm" svg:x="12.809cm" svg:y="15.356cm">
          <text:p text:style-name="P54"><text:span text:style-name="T130">Threa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116" draw:text-style-name="P86" draw:layer="layout" svg:width="3.322cm" svg:height="0.928cm" svg:x="0.741cm" svg:y="3.966cm">
          <text:p text:style-name="P54"><text:span text:style-name="T130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17" draw:text-style-name="P100" draw:layer="layout" svg:width="1.9cm" svg:height="0.973cm" svg:x="2.656cm" svg:y="16.112cm">
          <text:p text:style-name="P99"><text:span text:style-name="T190">P(s</text:span><text:span text:style-name="T195">0</text:span><text:span text:style-name="T19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18" draw:text-style-name="P100" draw:layer="layout" svg:width="1.921cm" svg:height="0.973cm" svg:x="7.483cm" svg:y="16.112cm">
          <text:p text:style-name="P99"><text:span text:style-name="T190">V(s</text:span><text:span text:style-name="T195">0</text:span><text:span text:style-name="T19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119" draw:text-style-name="P100" draw:layer="layout" svg:width="1.9cm" svg:height="0.973cm" svg:x="4.83cm" svg:y="16.112cm">
          <text:p text:style-name="P99"><text:span text:style-name="T190">P(s</text:span><text:span text:style-name="T195">1</text:span><text:span text:style-name="T19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20" draw:text-style-name="P100" draw:layer="layout" svg:width="1.921cm" svg:height="0.973cm" svg:x="10.023cm" svg:y="16.112cm">
          <text:p text:style-name="P99"><text:span text:style-name="T190">V(s</text:span><text:span text:style-name="T195">1</text:span><text:span text:style-name="T19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121" draw:text-style-name="P83" draw:layer="layout" svg:x1="2.015cm" svg:y1="14.234cm" svg:x2="2.354cm" svg:y2="14.235cm">
          <text:p text:style-name="P80"><text:span text:style-name="T151"/></text:p>
        </draw:line>
        <draw:line draw:name="Line 23" draw:style-name="gr122" draw:text-style-name="P83" draw:layer="layout" svg:x1="2.015cm" svg:y1="9.511cm" svg:x2="2.368cm" svg:y2="9.498cm">
          <text:p text:style-name="P80"><text:span text:style-name="T151"/></text:p>
        </draw:line>
        <draw:custom-shape draw:name="Text Box 28" draw:style-name="gr123" draw:text-style-name="P100" draw:layer="layout" svg:width="1.921cm" svg:height="0.973cm" svg:x="0.303cm" svg:y="9.635cm">
          <text:p text:style-name="P99"><text:span text:style-name="T190">V(s</text:span><text:span text:style-name="T195">1</text:span><text:span text:style-name="T19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24" draw:text-style-name="P100" draw:layer="layout" svg:width="1.9cm" svg:height="0.973cm" svg:x="0.357cm" svg:y="14.067cm">
          <text:p text:style-name="P99"><text:span text:style-name="T190">P(s</text:span><text:span text:style-name="T195">1</text:span><text:span text:style-name="T19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121" draw:text-style-name="P83" draw:layer="layout" svg:x1="2.015cm" svg:y1="11.906cm" svg:x2="2.354cm" svg:y2="11.907cm">
          <text:p text:style-name="P80"><text:span text:style-name="T151"/></text:p>
        </draw:line>
        <draw:custom-shape draw:name="Text Box 30" draw:style-name="gr125" draw:text-style-name="P100" draw:layer="layout" svg:width="1.9cm" svg:height="0.973cm" svg:x="0.357cm" svg:y="12.034cm">
          <text:p text:style-name="P99"><text:span text:style-name="T190">P(s</text:span><text:span text:style-name="T195">0</text:span><text:span text:style-name="T19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22" draw:text-style-name="P83" draw:layer="layout" svg:x1="2.015cm" svg:y1="7.148cm" svg:x2="2.368cm" svg:y2="7.134cm">
          <text:p text:style-name="P80"><text:span text:style-name="T151"/></text:p>
        </draw:line>
        <draw:custom-shape draw:name="Text Box 31" draw:style-name="gr126" draw:text-style-name="P100" draw:layer="layout" svg:width="1.921cm" svg:height="0.973cm" svg:x="0.303cm" svg:y="7.272cm">
          <text:p text:style-name="P99"><text:span text:style-name="T190">V(s</text:span><text:span text:style-name="T195">0</text:span><text:span text:style-name="T19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21" draw:text-style-name="P83" draw:layer="layout" svg:x1="4.043cm" svg:y1="15.733cm" svg:x2="4.044cm" svg:y2="16.073cm">
          <text:p text:style-name="P80"><text:span text:style-name="T151"/></text:p>
        </draw:line>
        <draw:line draw:name="Line 32" draw:style-name="gr122" draw:text-style-name="P83" draw:layer="layout" svg:x1="9.232cm" svg:y1="15.733cm" svg:x2="9.25cm" svg:y2="16.086cm">
          <text:p text:style-name="P80"><text:span text:style-name="T151"/></text:p>
        </draw:line>
        <draw:line draw:name="Line 33" draw:style-name="gr122" draw:text-style-name="P83" draw:layer="layout" svg:x1="6.629cm" svg:y1="15.733cm" svg:x2="6.646cm" svg:y2="16.086cm">
          <text:p text:style-name="P80"><text:span text:style-name="T151"/></text:p>
        </draw:line>
        <draw:line draw:name="Line 34" draw:style-name="gr122" draw:text-style-name="P83" draw:layer="layout" svg:x1="11.835cm" svg:y1="15.733cm" svg:x2="11.853cm" svg:y2="16.086cm">
          <text:p text:style-name="P80"><text:span text:style-name="T151"/></text:p>
        </draw:line>
        <draw:custom-shape draw:name="Rectangle 18" draw:style-name="gr127" draw:text-style-name="P101" draw:layer="layout" svg:width="5.275cm" svg:height="4.77cm" svg:x="3.956cm" svg:y="7.135cm">
          <text:p text:style-name="P97"><text:span text:style-name="T15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27" draw:text-style-name="P101" draw:layer="layout" svg:width="5.275cm" svg:height="4.77cm" svg:x="6.577cm" svg:y="9.525cm">
          <text:p text:style-name="P97"><text:span text:style-name="T15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28" draw:text-style-name="P64" draw:layer="layout" svg:width="5.625cm" svg:height="1.606cm" svg:x="3.858cm" svg:y="7.229cm">
          <text:p text:style-name="P51"><text:span text:style-name="T196">Forbidden region</text:span></text:p>
          <text:p text:style-name="P51"><text:span text:style-name="T196">for s</text:span><text:span text:style-name="T19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29" draw:text-style-name="P103" draw:layer="layout" svg:width="5.625cm" svg:height="1.606cm" svg:x="6.409cm" svg:y="12.598cm">
          <text:p text:style-name="P102"><text:span text:style-name="T196">Forbidden region</text:span></text:p>
          <text:p text:style-name="P102"><text:span text:style-name="T196">for s</text:span><text:span text:style-name="T19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" draw:style-name="gr130" draw:text-style-name="P104" xml:id="id85" draw:id="id85" draw:layer="layout" svg:width="0.507cm" svg:height="0.507cm" svg:x="5.927cm" svg:y="12.065cm">
          <text:p text:style-name="P80"><text:span text:style-name="T151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32" draw:style-name="gr131" draw:text-style-name="P64" xml:id="id88" draw:id="id88" draw:layer="layout" svg:width="3.246cm" svg:height="1.27cm" svg:x="11.296cm" svg:y="6.572cm">
          <text:p text:style-name="P51"><text:span text:style-name="T190">Deadlock</text:span></text:p>
          <text:p text:style-name="P51"><text:span text:style-name="T190">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32" draw:text-style-name="P83" xml:id="id87" draw:id="id87" draw:layer="layout" svg:x1="11.549cm" svg:y1="7.217cm" svg:x2="6.504cm" svg:y2="12.085cm">
          <text:p text:style-name="P80"><text:span text:style-name="T151"/></text:p>
        </draw:line>
        <draw:custom-shape draw:name="Text Box 33" draw:style-name="gr133" draw:text-style-name="P64" xml:id="id86" draw:id="id86" draw:layer="layout" svg:width="2.7cm" svg:height="1.016cm" svg:x="3.747cm" svg:y="13.124cm">
          <text:p text:style-name="P51"><text:span text:style-name="T198">Deadlock</text:span></text:p>
          <text:p text:style-name="P51"><text:span text:style-name="T198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134" draw:text-style-name="P105" draw:layer="layout" svg:width="3.074cm" svg:height="0.964cm" svg:x="-0.169cm" svg:y="16.963cm">
          <text:p text:style-name="P51"><text:span text:style-name="T199">s</text:span><text:span text:style-name="T200">0</text:span><text:span text:style-name="T201">=</text:span><text:span text:style-name="T199">s</text:span><text:span text:style-name="T200">1</text:span><text:span text:style-name="T201">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" draw:style-name="gr135" draw:text-style-name="P68" draw:layer="layout" svg:width="1.198cm" svg:height="1.017cm" draw:transform="rotate (-1.5707963267949) translate (2.362cm 15.734cm)">
          <text:p text:style-name="P66"><text:span text:style-name="T138"/></text:p>
          <draw:enhanced-geometry draw:mirror-horizontal="true" draw:mirror-vertical="tru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name="Rectangle 166" draw:style-name="gr6" draw:layer="layout" svg:width="13.546cm" svg:height="10.159cm" svg:x="3.387cm" svg:y="1.905cm" draw:page-number="37" presentation:class="page"/>
          <draw:frame draw:name="Rectangle 20" presentation:style-name="pr15" draw:text-style-name="P5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voiding Deadlock" draw:style-name="dp1" draw:master-page-name="Title_20_and_20_Content" presentation:presentation-page-layout-name="AL2T11">
        <office:forms form:automatic-focus="false" form:apply-design-mode="false"/>
        <draw:frame draw:name="Rectangle 168" presentation:style-name="pr3" draw:text-style-name="P48" draw:layer="layout" svg:width="21.088cm" svg:height="2.116cm" svg:x="0.713cm" svg:y="0.847cm" presentation:class="title" presentation:user-transformed="true">
          <draw:text-box>
            <text:p text:style-name="P47"><text:span text:style-name="T202">Avoiding Deadlock</text:span></text:p>
          </draw:text-box>
        </draw:frame>
        <draw:custom-shape draw:name="Text Box 35" draw:style-name="gr136" draw:text-style-name="P52" draw:layer="layout" svg:width="18.114cm" svg:height="8.114cm" svg:x="1.199cm" svg:y="2.791cm">
          <text:p text:style-name="P51"><text:span text:style-name="T127">int main() </text:span></text:p>
          <text:p text:style-name="P51"><text:span text:style-name="T127">{</text:span></text:p>
          <text:p text:style-name="P51"><text:span text:style-name="T127"><text:s text:c="4"/></text:span><text:span text:style-name="T127">pthread_t tid[2];</text:span></text:p>
          <text:p text:style-name="P51"><text:span text:style-name="T127"><text:s text:c="4"/></text:span><text:span text:style-name="T127">Sem_init(&amp;mutex[0], 0, 1); <text:s/></text:span><text:span text:style-name="T203">/* mutex[0] = 1 */</text:span></text:p>
          <text:p text:style-name="P51"><text:span text:style-name="T127"><text:s text:c="4"/></text:span><text:span text:style-name="T127">Sem_init(&amp;mutex[1], 0, 1); <text:s/></text:span><text:span text:style-name="T203">/* mutex[1] = 1 */</text:span></text:p>
          <text:p text:style-name="P51"><text:span text:style-name="T127"><text:s text:c="4"/></text:span><text:span text:style-name="T127">Pthread_create(&amp;tid[0], NULL, count, (void*) 0);</text:span></text:p>
          <text:p text:style-name="P51"><text:span text:style-name="T127"><text:s text:c="4"/></text:span><text:span text:style-name="T127">Pthread_create(&amp;tid[1], NULL, count, (void*) 1);</text:span></text:p>
          <text:p text:style-name="P51"><text:span text:style-name="T127"><text:s text:c="4"/></text:span><text:span text:style-name="T127">Pthread_join(tid[0], NULL);</text:span></text:p>
          <text:p text:style-name="P51"><text:span text:style-name="T127"><text:s text:c="4"/></text:span><text:span text:style-name="T127">Pthread_join(tid[1], NULL);</text:span></text:p>
          <text:p text:style-name="P51"><text:span text:style-name="T127"><text:s text:c="4"/></text:span><text:span text:style-name="T127">printf("cnt=%d\n", cnt);</text:span></text:p>
          <text:p text:style-name="P51"><text:span text:style-name="T127"><text:s text:c="4"/></text:span><text:span text:style-name="T127">exit(0);</text:span></text:p>
          <text:p text:style-name="P51"><text:span text:style-name="T12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37" draw:text-style-name="P52" draw:layer="layout" svg:width="12.356cm" svg:height="7.438cm" svg:x="1.663cm" svg:y="11.357cm">
          <text:p text:style-name="P51"><text:span text:style-name="T127">void *count(void *vargp) </text:span></text:p>
          <text:p text:style-name="P51"><text:span text:style-name="T127">{</text:span></text:p>
          <text:p text:style-name="P51"><text:span text:style-name="T127"><text:s text:c="4"/></text:span><text:span text:style-name="T127">int i;</text:span></text:p>
          <text:p text:style-name="P51"><text:span text:style-name="T127"><text:s text:c="4"/></text:span><text:span text:style-name="T127">int id = (int) vargp;</text:span></text:p>
          <text:p text:style-name="P51"><text:span text:style-name="T127"><text:s text:c="4"/></text:span><text:span text:style-name="T127">for (i = 0; i &lt; NITERS; i++) {</text:span></text:p>
          <text:p text:style-name="P51"><text:span text:style-name="T127"><text:s text:c="8"/></text:span><text:span text:style-name="T127">P(&amp;mutex[0]); P(&amp;mutex[1]);</text:span></text:p>
          <text:p text:style-name="P51"><text:span text:style-name="T127"><text:tab/></text:span><text:span text:style-name="T127">cnt++;</text:span></text:p>
          <text:p text:style-name="P51"><text:span text:style-name="T127"><text:tab/></text:span><text:span text:style-name="T127">V(&amp;mutex[id]); V(&amp;mutex[1-id]);</text:span></text:p>
          <text:p text:style-name="P51"><text:span text:style-name="T127"><text:s text:c="4"/></text:span><text:span text:style-name="T127">}</text:span></text:p>
          <text:p text:style-name="P51"><text:span text:style-name="T127"><text:s text:c="4"/></text:span><text:span text:style-name="T127">return NULL;</text:span></text:p>
          <text:p text:style-name="P51"><text:span text:style-name="T12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38" draw:text-style-name="P96" draw:layer="layout" svg:width="3.387cm" svg:height="5.585cm" svg:x="16.002cm" svg:y="12.065cm">
          <text:p text:style-name="P51"><text:span text:style-name="T188">Tid[0]:</text:span></text:p>
          <text:p text:style-name="P51"><text:span text:style-name="T188">P(s0);</text:span></text:p>
          <text:p text:style-name="P51"><text:span text:style-name="T188">P(s1);</text:span></text:p>
          <text:p text:style-name="P51"><text:span text:style-name="T188">cnt++;</text:span></text:p>
          <text:p text:style-name="P51"><text:span text:style-name="T188">V(s0);</text:span></text:p>
          <text:p text:style-name="P51"><text:span text:style-name="T188">V(s1);</text:span></text:p>
          <text:p text:style-name="P51"><text:span text:style-name="T18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39" draw:text-style-name="P96" draw:layer="layout" svg:width="3.556cm" svg:height="5.585cm" svg:x="20.32cm" svg:y="12.065cm">
          <text:p text:style-name="P51"><text:span text:style-name="T188">Tid[1]:</text:span></text:p>
          <text:p text:style-name="P51"><text:span text:style-name="T188">P(s0);</text:span></text:p>
          <text:p text:style-name="P51"><text:span text:style-name="T188">P(s1);</text:span></text:p>
          <text:p text:style-name="P51"><text:span text:style-name="T188">cnt++;</text:span></text:p>
          <text:p text:style-name="P51"><text:span text:style-name="T188">V(s1);</text:span></text:p>
          <text:p text:style-name="P51"><text:span text:style-name="T188">V(s0);</text:span></text:p>
          <text:p text:style-name="P51"><text:span text:style-name="T18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40" draw:text-style-name="P53" draw:layer="layout" svg:width="11.704cm" svg:height="0.927cm" svg:x="11.705cm" svg:y="1.482cm">
          <text:p text:style-name="P51"><text:span text:style-name="T204">Acquire shared resources in same or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170" draw:style-name="gr6" draw:layer="layout" svg:width="13.546cm" svg:height="10.159cm" svg:x="3.387cm" svg:y="1.905cm" draw:page-number="38" presentation:class="page"/>
          <draw:frame draw:name="Rectangle 22" presentation:style-name="pr16" draw:text-style-name="P5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voided Deadlock in Progress Graph" draw:style-name="dp1" draw:master-page-name="Title_20_and_20_Content" presentation:presentation-page-layout-name="AL2T11">
        <office:forms form:automatic-focus="false" form:apply-design-mode="false"/>
        <draw:frame draw:name="Rectangle 172" presentation:style-name="pr3" draw:text-style-name="P48" draw:layer="layout" svg:width="21.088cm" svg:height="2.116cm" svg:x="0.992cm" svg:y="1.21cm" presentation:class="title" presentation:user-transformed="true">
          <draw:text-box>
            <text:p text:style-name="P47"><text:span text:style-name="T95">Avoided Deadlock in Progress Graph</text:span></text:p>
          </draw:text-box>
        </draw:frame>
        <draw:line draw:name="Line 1" draw:style-name="gr76" draw:text-style-name="P83" draw:layer="layout" svg:x1="2.39cm" svg:y1="15.733cm" svg:x2="12.973cm" svg:y2="15.734cm">
          <text:p text:style-name="P80"><text:span text:style-name="T151"/></text:p>
        </draw:line>
        <draw:line draw:name="Line 2" draw:style-name="gr76" draw:text-style-name="P83" draw:layer="layout" svg:x1="2.39cm" svg:y1="15.733cm" svg:x2="2.391cm" svg:y2="5.066cm">
          <text:p text:style-name="P80"><text:span text:style-name="T151"/></text:p>
        </draw:line>
        <draw:custom-shape draw:name="Text Box 39" draw:style-name="gr141" draw:text-style-name="P86" draw:layer="layout" svg:width="3.322cm" svg:height="0.928cm" svg:x="12.809cm" svg:y="15.356cm">
          <text:p text:style-name="P54"><text:span text:style-name="T130">Threa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" draw:style-name="gr142" draw:text-style-name="P86" draw:layer="layout" svg:width="3.322cm" svg:height="0.928cm" svg:x="0.741cm" svg:y="3.966cm">
          <text:p text:style-name="P54"><text:span text:style-name="T130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143" draw:text-style-name="P100" draw:layer="layout" svg:width="1.9cm" svg:height="0.973cm" svg:x="2.656cm" svg:y="16.112cm">
          <text:p text:style-name="P99"><text:span text:style-name="T190">P(s</text:span><text:span text:style-name="T195">0</text:span><text:span text:style-name="T19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144" draw:text-style-name="P100" draw:layer="layout" svg:width="1.763cm" svg:height="1.607cm" svg:x="7.526cm" svg:y="15.788cm">
          <text:p text:style-name="P99"><text:span text:style-name="T190">V(s</text:span><text:span text:style-name="T195">0</text:span><text:span text:style-name="T19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145" draw:text-style-name="P100" draw:layer="layout" svg:width="1.9cm" svg:height="0.973cm" svg:x="4.83cm" svg:y="16.098cm">
          <text:p text:style-name="P99"><text:span text:style-name="T190">P(s</text:span><text:span text:style-name="T195">1</text:span><text:span text:style-name="T19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46" draw:text-style-name="P100" draw:layer="layout" svg:width="1.921cm" svg:height="0.973cm" svg:x="10.008cm" svg:y="16.112cm">
          <text:p text:style-name="P99"><text:span text:style-name="T190">V(s</text:span><text:span text:style-name="T195">1</text:span><text:span text:style-name="T19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147" draw:text-style-name="P83" draw:layer="layout" svg:x1="2.015cm" svg:y1="14.234cm" svg:x2="2.354cm" svg:y2="14.235cm">
          <text:p text:style-name="P80"><text:span text:style-name="T151"/></text:p>
        </draw:line>
        <draw:line draw:name="Line 37" draw:style-name="gr148" draw:text-style-name="P83" draw:layer="layout" svg:x1="2.015cm" svg:y1="9.511cm" svg:x2="2.368cm" svg:y2="9.498cm">
          <text:p text:style-name="P80"><text:span text:style-name="T151"/></text:p>
        </draw:line>
        <draw:custom-shape draw:name="Text Box 47" draw:style-name="gr149" draw:text-style-name="P100" draw:layer="layout" svg:width="1.921cm" svg:height="0.973cm" svg:x="0.303cm" svg:y="9.994cm">
          <text:p text:style-name="P99"><text:span text:style-name="T190">V(s</text:span><text:span text:style-name="T195">1</text:span><text:span text:style-name="T19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150" draw:text-style-name="P100" draw:layer="layout" svg:width="1.9cm" svg:height="0.973cm" svg:x="0.355cm" svg:y="14.208cm">
          <text:p text:style-name="P99"><text:span text:style-name="T190">P(s</text:span><text:span text:style-name="T195">0</text:span><text:span text:style-name="T19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147" draw:text-style-name="P83" draw:layer="layout" svg:x1="2.015cm" svg:y1="11.906cm" svg:x2="2.354cm" svg:y2="11.907cm">
          <text:p text:style-name="P80"><text:span text:style-name="T151"/></text:p>
        </draw:line>
        <draw:custom-shape draw:name="Text Box 49" draw:style-name="gr151" draw:text-style-name="P100" draw:layer="layout" svg:width="1.9cm" svg:height="0.973cm" svg:x="0.355cm" svg:y="12.393cm">
          <text:p text:style-name="P99"><text:span text:style-name="T190">P(s</text:span><text:span text:style-name="T195">1</text:span><text:span text:style-name="T19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148" draw:text-style-name="P83" draw:layer="layout" svg:x1="2.015cm" svg:y1="7.148cm" svg:x2="2.368cm" svg:y2="7.134cm">
          <text:p text:style-name="P80"><text:span text:style-name="T151"/></text:p>
        </draw:line>
        <draw:custom-shape draw:name="Text Box 50" draw:style-name="gr152" draw:text-style-name="P100" draw:layer="layout" svg:width="1.921cm" svg:height="0.973cm" svg:x="0.303cm" svg:y="7.63cm">
          <text:p text:style-name="P99"><text:span text:style-name="T190">V(s</text:span><text:span text:style-name="T195">0</text:span><text:span text:style-name="T19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147" draw:text-style-name="P83" draw:layer="layout" svg:x1="4.043cm" svg:y1="15.733cm" svg:x2="4.044cm" svg:y2="16.073cm">
          <text:p text:style-name="P80"><text:span text:style-name="T151"/></text:p>
        </draw:line>
        <draw:line draw:name="Line 41" draw:style-name="gr148" draw:text-style-name="P83" draw:layer="layout" svg:x1="9.232cm" svg:y1="15.733cm" svg:x2="9.25cm" svg:y2="16.086cm">
          <text:p text:style-name="P80"><text:span text:style-name="T151"/></text:p>
        </draw:line>
        <draw:line draw:name="Line 42" draw:style-name="gr148" draw:text-style-name="P83" draw:layer="layout" svg:x1="6.629cm" svg:y1="15.733cm" svg:x2="6.646cm" svg:y2="16.086cm">
          <text:p text:style-name="P80"><text:span text:style-name="T151"/></text:p>
        </draw:line>
        <draw:line draw:name="Line 43" draw:style-name="gr148" draw:text-style-name="P83" draw:layer="layout" svg:x1="11.835cm" svg:y1="15.733cm" svg:x2="11.853cm" svg:y2="16.086cm">
          <text:p text:style-name="P80"><text:span text:style-name="T151"/></text:p>
        </draw:line>
        <draw:custom-shape draw:name="Rectangle 23" draw:style-name="gr153" draw:text-style-name="P101" draw:layer="layout" svg:width="5.079cm" svg:height="7.111cm" svg:x="3.956cm" svg:y="7.184cm">
          <text:p text:style-name="P97"><text:span text:style-name="T15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54" draw:text-style-name="P101" draw:layer="layout" svg:width="5.275cm" svg:height="4.77cm" svg:x="6.577cm" svg:y="9.525cm">
          <text:p text:style-name="P97"><text:span text:style-name="T15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55" draw:text-style-name="P64" draw:layer="layout" svg:width="5.625cm" svg:height="1.606cm" svg:x="3.858cm" svg:y="7.229cm">
          <text:p text:style-name="P51"><text:span text:style-name="T196">Forbidden region</text:span></text:p>
          <text:p text:style-name="P51"><text:span text:style-name="T196">for s</text:span><text:span text:style-name="T19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56" draw:text-style-name="P103" draw:layer="layout" svg:width="5.625cm" svg:height="1.606cm" svg:x="6.409cm" svg:y="12.598cm">
          <text:p text:style-name="P102"><text:span text:style-name="T196">Forbidden region</text:span></text:p>
          <text:p text:style-name="P102"><text:span text:style-name="T196">for s</text:span><text:span text:style-name="T19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1" draw:style-name="gr157" draw:text-style-name="P64" draw:layer="layout" svg:width="3.233cm" svg:height="1.012cm" svg:x="-0.047cm" svg:y="16.939cm">
          <text:p text:style-name="P51"><text:span text:style-name="T193">s</text:span><text:span text:style-name="T194">0</text:span><text:span text:style-name="T190">=</text:span><text:span text:style-name="T193">s</text:span><text:span text:style-name="T194">1</text:span><text:span text:style-name="T190">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" draw:style-name="gr158" draw:text-style-name="P68" draw:layer="layout" svg:width="1.198cm" svg:height="1.017cm" draw:transform="rotate (-1.5707963267949) translate (2.362cm 15.734cm)">
          <text:p text:style-name="P66"><text:span text:style-name="T138"/></text:p>
          <draw:enhanced-geometry draw:mirror-horizontal="true" draw:mirror-vertical="true" svg:viewBox="0 0 21600 21600" draw:type="mso-spt32" draw:enhanced-path="M 0 0 L 21600 21600 N"/>
        </draw:custom-shape>
        <draw:custom-shape draw:name="Text Box 52" draw:style-name="gr159" draw:text-style-name="P64" draw:layer="layout" svg:width="8.624cm" svg:height="5.329cm" svg:x="15.937cm" svg:y="4.269cm">
          <text:p text:style-name="P51"><text:span text:style-name="T190">No way for trajectory to get stuck</text:span></text:p>
          <text:p text:style-name="P51"><text:span text:style-name="T188"/></text:p>
          <text:p text:style-name="P51"><text:span text:style-name="T190">Processes acquire locks in same order</text:span></text:p>
          <text:p text:style-name="P51"><text:span text:style-name="T188"/></text:p>
          <text:p text:style-name="P51"><text:span text:style-name="T190">Order in which locks released immater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175" draw:style-name="gr6" draw:layer="layout" svg:width="13.546cm" svg:height="10.159cm" svg:x="3.387cm" svg:y="1.905cm" draw:page-number="39" presentation:class="page"/>
          <draw:frame draw:name="Rectangle 25" presentation:style-name="pr17" draw:text-style-name="P5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1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1.93cm" svg:height="13.807cm" svg:x="1.102cm" svg:y="3.784cm">
          <text:list text:style-name="L2">
            <text:list-item>
              <text:p text:style-name="P17"><text:span text:style-name="T18">Programmers need a clear model of how variables are shared by threads. </text:span></text:p>
            </text:list-item>
          </text:list>
          <text:p text:style-name="P17"><text:span text:style-name="T43"/></text:p>
          <text:list text:continue-numbering="true" text:style-name="L2">
            <text:list-item>
              <text:p text:style-name="P17"><text:span text:style-name="T18">Variables shared by multiple threads must be protected to ensure mutually exclusive access.</text:span></text:p>
            </text:list-item>
          </text:list>
          <text:p text:style-name="P17"><text:span text:style-name="T43"/></text:p>
          <text:list text:continue-numbering="true" text:style-name="L2">
            <text:list-item>
              <text:p text:style-name="P17"><text:span text:style-name="T18">Semaphores are a fundamental mechanism for enforcing mutual exclusion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4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variable"/>
    <style:font-face style:name="Andale Mono1" svg:font-family="'Andale Mono'" style:font-pitch="fixed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 Narrow2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pitch="variable"/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pitch="variable"/>
    <style:font-face style:name="Courier New" svg:font-family="'Courier New'"/>
    <style:font-face style:name="Courier New1" svg:font-family="'Courier New'" style:font-pitch="variable"/>
    <style:font-face style:name="Courier New2" svg:font-family="'Courier New'" style:font-family-generic="modern" style:font-pitch="variable"/>
    <style:font-face style:name="Courier New3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enlo-Regular" svg:font-family="Menlo-Regular" style:font-pitch="variable"/>
    <style:font-face style:name="Menlo-Regular1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106" draw:display-name="msArrowOpenEnd 5 106" svg:viewBox="0 0 350 350" svg:d="M175 0l175 275-75 75-50-75v75h-100v-75l-50 75-75-75z"/>
    <draw:marker draw:name="msArrowOpenEnd_20_5_20_35" draw:display-name="msArrowOpenEnd 5 35" svg:viewBox="0 0 350 350" svg:d="M175 0l175 312-38 38-112-213v213h-50v-213l-113 213-37-38z"/>
    <draw:stroke-dash draw:name="Dashed_20__28_var_29__20_4" draw:display-name="Dashed (var) 4" draw:style="round" draw:dots2="1" draw:dots2-length="284%" draw:distance="213%"/>
    <draw:stroke-dash draw:name="Dashed_20__28_var_29__20_5" draw:display-name="Dashed (var) 5" draw:style="round" draw:dots1="1" draw:dots1-length="71%" draw:distance="71%"/>
    <draw:stroke-dash draw:name="Dashed_20__28_var_29__20_6" draw:display-name="Dashed (var) 6" draw:style="round" draw:dots2="1" draw:dots2-length="140%" draw:distance="105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Narrow2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none" svg:stroke-width="0.026cm" draw:fill="solid" draw:fill-color="#990000" draw:textarea-vertical-align="top" draw:auto-grow-height="false" fo:min-height="0.382cm" fo:min-width="24.897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.506cm" fo:min-width="1.197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92cm" fo:min-width="1.398cm" fo:padding-top="0.125cm" fo:padding-bottom="0.125cm" fo:padding-left="0.25cm" fo:padding-right="0.25cm" fo:wrap-option="no-wrap"/>
      <style:paragraph-properties style:writing-mode="lr-tb"/>
    </style:style>
    <style:style style:name="Mgr9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.385cm" fo:min-width="24.9cm" fo:padding-top="0.125cm" fo:padding-bottom="0.125cm" fo:padding-left="0.25cm" fo:padding-right="0.25cm" fo:wrap-option="no-wrap"/>
    </style:style>
    <style:style style:name="Mgr10" style:family="graphic" style:parent-style-name="standard" style:list-style-name="ML4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" style:family="graphic" style:parent-style-name="standard" style:list-style-name="M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2" style:family="graphic" style:parent-style-name="standard" style:list-style-name="M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Blank_20_Slide-outline1">
      <style:graphic-properties fo:min-height="11.049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_5f_-outline1">
      <style:graphic-properties fo:min-height="11.049cm"/>
      <style:paragraph-properties style:writing-mode="lr-tb"/>
    </style:style>
    <style:style style:name="Mpr5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style:paragraph-properties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loext:graphic-properties draw:fill="solid" draw:fill-color="#990000"/>
      <style:paragraph-properties fo:text-align="center" style:font-independent-line-spacing="true"/>
      <style:text-properties fo:font-size="24pt"/>
    </style:style>
    <style:style style:name="MP11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1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13" style:family="paragraph">
      <style:paragraph-properties fo:margin-left="0.331cm" fo:margin-right="0cm" fo:margin-top="0cm" fo:margin-bottom="0cm" fo:line-height="100%" fo:text-align="start" fo:text-indent="-0.331cm" style:punctuation-wrap="hanging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imes New Roman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0pt" fo:letter-spacing="normal" fo:language="en" fo:country="US" fo:font-style="normal" style:text-underline-style="none" fo:font-weight="bold" fo:background-color="transparent" style:font-name-asian="ＭＳ Ｐゴシック" style:font-size-asian="10pt" style:font-style-asian="normal" style:font-weight-asian="bold" style:font-name-complex="ＭＳ Ｐゴシック" style:font-size-complex="10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6cm" svg:height="0.755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Mpr1" draw:text-style-name="MP8" draw:layer="backgroundobjects" svg:width="22.859cm" svg:height="11.048cm" svg:x="1.27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6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7" draw:text-style-name="MP9" draw:layer="backgroundobjects" svg:width="1.696cm" svg:height="0.755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8" draw:text-style-name="MP9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Mpr4" draw:text-style-name="MP8" draw:layer="backgroundobjects" svg:width="22.859cm" svg:height="11.048cm" svg:x="1.27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ank_20_Slide_5f_-title" draw:layer="backgroundobjects" svg:width="19.798cm" svg:height="11.136cm" svg:x="0.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9" draw:text-style-name="MP10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10" draw:text-style-name="MP12" draw:layer="backgroundobjects" svg:width="3.637cm" svg:height="0.758cm" svg:x="21.938cm" svg:y="-0.075cm">
        <text:p text:style-name="MP11"><text:span text:style-name="MT4">Carnegie </text:span><text:span text:style-name="MT4">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1" draw:text-style-name="MP12" draw:layer="backgroundobjects" svg:width="1.9cm" svg:height="0.674cm" svg:x="24.015cm" svg:y="18.366cm">
        <text:p text:style-name="MP11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12" draw:text-style-name="MP12" draw:layer="backgroundobjects" svg:width="15.642cm" svg:height="0.674cm" svg:x="-1.409cm" svg:y="18.415cm">
        <text:p text:style-name="MP11"><text:span text:style-name="MT6">Bryant </text:span><text:span text:style-name="MT6">and </text:span><text:span text:style-name="MT6">O’Hallaro</text:span><text:span text:style-name="MT6">n, </text:span><text:span text:style-name="MT6">Computer </text:span><text:span text:style-name="MT6">Systems: </text:span><text:span text:style-name="MT6">A </text:span><text:span text:style-name="MT6">Program</text:span><text:span text:style-name="MT6">mer’s </text:span><text:span text:style-name="MT6">Perspecti</text:span><text:span text:style-name="MT6">ve, Third </text:span><text:span text:style-name="MT6">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4" draw:layer="backgroundobjects" svg:width="21.088cm" svg:height="2.116cm" svg:x="0.992cm" svg:y="1.21cm" presentation:class="title" presentation:user-transformed="true">
        <draw:text-box>
          <text:p text:style-name="MP13"><text:span text:style-name="MT7">Click </text:span><text:span text:style-name="MT7">to </text:span><text:span text:style-name="MT7">edit </text:span><text:span text:style-name="MT7">Mas</text:span><text:span text:style-name="MT7">ter </text:span><text:span text:style-name="MT7">title </text:span><text:span text:style-name="MT7">styl</text:span><text:span text:style-name="MT7">e</text:span></text:p>
        </draw:text-box>
      </draw:frame>
      <draw:frame draw:name="Content Placeholder 2" presentation:style-name="Mpr8" draw:text-style-name="MP17" draw:layer="backgroundobjects" svg:width="21.933cm" svg:height="13.81cm" svg:x="1.102cm" svg:y="3.784cm" presentation:class="outline" presentation:user-transformed="true">
        <draw:text-box>
          <text:list text:style-name="ML2">
            <text:list-item>
              <text:p text:style-name="MP15"><text:span text:style-name="MT8">Click to edit Master </text:span><text:span text:style-name="MT8">text styles</text:span></text:p>
              <text:list>
                <text:list-item>
                  <text:p text:style-name="MP16"><text:span text:style-name="MT9">Second level</text:span></text:p>
                  <text:list>
                    <text:list-item>
                      <text:p text:style-name="MP16"><text:span text:style-name="MT9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9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11-14T01:16:09</meta:creation-date>
    <meta:initial-creator>Markus Pueschel</meta:initial-creator>
    <dc:description>Redesign of slides created by Randal E. Bryant and David R. O'Hallaron</dc:description>
    <dc:language>en</dc:language>
    <meta:print-date>2012-11-14T01:18:46</meta:print-date>
    <dc:date>2022-11-14T11:04:08.539770309</dc:date>
    <meta:editing-cycles>988</meta:editing-cycles>
    <dc:title>Introduction to Computer Systems 15-213/18-243, spring 2009</dc:title>
    <meta:editing-duration>P22DT23H48S</meta:editing-duration>
    <meta:generator>LibreOffice/7.4.2.3$Linux_X86_64 LibreOffice_project/22949782292d40bc0751a2b0b2cf40927460a4f8</meta:generator>
    <meta:document-statistic meta:object-count="92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template2007" xlink:href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2" chart:interval-major="1" chart:interval-minor-divisor="25" chart:gap-width="4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22.648cm" svg:height="2.487cm" xlink:href="." xlink:type="simple" chart:class="chart:bar" chart:style-name="ch1">
        <chart:plot-area chart:style-name="ch2" chart:data-source-has-labels="both" svg:x="0.452cm" svg:y="0.049cm" svg:width="21.744cm" svg:height="2.389cm">
          <chart:coordinate-region svg:x="0.915cm" svg:y="0.248cm" svg:width="21.247cm" svg:height="1.36cm"/>
          <chart:axis chart:dimension="x" chart:name="primary-x" chart:style-name="ch3" chartooo:axis-type="auto">
            <chartooo:date-scale/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1" chart:label-cell-address="local-table.$B$1" chart:class="chart:ba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22949782292d40bc0751a2b0b2cf40927460a4f8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interval-minor-divisor="5" chart:gap-width="4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22.648cm" svg:height="7.62cm" xlink:href="." xlink:type="simple" chart:class="chart:bar" chart:style-name="ch1">
        <chart:plot-area chart:style-name="ch2" chart:data-source-has-labels="both" svg:x="0.452cm" svg:y="0.152cm" svg:width="21.744cm" svg:height="7.316cm">
          <chart:coordinate-region svg:x="1.125cm" svg:y="0.352cm" svg:width="21.035cm" svg:height="6.286cm"/>
          <chart:axis chart:dimension="x" chart:name="primary-x" chart:style-name="ch3" chartooo:axis-type="auto">
            <chartooo:date-scale/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1" chart:label-cell-address="local-table.$B$1" chart:class="chart:ba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22949782292d40bc0751a2b0b2cf40927460a4f8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3" chart:interval-major="1" chart:interval-minor-divisor="5" chart:gap-width="4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22.648cm" svg:height="2.963cm" xlink:href="." xlink:type="simple" chart:class="chart:bar" chart:style-name="ch1">
        <chart:plot-area chart:style-name="ch2" chart:data-source-has-labels="both" svg:x="0.452cm" svg:y="0.059cm" svg:width="21.744cm" svg:height="2.845cm">
          <chart:coordinate-region svg:x="0.915cm" svg:y="0.258cm" svg:width="21.247cm" svg:height="1.816cm"/>
          <chart:axis chart:dimension="x" chart:name="primary-x" chart:style-name="ch3" chartooo:axis-type="auto">
            <chartooo:date-scale/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1" chart:label-cell-address="local-table.$B$1" chart:class="chart:ba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22949782292d40bc0751a2b0b2cf40927460a4f8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